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989cm"/>
    </style:style>
    <style:style style:name="co15" style:family="table-column">
      <style:table-column-properties fo:break-before="auto" style:column-width="3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/>
    <style:style style:name="ce7" style:family="table-cell" style:parent-style-name="Default" style:data-style-name="N10"/>
    <style:style style:name="ce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93_lgtEXAME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IRIS</text:p>
          </table:table-cell>
          <table:table-cell office:value-type="string" calcext:value-type="string">
            <text:p>P19_LOG</text:p>
          </table:table-cell>
          <table:table-cell office:value-type="string" calcext:value-type="string">
            <text:p>P19_RP</text:p>
          </table:table-cell>
          <table:table-cell office:value-type="string" calcext:value-type="string">
            <text:p>P19_RSECOCC</text:p>
          </table:table-cell>
          <table:table-cell office:value-type="string" calcext:value-type="string">
            <text:p>P19_LOGVAC</text:p>
          </table:table-cell>
          <table:table-cell office:value-type="string" calcext:value-type="string">
            <text:p>P19_MAISON</text:p>
          </table:table-cell>
          <table:table-cell office:value-type="string" calcext:value-type="string">
            <text:p>P19_APPART</text:p>
          </table:table-cell>
          <table:table-cell office:value-type="string" calcext:value-type="string">
            <text:p>P19_RP_1P</text:p>
          </table:table-cell>
          <table:table-cell office:value-type="string" calcext:value-type="string">
            <text:p>P19_RP_2P</text:p>
          </table:table-cell>
          <table:table-cell office:value-type="string" calcext:value-type="string">
            <text:p>P19_RP_3P</text:p>
          </table:table-cell>
          <table:table-cell office:value-type="string" calcext:value-type="string">
            <text:p>P19_RP_4P</text:p>
          </table:table-cell>
          <table:table-cell office:value-type="string" calcext:value-type="string">
            <text:p>P19_RP_5PP</text:p>
          </table:table-cell>
          <table:table-cell office:value-type="string" calcext:value-type="string">
            <text:p>P19_NBPI_RP</text:p>
          </table:table-cell>
          <table:table-cell office:value-type="string" calcext:value-type="string">
            <text:p>P19_RPMAISON</text:p>
          </table:table-cell>
          <table:table-cell office:value-type="string" calcext:value-type="string">
            <text:p>P19_RP_ACHTOT</text:p>
          </table:table-cell>
          <table:table-cell office:value-type="string" calcext:value-type="string">
            <text:p>P19_RP_ACH19</text:p>
          </table:table-cell>
          <table:table-cell office:value-type="string" calcext:value-type="string">
            <text:p>P19_RP_ACH45</text:p>
          </table:table-cell>
          <table:table-cell office:value-type="string" calcext:value-type="string">
            <text:p>P19_RP_ACH70</text:p>
          </table:table-cell>
          <table:table-cell office:value-type="string" calcext:value-type="string">
            <text:p>P19_RP_ACH90</text:p>
          </table:table-cell>
          <table:table-cell office:value-type="string" calcext:value-type="string">
            <text:p>P19_RP_ACH05</text:p>
          </table:table-cell>
          <table:table-cell office:value-type="string" calcext:value-type="string">
            <text:p>P19_RP_ACH15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601.497907137266" calcext:value-type="float">
            <text:p>601,497907137266</text:p>
          </table:table-cell>
          <table:table-cell office:value-type="float" office:value="573.534026950944" calcext:value-type="float">
            <text:p>573,534026950944</text:p>
          </table:table-cell>
          <table:table-cell office:value-type="float" office:value="3.53506027791876" calcext:value-type="float">
            <text:p>3,53506027791876</text:p>
          </table:table-cell>
          <table:table-cell office:value-type="float" office:value="24.4288199084029" calcext:value-type="float">
            <text:p>24,4288199084029</text:p>
          </table:table-cell>
          <table:table-cell office:value-type="float" office:value="186.414667979941" calcext:value-type="float">
            <text:p>186,414667979941</text:p>
          </table:table-cell>
          <table:table-cell office:value-type="float" office:value="411.692598257816" calcext:value-type="float">
            <text:p>411,692598257816</text:p>
          </table:table-cell>
          <table:table-cell office:value-type="float" office:value="14.4401226933541" calcext:value-type="float">
            <text:p>14,4401226933541</text:p>
          </table:table-cell>
          <table:table-cell office:value-type="float" office:value="72.4048680416892" calcext:value-type="float">
            <text:p>72,4048680416892</text:p>
          </table:table-cell>
          <table:table-cell office:value-type="float" office:value="176.83379838406" calcext:value-type="float">
            <text:p>176,83379838406</text:p>
          </table:table-cell>
          <table:table-cell office:value-type="float" office:value="221.544520023929" calcext:value-type="float">
            <text:p>221,544520023929</text:p>
          </table:table-cell>
          <table:table-cell office:value-type="float" office:value="88.3107178079117" calcext:value-type="float">
            <text:p>88,3107178079117</text:p>
          </table:table-cell>
          <table:table-cell office:value-type="float" office:value="2067.49224258051" calcext:value-type="float">
            <text:p>2067,49224258051</text:p>
          </table:table-cell>
          <table:table-cell office:value-type="float" office:value="181.544820034564" calcext:value-type="float">
            <text:p>181,544820034564</text:p>
          </table:table-cell>
          <table:table-cell office:value-type="float" office:value="573.534026950944" calcext:value-type="float">
            <text:p>573,534026950944</text:p>
          </table:table-cell>
          <table:table-cell office:value-type="float" office:value="3.64410597734733" calcext:value-type="float">
            <text:p>3,64410597734733</text:p>
          </table:table-cell>
          <table:table-cell office:value-type="float" office:value="14.8136890594429" calcext:value-type="float">
            <text:p>14,8136890594429</text:p>
          </table:table-cell>
          <table:table-cell office:value-type="float" office:value="214.980452899455" calcext:value-type="float">
            <text:p>214,980452899455</text:p>
          </table:table-cell>
          <table:table-cell office:value-type="float" office:value="271.864392438345" calcext:value-type="float">
            <text:p>271,864392438345</text:p>
          </table:table-cell>
          <table:table-cell office:value-type="float" office:value="63.2411744438989" calcext:value-type="float">
            <text:p>63,2411744438989</text:p>
          </table:table-cell>
          <table:table-cell office:value-type="float" office:value="4.9902121324555" calcext:value-type="float">
            <text:p>4,9902121324555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520.998190346352" calcext:value-type="float">
            <text:p>520,998190346352</text:p>
          </table:table-cell>
          <table:table-cell office:value-type="float" office:value="495.922607512326" calcext:value-type="float">
            <text:p>495,922607512326</text:p>
          </table:table-cell>
          <table:table-cell office:value-type="float" office:value="0" calcext:value-type="float">
            <text:p>0</text:p>
          </table:table-cell>
          <table:table-cell office:value-type="float" office:value="25.075582834026" calcext:value-type="float">
            <text:p>25,075582834026</text:p>
          </table:table-cell>
          <table:table-cell office:value-type="float" office:value="45.4496425988059" calcext:value-type="float">
            <text:p>45,4496425988059</text:p>
          </table:table-cell>
          <table:table-cell office:value-type="float" office:value="471.702758455235" calcext:value-type="float">
            <text:p>471,702758455235</text:p>
          </table:table-cell>
          <table:table-cell office:value-type="float" office:value="133.815166109341" calcext:value-type="float">
            <text:p>133,815166109341</text:p>
          </table:table-cell>
          <table:table-cell office:value-type="float" office:value="90.0880160206466" calcext:value-type="float">
            <text:p>90,0880160206466</text:p>
          </table:table-cell>
          <table:table-cell office:value-type="float" office:value="129.883457850885" calcext:value-type="float">
            <text:p>129,883457850885</text:p>
          </table:table-cell>
          <table:table-cell office:value-type="float" office:value="78.6245935346026" calcext:value-type="float">
            <text:p>78,6245935346026</text:p>
          </table:table-cell>
          <table:table-cell office:value-type="float" office:value="63.5113739968503" calcext:value-type="float">
            <text:p>63,5113739968503</text:p>
          </table:table-cell>
          <table:table-cell office:value-type="float" office:value="1347.65877459844" calcext:value-type="float">
            <text:p>1347,65877459844</text:p>
          </table:table-cell>
          <table:table-cell office:value-type="float" office:value="45.4496425988059" calcext:value-type="float">
            <text:p>45,4496425988059</text:p>
          </table:table-cell>
          <table:table-cell office:value-type="float" office:value="478.358881762378" calcext:value-type="float">
            <text:p>478,358881762378</text:p>
          </table:table-cell>
          <table:table-cell office:value-type="float" office:value="1.95152508332753" calcext:value-type="float">
            <text:p>1,95152508332753</text:p>
          </table:table-cell>
          <table:table-cell office:value-type="float" office:value="8.6765048375277" calcext:value-type="float">
            <text:p>8,6765048375277</text:p>
          </table:table-cell>
          <table:table-cell office:value-type="float" office:value="223.250755141112" calcext:value-type="float">
            <text:p>223,250755141112</text:p>
          </table:table-cell>
          <table:table-cell office:value-type="float" office:value="107.257846628403" calcext:value-type="float">
            <text:p>107,257846628403</text:p>
          </table:table-cell>
          <table:table-cell office:value-type="float" office:value="11.9869078441666" calcext:value-type="float">
            <text:p>11,9869078441666</text:p>
          </table:table-cell>
          <table:table-cell office:value-type="float" office:value="125.235342227841" calcext:value-type="float">
            <text:p>125,235342227841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814.49711694613" calcext:value-type="float">
            <text:p>814,49711694613</text:p>
          </table:table-cell>
          <table:table-cell office:value-type="float" office:value="790.080242172685" calcext:value-type="float">
            <text:p>790,080242172685</text:p>
          </table:table-cell>
          <table:table-cell office:value-type="float" office:value="2.87465646951837" calcext:value-type="float">
            <text:p>2,87465646951837</text:p>
          </table:table-cell>
          <table:table-cell office:value-type="float" office:value="21.5422183039276" calcext:value-type="float">
            <text:p>21,5422183039276</text:p>
          </table:table-cell>
          <table:table-cell office:value-type="float" office:value="0" calcext:value-type="float">
            <text:p>0</text:p>
          </table:table-cell>
          <table:table-cell office:value-type="float" office:value="807.873890294992" calcext:value-type="float">
            <text:p>807,873890294992</text:p>
          </table:table-cell>
          <table:table-cell office:value-type="float" office:value="35.5905923037907" calcext:value-type="float">
            <text:p>35,5905923037907</text:p>
          </table:table-cell>
          <table:table-cell office:value-type="float" office:value="237.099203258849" calcext:value-type="float">
            <text:p>237,099203258849</text:p>
          </table:table-cell>
          <table:table-cell office:value-type="float" office:value="318.698297023187" calcext:value-type="float">
            <text:p>318,698297023187</text:p>
          </table:table-cell>
          <table:table-cell office:value-type="float" office:value="153.643040529461" calcext:value-type="float">
            <text:p>153,643040529461</text:p>
          </table:table-cell>
          <table:table-cell office:value-type="float" office:value="45.049109057397" calcext:value-type="float">
            <text:p>45,049109057397</text:p>
          </table:table-cell>
          <table:table-cell office:value-type="float" office:value="2354.93562972784" calcext:value-type="float">
            <text:p>2354,93562972784</text:p>
          </table:table-cell>
          <table:table-cell office:value-type="float" office:value="0" calcext:value-type="float">
            <text:p>0</text:p>
          </table:table-cell>
          <table:table-cell office:value-type="float" office:value="786.343542884942" calcext:value-type="float">
            <text:p>786,343542884942</text:p>
          </table:table-cell>
          <table:table-cell office:value-type="float" office:value="0.948083973745113" calcext:value-type="float">
            <text:p>0,948083973745113</text:p>
          </table:table-cell>
          <table:table-cell office:value-type="float" office:value="31.2314925907045" calcext:value-type="float">
            <text:p>31,2314925907045</text:p>
          </table:table-cell>
          <table:table-cell office:value-type="float" office:value="628.570996874934" calcext:value-type="float">
            <text:p>628,570996874934</text:p>
          </table:table-cell>
          <table:table-cell office:value-type="float" office:value="106.572317688003" calcext:value-type="float">
            <text:p>106,572317688003</text:p>
          </table:table-cell>
          <table:table-cell office:value-type="float" office:value="10.4763506631466" calcext:value-type="float">
            <text:p>10,4763506631466</text:p>
          </table:table-cell>
          <table:table-cell office:value-type="float" office:value="8.5443010944082" calcext:value-type="float">
            <text:p>8,5443010944082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824.997100884914" calcext:value-type="float">
            <text:p>824,997100884914</text:p>
          </table:table-cell>
          <table:table-cell office:value-type="float" office:value="794.481703461174" calcext:value-type="float">
            <text:p>794,481703461174</text:p>
          </table:table-cell>
          <table:table-cell office:value-type="float" office:value="3.98425016050877" calcext:value-type="float">
            <text:p>3,98425016050877</text:p>
          </table:table-cell>
          <table:table-cell office:value-type="float" office:value="26.5311472632314" calcext:value-type="float">
            <text:p>26,5311472632314</text:p>
          </table:table-cell>
          <table:table-cell office:value-type="float" office:value="97.2014116586272" calcext:value-type="float">
            <text:p>97,2014116586272</text:p>
          </table:table-cell>
          <table:table-cell office:value-type="float" office:value="725.838721587295" calcext:value-type="float">
            <text:p>725,838721587295</text:p>
          </table:table-cell>
          <table:table-cell office:value-type="float" office:value="13.6856013104606" calcext:value-type="float">
            <text:p>13,6856013104606</text:p>
          </table:table-cell>
          <table:table-cell office:value-type="float" office:value="247.919377093918" calcext:value-type="float">
            <text:p>247,919377093918</text:p>
          </table:table-cell>
          <table:table-cell office:value-type="float" office:value="282.302835093417" calcext:value-type="float">
            <text:p>282,302835093417</text:p>
          </table:table-cell>
          <table:table-cell office:value-type="float" office:value="189.697891991117" calcext:value-type="float">
            <text:p>189,697891991117</text:p>
          </table:table-cell>
          <table:table-cell office:value-type="float" office:value="60.8759979722609" calcext:value-type="float">
            <text:p>60,8759979722609</text:p>
          </table:table-cell>
          <table:table-cell office:value-type="float" office:value="2479.3628480343" calcext:value-type="float">
            <text:p>2479,3628480343</text:p>
          </table:table-cell>
          <table:table-cell office:value-type="float" office:value="93.462450698317" calcext:value-type="float">
            <text:p>93,462450698317</text:p>
          </table:table-cell>
          <table:table-cell office:value-type="float" office:value="786.711253472861" calcext:value-type="float">
            <text:p>786,711253472861</text:p>
          </table:table-cell>
          <table:table-cell office:value-type="float" office:value="3.06220811983565" calcext:value-type="float">
            <text:p>3,06220811983565</text:p>
          </table:table-cell>
          <table:table-cell office:value-type="float" office:value="17.1508882499586" calcext:value-type="float">
            <text:p>17,1508882499586</text:p>
          </table:table-cell>
          <table:table-cell office:value-type="float" office:value="484.173404294243" calcext:value-type="float">
            <text:p>484,173404294243</text:p>
          </table:table-cell>
          <table:table-cell office:value-type="float" office:value="131.851380095246" calcext:value-type="float">
            <text:p>131,851380095246</text:p>
          </table:table-cell>
          <table:table-cell office:value-type="float" office:value="54.4278226935185" calcext:value-type="float">
            <text:p>54,4278226935185</text:p>
          </table:table-cell>
          <table:table-cell office:value-type="float" office:value="96.0455500200597" calcext:value-type="float">
            <text:p>96,0455500200597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960.996751103892" calcext:value-type="float">
            <text:p>960,996751103892</text:p>
          </table:table-cell>
          <table:table-cell office:value-type="float" office:value="890.336684722535" calcext:value-type="float">
            <text:p>890,336684722535</text:p>
          </table:table-cell>
          <table:table-cell office:value-type="float" office:value="10.7301991517165" calcext:value-type="float">
            <text:p>10,7301991517165</text:p>
          </table:table-cell>
          <table:table-cell office:value-type="float" office:value="59.9298672296402" calcext:value-type="float">
            <text:p>59,9298672296402</text:p>
          </table:table-cell>
          <table:table-cell office:value-type="float" office:value="385.012739185207" calcext:value-type="float">
            <text:p>385,012739185207</text:p>
          </table:table-cell>
          <table:table-cell office:value-type="float" office:value="552.542306812461" calcext:value-type="float">
            <text:p>552,542306812461</text:p>
          </table:table-cell>
          <table:table-cell office:value-type="float" office:value="100.957597894897" calcext:value-type="float">
            <text:p>100,957597894897</text:p>
          </table:table-cell>
          <table:table-cell office:value-type="float" office:value="75.0967245160458" calcext:value-type="float">
            <text:p>75,0967245160458</text:p>
          </table:table-cell>
          <table:table-cell office:value-type="float" office:value="237.954267048269" calcext:value-type="float">
            <text:p>237,954267048269</text:p>
          </table:table-cell>
          <table:table-cell office:value-type="float" office:value="281.172690088047" calcext:value-type="float">
            <text:p>281,172690088047</text:p>
          </table:table-cell>
          <table:table-cell office:value-type="float" office:value="195.155405175276" calcext:value-type="float">
            <text:p>195,155405175276</text:p>
          </table:table-cell>
          <table:table-cell office:value-type="float" office:value="3160.6634119735" calcext:value-type="float">
            <text:p>3160,6634119735</text:p>
          </table:table-cell>
          <table:table-cell office:value-type="float" office:value="369.818489936176" calcext:value-type="float">
            <text:p>369,818489936176</text:p>
          </table:table-cell>
          <table:table-cell office:value-type="float" office:value="882.887671012818" calcext:value-type="float">
            <text:p>882,887671012818</text:p>
          </table:table-cell>
          <table:table-cell office:value-type="float" office:value="15.1656031503881" calcext:value-type="float">
            <text:p>15,1656031503881</text:p>
          </table:table-cell>
          <table:table-cell office:value-type="float" office:value="43.1665936620275" calcext:value-type="float">
            <text:p>43,1665936620275</text:p>
          </table:table-cell>
          <table:table-cell office:value-type="float" office:value="205.155842573282" calcext:value-type="float">
            <text:p>205,155842573282</text:p>
          </table:table-cell>
          <table:table-cell office:value-type="float" office:value="264.365185650234" calcext:value-type="float">
            <text:p>264,365185650234</text:p>
          </table:table-cell>
          <table:table-cell office:value-type="float" office:value="86.7069434679036" calcext:value-type="float">
            <text:p>86,7069434679036</text:p>
          </table:table-cell>
          <table:table-cell office:value-type="float" office:value="268.327502508982" calcext:value-type="float">
            <text:p>268,327502508982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953.996657156747" calcext:value-type="float">
            <text:p>953,996657156747</text:p>
          </table:table-cell>
          <table:table-cell office:value-type="float" office:value="916.082226133226" calcext:value-type="float">
            <text:p>916,082226133226</text:p>
          </table:table-cell>
          <table:table-cell office:value-type="float" office:value="4.19254520049372" calcext:value-type="float">
            <text:p>4,19254520049372</text:p>
          </table:table-cell>
          <table:table-cell office:value-type="float" office:value="33.7218858230275" calcext:value-type="float">
            <text:p>33,7218858230275</text:p>
          </table:table-cell>
          <table:table-cell office:value-type="float" office:value="182.465629811875" calcext:value-type="float">
            <text:p>182,465629811875</text:p>
          </table:table-cell>
          <table:table-cell office:value-type="float" office:value="768.303854147204" calcext:value-type="float">
            <text:p>768,303854147204</text:p>
          </table:table-cell>
          <table:table-cell office:value-type="float" office:value="209.954569940721" calcext:value-type="float">
            <text:p>209,954569940721</text:p>
          </table:table-cell>
          <table:table-cell office:value-type="float" office:value="59.4016916246406" calcext:value-type="float">
            <text:p>59,4016916246406</text:p>
          </table:table-cell>
          <table:table-cell office:value-type="float" office:value="249.86307452678" calcext:value-type="float">
            <text:p>249,86307452678</text:p>
          </table:table-cell>
          <table:table-cell office:value-type="float" office:value="272.277215654998" calcext:value-type="float">
            <text:p>272,277215654998</text:p>
          </table:table-cell>
          <table:table-cell office:value-type="float" office:value="124.585674386086" calcext:value-type="float">
            <text:p>124,585674386086</text:p>
          </table:table-cell>
          <table:table-cell office:value-type="float" office:value="2840.61696148345" calcext:value-type="float">
            <text:p>2840,61696148345</text:p>
          </table:table-cell>
          <table:table-cell office:value-type="float" office:value="182.465629811875" calcext:value-type="float">
            <text:p>182,465629811875</text:p>
          </table:table-cell>
          <table:table-cell office:value-type="float" office:value="831.456728632098" calcext:value-type="float">
            <text:p>831,456728632098</text:p>
          </table:table-cell>
          <table:table-cell office:value-type="float" office:value="16.3951984510058" calcext:value-type="float">
            <text:p>16,3951984510058</text:p>
          </table:table-cell>
          <table:table-cell office:value-type="float" office:value="74.6213083744317" calcext:value-type="float">
            <text:p>74,6213083744317</text:p>
          </table:table-cell>
          <table:table-cell office:value-type="float" office:value="395.785378003835" calcext:value-type="float">
            <text:p>395,785378003835</text:p>
          </table:table-cell>
          <table:table-cell office:value-type="float" office:value="227.645509354815" calcext:value-type="float">
            <text:p>227,645509354815</text:p>
          </table:table-cell>
          <table:table-cell office:value-type="float" office:value="26.458104383411" calcext:value-type="float">
            <text:p>26,458104383411</text:p>
          </table:table-cell>
          <table:table-cell office:value-type="float" office:value="90.5512300645992" calcext:value-type="float">
            <text:p>90,5512300645992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659.497728337858" calcext:value-type="float">
            <text:p>659,497728337858</text:p>
          </table:table-cell>
          <table:table-cell office:value-type="float" office:value="622.532722715162" calcext:value-type="float">
            <text:p>622,532722715162</text:p>
          </table:table-cell>
          <table:table-cell office:value-type="float" office:value="0" calcext:value-type="float">
            <text:p>0</text:p>
          </table:table-cell>
          <table:table-cell office:value-type="float" office:value="36.9650056226966" calcext:value-type="float">
            <text:p>36,9650056226966</text:p>
          </table:table-cell>
          <table:table-cell office:value-type="float" office:value="281.090897805704" calcext:value-type="float">
            <text:p>281,090897805704</text:p>
          </table:table-cell>
          <table:table-cell office:value-type="float" office:value="378.406830532154" calcext:value-type="float">
            <text:p>378,406830532154</text:p>
          </table:table-cell>
          <table:table-cell office:value-type="float" office:value="11.7904988785046" calcext:value-type="float">
            <text:p>11,7904988785046</text:p>
          </table:table-cell>
          <table:table-cell office:value-type="float" office:value="91.0043059076113" calcext:value-type="float">
            <text:p>91,0043059076113</text:p>
          </table:table-cell>
          <table:table-cell office:value-type="float" office:value="160.869887859978" calcext:value-type="float">
            <text:p>160,869887859978</text:p>
          </table:table-cell>
          <table:table-cell office:value-type="float" office:value="240.451230798845" calcext:value-type="float">
            <text:p>240,451230798845</text:p>
          </table:table-cell>
          <table:table-cell office:value-type="float" office:value="118.416799270223" calcext:value-type="float">
            <text:p>118,416799270223</text:p>
          </table:table-cell>
          <table:table-cell office:value-type="float" office:value="2300.68584217373" calcext:value-type="float">
            <text:p>2300,68584217373</text:p>
          </table:table-cell>
          <table:table-cell office:value-type="float" office:value="277.491843358379" calcext:value-type="float">
            <text:p>277,491843358379</text:p>
          </table:table-cell>
          <table:table-cell office:value-type="float" office:value="622.532722715162" calcext:value-type="float">
            <text:p>622,532722715162</text:p>
          </table:table-cell>
          <table:table-cell office:value-type="float" office:value="0" calcext:value-type="float">
            <text:p>0</text:p>
          </table:table-cell>
          <table:table-cell office:value-type="float" office:value="20.9494421999005" calcext:value-type="float">
            <text:p>20,9494421999005</text:p>
          </table:table-cell>
          <table:table-cell office:value-type="float" office:value="440.639046669422" calcext:value-type="float">
            <text:p>440,639046669422</text:p>
          </table:table-cell>
          <table:table-cell office:value-type="float" office:value="130.290855005977" calcext:value-type="float">
            <text:p>130,290855005977</text:p>
          </table:table-cell>
          <table:table-cell office:value-type="float" office:value="27.9962078954285" calcext:value-type="float">
            <text:p>27,9962078954285</text:p>
          </table:table-cell>
          <table:table-cell office:value-type="float" office:value="2.65717094443412" calcext:value-type="float">
            <text:p>2,65717094443412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office:value-type="float" office:value="8.99996715853814" calcext:value-type="float">
            <text:p>8,9999671585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996715853814" calcext:value-type="float">
            <text:p>8,99996715853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9996715853814" calcext:value-type="float">
            <text:p>8,9999671585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999014756144" calcext:value-type="float">
            <text:p>26,9999014756144</text:p>
          </table:table-cell>
          <table:table-cell table:number-columns-repeated="2" office:value-type="float" office:value="8.99996715853814" calcext:value-type="float">
            <text:p>8,9999671585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996715853814" calcext:value-type="float">
            <text:p>8,99996715853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980.996670587351" calcext:value-type="float">
            <text:p>980,996670587351</text:p>
          </table:table-cell>
          <table:table-cell office:value-type="float" office:value="912.401665326864" calcext:value-type="float">
            <text:p>912,401665326864</text:p>
          </table:table-cell>
          <table:table-cell office:value-type="float" office:value="10.6038352637234" calcext:value-type="float">
            <text:p>10,6038352637234</text:p>
          </table:table-cell>
          <table:table-cell office:value-type="float" office:value="57.991169996764" calcext:value-type="float">
            <text:p>57,991169996764</text:p>
          </table:table-cell>
          <table:table-cell office:value-type="float" office:value="354.99072389712" calcext:value-type="float">
            <text:p>354,99072389712</text:p>
          </table:table-cell>
          <table:table-cell office:value-type="float" office:value="622.603398135846" calcext:value-type="float">
            <text:p>622,603398135846</text:p>
          </table:table-cell>
          <table:table-cell office:value-type="float" office:value="19.8226630899431" calcext:value-type="float">
            <text:p>19,8226630899431</text:p>
          </table:table-cell>
          <table:table-cell office:value-type="float" office:value="222.553122726329" calcext:value-type="float">
            <text:p>222,553122726329</text:p>
          </table:table-cell>
          <table:table-cell office:value-type="float" office:value="291.099367976301" calcext:value-type="float">
            <text:p>291,099367976301</text:p>
          </table:table-cell>
          <table:table-cell office:value-type="float" office:value="241.256874346955" calcext:value-type="float">
            <text:p>241,256874346955</text:p>
          </table:table-cell>
          <table:table-cell office:value-type="float" office:value="137.669637187336" calcext:value-type="float">
            <text:p>137,669637187336</text:p>
          </table:table-cell>
          <table:table-cell office:value-type="float" office:value="3087.21935624404" calcext:value-type="float">
            <text:p>3087,21935624404</text:p>
          </table:table-cell>
          <table:table-cell office:value-type="float" office:value="337.222722844568" calcext:value-type="float">
            <text:p>337,222722844568</text:p>
          </table:table-cell>
          <table:table-cell office:value-type="float" office:value="912.401665326864" calcext:value-type="float">
            <text:p>912,401665326864</text:p>
          </table:table-cell>
          <table:table-cell office:value-type="float" office:value="74.0044945363363" calcext:value-type="float">
            <text:p>74,0044945363363</text:p>
          </table:table-cell>
          <table:table-cell office:value-type="float" office:value="146.760983567667" calcext:value-type="float">
            <text:p>146,760983567667</text:p>
          </table:table-cell>
          <table:table-cell office:value-type="float" office:value="327.448683784041" calcext:value-type="float">
            <text:p>327,448683784041</text:p>
          </table:table-cell>
          <table:table-cell office:value-type="float" office:value="214.130929518714" calcext:value-type="float">
            <text:p>214,130929518714</text:p>
          </table:table-cell>
          <table:table-cell office:value-type="float" office:value="117.323140704969" calcext:value-type="float">
            <text:p>117,323140704969</text:p>
          </table:table-cell>
          <table:table-cell office:value-type="float" office:value="32.733433215136" calcext:value-type="float">
            <text:p>32,73343321513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1806.99386123821" calcext:value-type="float">
            <text:p>1806,99386123821</text:p>
          </table:table-cell>
          <table:table-cell office:value-type="float" office:value="1682.28365596372" calcext:value-type="float">
            <text:p>1682,28365596372</text:p>
          </table:table-cell>
          <table:table-cell office:value-type="float" office:value="9.3721209183902" calcext:value-type="float">
            <text:p>9,3721209183902</text:p>
          </table:table-cell>
          <table:table-cell office:value-type="float" office:value="115.338084356097" calcext:value-type="float">
            <text:p>115,338084356097</text:p>
          </table:table-cell>
          <table:table-cell office:value-type="float" office:value="109.67004092314" calcext:value-type="float">
            <text:p>109,67004092314</text:p>
          </table:table-cell>
          <table:table-cell office:value-type="float" office:value="1692.52914977969" calcext:value-type="float">
            <text:p>1692,52914977969</text:p>
          </table:table-cell>
          <table:table-cell office:value-type="float" office:value="276.449335466001" calcext:value-type="float">
            <text:p>276,449335466001</text:p>
          </table:table-cell>
          <table:table-cell office:value-type="float" office:value="597.957328009098" calcext:value-type="float">
            <text:p>597,957328009098</text:p>
          </table:table-cell>
          <table:table-cell office:value-type="float" office:value="527.670156168919" calcext:value-type="float">
            <text:p>527,670156168919</text:p>
          </table:table-cell>
          <table:table-cell office:value-type="float" office:value="187.184781695655" calcext:value-type="float">
            <text:p>187,184781695655</text:p>
          </table:table-cell>
          <table:table-cell office:value-type="float" office:value="93.022054624047" calcext:value-type="float">
            <text:p>93,022054624047</text:p>
          </table:table-cell>
          <table:table-cell office:value-type="float" office:value="4318.08879479979" calcext:value-type="float">
            <text:p>4318,08879479979</text:p>
          </table:table-cell>
          <table:table-cell office:value-type="float" office:value="105.300985970455" calcext:value-type="float">
            <text:p>105,300985970455</text:p>
          </table:table-cell>
          <table:table-cell office:value-type="float" office:value="1678.98515448927" calcext:value-type="float">
            <text:p>1678,98515448927</text:p>
          </table:table-cell>
          <table:table-cell office:value-type="float" office:value="91.0401186467906" calcext:value-type="float">
            <text:p>91,0401186467906</text:p>
          </table:table-cell>
          <table:table-cell office:value-type="float" office:value="84.4493859918848" calcext:value-type="float">
            <text:p>84,4493859918848</text:p>
          </table:table-cell>
          <table:table-cell office:value-type="float" office:value="402.366564102582" calcext:value-type="float">
            <text:p>402,366564102582</text:p>
          </table:table-cell>
          <table:table-cell office:value-type="float" office:value="410.665045459371" calcext:value-type="float">
            <text:p>410,665045459371</text:p>
          </table:table-cell>
          <table:table-cell office:value-type="float" office:value="625.119451245395" calcext:value-type="float">
            <text:p>625,119451245395</text:p>
          </table:table-cell>
          <table:table-cell office:value-type="float" office:value="65.3445890432426" calcext:value-type="float">
            <text:p>65,3445890432426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1307.49566948133" calcext:value-type="float">
            <text:p>1307,49566948133</text:p>
          </table:table-cell>
          <table:table-cell office:value-type="float" office:value="1186.74759407715" calcext:value-type="float">
            <text:p>1186,74759407715</text:p>
          </table:table-cell>
          <table:table-cell office:value-type="float" office:value="8.84767840578926" calcext:value-type="float">
            <text:p>8,84767840578926</text:p>
          </table:table-cell>
          <table:table-cell office:value-type="float" office:value="111.900396998389" calcext:value-type="float">
            <text:p>111,900396998389</text:p>
          </table:table-cell>
          <table:table-cell office:value-type="float" office:value="275.080586931883" calcext:value-type="float">
            <text:p>275,080586931883</text:p>
          </table:table-cell>
          <table:table-cell office:value-type="float" office:value="1021.95821632244" calcext:value-type="float">
            <text:p>1021,95821632244</text:p>
          </table:table-cell>
          <table:table-cell office:value-type="float" office:value="100.842786101126" calcext:value-type="float">
            <text:p>100,842786101126</text:p>
          </table:table-cell>
          <table:table-cell office:value-type="float" office:value="399.7738634659" calcext:value-type="float">
            <text:p>399,7738634659</text:p>
          </table:table-cell>
          <table:table-cell office:value-type="float" office:value="456.322797600727" calcext:value-type="float">
            <text:p>456,322797600727</text:p>
          </table:table-cell>
          <table:table-cell office:value-type="float" office:value="131.987875935358" calcext:value-type="float">
            <text:p>131,987875935358</text:p>
          </table:table-cell>
          <table:table-cell office:value-type="float" office:value="97.8202709740357" calcext:value-type="float">
            <text:p>97,8202709740357</text:p>
          </table:table-cell>
          <table:table-cell office:value-type="float" office:value="3323.67678103405" calcext:value-type="float">
            <text:p>3323,67678103405</text:p>
          </table:table-cell>
          <table:table-cell office:value-type="float" office:value="257.412113795437" calcext:value-type="float">
            <text:p>257,412113795437</text:p>
          </table:table-cell>
          <table:table-cell office:value-type="float" office:value="1185.73787478055" calcext:value-type="float">
            <text:p>1185,73787478055</text:p>
          </table:table-cell>
          <table:table-cell office:value-type="float" office:value="56.2166686598453" calcext:value-type="float">
            <text:p>56,2166686598453</text:p>
          </table:table-cell>
          <table:table-cell office:value-type="float" office:value="434.783622964519" calcext:value-type="float">
            <text:p>434,783622964519</text:p>
          </table:table-cell>
          <table:table-cell office:value-type="float" office:value="352.133148452622" calcext:value-type="float">
            <text:p>352,133148452622</text:p>
          </table:table-cell>
          <table:table-cell office:value-type="float" office:value="220.717528673771" calcext:value-type="float">
            <text:p>220,717528673771</text:p>
          </table:table-cell>
          <table:table-cell office:value-type="float" office:value="116.651047178682" calcext:value-type="float">
            <text:p>116,651047178682</text:p>
          </table:table-cell>
          <table:table-cell office:value-type="float" office:value="5.23585885110653" calcext:value-type="float">
            <text:p>5,23585885110653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1558.99470925776" calcext:value-type="float">
            <text:p>1558,99470925776</text:p>
          </table:table-cell>
          <table:table-cell office:value-type="float" office:value="1449.88997793749" calcext:value-type="float">
            <text:p>1449,88997793749</text:p>
          </table:table-cell>
          <table:table-cell office:value-type="float" office:value="2.22618172371518" calcext:value-type="float">
            <text:p>2,22618172371518</text:p>
          </table:table-cell>
          <table:table-cell office:value-type="float" office:value="106.878549596555" calcext:value-type="float">
            <text:p>106,878549596555</text:p>
          </table:table-cell>
          <table:table-cell office:value-type="float" office:value="319.799925810524" calcext:value-type="float">
            <text:p>319,799925810524</text:p>
          </table:table-cell>
          <table:table-cell office:value-type="float" office:value="1231.96862809223" calcext:value-type="float">
            <text:p>1231,96862809223</text:p>
          </table:table-cell>
          <table:table-cell office:value-type="float" office:value="163.604798847165" calcext:value-type="float">
            <text:p>163,604798847165</text:p>
          </table:table-cell>
          <table:table-cell office:value-type="float" office:value="323.43920064299" calcext:value-type="float">
            <text:p>323,43920064299</text:p>
          </table:table-cell>
          <table:table-cell office:value-type="float" office:value="549.385489222565" calcext:value-type="float">
            <text:p>549,385489222565</text:p>
          </table:table-cell>
          <table:table-cell office:value-type="float" office:value="273.981537915304" calcext:value-type="float">
            <text:p>273,981537915304</text:p>
          </table:table-cell>
          <table:table-cell office:value-type="float" office:value="139.478951309464" calcext:value-type="float">
            <text:p>139,478951309464</text:p>
          </table:table-cell>
          <table:table-cell office:value-type="float" office:value="4316.82402209944" calcext:value-type="float">
            <text:p>4316,82402209944</text:p>
          </table:table-cell>
          <table:table-cell office:value-type="float" office:value="297.776262526937" calcext:value-type="float">
            <text:p>297,776262526937</text:p>
          </table:table-cell>
          <table:table-cell office:value-type="float" office:value="1346.93835777114" calcext:value-type="float">
            <text:p>1346,93835777114</text:p>
          </table:table-cell>
          <table:table-cell office:value-type="float" office:value="53.7505214700573" calcext:value-type="float">
            <text:p>53,7505214700573</text:p>
          </table:table-cell>
          <table:table-cell office:value-type="float" office:value="151.850542869108" calcext:value-type="float">
            <text:p>151,850542869108</text:p>
          </table:table-cell>
          <table:table-cell office:value-type="float" office:value="729.893622308577" calcext:value-type="float">
            <text:p>729,893622308577</text:p>
          </table:table-cell>
          <table:table-cell office:value-type="float" office:value="187.624491678469" calcext:value-type="float">
            <text:p>187,624491678469</text:p>
          </table:table-cell>
          <table:table-cell office:value-type="float" office:value="202.954791669306" calcext:value-type="float">
            <text:p>202,954791669306</text:p>
          </table:table-cell>
          <table:table-cell office:value-type="float" office:value="20.8643877756183" calcext:value-type="float">
            <text:p>20,8643877756183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813.997144408418" calcext:value-type="float">
            <text:p>813,997144408418</text:p>
          </table:table-cell>
          <table:table-cell office:value-type="float" office:value="782.554399151747" calcext:value-type="float">
            <text:p>782,554399151747</text:p>
          </table:table-cell>
          <table:table-cell office:value-type="float" office:value="9.83350607732309" calcext:value-type="float">
            <text:p>9,83350607732309</text:p>
          </table:table-cell>
          <table:table-cell office:value-type="float" office:value="21.6092391793477" calcext:value-type="float">
            <text:p>21,6092391793477</text:p>
          </table:table-cell>
          <table:table-cell office:value-type="float" office:value="625.127521801235" calcext:value-type="float">
            <text:p>625,127521801235</text:p>
          </table:table-cell>
          <table:table-cell office:value-type="float" office:value="184.821537789129" calcext:value-type="float">
            <text:p>184,821537789129</text:p>
          </table:table-cell>
          <table:table-cell office:value-type="float" office:value="44.2237913690698" calcext:value-type="float">
            <text:p>44,2237913690698</text:p>
          </table:table-cell>
          <table:table-cell office:value-type="float" office:value="83.3752308044894" calcext:value-type="float">
            <text:p>83,3752308044894</text:p>
          </table:table-cell>
          <table:table-cell office:value-type="float" office:value="172.873939006709" calcext:value-type="float">
            <text:p>172,873939006709</text:p>
          </table:table-cell>
          <table:table-cell office:value-type="float" office:value="210.182273403699" calcext:value-type="float">
            <text:p>210,182273403699</text:p>
          </table:table-cell>
          <table:table-cell office:value-type="float" office:value="271.899164567779" calcext:value-type="float">
            <text:p>271,899164567779</text:p>
          </table:table-cell>
          <table:table-cell office:value-type="float" office:value="3113.50686172101" calcext:value-type="float">
            <text:p>3113,50686172101</text:p>
          </table:table-cell>
          <table:table-cell office:value-type="float" office:value="600.77699731291" calcext:value-type="float">
            <text:p>600,77699731291</text:p>
          </table:table-cell>
          <table:table-cell office:value-type="float" office:value="749.101374204685" calcext:value-type="float">
            <text:p>749,101374204685</text:p>
          </table:table-cell>
          <table:table-cell office:value-type="float" office:value="21.6023895812181" calcext:value-type="float">
            <text:p>21,6023895812181</text:p>
          </table:table-cell>
          <table:table-cell office:value-type="float" office:value="108.060962203666" calcext:value-type="float">
            <text:p>108,060962203666</text:p>
          </table:table-cell>
          <table:table-cell office:value-type="float" office:value="266.145461048874" calcext:value-type="float">
            <text:p>266,145461048874</text:p>
          </table:table-cell>
          <table:table-cell office:value-type="float" office:value="288.841689986136" calcext:value-type="float">
            <text:p>288,841689986136</text:p>
          </table:table-cell>
          <table:table-cell office:value-type="float" office:value="55.4740151130662" calcext:value-type="float">
            <text:p>55,4740151130662</text:p>
          </table:table-cell>
          <table:table-cell office:value-type="float" office:value="8.97685627172547" calcext:value-type="float">
            <text:p>8,97685627172547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1545.49464198318" calcext:value-type="float">
            <text:p>1545,49464198318</text:p>
          </table:table-cell>
          <table:table-cell office:value-type="float" office:value="1468.32609342041" calcext:value-type="float">
            <text:p>1468,32609342041</text:p>
          </table:table-cell>
          <table:table-cell office:value-type="float" office:value="11.7992545366623" calcext:value-type="float">
            <text:p>11,7992545366623</text:p>
          </table:table-cell>
          <table:table-cell office:value-type="float" office:value="65.3692940261051" calcext:value-type="float">
            <text:p>65,3692940261051</text:p>
          </table:table-cell>
          <table:table-cell office:value-type="float" office:value="581.781155520185" calcext:value-type="float">
            <text:p>581,781155520185</text:p>
          </table:table-cell>
          <table:table-cell office:value-type="float" office:value="957.813880722708" calcext:value-type="float">
            <text:p>957,813880722708</text:p>
          </table:table-cell>
          <table:table-cell office:value-type="float" office:value="17.9810014590191" calcext:value-type="float">
            <text:p>17,9810014590191</text:p>
          </table:table-cell>
          <table:table-cell office:value-type="float" office:value="167.392269000687" calcext:value-type="float">
            <text:p>167,392269000687</text:p>
          </table:table-cell>
          <table:table-cell office:value-type="float" office:value="656.972501473141" calcext:value-type="float">
            <text:p>656,972501473141</text:p>
          </table:table-cell>
          <table:table-cell office:value-type="float" office:value="338.754437498348" calcext:value-type="float">
            <text:p>338,754437498348</text:p>
          </table:table-cell>
          <table:table-cell office:value-type="float" office:value="287.225883989219" calcext:value-type="float">
            <text:p>287,225883989219</text:p>
          </table:table-cell>
          <table:table-cell office:value-type="float" office:value="5236.23695672623" calcext:value-type="float">
            <text:p>5236,23695672623</text:p>
          </table:table-cell>
          <table:table-cell office:value-type="float" office:value="548.905834598802" calcext:value-type="float">
            <text:p>548,905834598802</text:p>
          </table:table-cell>
          <table:table-cell office:value-type="float" office:value="1461.15665315291" calcext:value-type="float">
            <text:p>1461,15665315291</text:p>
          </table:table-cell>
          <table:table-cell office:value-type="float" office:value="8.66354221460926" calcext:value-type="float">
            <text:p>8,66354221460926</text:p>
          </table:table-cell>
          <table:table-cell office:value-type="float" office:value="145.588984745618" calcext:value-type="float">
            <text:p>145,588984745618</text:p>
          </table:table-cell>
          <table:table-cell office:value-type="float" office:value="575.140213655048" calcext:value-type="float">
            <text:p>575,140213655048</text:p>
          </table:table-cell>
          <table:table-cell office:value-type="float" office:value="107.477213873222" calcext:value-type="float">
            <text:p>107,477213873222</text:p>
          </table:table-cell>
          <table:table-cell office:value-type="float" office:value="526.249835397019" calcext:value-type="float">
            <text:p>526,249835397019</text:p>
          </table:table-cell>
          <table:table-cell office:value-type="float" office:value="98.0368632673966" calcext:value-type="float">
            <text:p>98,0368632673966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978.496598069923" calcext:value-type="float">
            <text:p>978,496598069923</text:p>
          </table:table-cell>
          <table:table-cell office:value-type="float" office:value="932.274546649072" calcext:value-type="float">
            <text:p>932,274546649072</text:p>
          </table:table-cell>
          <table:table-cell office:value-type="float" office:value="6.1552304057198" calcext:value-type="float">
            <text:p>6,1552304057198</text:p>
          </table:table-cell>
          <table:table-cell office:value-type="float" office:value="40.0668210151313" calcext:value-type="float">
            <text:p>40,0668210151313</text:p>
          </table:table-cell>
          <table:table-cell office:value-type="float" office:value="380.699439234286" calcext:value-type="float">
            <text:p>380,699439234286</text:p>
          </table:table-cell>
          <table:table-cell office:value-type="float" office:value="593.870418656217" calcext:value-type="float">
            <text:p>593,870418656217</text:p>
          </table:table-cell>
          <table:table-cell office:value-type="float" office:value="67.7917215879859" calcext:value-type="float">
            <text:p>67,7917215879859</text:p>
          </table:table-cell>
          <table:table-cell office:value-type="float" office:value="184.449389330945" calcext:value-type="float">
            <text:p>184,449389330945</text:p>
          </table:table-cell>
          <table:table-cell office:value-type="float" office:value="332.636630773115" calcext:value-type="float">
            <text:p>332,636630773115</text:p>
          </table:table-cell>
          <table:table-cell office:value-type="float" office:value="141.642649379387" calcext:value-type="float">
            <text:p>141,642649379387</text:p>
          </table:table-cell>
          <table:table-cell office:value-type="float" office:value="205.754155577639" calcext:value-type="float">
            <text:p>205,754155577639</text:p>
          </table:table-cell>
          <table:table-cell office:value-type="float" office:value="3158.3869071675" calcext:value-type="float">
            <text:p>3158,3869071675</text:p>
          </table:table-cell>
          <table:table-cell office:value-type="float" office:value="374.640076792773" calcext:value-type="float">
            <text:p>374,640076792773</text:p>
          </table:table-cell>
          <table:table-cell office:value-type="float" office:value="800.054806266992" calcext:value-type="float">
            <text:p>800,054806266992</text:p>
          </table:table-cell>
          <table:table-cell office:value-type="float" office:value="38.953593335758" calcext:value-type="float">
            <text:p>38,953593335758</text:p>
          </table:table-cell>
          <table:table-cell office:value-type="float" office:value="139.511424344825" calcext:value-type="float">
            <text:p>139,511424344825</text:p>
          </table:table-cell>
          <table:table-cell office:value-type="float" office:value="250.311835401601" calcext:value-type="float">
            <text:p>250,311835401601</text:p>
          </table:table-cell>
          <table:table-cell office:value-type="float" office:value="161.369022937706" calcext:value-type="float">
            <text:p>161,369022937706</text:p>
          </table:table-cell>
          <table:table-cell office:value-type="float" office:value="99.3710707411881" calcext:value-type="float">
            <text:p>99,3710707411881</text:p>
          </table:table-cell>
          <table:table-cell office:value-type="float" office:value="110.537859505914" calcext:value-type="float">
            <text:p>110,537859505914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1018.99650415935" calcext:value-type="float">
            <text:p>1018,99650415935</text:p>
          </table:table-cell>
          <table:table-cell office:value-type="float" office:value="958.010064550213" calcext:value-type="float">
            <text:p>958,010064550213</text:p>
          </table:table-cell>
          <table:table-cell office:value-type="float" office:value="6.13903827089605" calcext:value-type="float">
            <text:p>6,13903827089605</text:p>
          </table:table-cell>
          <table:table-cell office:value-type="float" office:value="54.8474013382452" calcext:value-type="float">
            <text:p>54,8474013382452</text:p>
          </table:table-cell>
          <table:table-cell office:value-type="float" office:value="302.365246026554" calcext:value-type="float">
            <text:p>302,365246026554</text:p>
          </table:table-cell>
          <table:table-cell office:value-type="float" office:value="709.93263837465" calcext:value-type="float">
            <text:p>709,93263837465</text:p>
          </table:table-cell>
          <table:table-cell office:value-type="float" office:value="53.1080359765594" calcext:value-type="float">
            <text:p>53,1080359765594</text:p>
          </table:table-cell>
          <table:table-cell office:value-type="float" office:value="203.93007873928" calcext:value-type="float">
            <text:p>203,93007873928</text:p>
          </table:table-cell>
          <table:table-cell office:value-type="float" office:value="356.514520960754" calcext:value-type="float">
            <text:p>356,514520960754</text:p>
          </table:table-cell>
          <table:table-cell office:value-type="float" office:value="231.369112588104" calcext:value-type="float">
            <text:p>231,369112588104</text:p>
          </table:table-cell>
          <table:table-cell office:value-type="float" office:value="113.088316285516" calcext:value-type="float">
            <text:p>113,088316285516</text:p>
          </table:table-cell>
          <table:table-cell office:value-type="float" office:value="3074.94444443869" calcext:value-type="float">
            <text:p>3074,94444443869</text:p>
          </table:table-cell>
          <table:table-cell office:value-type="float" office:value="293.347920162305" calcext:value-type="float">
            <text:p>293,347920162305</text:p>
          </table:table-cell>
          <table:table-cell office:value-type="float" office:value="958.010064550213" calcext:value-type="float">
            <text:p>958,010064550213</text:p>
          </table:table-cell>
          <table:table-cell office:value-type="float" office:value="5.74093651345024" calcext:value-type="float">
            <text:p>5,74093651345024</text:p>
          </table:table-cell>
          <table:table-cell office:value-type="float" office:value="169.457200636482" calcext:value-type="float">
            <text:p>169,457200636482</text:p>
          </table:table-cell>
          <table:table-cell office:value-type="float" office:value="583.651808757384" calcext:value-type="float">
            <text:p>583,651808757384</text:p>
          </table:table-cell>
          <table:table-cell office:value-type="float" office:value="79.4598131158197" calcext:value-type="float">
            <text:p>79,4598131158197</text:p>
          </table:table-cell>
          <table:table-cell office:value-type="float" office:value="75.5802513030645" calcext:value-type="float">
            <text:p>75,5802513030645</text:p>
          </table:table-cell>
          <table:table-cell office:value-type="float" office:value="44.1200542240127" calcext:value-type="float">
            <text:p>44,1200542240127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018.99659002664" calcext:value-type="float">
            <text:p>1018,99659002664</text:p>
          </table:table-cell>
          <table:table-cell office:value-type="float" office:value="934.47875081807" calcext:value-type="float">
            <text:p>934,47875081807</text:p>
          </table:table-cell>
          <table:table-cell office:value-type="float" office:value="13.2164096334326" calcext:value-type="float">
            <text:p>13,2164096334326</text:p>
          </table:table-cell>
          <table:table-cell office:value-type="float" office:value="71.301429575137" calcext:value-type="float">
            <text:p>71,301429575137</text:p>
          </table:table-cell>
          <table:table-cell office:value-type="float" office:value="746.819600947188" calcext:value-type="float">
            <text:p>746,819600947188</text:p>
          </table:table-cell>
          <table:table-cell office:value-type="float" office:value="269.043734234406" calcext:value-type="float">
            <text:p>269,043734234406</text:p>
          </table:table-cell>
          <table:table-cell office:value-type="float" office:value="22.6566755351105" calcext:value-type="float">
            <text:p>22,6566755351105</text:p>
          </table:table-cell>
          <table:table-cell office:value-type="float" office:value="122.571194005377" calcext:value-type="float">
            <text:p>122,571194005377</text:p>
          </table:table-cell>
          <table:table-cell office:value-type="float" office:value="238.98576479826" calcext:value-type="float">
            <text:p>238,98576479826</text:p>
          </table:table-cell>
          <table:table-cell office:value-type="float" office:value="318.223872992603" calcext:value-type="float">
            <text:p>318,223872992603</text:p>
          </table:table-cell>
          <table:table-cell office:value-type="float" office:value="232.041243486719" calcext:value-type="float">
            <text:p>232,041243486719</text:p>
          </table:table-cell>
          <table:table-cell office:value-type="float" office:value="3564.21384502074" calcext:value-type="float">
            <text:p>3564,21384502074</text:p>
          </table:table-cell>
          <table:table-cell office:value-type="float" office:value="698.765419139222" calcext:value-type="float">
            <text:p>698,765419139222</text:p>
          </table:table-cell>
          <table:table-cell office:value-type="float" office:value="931.654241415523" calcext:value-type="float">
            <text:p>931,654241415523</text:p>
          </table:table-cell>
          <table:table-cell office:value-type="float" office:value="46.5204733470333" calcext:value-type="float">
            <text:p>46,5204733470333</text:p>
          </table:table-cell>
          <table:table-cell office:value-type="float" office:value="189.100996277744" calcext:value-type="float">
            <text:p>189,100996277744</text:p>
          </table:table-cell>
          <table:table-cell office:value-type="float" office:value="293.185815096752" calcext:value-type="float">
            <text:p>293,185815096752</text:p>
          </table:table-cell>
          <table:table-cell office:value-type="float" office:value="148.487834769325" calcext:value-type="float">
            <text:p>148,487834769325</text:p>
          </table:table-cell>
          <table:table-cell office:value-type="float" office:value="97.2692806482291" calcext:value-type="float">
            <text:p>97,2692806482291</text:p>
          </table:table-cell>
          <table:table-cell office:value-type="float" office:value="157.089841276441" calcext:value-type="float">
            <text:p>157,089841276441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062.99635126563" calcext:value-type="float">
            <text:p>1062,99635126563</text:p>
          </table:table-cell>
          <table:table-cell office:value-type="float" office:value="999.909493915283" calcext:value-type="float">
            <text:p>999,909493915283</text:p>
          </table:table-cell>
          <table:table-cell office:value-type="float" office:value="5.69987506503434" calcext:value-type="float">
            <text:p>5,69987506503434</text:p>
          </table:table-cell>
          <table:table-cell office:value-type="float" office:value="57.3869822853114" calcext:value-type="float">
            <text:p>57,3869822853114</text:p>
          </table:table-cell>
          <table:table-cell office:value-type="float" office:value="437.731240737694" calcext:value-type="float">
            <text:p>437,731240737694</text:p>
          </table:table-cell>
          <table:table-cell office:value-type="float" office:value="619.860636198935" calcext:value-type="float">
            <text:p>619,860636198935</text:p>
          </table:table-cell>
          <table:table-cell office:value-type="float" office:value="15.7721378806786" calcext:value-type="float">
            <text:p>15,7721378806786</text:p>
          </table:table-cell>
          <table:table-cell office:value-type="float" office:value="200.756748334679" calcext:value-type="float">
            <text:p>200,756748334679</text:p>
          </table:table-cell>
          <table:table-cell office:value-type="float" office:value="267.394138940634" calcext:value-type="float">
            <text:p>267,394138940634</text:p>
          </table:table-cell>
          <table:table-cell office:value-type="float" office:value="344.846586354262" calcext:value-type="float">
            <text:p>344,846586354262</text:p>
          </table:table-cell>
          <table:table-cell office:value-type="float" office:value="171.13988240503" calcext:value-type="float">
            <text:p>171,13988240503</text:p>
          </table:table-cell>
          <table:table-cell office:value-type="float" office:value="3543.78464999447" calcext:value-type="float">
            <text:p>3543,78464999447</text:p>
          </table:table-cell>
          <table:table-cell office:value-type="float" office:value="407.553127161137" calcext:value-type="float">
            <text:p>407,553127161137</text:p>
          </table:table-cell>
          <table:table-cell office:value-type="float" office:value="992.302945679832" calcext:value-type="float">
            <text:p>992,302945679832</text:p>
          </table:table-cell>
          <table:table-cell office:value-type="float" office:value="6.56432295327229" calcext:value-type="float">
            <text:p>6,56432295327229</text:p>
          </table:table-cell>
          <table:table-cell office:value-type="float" office:value="127.126692534283" calcext:value-type="float">
            <text:p>127,126692534283</text:p>
          </table:table-cell>
          <table:table-cell office:value-type="float" office:value="638.51183696934" calcext:value-type="float">
            <text:p>638,51183696934</text:p>
          </table:table-cell>
          <table:table-cell office:value-type="float" office:value="161.126015517921" calcext:value-type="float">
            <text:p>161,126015517921</text:p>
          </table:table-cell>
          <table:table-cell office:value-type="float" office:value="34.2761832497242" calcext:value-type="float">
            <text:p>34,2761832497242</text:p>
          </table:table-cell>
          <table:table-cell office:value-type="float" office:value="24.697894455291" calcext:value-type="float">
            <text:p>24,697894455291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float" office:value="914.496905461604" calcext:value-type="float">
            <text:p>914,496905461604</text:p>
          </table:table-cell>
          <table:table-cell office:value-type="float" office:value="848.036060422058" calcext:value-type="float">
            <text:p>848,036060422058</text:p>
          </table:table-cell>
          <table:table-cell office:value-type="float" office:value="7.40244475741115" calcext:value-type="float">
            <text:p>7,40244475741115</text:p>
          </table:table-cell>
          <table:table-cell office:value-type="float" office:value="59.0584002821345" calcext:value-type="float">
            <text:p>59,0584002821345</text:p>
          </table:table-cell>
          <table:table-cell office:value-type="float" office:value="113.720923005006" calcext:value-type="float">
            <text:p>113,720923005006</text:p>
          </table:table-cell>
          <table:table-cell office:value-type="float" office:value="790.652081357899" calcext:value-type="float">
            <text:p>790,652081357899</text:p>
          </table:table-cell>
          <table:table-cell office:value-type="float" office:value="46.7938433978957" calcext:value-type="float">
            <text:p>46,7938433978957</text:p>
          </table:table-cell>
          <table:table-cell office:value-type="float" office:value="134.938195752737" calcext:value-type="float">
            <text:p>134,938195752737</text:p>
          </table:table-cell>
          <table:table-cell office:value-type="float" office:value="284.831129729821" calcext:value-type="float">
            <text:p>284,831129729821</text:p>
          </table:table-cell>
          <table:table-cell office:value-type="float" office:value="218.813387832211" calcext:value-type="float">
            <text:p>218,813387832211</text:p>
          </table:table-cell>
          <table:table-cell office:value-type="float" office:value="162.659503709393" calcext:value-type="float">
            <text:p>162,659503709393</text:p>
          </table:table-cell>
          <table:table-cell office:value-type="float" office:value="2894.83613290819" calcext:value-type="float">
            <text:p>2894,83613290819</text:p>
          </table:table-cell>
          <table:table-cell office:value-type="float" office:value="110.486133488281" calcext:value-type="float">
            <text:p>110,486133488281</text:p>
          </table:table-cell>
          <table:table-cell office:value-type="float" office:value="799.288606313431" calcext:value-type="float">
            <text:p>799,288606313431</text:p>
          </table:table-cell>
          <table:table-cell office:value-type="float" office:value="4.2684036218896" calcext:value-type="float">
            <text:p>4,2684036218896</text:p>
          </table:table-cell>
          <table:table-cell office:value-type="float" office:value="25.6450915592559" calcext:value-type="float">
            <text:p>25,6450915592559</text:p>
          </table:table-cell>
          <table:table-cell office:value-type="float" office:value="480.210130951841" calcext:value-type="float">
            <text:p>480,210130951841</text:p>
          </table:table-cell>
          <table:table-cell office:value-type="float" office:value="115.689399662881" calcext:value-type="float">
            <text:p>115,689399662881</text:p>
          </table:table-cell>
          <table:table-cell office:value-type="float" office:value="25.7013495422965" calcext:value-type="float">
            <text:p>25,7013495422965</text:p>
          </table:table-cell>
          <table:table-cell office:value-type="float" office:value="147.774230975266" calcext:value-type="float">
            <text:p>147,774230975266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054.99642752296" calcext:value-type="float">
            <text:p>1054,99642752296</text:p>
          </table:table-cell>
          <table:table-cell office:value-type="float" office:value="979.011718288951" calcext:value-type="float">
            <text:p>979,011718288951</text:p>
          </table:table-cell>
          <table:table-cell office:value-type="float" office:value="7.38068759940064" calcext:value-type="float">
            <text:p>7,38068759940064</text:p>
          </table:table-cell>
          <table:table-cell office:value-type="float" office:value="68.6040216346113" calcext:value-type="float">
            <text:p>68,6040216346113</text:p>
          </table:table-cell>
          <table:table-cell office:value-type="float" office:value="22.5355025093665" calcext:value-type="float">
            <text:p>22,5355025093665</text:p>
          </table:table-cell>
          <table:table-cell office:value-type="float" office:value="1028.88103665376" calcext:value-type="float">
            <text:p>1028,88103665376</text:p>
          </table:table-cell>
          <table:table-cell office:value-type="float" office:value="126.341830200128" calcext:value-type="float">
            <text:p>126,341830200128</text:p>
          </table:table-cell>
          <table:table-cell office:value-type="float" office:value="258.720264235347" calcext:value-type="float">
            <text:p>258,720264235347</text:p>
          </table:table-cell>
          <table:table-cell office:value-type="float" office:value="324.007572480962" calcext:value-type="float">
            <text:p>324,007572480962</text:p>
          </table:table-cell>
          <table:table-cell office:value-type="float" office:value="222.120769228805" calcext:value-type="float">
            <text:p>222,120769228805</text:p>
          </table:table-cell>
          <table:table-cell office:value-type="float" office:value="47.8212821437087" calcext:value-type="float">
            <text:p>47,8212821437087</text:p>
          </table:table-cell>
          <table:table-cell office:value-type="float" office:value="2762.6571788014" calcext:value-type="float">
            <text:p>2762,6571788014</text:p>
          </table:table-cell>
          <table:table-cell office:value-type="float" office:value="22.5355025093665" calcext:value-type="float">
            <text:p>22,5355025093665</text:p>
          </table:table-cell>
          <table:table-cell office:value-type="float" office:value="921.416052571128" calcext:value-type="float">
            <text:p>921,416052571128</text:p>
          </table:table-cell>
          <table:table-cell office:value-type="float" office:value="3.80898038256252" calcext:value-type="float">
            <text:p>3,80898038256252</text:p>
          </table:table-cell>
          <table:table-cell office:value-type="float" office:value="31.8688154574808" calcext:value-type="float">
            <text:p>31,8688154574808</text:p>
          </table:table-cell>
          <table:table-cell office:value-type="float" office:value="313.420800961836" calcext:value-type="float">
            <text:p>313,420800961836</text:p>
          </table:table-cell>
          <table:table-cell office:value-type="float" office:value="345.793520506904" calcext:value-type="float">
            <text:p>345,793520506904</text:p>
          </table:table-cell>
          <table:table-cell office:value-type="float" office:value="91.9845163050271" calcext:value-type="float">
            <text:p>91,9845163050271</text:p>
          </table:table-cell>
          <table:table-cell office:value-type="float" office:value="134.539418957318" calcext:value-type="float">
            <text:p>134,539418957318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1289.99562863273" calcext:value-type="float">
            <text:p>1289,99562863273</text:p>
          </table:table-cell>
          <table:table-cell office:value-type="float" office:value="1197.94185882855" calcext:value-type="float">
            <text:p>1197,94185882855</text:p>
          </table:table-cell>
          <table:table-cell office:value-type="float" office:value="8.83630789180207" calcext:value-type="float">
            <text:p>8,83630789180207</text:p>
          </table:table-cell>
          <table:table-cell office:value-type="float" office:value="83.2174619123762" calcext:value-type="float">
            <text:p>83,2174619123762</text:p>
          </table:table-cell>
          <table:table-cell office:value-type="float" office:value="157.864605594007" calcext:value-type="float">
            <text:p>157,864605594007</text:p>
          </table:table-cell>
          <table:table-cell office:value-type="float" office:value="1132.13102303872" calcext:value-type="float">
            <text:p>1132,13102303872</text:p>
          </table:table-cell>
          <table:table-cell office:value-type="float" office:value="34.3792585449742" calcext:value-type="float">
            <text:p>34,3792585449742</text:p>
          </table:table-cell>
          <table:table-cell office:value-type="float" office:value="160.13203849918" calcext:value-type="float">
            <text:p>160,13203849918</text:p>
          </table:table-cell>
          <table:table-cell office:value-type="float" office:value="579.530328671004" calcext:value-type="float">
            <text:p>579,530328671004</text:p>
          </table:table-cell>
          <table:table-cell office:value-type="float" office:value="310.265345868957" calcext:value-type="float">
            <text:p>310,265345868957</text:p>
          </table:table-cell>
          <table:table-cell office:value-type="float" office:value="113.634887244436" calcext:value-type="float">
            <text:p>113,634887244436</text:p>
          </table:table-cell>
          <table:table-cell office:value-type="float" office:value="3958.37165766398" calcext:value-type="float">
            <text:p>3958,37165766398</text:p>
          </table:table-cell>
          <table:table-cell office:value-type="float" office:value="153.951940157221" calcext:value-type="float">
            <text:p>153,951940157221</text:p>
          </table:table-cell>
          <table:table-cell office:value-type="float" office:value="1141.68148835784" calcext:value-type="float">
            <text:p>1141,68148835784</text:p>
          </table:table-cell>
          <table:table-cell office:value-type="float" office:value="14.238414387615" calcext:value-type="float">
            <text:p>14,238414387615</text:p>
          </table:table-cell>
          <table:table-cell office:value-type="float" office:value="41.6754170963804" calcext:value-type="float">
            <text:p>41,6754170963804</text:p>
          </table:table-cell>
          <table:table-cell office:value-type="float" office:value="618.48822576165" calcext:value-type="float">
            <text:p>618,48822576165</text:p>
          </table:table-cell>
          <table:table-cell office:value-type="float" office:value="384.478089806393" calcext:value-type="float">
            <text:p>384,478089806393</text:p>
          </table:table-cell>
          <table:table-cell office:value-type="float" office:value="70.8502689549475" calcext:value-type="float">
            <text:p>70,8502689549475</text:p>
          </table:table-cell>
          <table:table-cell office:value-type="float" office:value="11.9510723508579" calcext:value-type="float">
            <text:p>11,9510723508579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917.996917830026" calcext:value-type="float">
            <text:p>917,996917830026</text:p>
          </table:table-cell>
          <table:table-cell office:value-type="float" office:value="844.646583088231" calcext:value-type="float">
            <text:p>844,646583088231</text:p>
          </table:table-cell>
          <table:table-cell office:value-type="float" office:value="13.0927017318061" calcext:value-type="float">
            <text:p>13,0927017318061</text:p>
          </table:table-cell>
          <table:table-cell office:value-type="float" office:value="60.2576330099883" calcext:value-type="float">
            <text:p>60,2576330099883</text:p>
          </table:table-cell>
          <table:table-cell office:value-type="float" office:value="604.810229031366" calcext:value-type="float">
            <text:p>604,810229031366</text:p>
          </table:table-cell>
          <table:table-cell office:value-type="float" office:value="313.18668879866" calcext:value-type="float">
            <text:p>313,18668879866</text:p>
          </table:table-cell>
          <table:table-cell office:value-type="float" office:value="38.580910498711" calcext:value-type="float">
            <text:p>38,580910498711</text:p>
          </table:table-cell>
          <table:table-cell office:value-type="float" office:value="145.795753334461" calcext:value-type="float">
            <text:p>145,795753334461</text:p>
          </table:table-cell>
          <table:table-cell office:value-type="float" office:value="211.93859271915" calcext:value-type="float">
            <text:p>211,93859271915</text:p>
          </table:table-cell>
          <table:table-cell office:value-type="float" office:value="214.37456338079" calcext:value-type="float">
            <text:p>214,37456338079</text:p>
          </table:table-cell>
          <table:table-cell office:value-type="float" office:value="233.95676315512" calcext:value-type="float">
            <text:p>233,95676315512</text:p>
          </table:table-cell>
          <table:table-cell office:value-type="float" office:value="3089.14613702205" calcext:value-type="float">
            <text:p>3089,14613702205</text:p>
          </table:table-cell>
          <table:table-cell office:value-type="float" office:value="564.387442497428" calcext:value-type="float">
            <text:p>564,387442497428</text:p>
          </table:table-cell>
          <table:table-cell office:value-type="float" office:value="839.507356301902" calcext:value-type="float">
            <text:p>839,507356301902</text:p>
          </table:table-cell>
          <table:table-cell office:value-type="float" office:value="3.00395838886889" calcext:value-type="float">
            <text:p>3,00395838886889</text:p>
          </table:table-cell>
          <table:table-cell office:value-type="float" office:value="174.625380091546" calcext:value-type="float">
            <text:p>174,625380091546</text:p>
          </table:table-cell>
          <table:table-cell office:value-type="float" office:value="380.063822421667" calcext:value-type="float">
            <text:p>380,063822421667</text:p>
          </table:table-cell>
          <table:table-cell office:value-type="float" office:value="195.444322370662" calcext:value-type="float">
            <text:p>195,444322370662</text:p>
          </table:table-cell>
          <table:table-cell office:value-type="float" office:value="52.6132929693537" calcext:value-type="float">
            <text:p>52,6132929693537</text:p>
          </table:table-cell>
          <table:table-cell office:value-type="float" office:value="33.7565800598042" calcext:value-type="float">
            <text:p>33,7565800598042</text:p>
          </table:table-cell>
        </table:table-row>
        <table:table-row table:style-name="ro1" table:visibility="filter">
          <table:table-cell office:value-type="string" calcext:value-type="string">
            <text:p>930310101</text:p>
          </table:table-cell>
          <table:table-cell office:value-type="float" office:value="749.997886686947" calcext:value-type="float">
            <text:p>749,997886686947</text:p>
          </table:table-cell>
          <table:table-cell office:value-type="float" office:value="726.58579378645" calcext:value-type="float">
            <text:p>726,58579378645</text:p>
          </table:table-cell>
          <table:table-cell office:value-type="float" office:value="0" calcext:value-type="float">
            <text:p>0</text:p>
          </table:table-cell>
          <table:table-cell office:value-type="float" office:value="23.4120929004965" calcext:value-type="float">
            <text:p>23,4120929004965</text:p>
          </table:table-cell>
          <table:table-cell office:value-type="float" office:value="3.48739031526974" calcext:value-type="float">
            <text:p>3,48739031526974</text:p>
          </table:table-cell>
          <table:table-cell office:value-type="float" office:value="746.510496371677" calcext:value-type="float">
            <text:p>746,510496371677</text:p>
          </table:table-cell>
          <table:table-cell office:value-type="float" office:value="62.316956338502" calcext:value-type="float">
            <text:p>62,316956338502</text:p>
          </table:table-cell>
          <table:table-cell office:value-type="float" office:value="120.174149990761" calcext:value-type="float">
            <text:p>120,174149990761</text:p>
          </table:table-cell>
          <table:table-cell office:value-type="float" office:value="181.829945521228" calcext:value-type="float">
            <text:p>181,829945521228</text:p>
          </table:table-cell>
          <table:table-cell office:value-type="float" office:value="288.571978225614" calcext:value-type="float">
            <text:p>288,571978225614</text:p>
          </table:table-cell>
          <table:table-cell office:value-type="float" office:value="73.6927637103452" calcext:value-type="float">
            <text:p>73,6927637103452</text:p>
          </table:table-cell>
          <table:table-cell office:value-type="float" office:value="2374.19997975286" calcext:value-type="float">
            <text:p>2374,19997975286</text:p>
          </table:table-cell>
          <table:table-cell office:value-type="float" office:value="3.48739031526974" calcext:value-type="float">
            <text:p>3,48739031526974</text:p>
          </table:table-cell>
          <table:table-cell office:value-type="float" office:value="726.58579378645" calcext:value-type="float">
            <text:p>726,58579378645</text:p>
          </table:table-cell>
          <table:table-cell office:value-type="float" office:value="0" calcext:value-type="float">
            <text:p>0</text:p>
          </table:table-cell>
          <table:table-cell office:value-type="float" office:value="3.29315541496503" calcext:value-type="float">
            <text:p>3,29315541496503</text:p>
          </table:table-cell>
          <table:table-cell office:value-type="float" office:value="88.058549797077" calcext:value-type="float">
            <text:p>88,058549797077</text:p>
          </table:table-cell>
          <table:table-cell office:value-type="float" office:value="596.161921993838" calcext:value-type="float">
            <text:p>596,161921993838</text:p>
          </table:table-cell>
          <table:table-cell office:value-type="float" office:value="32.4858557506405" calcext:value-type="float">
            <text:p>32,4858557506405</text:p>
          </table:table-cell>
          <table:table-cell office:value-type="float" office:value="6.58631082993005" calcext:value-type="float">
            <text:p>6,58631082993005</text:p>
          </table:table-cell>
        </table:table-row>
        <table:table-row table:style-name="ro1" table:visibility="filter">
          <table:table-cell office:value-type="string" calcext:value-type="string">
            <text:p>930310102</text:p>
          </table:table-cell>
          <table:table-cell office:value-type="float" office:value="678.998074617906" calcext:value-type="float">
            <text:p>678,998074617906</text:p>
          </table:table-cell>
          <table:table-cell office:value-type="float" office:value="661.972571927313" calcext:value-type="float">
            <text:p>661,972571927313</text:p>
          </table:table-cell>
          <table:table-cell office:value-type="float" office:value="6.28706555440477" calcext:value-type="float">
            <text:p>6,28706555440477</text:p>
          </table:table-cell>
          <table:table-cell office:value-type="float" office:value="10.7384371361881" calcext:value-type="float">
            <text:p>10,7384371361881</text:p>
          </table:table-cell>
          <table:table-cell office:value-type="float" office:value="0" calcext:value-type="float">
            <text:p>0</text:p>
          </table:table-cell>
          <table:table-cell office:value-type="float" office:value="677.740665164267" calcext:value-type="float">
            <text:p>677,740665164267</text:p>
          </table:table-cell>
          <table:table-cell office:value-type="float" office:value="30.4803801695518" calcext:value-type="float">
            <text:p>30,4803801695518</text:p>
          </table:table-cell>
          <table:table-cell office:value-type="float" office:value="105.618553312183" calcext:value-type="float">
            <text:p>105,618553312183</text:p>
          </table:table-cell>
          <table:table-cell office:value-type="float" office:value="324.782114467087" calcext:value-type="float">
            <text:p>324,782114467087</text:p>
          </table:table-cell>
          <table:table-cell office:value-type="float" office:value="157.127267006255" calcext:value-type="float">
            <text:p>157,127267006255</text:p>
          </table:table-cell>
          <table:table-cell office:value-type="float" office:value="43.964256972236" calcext:value-type="float">
            <text:p>43,964256972236</text:p>
          </table:table-cell>
          <table:table-cell office:value-type="float" office:value="2083.52192752329" calcext:value-type="float">
            <text:p>2083,52192752329</text:p>
          </table:table-cell>
          <table:table-cell office:value-type="float" office:value="0" calcext:value-type="float">
            <text:p>0</text:p>
          </table:table-cell>
          <table:table-cell office:value-type="float" office:value="661.972571927313" calcext:value-type="float">
            <text:p>661,972571927313</text:p>
          </table:table-cell>
          <table:table-cell office:value-type="float" office:value="4.03883099824029" calcext:value-type="float">
            <text:p>4,03883099824029</text:p>
          </table:table-cell>
          <table:table-cell office:value-type="float" office:value="2.51481890727865" calcext:value-type="float">
            <text:p>2,51481890727865</text:p>
          </table:table-cell>
          <table:table-cell office:value-type="float" office:value="287.609298583713" calcext:value-type="float">
            <text:p>287,609298583713</text:p>
          </table:table-cell>
          <table:table-cell office:value-type="float" office:value="350.930095266126" calcext:value-type="float">
            <text:p>350,930095266126</text:p>
          </table:table-cell>
          <table:table-cell office:value-type="float" office:value="14.3647092646772" calcext:value-type="float">
            <text:p>14,3647092646772</text:p>
          </table:table-cell>
          <table:table-cell office:value-type="float" office:value="2.51481890727865" calcext:value-type="float">
            <text:p>2,51481890727865</text:p>
          </table:table-cell>
        </table:table-row>
        <table:table-row table:style-name="ro1" table:visibility="filter">
          <table:table-cell office:value-type="string" calcext:value-type="string">
            <text:p>930310103</text:p>
          </table:table-cell>
          <table:table-cell office:value-type="float" office:value="1111.49706273927" calcext:value-type="float">
            <text:p>1111,49706273927</text:p>
          </table:table-cell>
          <table:table-cell office:value-type="float" office:value="1009.87021999222" calcext:value-type="float">
            <text:p>1009,87021999222</text:p>
          </table:table-cell>
          <table:table-cell office:value-type="float" office:value="6.0890139491083" calcext:value-type="float">
            <text:p>6,0890139491083</text:p>
          </table:table-cell>
          <table:table-cell office:value-type="float" office:value="95.537828797941" calcext:value-type="float">
            <text:p>95,537828797941</text:p>
          </table:table-cell>
          <table:table-cell office:value-type="float" office:value="6.51988769309601" calcext:value-type="float">
            <text:p>6,51988769309601</text:p>
          </table:table-cell>
          <table:table-cell office:value-type="float" office:value="1097.79608854315" calcext:value-type="float">
            <text:p>1097,79608854315</text:p>
          </table:table-cell>
          <table:table-cell office:value-type="float" office:value="102.481754955739" calcext:value-type="float">
            <text:p>102,481754955739</text:p>
          </table:table-cell>
          <table:table-cell office:value-type="float" office:value="112.757473048548" calcext:value-type="float">
            <text:p>112,757473048548</text:p>
          </table:table-cell>
          <table:table-cell office:value-type="float" office:value="398.355039714771" calcext:value-type="float">
            <text:p>398,355039714771</text:p>
          </table:table-cell>
          <table:table-cell office:value-type="float" office:value="326.726177831051" calcext:value-type="float">
            <text:p>326,726177831051</text:p>
          </table:table-cell>
          <table:table-cell office:value-type="float" office:value="69.5497744421134" calcext:value-type="float">
            <text:p>69,5497744421134</text:p>
          </table:table-cell>
          <table:table-cell office:value-type="float" office:value="3177.71540373192" calcext:value-type="float">
            <text:p>3177,71540373192</text:p>
          </table:table-cell>
          <table:table-cell office:value-type="float" office:value="6.51988769309601" calcext:value-type="float">
            <text:p>6,51988769309601</text:p>
          </table:table-cell>
          <table:table-cell office:value-type="float" office:value="1006.39076165279" calcext:value-type="float">
            <text:p>1006,39076165279</text:p>
          </table:table-cell>
          <table:table-cell office:value-type="float" office:value="2.9078981017366" calcext:value-type="float">
            <text:p>2,9078981017366</text:p>
          </table:table-cell>
          <table:table-cell office:value-type="float" office:value="11.2652000258854" calcext:value-type="float">
            <text:p>11,2652000258854</text:p>
          </table:table-cell>
          <table:table-cell office:value-type="float" office:value="233.259833146664" calcext:value-type="float">
            <text:p>233,259833146664</text:p>
          </table:table-cell>
          <table:table-cell office:value-type="float" office:value="578.035182424482" calcext:value-type="float">
            <text:p>578,035182424482</text:p>
          </table:table-cell>
          <table:table-cell office:value-type="float" office:value="65.6509425743276" calcext:value-type="float">
            <text:p>65,6509425743276</text:p>
          </table:table-cell>
          <table:table-cell office:value-type="float" office:value="115.271705379696" calcext:value-type="float">
            <text:p>115,271705379696</text:p>
          </table:table-cell>
        </table:table-row>
        <table:table-row table:style-name="ro1" table:visibility="filter">
          <table:table-cell office:value-type="string" calcext:value-type="string">
            <text:p>930310104</text:p>
          </table:table-cell>
          <table:table-cell office:value-type="float" office:value="1606.49568084138" calcext:value-type="float">
            <text:p>1606,49568084138</text:p>
          </table:table-cell>
          <table:table-cell office:value-type="float" office:value="1484.98552437962" calcext:value-type="float">
            <text:p>1484,98552437962</text:p>
          </table:table-cell>
          <table:table-cell office:value-type="float" office:value="8.08855161947048" calcext:value-type="float">
            <text:p>8,08855161947048</text:p>
          </table:table-cell>
          <table:table-cell office:value-type="float" office:value="113.42160484229" calcext:value-type="float">
            <text:p>113,42160484229</text:p>
          </table:table-cell>
          <table:table-cell office:value-type="float" office:value="479.581566231287" calcext:value-type="float">
            <text:p>479,581566231287</text:p>
          </table:table-cell>
          <table:table-cell office:value-type="float" office:value="975.72871886571" calcext:value-type="float">
            <text:p>975,72871886571</text:p>
          </table:table-cell>
          <table:table-cell office:value-type="float" office:value="303.285615491222" calcext:value-type="float">
            <text:p>303,285615491222</text:p>
          </table:table-cell>
          <table:table-cell office:value-type="float" office:value="395.090981085738" calcext:value-type="float">
            <text:p>395,090981085738</text:p>
          </table:table-cell>
          <table:table-cell office:value-type="float" office:value="356.117632100694" calcext:value-type="float">
            <text:p>356,117632100694</text:p>
          </table:table-cell>
          <table:table-cell office:value-type="float" office:value="256.137994897268" calcext:value-type="float">
            <text:p>256,137994897268</text:p>
          </table:table-cell>
          <table:table-cell office:value-type="float" office:value="174.3533008047" calcext:value-type="float">
            <text:p>174,3533008047</text:p>
          </table:table-cell>
          <table:table-cell office:value-type="float" office:value="4182.66151859092" calcext:value-type="float">
            <text:p>4182,66151859092</text:p>
          </table:table-cell>
          <table:table-cell office:value-type="float" office:value="437.412309240299" calcext:value-type="float">
            <text:p>437,412309240299</text:p>
          </table:table-cell>
          <table:table-cell office:value-type="float" office:value="1436.51779525429" calcext:value-type="float">
            <text:p>1436,51779525429</text:p>
          </table:table-cell>
          <table:table-cell office:value-type="float" office:value="123.47336119537" calcext:value-type="float">
            <text:p>123,47336119537</text:p>
          </table:table-cell>
          <table:table-cell office:value-type="float" office:value="225.830795969346" calcext:value-type="float">
            <text:p>225,830795969346</text:p>
          </table:table-cell>
          <table:table-cell office:value-type="float" office:value="231.966792347573" calcext:value-type="float">
            <text:p>231,966792347573</text:p>
          </table:table-cell>
          <table:table-cell office:value-type="float" office:value="255.552310270879" calcext:value-type="float">
            <text:p>255,552310270879</text:p>
          </table:table-cell>
          <table:table-cell office:value-type="float" office:value="439.065643308905" calcext:value-type="float">
            <text:p>439,065643308905</text:p>
          </table:table-cell>
          <table:table-cell office:value-type="float" office:value="160.628892162215" calcext:value-type="float">
            <text:p>160,628892162215</text:p>
          </table:table-cell>
        </table:table-row>
        <table:table-row table:style-name="ro1" table:visibility="filter">
          <table:table-cell office:value-type="string" calcext:value-type="string">
            <text:p>930310201</text:p>
          </table:table-cell>
          <table:table-cell office:value-type="float" office:value="1322.99632180886" calcext:value-type="float">
            <text:p>1322,99632180886</text:p>
          </table:table-cell>
          <table:table-cell office:value-type="float" office:value="1264.61217981091" calcext:value-type="float">
            <text:p>1264,61217981091</text:p>
          </table:table-cell>
          <table:table-cell office:value-type="float" office:value="0" calcext:value-type="float">
            <text:p>0</text:p>
          </table:table-cell>
          <table:table-cell office:value-type="float" office:value="58.384141997952" calcext:value-type="float">
            <text:p>58,384141997952</text:p>
          </table:table-cell>
          <table:table-cell office:value-type="float" office:value="173.279481585301" calcext:value-type="float">
            <text:p>173,279481585301</text:p>
          </table:table-cell>
          <table:table-cell office:value-type="float" office:value="1148.57209836304" calcext:value-type="float">
            <text:p>1148,57209836304</text:p>
          </table:table-cell>
          <table:table-cell office:value-type="float" office:value="38.3215120825365" calcext:value-type="float">
            <text:p>38,3215120825365</text:p>
          </table:table-cell>
          <table:table-cell office:value-type="float" office:value="291.569527665325" calcext:value-type="float">
            <text:p>291,569527665325</text:p>
          </table:table-cell>
          <table:table-cell office:value-type="float" office:value="511.496851755683" calcext:value-type="float">
            <text:p>511,496851755683</text:p>
          </table:table-cell>
          <table:table-cell office:value-type="float" office:value="256.748659996777" calcext:value-type="float">
            <text:p>256,748659996777</text:p>
          </table:table-cell>
          <table:table-cell office:value-type="float" office:value="166.47562831059" calcext:value-type="float">
            <text:p>166,47562831059</text:p>
          </table:table-cell>
          <table:table-cell office:value-type="float" office:value="4075.70085290569" calcext:value-type="float">
            <text:p>4075,70085290569</text:p>
          </table:table-cell>
          <table:table-cell office:value-type="float" office:value="165.925580522535" calcext:value-type="float">
            <text:p>165,925580522535</text:p>
          </table:table-cell>
          <table:table-cell office:value-type="float" office:value="1132.48143734016" calcext:value-type="float">
            <text:p>1132,48143734016</text:p>
          </table:table-cell>
          <table:table-cell office:value-type="float" office:value="36.4962502269504" calcext:value-type="float">
            <text:p>36,4962502269504</text:p>
          </table:table-cell>
          <table:table-cell office:value-type="float" office:value="52.391814118368" calcext:value-type="float">
            <text:p>52,391814118368</text:p>
          </table:table-cell>
          <table:table-cell office:value-type="float" office:value="551.63454763069" calcext:value-type="float">
            <text:p>551,63454763069</text:p>
          </table:table-cell>
          <table:table-cell office:value-type="float" office:value="168.093283900125" calcext:value-type="float">
            <text:p>168,093283900125</text:p>
          </table:table-cell>
          <table:table-cell office:value-type="float" office:value="23.0964428100643" calcext:value-type="float">
            <text:p>23,0964428100643</text:p>
          </table:table-cell>
          <table:table-cell office:value-type="float" office:value="300.769098653964" calcext:value-type="float">
            <text:p>300,769098653964</text:p>
          </table:table-cell>
        </table:table-row>
        <table:table-row table:style-name="ro1" table:visibility="filter">
          <table:table-cell office:value-type="string" calcext:value-type="string">
            <text:p>930310202</text:p>
          </table:table-cell>
          <table:table-cell office:value-type="float" office:value="1186.49677034857" calcext:value-type="float">
            <text:p>1186,49677034857</text:p>
          </table:table-cell>
          <table:table-cell office:value-type="float" office:value="1110.39812310641" calcext:value-type="float">
            <text:p>1110,39812310641</text:p>
          </table:table-cell>
          <table:table-cell office:value-type="float" office:value="6.18759972734689" calcext:value-type="float">
            <text:p>6,18759972734689</text:p>
          </table:table-cell>
          <table:table-cell office:value-type="float" office:value="69.9110475148109" calcext:value-type="float">
            <text:p>69,9110475148109</text:p>
          </table:table-cell>
          <table:table-cell office:value-type="float" office:value="256.542757995284" calcext:value-type="float">
            <text:p>256,542757995284</text:p>
          </table:table-cell>
          <table:table-cell office:value-type="float" office:value="924.954026896007" calcext:value-type="float">
            <text:p>924,954026896007</text:p>
          </table:table-cell>
          <table:table-cell office:value-type="float" office:value="56.3288198953299" calcext:value-type="float">
            <text:p>56,3288198953299</text:p>
          </table:table-cell>
          <table:table-cell office:value-type="float" office:value="186.360055522339" calcext:value-type="float">
            <text:p>186,360055522339</text:p>
          </table:table-cell>
          <table:table-cell office:value-type="float" office:value="458.571803837766" calcext:value-type="float">
            <text:p>458,571803837766</text:p>
          </table:table-cell>
          <table:table-cell office:value-type="float" office:value="306.067438079803" calcext:value-type="float">
            <text:p>306,067438079803</text:p>
          </table:table-cell>
          <table:table-cell office:value-type="float" office:value="103.070005771175" calcext:value-type="float">
            <text:p>103,070005771175</text:p>
          </table:table-cell>
          <table:table-cell office:value-type="float" office:value="3583.7201771537" calcext:value-type="float">
            <text:p>3583,7201771537</text:p>
          </table:table-cell>
          <table:table-cell office:value-type="float" office:value="233.287475572776" calcext:value-type="float">
            <text:p>233,287475572776</text:p>
          </table:table-cell>
          <table:table-cell office:value-type="float" office:value="1106.62230490286" calcext:value-type="float">
            <text:p>1106,62230490286</text:p>
          </table:table-cell>
          <table:table-cell office:value-type="float" office:value="18.9827847046265" calcext:value-type="float">
            <text:p>18,9827847046265</text:p>
          </table:table-cell>
          <table:table-cell office:value-type="float" office:value="137.942382885249" calcext:value-type="float">
            <text:p>137,942382885249</text:p>
          </table:table-cell>
          <table:table-cell office:value-type="float" office:value="439.197102927781" calcext:value-type="float">
            <text:p>439,197102927781</text:p>
          </table:table-cell>
          <table:table-cell office:value-type="float" office:value="226.704739879646" calcext:value-type="float">
            <text:p>226,704739879646</text:p>
          </table:table-cell>
          <table:table-cell office:value-type="float" office:value="76.5239514492515" calcext:value-type="float">
            <text:p>76,5239514492515</text:p>
          </table:table-cell>
          <table:table-cell office:value-type="float" office:value="207.271343056307" calcext:value-type="float">
            <text:p>207,271343056307</text:p>
          </table:table-cell>
        </table:table-row>
        <table:table-row table:style-name="ro1" table:visibility="filter">
          <table:table-cell office:value-type="string" calcext:value-type="string">
            <text:p>930310203</text:p>
          </table:table-cell>
          <table:table-cell office:value-type="float" office:value="1162.99689005127" calcext:value-type="float">
            <text:p>1162,99689005127</text:p>
          </table:table-cell>
          <table:table-cell office:value-type="float" office:value="1069.24270641887" calcext:value-type="float">
            <text:p>1069,24270641887</text:p>
          </table:table-cell>
          <table:table-cell office:value-type="float" office:value="13.6652253164364" calcext:value-type="float">
            <text:p>13,6652253164364</text:p>
          </table:table-cell>
          <table:table-cell office:value-type="float" office:value="80.0889583159649" calcext:value-type="float">
            <text:p>80,0889583159649</text:p>
          </table:table-cell>
          <table:table-cell office:value-type="float" office:value="148.816691496027" calcext:value-type="float">
            <text:p>148,816691496027</text:p>
          </table:table-cell>
          <table:table-cell office:value-type="float" office:value="1014.18019855524" calcext:value-type="float">
            <text:p>1014,18019855524</text:p>
          </table:table-cell>
          <table:table-cell office:value-type="float" office:value="14.4200889258546" calcext:value-type="float">
            <text:p>14,4200889258546</text:p>
          </table:table-cell>
          <table:table-cell office:value-type="float" office:value="214.584598459604" calcext:value-type="float">
            <text:p>214,584598459604</text:p>
          </table:table-cell>
          <table:table-cell office:value-type="float" office:value="404.445842179618" calcext:value-type="float">
            <text:p>404,445842179618</text:p>
          </table:table-cell>
          <table:table-cell office:value-type="float" office:value="323.017910716295" calcext:value-type="float">
            <text:p>323,017910716295</text:p>
          </table:table-cell>
          <table:table-cell office:value-type="float" office:value="112.774266137494" calcext:value-type="float">
            <text:p>112,774266137494</text:p>
          </table:table-cell>
          <table:table-cell office:value-type="float" office:value="3531.61179833036" calcext:value-type="float">
            <text:p>3531,61179833036</text:p>
          </table:table-cell>
          <table:table-cell office:value-type="float" office:value="144.011182865371" calcext:value-type="float">
            <text:p>144,011182865371</text:p>
          </table:table-cell>
          <table:table-cell office:value-type="float" office:value="1063.682484033" calcext:value-type="float">
            <text:p>1063,682484033</text:p>
          </table:table-cell>
          <table:table-cell office:value-type="float" office:value="17.0516761070996" calcext:value-type="float">
            <text:p>17,0516761070996</text:p>
          </table:table-cell>
          <table:table-cell office:value-type="float" office:value="90.0482515564255" calcext:value-type="float">
            <text:p>90,0482515564255</text:p>
          </table:table-cell>
          <table:table-cell office:value-type="float" office:value="518.668595633715" calcext:value-type="float">
            <text:p>518,668595633715</text:p>
          </table:table-cell>
          <table:table-cell office:value-type="float" office:value="240.889492662813" calcext:value-type="float">
            <text:p>240,889492662813</text:p>
          </table:table-cell>
          <table:table-cell office:value-type="float" office:value="111.899306814529" calcext:value-type="float">
            <text:p>111,899306814529</text:p>
          </table:table-cell>
          <table:table-cell office:value-type="float" office:value="85.1251612584152" calcext:value-type="float">
            <text:p>85,1251612584152</text:p>
          </table:table-cell>
        </table:table-row>
        <table:table-row table:style-name="ro1" table:visibility="filter">
          <table:table-cell office:value-type="string" calcext:value-type="string">
            <text:p>930310301</text:p>
          </table:table-cell>
          <table:table-cell office:value-type="float" office:value="1183.49694700014" calcext:value-type="float">
            <text:p>1183,49694700014</text:p>
          </table:table-cell>
          <table:table-cell office:value-type="float" office:value="1049.66291052135" calcext:value-type="float">
            <text:p>1049,66291052135</text:p>
          </table:table-cell>
          <table:table-cell office:value-type="float" office:value="11.6541281557537" calcext:value-type="float">
            <text:p>11,6541281557537</text:p>
          </table:table-cell>
          <table:table-cell office:value-type="float" office:value="122.179908323028" calcext:value-type="float">
            <text:p>122,179908323028</text:p>
          </table:table-cell>
          <table:table-cell office:value-type="float" office:value="71.0488864427439" calcext:value-type="float">
            <text:p>71,0488864427439</text:p>
          </table:table-cell>
          <table:table-cell office:value-type="float" office:value="1106.07354705041" calcext:value-type="float">
            <text:p>1106,07354705041</text:p>
          </table:table-cell>
          <table:table-cell office:value-type="float" office:value="107.044840370492" calcext:value-type="float">
            <text:p>107,044840370492</text:p>
          </table:table-cell>
          <table:table-cell office:value-type="float" office:value="252.109364140534" calcext:value-type="float">
            <text:p>252,109364140534</text:p>
          </table:table-cell>
          <table:table-cell office:value-type="float" office:value="389.132179837673" calcext:value-type="float">
            <text:p>389,132179837673</text:p>
          </table:table-cell>
          <table:table-cell office:value-type="float" office:value="240.577127510668" calcext:value-type="float">
            <text:p>240,577127510668</text:p>
          </table:table-cell>
          <table:table-cell office:value-type="float" office:value="60.7993986619877" calcext:value-type="float">
            <text:p>60,7993986619877</text:p>
          </table:table-cell>
          <table:table-cell office:value-type="float" office:value="3059.57629601865" calcext:value-type="float">
            <text:p>3059,57629601865</text:p>
          </table:table-cell>
          <table:table-cell office:value-type="float" office:value="57.1652805018191" calcext:value-type="float">
            <text:p>57,1652805018191</text:p>
          </table:table-cell>
          <table:table-cell office:value-type="float" office:value="1047.91981576528" calcext:value-type="float">
            <text:p>1047,91981576528</text:p>
          </table:table-cell>
          <table:table-cell office:value-type="float" office:value="2.91352356480166" calcext:value-type="float">
            <text:p>2,91352356480166</text:p>
          </table:table-cell>
          <table:table-cell office:value-type="float" office:value="66.5322816648178" calcext:value-type="float">
            <text:p>66,5322816648178</text:p>
          </table:table-cell>
          <table:table-cell office:value-type="float" office:value="688.757732711817" calcext:value-type="float">
            <text:p>688,757732711817</text:p>
          </table:table-cell>
          <table:table-cell office:value-type="float" office:value="218.498989784787" calcext:value-type="float">
            <text:p>218,498989784787</text:p>
          </table:table-cell>
          <table:table-cell office:value-type="float" office:value="65.4049265941422" calcext:value-type="float">
            <text:p>65,4049265941422</text:p>
          </table:table-cell>
          <table:table-cell office:value-type="float" office:value="5.81236144491285" calcext:value-type="float">
            <text:p>5,81236144491285</text:p>
          </table:table-cell>
        </table:table-row>
        <table:table-row table:style-name="ro1" table:visibility="filter">
          <table:table-cell office:value-type="string" calcext:value-type="string">
            <text:p>930310302</text:p>
          </table:table-cell>
          <table:table-cell office:value-type="float" office:value="1023.99721525181" calcext:value-type="float">
            <text:p>1023,99721525181</text:p>
          </table:table-cell>
          <table:table-cell office:value-type="float" office:value="957.434334707048" calcext:value-type="float">
            <text:p>957,434334707048</text:p>
          </table:table-cell>
          <table:table-cell office:value-type="float" office:value="2.70992344231852" calcext:value-type="float">
            <text:p>2,70992344231852</text:p>
          </table:table-cell>
          <table:table-cell office:value-type="float" office:value="63.8529571024393" calcext:value-type="float">
            <text:p>63,8529571024393</text:p>
          </table:table-cell>
          <table:table-cell office:value-type="float" office:value="58.0808015258387" calcext:value-type="float">
            <text:p>58,0808015258387</text:p>
          </table:table-cell>
          <table:table-cell office:value-type="float" office:value="961.564255033258" calcext:value-type="float">
            <text:p>961,564255033258</text:p>
          </table:table-cell>
          <table:table-cell office:value-type="float" office:value="31.2030460532973" calcext:value-type="float">
            <text:p>31,2030460532973</text:p>
          </table:table-cell>
          <table:table-cell office:value-type="float" office:value="109.794782433759" calcext:value-type="float">
            <text:p>109,794782433759</text:p>
          </table:table-cell>
          <table:table-cell office:value-type="float" office:value="446.867068272919" calcext:value-type="float">
            <text:p>446,867068272919</text:p>
          </table:table-cell>
          <table:table-cell office:value-type="float" office:value="297.624161201047" calcext:value-type="float">
            <text:p>297,624161201047</text:p>
          </table:table-cell>
          <table:table-cell office:value-type="float" office:value="71.9452767460252" calcext:value-type="float">
            <text:p>71,9452767460252</text:p>
          </table:table-cell>
          <table:table-cell office:value-type="float" office:value="3177.345995182" calcext:value-type="float">
            <text:p>3177,345995182</text:p>
          </table:table-cell>
          <table:table-cell office:value-type="float" office:value="58.0808015258387" calcext:value-type="float">
            <text:p>58,0808015258387</text:p>
          </table:table-cell>
          <table:table-cell office:value-type="float" office:value="882.911656796423" calcext:value-type="float">
            <text:p>882,911656796423</text:p>
          </table:table-cell>
          <table:table-cell office:value-type="float" office:value="4.52953163692862" calcext:value-type="float">
            <text:p>4,52953163692862</text:p>
          </table:table-cell>
          <table:table-cell office:value-type="float" office:value="37.1085356748375" calcext:value-type="float">
            <text:p>37,1085356748375</text:p>
          </table:table-cell>
          <table:table-cell office:value-type="float" office:value="410.552441181621" calcext:value-type="float">
            <text:p>410,552441181621</text:p>
          </table:table-cell>
          <table:table-cell office:value-type="float" office:value="153.074584133778" calcext:value-type="float">
            <text:p>153,074584133778</text:p>
          </table:table-cell>
          <table:table-cell office:value-type="float" office:value="24.4570432750915" calcext:value-type="float">
            <text:p>24,4570432750915</text:p>
          </table:table-cell>
          <table:table-cell office:value-type="float" office:value="253.189520894166" calcext:value-type="float">
            <text:p>253,189520894166</text:p>
          </table:table-cell>
        </table:table-row>
        <table:table-row table:style-name="ro1" table:visibility="filter">
          <table:table-cell office:value-type="string" calcext:value-type="string">
            <text:p>930310303</text:p>
          </table:table-cell>
          <table:table-cell office:value-type="float" office:value="1801.49532845548" calcext:value-type="float">
            <text:p>1801,49532845548</text:p>
          </table:table-cell>
          <table:table-cell office:value-type="float" office:value="1606.14059273128" calcext:value-type="float">
            <text:p>1606,14059273128</text:p>
          </table:table-cell>
          <table:table-cell office:value-type="float" office:value="36.534085756755" calcext:value-type="float">
            <text:p>36,534085756755</text:p>
          </table:table-cell>
          <table:table-cell office:value-type="float" office:value="158.820649967451" calcext:value-type="float">
            <text:p>158,820649967451</text:p>
          </table:table-cell>
          <table:table-cell office:value-type="float" office:value="189.702488122432" calcext:value-type="float">
            <text:p>189,702488122432</text:p>
          </table:table-cell>
          <table:table-cell office:value-type="float" office:value="1513.92434162076" calcext:value-type="float">
            <text:p>1513,92434162076</text:p>
          </table:table-cell>
          <table:table-cell office:value-type="float" office:value="264.360558390073" calcext:value-type="float">
            <text:p>264,360558390073</text:p>
          </table:table-cell>
          <table:table-cell office:value-type="float" office:value="148.438361957059" calcext:value-type="float">
            <text:p>148,438361957059</text:p>
          </table:table-cell>
          <table:table-cell office:value-type="float" office:value="656.785802043574" calcext:value-type="float">
            <text:p>656,785802043574</text:p>
          </table:table-cell>
          <table:table-cell office:value-type="float" office:value="422.89648014199" calcext:value-type="float">
            <text:p>422,89648014199</text:p>
          </table:table-cell>
          <table:table-cell office:value-type="float" office:value="113.659390198583" calcext:value-type="float">
            <text:p>113,659390198583</text:p>
          </table:table-cell>
          <table:table-cell office:value-type="float" office:value="4810.20391719183" calcext:value-type="float">
            <text:p>4810,20391719183</text:p>
          </table:table-cell>
          <table:table-cell office:value-type="float" office:value="185.894519903143" calcext:value-type="float">
            <text:p>185,894519903143</text:p>
          </table:table-cell>
          <table:table-cell office:value-type="float" office:value="1591.57600664727" calcext:value-type="float">
            <text:p>1591,57600664727</text:p>
          </table:table-cell>
          <table:table-cell office:value-type="float" office:value="10.4187243663208" calcext:value-type="float">
            <text:p>10,4187243663208</text:p>
          </table:table-cell>
          <table:table-cell office:value-type="float" office:value="139.81648928245" calcext:value-type="float">
            <text:p>139,81648928245</text:p>
          </table:table-cell>
          <table:table-cell office:value-type="float" office:value="635.916176803678" calcext:value-type="float">
            <text:p>635,916176803678</text:p>
          </table:table-cell>
          <table:table-cell office:value-type="float" office:value="564.656671445544" calcext:value-type="float">
            <text:p>564,656671445544</text:p>
          </table:table-cell>
          <table:table-cell office:value-type="float" office:value="56.9696771297233" calcext:value-type="float">
            <text:p>56,9696771297233</text:p>
          </table:table-cell>
          <table:table-cell office:value-type="float" office:value="183.798267619554" calcext:value-type="float">
            <text:p>183,798267619554</text:p>
          </table:table-cell>
        </table:table-row>
        <table:table-row table:style-name="ro1" table:visibility="filter">
          <table:table-cell office:value-type="string" calcext:value-type="string">
            <text:p>930310304</text:p>
          </table:table-cell>
          <table:table-cell office:value-type="float" office:value="1349.49635415047" calcext:value-type="float">
            <text:p>1349,49635415047</text:p>
          </table:table-cell>
          <table:table-cell office:value-type="float" office:value="1253.49269430294" calcext:value-type="float">
            <text:p>1253,49269430294</text:p>
          </table:table-cell>
          <table:table-cell office:value-type="float" office:value="6.60921259472996" calcext:value-type="float">
            <text:p>6,60921259472996</text:p>
          </table:table-cell>
          <table:table-cell office:value-type="float" office:value="89.3944472528002" calcext:value-type="float">
            <text:p>89,3944472528002</text:p>
          </table:table-cell>
          <table:table-cell office:value-type="float" office:value="232.500652665263" calcext:value-type="float">
            <text:p>232,500652665263</text:p>
          </table:table-cell>
          <table:table-cell office:value-type="float" office:value="1110.82723148063" calcext:value-type="float">
            <text:p>1110,82723148063</text:p>
          </table:table-cell>
          <table:table-cell office:value-type="float" office:value="125.39509859394" calcext:value-type="float">
            <text:p>125,39509859394</text:p>
          </table:table-cell>
          <table:table-cell office:value-type="float" office:value="134.987368288118" calcext:value-type="float">
            <text:p>134,987368288118</text:p>
          </table:table-cell>
          <table:table-cell office:value-type="float" office:value="554.830983353025" calcext:value-type="float">
            <text:p>554,830983353025</text:p>
          </table:table-cell>
          <table:table-cell office:value-type="float" office:value="249.047250812902" calcext:value-type="float">
            <text:p>249,047250812902</text:p>
          </table:table-cell>
          <table:table-cell office:value-type="float" office:value="189.231993254958" calcext:value-type="float">
            <text:p>189,231993254958</text:p>
          </table:table-cell>
          <table:table-cell office:value-type="float" office:value="4082.39249070819" calcext:value-type="float">
            <text:p>4082,39249070819</text:p>
          </table:table-cell>
          <table:table-cell office:value-type="float" office:value="219.610701579888" calcext:value-type="float">
            <text:p>219,610701579888</text:p>
          </table:table-cell>
          <table:table-cell office:value-type="float" office:value="1251.57226423255" calcext:value-type="float">
            <text:p>1251,57226423255</text:p>
          </table:table-cell>
          <table:table-cell office:value-type="float" office:value="3.20993350771103" calcext:value-type="float">
            <text:p>3,20993350771103</text:p>
          </table:table-cell>
          <table:table-cell office:value-type="float" office:value="92.5037130467851" calcext:value-type="float">
            <text:p>92,5037130467851</text:p>
          </table:table-cell>
          <table:table-cell office:value-type="float" office:value="614.326367169055" calcext:value-type="float">
            <text:p>614,326367169055</text:p>
          </table:table-cell>
          <table:table-cell office:value-type="float" office:value="399.824877659651" calcext:value-type="float">
            <text:p>399,824877659651</text:p>
          </table:table-cell>
          <table:table-cell office:value-type="float" office:value="15.3845694676085" calcext:value-type="float">
            <text:p>15,3845694676085</text:p>
          </table:table-cell>
          <table:table-cell office:value-type="float" office:value="126.32280338174" calcext:value-type="float">
            <text:p>126,32280338174</text:p>
          </table:table-cell>
        </table:table-row>
        <table:table-row table:style-name="ro1" table:visibility="filter">
          <table:table-cell office:value-type="string" calcext:value-type="string">
            <text:p>930310401</text:p>
          </table:table-cell>
          <table:table-cell office:value-type="float" office:value="1070.99707793473" calcext:value-type="float">
            <text:p>1070,99707793473</text:p>
          </table:table-cell>
          <table:table-cell office:value-type="float" office:value="1004.64581571594" calcext:value-type="float">
            <text:p>1004,64581571594</text:p>
          </table:table-cell>
          <table:table-cell office:value-type="float" office:value="2.2760092890058" calcext:value-type="float">
            <text:p>2,2760092890058</text:p>
          </table:table-cell>
          <table:table-cell office:value-type="float" office:value="64.0752529297799" calcext:value-type="float">
            <text:p>64,0752529297799</text:p>
          </table:table-cell>
          <table:table-cell office:value-type="float" office:value="56.7614611733438" calcext:value-type="float">
            <text:p>56,7614611733438</text:p>
          </table:table-cell>
          <table:table-cell office:value-type="float" office:value="1007.01735175182" calcext:value-type="float">
            <text:p>1007,01735175182</text:p>
          </table:table-cell>
          <table:table-cell office:value-type="float" office:value="4.05620826592313" calcext:value-type="float">
            <text:p>4,05620826592313</text:p>
          </table:table-cell>
          <table:table-cell office:value-type="float" office:value="143.624407032403" calcext:value-type="float">
            <text:p>143,624407032403</text:p>
          </table:table-cell>
          <table:table-cell office:value-type="float" office:value="238.78512894038" calcext:value-type="float">
            <text:p>238,78512894038</text:p>
          </table:table-cell>
          <table:table-cell office:value-type="float" office:value="353.585811087993" calcext:value-type="float">
            <text:p>353,585811087993</text:p>
          </table:table-cell>
          <table:table-cell office:value-type="float" office:value="264.594260389242" calcext:value-type="float">
            <text:p>264,594260389242</text:p>
          </table:table-cell>
          <table:table-cell office:value-type="float" office:value="3791.70311120579" calcext:value-type="float">
            <text:p>3791,70311120579</text:p>
          </table:table-cell>
          <table:table-cell office:value-type="float" office:value="49.0775081005287" calcext:value-type="float">
            <text:p>49,0775081005287</text:p>
          </table:table-cell>
          <table:table-cell office:value-type="float" office:value="1002.36981304681" calcext:value-type="float">
            <text:p>1002,36981304681</text:p>
          </table:table-cell>
          <table:table-cell office:value-type="float" office:value="15.6609164643193" calcext:value-type="float">
            <text:p>15,6609164643193</text:p>
          </table:table-cell>
          <table:table-cell office:value-type="float" office:value="14.3798712940582" calcext:value-type="float">
            <text:p>14,3798712940582</text:p>
          </table:table-cell>
          <table:table-cell office:value-type="float" office:value="784.065917573914" calcext:value-type="float">
            <text:p>784,065917573914</text:p>
          </table:table-cell>
          <table:table-cell office:value-type="float" office:value="161.341478831997" calcext:value-type="float">
            <text:p>161,341478831997</text:p>
          </table:table-cell>
          <table:table-cell office:value-type="float" office:value="23.5076248788217" calcext:value-type="float">
            <text:p>23,5076248788217</text:p>
          </table:table-cell>
          <table:table-cell office:value-type="float" office:value="3.41400400369823" calcext:value-type="float">
            <text:p>3,41400400369823</text:p>
          </table:table-cell>
        </table:table-row>
        <table:table-row table:style-name="ro1" table:visibility="filter">
          <table:table-cell office:value-type="string" calcext:value-type="string">
            <text:p>930310402</text:p>
          </table:table-cell>
          <table:table-cell office:value-type="float" office:value="858.997634202678" calcext:value-type="float">
            <text:p>858,997634202678</text:p>
          </table:table-cell>
          <table:table-cell office:value-type="float" office:value="813.393322162467" calcext:value-type="float">
            <text:p>813,393322162467</text:p>
          </table:table-cell>
          <table:table-cell office:value-type="float" office:value="7.59180835243976" calcext:value-type="float">
            <text:p>7,59180835243976</text:p>
          </table:table-cell>
          <table:table-cell office:value-type="float" office:value="38.012503687771" calcext:value-type="float">
            <text:p>38,012503687771</text:p>
          </table:table-cell>
          <table:table-cell office:value-type="float" office:value="42.703145382827" calcext:value-type="float">
            <text:p>42,703145382827</text:p>
          </table:table-cell>
          <table:table-cell office:value-type="float" office:value="809.526142134669" calcext:value-type="float">
            <text:p>809,526142134669</text:p>
          </table:table-cell>
          <table:table-cell office:value-type="float" office:value="10.599800993913" calcext:value-type="float">
            <text:p>10,599800993913</text:p>
          </table:table-cell>
          <table:table-cell office:value-type="float" office:value="125.410041865928" calcext:value-type="float">
            <text:p>125,410041865928</text:p>
          </table:table-cell>
          <table:table-cell office:value-type="float" office:value="446.244040699654" calcext:value-type="float">
            <text:p>446,244040699654</text:p>
          </table:table-cell>
          <table:table-cell office:value-type="float" office:value="194.80985830343" calcext:value-type="float">
            <text:p>194,80985830343</text:p>
          </table:table-cell>
          <table:table-cell office:value-type="float" office:value="36.3295802995425" calcext:value-type="float">
            <text:p>36,3295802995425</text:p>
          </table:table-cell>
          <table:table-cell office:value-type="float" office:value="2653.03200484131" calcext:value-type="float">
            <text:p>2653,03200484131</text:p>
          </table:table-cell>
          <table:table-cell office:value-type="float" office:value="38.9072412066071" calcext:value-type="float">
            <text:p>38,9072412066071</text:p>
          </table:table-cell>
          <table:table-cell office:value-type="float" office:value="813.393322162467" calcext:value-type="float">
            <text:p>813,393322162467</text:p>
          </table:table-cell>
          <table:table-cell office:value-type="float" office:value="11.5014880484692" calcext:value-type="float">
            <text:p>11,5014880484692</text:p>
          </table:table-cell>
          <table:table-cell office:value-type="float" office:value="58.2961961844671" calcext:value-type="float">
            <text:p>58,2961961844671</text:p>
          </table:table-cell>
          <table:table-cell office:value-type="float" office:value="586.331536978871" calcext:value-type="float">
            <text:p>586,331536978871</text:p>
          </table:table-cell>
          <table:table-cell office:value-type="float" office:value="145.821376162321" calcext:value-type="float">
            <text:p>145,821376162321</text:p>
          </table:table-cell>
          <table:table-cell office:value-type="float" office:value="11.4427247883387" calcext:value-type="float">
            <text:p>11,44272478833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30310403</text:p>
          </table:table-cell>
          <table:table-cell office:value-type="float" office:value="1231.99670489713" calcext:value-type="float">
            <text:p>1231,99670489713</text:p>
          </table:table-cell>
          <table:table-cell office:value-type="float" office:value="1132.90121803064" calcext:value-type="float">
            <text:p>1132,90121803064</text:p>
          </table:table-cell>
          <table:table-cell office:value-type="float" office:value="13.6898875900879" calcext:value-type="float">
            <text:p>13,6898875900879</text:p>
          </table:table-cell>
          <table:table-cell office:value-type="float" office:value="85.4055992764048" calcext:value-type="float">
            <text:p>85,4055992764048</text:p>
          </table:table-cell>
          <table:table-cell office:value-type="float" office:value="275.512286392388" calcext:value-type="float">
            <text:p>275,512286392388</text:p>
          </table:table-cell>
          <table:table-cell office:value-type="float" office:value="939.703435067369" calcext:value-type="float">
            <text:p>939,703435067369</text:p>
          </table:table-cell>
          <table:table-cell office:value-type="float" office:value="31.6215850167233" calcext:value-type="float">
            <text:p>31,6215850167233</text:p>
          </table:table-cell>
          <table:table-cell office:value-type="float" office:value="236.274920455697" calcext:value-type="float">
            <text:p>236,274920455697</text:p>
          </table:table-cell>
          <table:table-cell office:value-type="float" office:value="399.540616086215" calcext:value-type="float">
            <text:p>399,540616086215</text:p>
          </table:table-cell>
          <table:table-cell office:value-type="float" office:value="323.001242899111" calcext:value-type="float">
            <text:p>323,001242899111</text:p>
          </table:table-cell>
          <table:table-cell office:value-type="float" office:value="142.462853572895" calcext:value-type="float">
            <text:p>142,462853572895</text:p>
          </table:table-cell>
          <table:table-cell office:value-type="float" office:value="3807.57681051281" calcext:value-type="float">
            <text:p>3807,57681051281</text:p>
          </table:table-cell>
          <table:table-cell office:value-type="float" office:value="243.822897311745" calcext:value-type="float">
            <text:p>243,822897311745</text:p>
          </table:table-cell>
          <table:table-cell office:value-type="float" office:value="1132.90121803064" calcext:value-type="float">
            <text:p>1132,90121803064</text:p>
          </table:table-cell>
          <table:table-cell office:value-type="float" office:value="51.0827644324505" calcext:value-type="float">
            <text:p>51,0827644324505</text:p>
          </table:table-cell>
          <table:table-cell office:value-type="float" office:value="92.8200067761234" calcext:value-type="float">
            <text:p>92,8200067761234</text:p>
          </table:table-cell>
          <table:table-cell office:value-type="float" office:value="748.372935701776" calcext:value-type="float">
            <text:p>748,372935701776</text:p>
          </table:table-cell>
          <table:table-cell office:value-type="float" office:value="174.053383187087" calcext:value-type="float">
            <text:p>174,053383187087</text:p>
          </table:table-cell>
          <table:table-cell office:value-type="float" office:value="56.4641926875912" calcext:value-type="float">
            <text:p>56,4641926875912</text:p>
          </table:table-cell>
          <table:table-cell office:value-type="float" office:value="10.1079352456124" calcext:value-type="float">
            <text:p>10,1079352456124</text:p>
          </table:table-cell>
        </table:table-row>
        <table:table-row table:style-name="ro1" table:visibility="filter">
          <table:table-cell office:value-type="string" calcext:value-type="string">
            <text:p>930310404</text:p>
          </table:table-cell>
          <table:table-cell office:value-type="float" office:value="1003.99725297478" calcext:value-type="float">
            <text:p>1003,99725297478</text:p>
          </table:table-cell>
          <table:table-cell office:value-type="float" office:value="944.464661285669" calcext:value-type="float">
            <text:p>944,464661285669</text:p>
          </table:table-cell>
          <table:table-cell office:value-type="float" office:value="15.912059833979" calcext:value-type="float">
            <text:p>15,912059833979</text:p>
          </table:table-cell>
          <table:table-cell office:value-type="float" office:value="43.6205318551362" calcext:value-type="float">
            <text:p>43,6205318551362</text:p>
          </table:table-cell>
          <table:table-cell office:value-type="float" office:value="111.074742031912" calcext:value-type="float">
            <text:p>111,074742031912</text:p>
          </table:table-cell>
          <table:table-cell office:value-type="float" office:value="867.704771886708" calcext:value-type="float">
            <text:p>867,704771886708</text:p>
          </table:table-cell>
          <table:table-cell office:value-type="float" office:value="131.196307389858" calcext:value-type="float">
            <text:p>131,196307389858</text:p>
          </table:table-cell>
          <table:table-cell office:value-type="float" office:value="139.128814514932" calcext:value-type="float">
            <text:p>139,128814514932</text:p>
          </table:table-cell>
          <table:table-cell office:value-type="float" office:value="428.136394123514" calcext:value-type="float">
            <text:p>428,136394123514</text:p>
          </table:table-cell>
          <table:table-cell office:value-type="float" office:value="207.602143277746" calcext:value-type="float">
            <text:p>207,602143277746</text:p>
          </table:table-cell>
          <table:table-cell office:value-type="float" office:value="38.4010019796203" calcext:value-type="float">
            <text:p>38,4010019796203</text:p>
          </table:table-cell>
          <table:table-cell office:value-type="float" office:value="2739.19669550717" calcext:value-type="float">
            <text:p>2739,19669550717</text:p>
          </table:table-cell>
          <table:table-cell office:value-type="float" office:value="104.596096034273" calcext:value-type="float">
            <text:p>104,596096034273</text:p>
          </table:table-cell>
          <table:table-cell office:value-type="float" office:value="944.464661285669" calcext:value-type="float">
            <text:p>944,464661285669</text:p>
          </table:table-cell>
          <table:table-cell office:value-type="float" office:value="9.87152425804429" calcext:value-type="float">
            <text:p>9,87152425804429</text:p>
          </table:table-cell>
          <table:table-cell office:value-type="float" office:value="74.898509048048" calcext:value-type="float">
            <text:p>74,898509048048</text:p>
          </table:table-cell>
          <table:table-cell office:value-type="float" office:value="779.841310126886" calcext:value-type="float">
            <text:p>779,841310126886</text:p>
          </table:table-cell>
          <table:table-cell office:value-type="float" office:value="66.2007286087482" calcext:value-type="float">
            <text:p>66,2007286087482</text:p>
          </table:table-cell>
          <table:table-cell office:value-type="float" office:value="6.40365218245801" calcext:value-type="float">
            <text:p>6,40365218245801</text:p>
          </table:table-cell>
          <table:table-cell office:value-type="float" office:value="7.24893706148423" calcext:value-type="float">
            <text:p>7,24893706148423</text:p>
          </table:table-cell>
        </table:table-row>
        <table:table-row table:style-name="ro1" table:visibility="filter">
          <table:table-cell office:value-type="string" calcext:value-type="string">
            <text:p>930310405</text:p>
          </table:table-cell>
          <table:table-cell office:value-type="float" office:value="507.998831737871" calcext:value-type="float">
            <text:p>507,998831737871</text:p>
          </table:table-cell>
          <table:table-cell office:value-type="float" office:value="401.664422152204" calcext:value-type="float">
            <text:p>401,664422152204</text:p>
          </table:table-cell>
          <table:table-cell office:value-type="float" office:value="8.86978766681907" calcext:value-type="float">
            <text:p>8,86978766681907</text:p>
          </table:table-cell>
          <table:table-cell office:value-type="float" office:value="97.464621918848" calcext:value-type="float">
            <text:p>97,464621918848</text:p>
          </table:table-cell>
          <table:table-cell office:value-type="float" office:value="60.9692644048121" calcext:value-type="float">
            <text:p>60,9692644048121</text:p>
          </table:table-cell>
          <table:table-cell office:value-type="float" office:value="444.15118598085" calcext:value-type="float">
            <text:p>444,15118598085</text:p>
          </table:table-cell>
          <table:table-cell office:value-type="float" office:value="13.4381367030174" calcext:value-type="float">
            <text:p>13,4381367030174</text:p>
          </table:table-cell>
          <table:table-cell office:value-type="float" office:value="11.6308343148478" calcext:value-type="float">
            <text:p>11,6308343148478</text:p>
          </table:table-cell>
          <table:table-cell office:value-type="float" office:value="139.840241263914" calcext:value-type="float">
            <text:p>139,840241263914</text:p>
          </table:table-cell>
          <table:table-cell office:value-type="float" office:value="181.587577577957" calcext:value-type="float">
            <text:p>181,587577577957</text:p>
          </table:table-cell>
          <table:table-cell office:value-type="float" office:value="55.1676322924677" calcext:value-type="float">
            <text:p>55,1676322924677</text:p>
          </table:table-cell>
          <table:table-cell office:value-type="float" office:value="1505.18790812911" calcext:value-type="float">
            <text:p>1505,18790812911</text:p>
          </table:table-cell>
          <table:table-cell office:value-type="float" office:value="58.0908746806791" calcext:value-type="float">
            <text:p>58,0908746806791</text:p>
          </table:table-cell>
          <table:table-cell office:value-type="float" office:value="401.664422152204" calcext:value-type="float">
            <text:p>401,664422152204</text:p>
          </table:table-cell>
          <table:table-cell office:value-type="float" office:value="0" calcext:value-type="float">
            <text:p>0</text:p>
          </table:table-cell>
          <table:table-cell office:value-type="float" office:value="37.4672189466146" calcext:value-type="float">
            <text:p>37,4672189466146</text:p>
          </table:table-cell>
          <table:table-cell office:value-type="float" office:value="306.980653986054" calcext:value-type="float">
            <text:p>306,980653986054</text:p>
          </table:table-cell>
          <table:table-cell office:value-type="float" office:value="40.0712194172618" calcext:value-type="float">
            <text:p>40,0712194172618</text:p>
          </table:table-cell>
          <table:table-cell office:value-type="float" office:value="8.86976186864948" calcext:value-type="float">
            <text:p>8,86976186864948</text:p>
          </table:table-cell>
          <table:table-cell office:value-type="float" office:value="8.27556793362421" calcext:value-type="float">
            <text:p>8,27556793362421</text:p>
          </table:table-cell>
        </table:table-row>
        <table:table-row table:style-name="ro1" table:visibility="filter">
          <table:table-cell office:value-type="string" calcext:value-type="string">
            <text:p>930310501</text:p>
          </table:table-cell>
          <table:table-cell office:value-type="float" office:value="1073.99717774462" calcext:value-type="float">
            <text:p>1073,99717774462</text:p>
          </table:table-cell>
          <table:table-cell office:value-type="float" office:value="970.329814192633" calcext:value-type="float">
            <text:p>970,329814192633</text:p>
          </table:table-cell>
          <table:table-cell office:value-type="float" office:value="8.93274511904779" calcext:value-type="float">
            <text:p>8,93274511904779</text:p>
          </table:table-cell>
          <table:table-cell office:value-type="float" office:value="94.7346184329435" calcext:value-type="float">
            <text:p>94,7346184329435</text:p>
          </table:table-cell>
          <table:table-cell office:value-type="float" office:value="217.641617804777" calcext:value-type="float">
            <text:p>217,641617804777</text:p>
          </table:table-cell>
          <table:table-cell office:value-type="float" office:value="847.154451071299" calcext:value-type="float">
            <text:p>847,154451071299</text:p>
          </table:table-cell>
          <table:table-cell office:value-type="float" office:value="123.492101910639" calcext:value-type="float">
            <text:p>123,492101910639</text:p>
          </table:table-cell>
          <table:table-cell office:value-type="float" office:value="253.674337610137" calcext:value-type="float">
            <text:p>253,674337610137</text:p>
          </table:table-cell>
          <table:table-cell office:value-type="float" office:value="376.863775746212" calcext:value-type="float">
            <text:p>376,863775746212</text:p>
          </table:table-cell>
          <table:table-cell office:value-type="float" office:value="165.955700959516" calcext:value-type="float">
            <text:p>165,955700959516</text:p>
          </table:table-cell>
          <table:table-cell office:value-type="float" office:value="50.3438979661293" calcext:value-type="float">
            <text:p>50,3438979661293</text:p>
          </table:table-cell>
          <table:table-cell office:value-type="float" office:value="2708.23260283251" calcext:value-type="float">
            <text:p>2708,23260283251</text:p>
          </table:table-cell>
          <table:table-cell office:value-type="float" office:value="198.374890330937" calcext:value-type="float">
            <text:p>198,374890330937</text:p>
          </table:table-cell>
          <table:table-cell office:value-type="float" office:value="948.913398692543" calcext:value-type="float">
            <text:p>948,913398692543</text:p>
          </table:table-cell>
          <table:table-cell office:value-type="float" office:value="76.3838676526345" calcext:value-type="float">
            <text:p>76,3838676526345</text:p>
          </table:table-cell>
          <table:table-cell office:value-type="float" office:value="149.227861591656" calcext:value-type="float">
            <text:p>149,227861591656</text:p>
          </table:table-cell>
          <table:table-cell office:value-type="float" office:value="514.599238160843" calcext:value-type="float">
            <text:p>514,599238160843</text:p>
          </table:table-cell>
          <table:table-cell office:value-type="float" office:value="119.546351322" calcext:value-type="float">
            <text:p>119,546351322</text:p>
          </table:table-cell>
          <table:table-cell office:value-type="float" office:value="71.637014046283" calcext:value-type="float">
            <text:p>71,637014046283</text:p>
          </table:table-cell>
          <table:table-cell office:value-type="float" office:value="17.5190659191255" calcext:value-type="float">
            <text:p>17,5190659191255</text:p>
          </table:table-cell>
        </table:table-row>
        <table:table-row table:style-name="ro1" table:visibility="filter">
          <table:table-cell office:value-type="string" calcext:value-type="string">
            <text:p>930310502</text:p>
          </table:table-cell>
          <table:table-cell office:value-type="float" office:value="1344.99637083905" calcext:value-type="float">
            <text:p>1344,99637083905</text:p>
          </table:table-cell>
          <table:table-cell office:value-type="float" office:value="1247.75493257571" calcext:value-type="float">
            <text:p>1247,75493257571</text:p>
          </table:table-cell>
          <table:table-cell office:value-type="float" office:value="10.1813212648183" calcext:value-type="float">
            <text:p>10,1813212648183</text:p>
          </table:table-cell>
          <table:table-cell office:value-type="float" office:value="87.0601169985284" calcext:value-type="float">
            <text:p>87,0601169985284</text:p>
          </table:table-cell>
          <table:table-cell office:value-type="float" office:value="691.817049824812" calcext:value-type="float">
            <text:p>691,817049824812</text:p>
          </table:table-cell>
          <table:table-cell office:value-type="float" office:value="620.62600768889" calcext:value-type="float">
            <text:p>620,62600768889</text:p>
          </table:table-cell>
          <table:table-cell office:value-type="float" office:value="281.22866153766" calcext:value-type="float">
            <text:p>281,22866153766</text:p>
          </table:table-cell>
          <table:table-cell office:value-type="float" office:value="188.46336027438" calcext:value-type="float">
            <text:p>188,46336027438</text:p>
          </table:table-cell>
          <table:table-cell office:value-type="float" office:value="177.556475033974" calcext:value-type="float">
            <text:p>177,556475033974</text:p>
          </table:table-cell>
          <table:table-cell office:value-type="float" office:value="316.443845095877" calcext:value-type="float">
            <text:p>316,443845095877</text:p>
          </table:table-cell>
          <table:table-cell office:value-type="float" office:value="284.062590633818" calcext:value-type="float">
            <text:p>284,062590633818</text:p>
          </table:table-cell>
          <table:table-cell office:value-type="float" office:value="4056.08364024067" calcext:value-type="float">
            <text:p>4056,08364024067</text:p>
          </table:table-cell>
          <table:table-cell office:value-type="float" office:value="647.49609578892" calcext:value-type="float">
            <text:p>647,49609578892</text:p>
          </table:table-cell>
          <table:table-cell office:value-type="float" office:value="1225.11864962326" calcext:value-type="float">
            <text:p>1225,11864962326</text:p>
          </table:table-cell>
          <table:table-cell office:value-type="float" office:value="98.4995463803948" calcext:value-type="float">
            <text:p>98,4995463803948</text:p>
          </table:table-cell>
          <table:table-cell office:value-type="float" office:value="292.643110738542" calcext:value-type="float">
            <text:p>292,643110738542</text:p>
          </table:table-cell>
          <table:table-cell office:value-type="float" office:value="322.836012855231" calcext:value-type="float">
            <text:p>322,836012855231</text:p>
          </table:table-cell>
          <table:table-cell office:value-type="float" office:value="189.001219300591" calcext:value-type="float">
            <text:p>189,001219300591</text:p>
          </table:table-cell>
          <table:table-cell office:value-type="float" office:value="77.841361109127" calcext:value-type="float">
            <text:p>77,841361109127</text:p>
          </table:table-cell>
          <table:table-cell office:value-type="float" office:value="244.297399239371" calcext:value-type="float">
            <text:p>244,297399239371</text:p>
          </table:table-cell>
        </table:table-row>
        <table:table-row table:style-name="ro1" table:visibility="filter">
          <table:table-cell office:value-type="string" calcext:value-type="string">
            <text:p>930310601</text:p>
          </table:table-cell>
          <table:table-cell office:value-type="float" office:value="1843.49492165983" calcext:value-type="float">
            <text:p>1843,49492165983</text:p>
          </table:table-cell>
          <table:table-cell office:value-type="float" office:value="1746.00247484051" calcext:value-type="float">
            <text:p>1746,00247484051</text:p>
          </table:table-cell>
          <table:table-cell office:value-type="float" office:value="10.0731307824416" calcext:value-type="float">
            <text:p>10,0731307824416</text:p>
          </table:table-cell>
          <table:table-cell office:value-type="float" office:value="87.4193160368807" calcext:value-type="float">
            <text:p>87,4193160368807</text:p>
          </table:table-cell>
          <table:table-cell office:value-type="float" office:value="181.661269617141" calcext:value-type="float">
            <text:p>181,661269617141</text:p>
          </table:table-cell>
          <table:table-cell office:value-type="float" office:value="1661.83365204269" calcext:value-type="float">
            <text:p>1661,83365204269</text:p>
          </table:table-cell>
          <table:table-cell office:value-type="float" office:value="107.242250519087" calcext:value-type="float">
            <text:p>107,242250519087</text:p>
          </table:table-cell>
          <table:table-cell office:value-type="float" office:value="299.590689863424" calcext:value-type="float">
            <text:p>299,590689863424</text:p>
          </table:table-cell>
          <table:table-cell office:value-type="float" office:value="644.440182108179" calcext:value-type="float">
            <text:p>644,440182108179</text:p>
          </table:table-cell>
          <table:table-cell office:value-type="float" office:value="501.681406260896" calcext:value-type="float">
            <text:p>501,681406260896</text:p>
          </table:table-cell>
          <table:table-cell office:value-type="float" office:value="193.047946088926" calcext:value-type="float">
            <text:p>193,047946088926</text:p>
          </table:table-cell>
          <table:table-cell office:value-type="float" office:value="5715.75281420872" calcext:value-type="float">
            <text:p>5715,75281420872</text:p>
          </table:table-cell>
          <table:table-cell office:value-type="float" office:value="177.335436757611" calcext:value-type="float">
            <text:p>177,335436757611</text:p>
          </table:table-cell>
          <table:table-cell office:value-type="float" office:value="1739.8372407537" calcext:value-type="float">
            <text:p>1739,8372407537</text:p>
          </table:table-cell>
          <table:table-cell office:value-type="float" office:value="29.2364782341162" calcext:value-type="float">
            <text:p>29,2364782341162</text:p>
          </table:table-cell>
          <table:table-cell office:value-type="float" office:value="57.514471166836" calcext:value-type="float">
            <text:p>57,514471166836</text:p>
          </table:table-cell>
          <table:table-cell office:value-type="float" office:value="423.771659645351" calcext:value-type="float">
            <text:p>423,771659645351</text:p>
          </table:table-cell>
          <table:table-cell office:value-type="float" office:value="934.81206214701" calcext:value-type="float">
            <text:p>934,81206214701</text:p>
          </table:table-cell>
          <table:table-cell office:value-type="float" office:value="41.2165273763306" calcext:value-type="float">
            <text:p>41,2165273763306</text:p>
          </table:table-cell>
          <table:table-cell office:value-type="float" office:value="253.286042184054" calcext:value-type="float">
            <text:p>253,286042184054</text:p>
          </table:table-cell>
        </table:table-row>
        <table:table-row table:style-name="ro1" table:visibility="filter">
          <table:table-cell office:value-type="string" calcext:value-type="string">
            <text:p>930630101</text:p>
          </table:table-cell>
          <table:table-cell office:value-type="float" office:value="235.998088322797" calcext:value-type="float">
            <text:p>235,998088322797</text:p>
          </table:table-cell>
          <table:table-cell office:value-type="float" office:value="193.964168208236" calcext:value-type="float">
            <text:p>193,964168208236</text:p>
          </table:table-cell>
          <table:table-cell office:value-type="float" office:value="1.67122839053052" calcext:value-type="float">
            <text:p>1,67122839053052</text:p>
          </table:table-cell>
          <table:table-cell office:value-type="float" office:value="40.362691724031" calcext:value-type="float">
            <text:p>40,362691724031</text:p>
          </table:table-cell>
          <table:table-cell office:value-type="float" office:value="40.499085583714" calcext:value-type="float">
            <text:p>40,499085583714</text:p>
          </table:table-cell>
          <table:table-cell office:value-type="float" office:value="195.499002739083" calcext:value-type="float">
            <text:p>195,499002739083</text:p>
          </table:table-cell>
          <table:table-cell office:value-type="float" office:value="28.3421966252246" calcext:value-type="float">
            <text:p>28,3421966252246</text:p>
          </table:table-cell>
          <table:table-cell office:value-type="float" office:value="58.1301821231139" calcext:value-type="float">
            <text:p>58,1301821231139</text:p>
          </table:table-cell>
          <table:table-cell office:value-type="float" office:value="58.19829522765" calcext:value-type="float">
            <text:p>58,19829522765</text:p>
          </table:table-cell>
          <table:table-cell office:value-type="float" office:value="24.5865121162666" calcext:value-type="float">
            <text:p>24,5865121162666</text:p>
          </table:table-cell>
          <table:table-cell office:value-type="float" office:value="24.7069821159809" calcext:value-type="float">
            <text:p>24,7069821159809</text:p>
          </table:table-cell>
          <table:table-cell office:value-type="float" office:value="592.566754354775" calcext:value-type="float">
            <text:p>592,566754354775</text:p>
          </table:table-cell>
          <table:table-cell office:value-type="float" office:value="25.1498253399231" calcext:value-type="float">
            <text:p>25,1498253399231</text:p>
          </table:table-cell>
          <table:table-cell office:value-type="float" office:value="91.449842137486" calcext:value-type="float">
            <text:p>91,449842137486</text:p>
          </table:table-cell>
          <table:table-cell office:value-type="float" office:value="0.835605959677838" calcext:value-type="float">
            <text:p>0,835605959677838</text:p>
          </table:table-cell>
          <table:table-cell office:value-type="float" office:value="14.3885184898636" calcext:value-type="float">
            <text:p>14,3885184898636</text:p>
          </table:table-cell>
          <table:table-cell office:value-type="float" office:value="28.0754848102256" calcext:value-type="float">
            <text:p>28,0754848102256</text:p>
          </table:table-cell>
          <table:table-cell office:value-type="float" office:value="40.4661428967466" calcext:value-type="float">
            <text:p>40,4661428967466</text:p>
          </table:table-cell>
          <table:table-cell office:value-type="float" office:value="0" calcext:value-type="float">
            <text:p>0</text:p>
          </table:table-cell>
          <table:table-cell office:value-type="float" office:value="7.68408998097236" calcext:value-type="float">
            <text:p>7,68408998097236</text:p>
          </table:table-cell>
        </table:table-row>
        <table:table-row table:style-name="ro1" table:visibility="filter">
          <table:table-cell office:value-type="string" calcext:value-type="string">
            <text:p>930630102</text:p>
          </table:table-cell>
          <table:table-cell office:value-type="float" office:value="1107.48969414955" calcext:value-type="float">
            <text:p>1107,48969414955</text:p>
          </table:table-cell>
          <table:table-cell office:value-type="float" office:value="1045.66069409493" calcext:value-type="float">
            <text:p>1045,66069409493</text:p>
          </table:table-cell>
          <table:table-cell office:value-type="float" office:value="1.88660139116465" calcext:value-type="float">
            <text:p>1,88660139116465</text:p>
          </table:table-cell>
          <table:table-cell office:value-type="float" office:value="59.9423986634523" calcext:value-type="float">
            <text:p>59,9423986634523</text:p>
          </table:table-cell>
          <table:table-cell office:value-type="float" office:value="45.1424839183707" calcext:value-type="float">
            <text:p>45,1424839183707</text:p>
          </table:table-cell>
          <table:table-cell office:value-type="float" office:value="1048.74502467898" calcext:value-type="float">
            <text:p>1048,74502467898</text:p>
          </table:table-cell>
          <table:table-cell office:value-type="float" office:value="133.202396618088" calcext:value-type="float">
            <text:p>133,202396618088</text:p>
          </table:table-cell>
          <table:table-cell office:value-type="float" office:value="255.87504902465" calcext:value-type="float">
            <text:p>255,87504902465</text:p>
          </table:table-cell>
          <table:table-cell office:value-type="float" office:value="375.068910206912" calcext:value-type="float">
            <text:p>375,068910206912</text:p>
          </table:table-cell>
          <table:table-cell office:value-type="float" office:value="205.415268969259" calcext:value-type="float">
            <text:p>205,415268969259</text:p>
          </table:table-cell>
          <table:table-cell office:value-type="float" office:value="76.0990692760222" calcext:value-type="float">
            <text:p>76,0990692760222</text:p>
          </table:table-cell>
          <table:table-cell office:value-type="float" office:value="2989.55231644786" calcext:value-type="float">
            <text:p>2989,55231644786</text:p>
          </table:table-cell>
          <table:table-cell office:value-type="float" office:value="33.9736797609072" calcext:value-type="float">
            <text:p>33,9736797609072</text:p>
          </table:table-cell>
          <table:table-cell office:value-type="float" office:value="1039.98109781164" calcext:value-type="float">
            <text:p>1039,98109781164</text:p>
          </table:table-cell>
          <table:table-cell office:value-type="float" office:value="7.20576449807032" calcext:value-type="float">
            <text:p>7,20576449807032</text:p>
          </table:table-cell>
          <table:table-cell office:value-type="float" office:value="63.702536367144" calcext:value-type="float">
            <text:p>63,702536367144</text:p>
          </table:table-cell>
          <table:table-cell office:value-type="float" office:value="375.17315903112" calcext:value-type="float">
            <text:p>375,17315903112</text:p>
          </table:table-cell>
          <table:table-cell office:value-type="float" office:value="155.41680726462" calcext:value-type="float">
            <text:p>155,41680726462</text:p>
          </table:table-cell>
          <table:table-cell office:value-type="float" office:value="337.982019102458" calcext:value-type="float">
            <text:p>337,982019102458</text:p>
          </table:table-cell>
          <table:table-cell office:value-type="float" office:value="100.500811548228" calcext:value-type="float">
            <text:p>100,500811548228</text:p>
          </table:table-cell>
        </table:table-row>
        <table:table-row table:style-name="ro1" table:visibility="filter">
          <table:table-cell office:value-type="string" calcext:value-type="string">
            <text:p>930630103</text:p>
          </table:table-cell>
          <table:table-cell office:value-type="float" office:value="1360.98812268326" calcext:value-type="float">
            <text:p>1360,98812268326</text:p>
          </table:table-cell>
          <table:table-cell office:value-type="float" office:value="1205.10610219298" calcext:value-type="float">
            <text:p>1205,10610219298</text:p>
          </table:table-cell>
          <table:table-cell office:value-type="float" office:value="12.6064096778824" calcext:value-type="float">
            <text:p>12,6064096778824</text:p>
          </table:table-cell>
          <table:table-cell office:value-type="float" office:value="143.2756108124" calcext:value-type="float">
            <text:p>143,2756108124</text:p>
          </table:table-cell>
          <table:table-cell office:value-type="float" office:value="578.418819829845" calcext:value-type="float">
            <text:p>578,418819829845</text:p>
          </table:table-cell>
          <table:table-cell office:value-type="float" office:value="781.520539919189" calcext:value-type="float">
            <text:p>781,520539919189</text:p>
          </table:table-cell>
          <table:table-cell office:value-type="float" office:value="83.3771704806744" calcext:value-type="float">
            <text:p>83,3771704806744</text:p>
          </table:table-cell>
          <table:table-cell office:value-type="float" office:value="362.231613749115" calcext:value-type="float">
            <text:p>362,231613749115</text:p>
          </table:table-cell>
          <table:table-cell office:value-type="float" office:value="309.21840022936" calcext:value-type="float">
            <text:p>309,21840022936</text:p>
          </table:table-cell>
          <table:table-cell office:value-type="float" office:value="181.562162177839" calcext:value-type="float">
            <text:p>181,562162177839</text:p>
          </table:table-cell>
          <table:table-cell office:value-type="float" office:value="268.716755555987" calcext:value-type="float">
            <text:p>268,716755555987</text:p>
          </table:table-cell>
          <table:table-cell office:value-type="float" office:value="3977.22146194701" calcext:value-type="float">
            <text:p>3977,22146194701</text:p>
          </table:table-cell>
          <table:table-cell office:value-type="float" office:value="508.287482310767" calcext:value-type="float">
            <text:p>508,287482310767</text:p>
          </table:table-cell>
          <table:table-cell office:value-type="float" office:value="1065.01953817697" calcext:value-type="float">
            <text:p>1065,01953817697</text:p>
          </table:table-cell>
          <table:table-cell office:value-type="float" office:value="42.8621638352353" calcext:value-type="float">
            <text:p>42,8621638352353</text:p>
          </table:table-cell>
          <table:table-cell office:value-type="float" office:value="394.180624622105" calcext:value-type="float">
            <text:p>394,180624622105</text:p>
          </table:table-cell>
          <table:table-cell office:value-type="float" office:value="212.99283566833" calcext:value-type="float">
            <text:p>212,99283566833</text:p>
          </table:table-cell>
          <table:table-cell office:value-type="float" office:value="165.777135247342" calcext:value-type="float">
            <text:p>165,777135247342</text:p>
          </table:table-cell>
          <table:table-cell office:value-type="float" office:value="147.056571362415" calcext:value-type="float">
            <text:p>147,056571362415</text:p>
          </table:table-cell>
          <table:table-cell office:value-type="float" office:value="102.150207441545" calcext:value-type="float">
            <text:p>102,150207441545</text:p>
          </table:table-cell>
        </table:table-row>
        <table:table-row table:style-name="ro1" table:visibility="filter">
          <table:table-cell office:value-type="string" calcext:value-type="string">
            <text:p>930630104</text:p>
          </table:table-cell>
          <table:table-cell office:value-type="float" office:value="1030.49009507626" calcext:value-type="float">
            <text:p>1030,49009507626</text:p>
          </table:table-cell>
          <table:table-cell office:value-type="float" office:value="1004.98153774292" calcext:value-type="float">
            <text:p>1004,98153774292</text:p>
          </table:table-cell>
          <table:table-cell office:value-type="float" office:value="5.5722544150368" calcext:value-type="float">
            <text:p>5,5722544150368</text:p>
          </table:table-cell>
          <table:table-cell office:value-type="float" office:value="19.9363029183021" calcext:value-type="float">
            <text:p>19,9363029183021</text:p>
          </table:table-cell>
          <table:table-cell office:value-type="float" office:value="0.937250111435948" calcext:value-type="float">
            <text:p>0,937250111435948</text:p>
          </table:table-cell>
          <table:table-cell office:value-type="float" office:value="1004.53580736264" calcext:value-type="float">
            <text:p>1004,53580736264</text:p>
          </table:table-cell>
          <table:table-cell office:value-type="float" office:value="0" calcext:value-type="float">
            <text:p>0</text:p>
          </table:table-cell>
          <table:table-cell office:value-type="float" office:value="199.955284490513" calcext:value-type="float">
            <text:p>199,955284490513</text:p>
          </table:table-cell>
          <table:table-cell office:value-type="float" office:value="402.111451243402" calcext:value-type="float">
            <text:p>402,111451243402</text:p>
          </table:table-cell>
          <table:table-cell office:value-type="float" office:value="238.236990030803" calcext:value-type="float">
            <text:p>238,236990030803</text:p>
          </table:table-cell>
          <table:table-cell office:value-type="float" office:value="164.677811978201" calcext:value-type="float">
            <text:p>164,677811978201</text:p>
          </table:table-cell>
          <table:table-cell office:value-type="float" office:value="3393.25447718022" calcext:value-type="float">
            <text:p>3393,25447718022</text:p>
          </table:table-cell>
          <table:table-cell office:value-type="float" office:value="0.937250111435948" calcext:value-type="float">
            <text:p>0,937250111435948</text:p>
          </table:table-cell>
          <table:table-cell office:value-type="float" office:value="1004.98153774292" calcext:value-type="float">
            <text:p>1004,98153774292</text:p>
          </table:table-cell>
          <table:table-cell office:value-type="float" office:value="4.8542552903136" calcext:value-type="float">
            <text:p>4,8542552903136</text:p>
          </table:table-cell>
          <table:table-cell office:value-type="float" office:value="16.5764107006051" calcext:value-type="float">
            <text:p>16,5764107006051</text:p>
          </table:table-cell>
          <table:table-cell office:value-type="float" office:value="586.005367352216" calcext:value-type="float">
            <text:p>586,005367352216</text:p>
          </table:table-cell>
          <table:table-cell office:value-type="float" office:value="360.8076487386" calcext:value-type="float">
            <text:p>360,8076487386</text:p>
          </table:table-cell>
          <table:table-cell office:value-type="float" office:value="16.6042276451292" calcext:value-type="float">
            <text:p>16,6042276451292</text:p>
          </table:table-cell>
          <table:table-cell office:value-type="float" office:value="20.1336280160548" calcext:value-type="float">
            <text:p>20,1336280160548</text:p>
          </table:table-cell>
        </table:table-row>
        <table:table-row table:style-name="ro1" table:visibility="filter">
          <table:table-cell office:value-type="string" calcext:value-type="string">
            <text:p>930630105</text:p>
          </table:table-cell>
          <table:table-cell office:value-type="float" office:value="1584.48597945907" calcext:value-type="float">
            <text:p>1584,48597945907</text:p>
          </table:table-cell>
          <table:table-cell office:value-type="float" office:value="1422.56368190857" calcext:value-type="float">
            <text:p>1422,56368190857</text:p>
          </table:table-cell>
          <table:table-cell office:value-type="float" office:value="7.45986135536301" calcext:value-type="float">
            <text:p>7,45986135536301</text:p>
          </table:table-cell>
          <table:table-cell office:value-type="float" office:value="154.462436195135" calcext:value-type="float">
            <text:p>154,462436195135</text:p>
          </table:table-cell>
          <table:table-cell office:value-type="float" office:value="336.145918980543" calcext:value-type="float">
            <text:p>336,145918980543</text:p>
          </table:table-cell>
          <table:table-cell office:value-type="float" office:value="1235.33470566321" calcext:value-type="float">
            <text:p>1235,33470566321</text:p>
          </table:table-cell>
          <table:table-cell office:value-type="float" office:value="172.837783110782" calcext:value-type="float">
            <text:p>172,837783110782</text:p>
          </table:table-cell>
          <table:table-cell office:value-type="float" office:value="344.826794982189" calcext:value-type="float">
            <text:p>344,826794982189</text:p>
          </table:table-cell>
          <table:table-cell office:value-type="float" office:value="513.713481482559" calcext:value-type="float">
            <text:p>513,713481482559</text:p>
          </table:table-cell>
          <table:table-cell office:value-type="float" office:value="238.329888559244" calcext:value-type="float">
            <text:p>238,329888559244</text:p>
          </table:table-cell>
          <table:table-cell office:value-type="float" office:value="152.855733773794" calcext:value-type="float">
            <text:p>152,855733773794</text:p>
          </table:table-cell>
          <table:table-cell office:value-type="float" office:value="4184.07997451422" calcext:value-type="float">
            <text:p>4184,07997451422</text:p>
          </table:table-cell>
          <table:table-cell office:value-type="float" office:value="329.898294980766" calcext:value-type="float">
            <text:p>329,898294980766</text:p>
          </table:table-cell>
          <table:table-cell office:value-type="float" office:value="1267.89534745359" calcext:value-type="float">
            <text:p>1267,89534745359</text:p>
          </table:table-cell>
          <table:table-cell office:value-type="float" office:value="101.173973766001" calcext:value-type="float">
            <text:p>101,173973766001</text:p>
          </table:table-cell>
          <table:table-cell office:value-type="float" office:value="181.828572369855" calcext:value-type="float">
            <text:p>181,828572369855</text:p>
          </table:table-cell>
          <table:table-cell office:value-type="float" office:value="303.037943197136" calcext:value-type="float">
            <text:p>303,037943197136</text:p>
          </table:table-cell>
          <table:table-cell office:value-type="float" office:value="286.109670492523" calcext:value-type="float">
            <text:p>286,109670492523</text:p>
          </table:table-cell>
          <table:table-cell office:value-type="float" office:value="146.729062215057" calcext:value-type="float">
            <text:p>146,729062215057</text:p>
          </table:table-cell>
          <table:table-cell office:value-type="float" office:value="249.01612541302" calcext:value-type="float">
            <text:p>249,01612541302</text:p>
          </table:table-cell>
        </table:table-row>
        <table:table-row table:style-name="ro1" table:visibility="filter">
          <table:table-cell office:value-type="string" calcext:value-type="string">
            <text:p>930630106</text:p>
          </table:table-cell>
          <table:table-cell office:value-type="float" office:value="1451.48636285281" calcext:value-type="float">
            <text:p>1451,48636285281</text:p>
          </table:table-cell>
          <table:table-cell office:value-type="float" office:value="1383.66347008666" calcext:value-type="float">
            <text:p>1383,66347008666</text:p>
          </table:table-cell>
          <table:table-cell office:value-type="float" office:value="8.82689497225732" calcext:value-type="float">
            <text:p>8,82689497225732</text:p>
          </table:table-cell>
          <table:table-cell office:value-type="float" office:value="58.9959977938945" calcext:value-type="float">
            <text:p>58,9959977938945</text:p>
          </table:table-cell>
          <table:table-cell office:value-type="float" office:value="89.3108118069036" calcext:value-type="float">
            <text:p>89,3108118069036</text:p>
          </table:table-cell>
          <table:table-cell office:value-type="float" office:value="1360.92504669009" calcext:value-type="float">
            <text:p>1360,92504669009</text:p>
          </table:table-cell>
          <table:table-cell office:value-type="float" office:value="113.329300344132" calcext:value-type="float">
            <text:p>113,329300344132</text:p>
          </table:table-cell>
          <table:table-cell office:value-type="float" office:value="225.50644597001" calcext:value-type="float">
            <text:p>225,50644597001</text:p>
          </table:table-cell>
          <table:table-cell office:value-type="float" office:value="540.184427915435" calcext:value-type="float">
            <text:p>540,184427915435</text:p>
          </table:table-cell>
          <table:table-cell office:value-type="float" office:value="408.9296607297" calcext:value-type="float">
            <text:p>408,9296607297</text:p>
          </table:table-cell>
          <table:table-cell office:value-type="float" office:value="95.7136351273792" calcext:value-type="float">
            <text:p>95,7136351273792</text:p>
          </table:table-cell>
          <table:table-cell office:value-type="float" office:value="4317.03199187032" calcext:value-type="float">
            <text:p>4317,03199187032</text:p>
          </table:table-cell>
          <table:table-cell office:value-type="float" office:value="84.1863010216094" calcext:value-type="float">
            <text:p>84,1863010216094</text:p>
          </table:table-cell>
          <table:table-cell office:value-type="float" office:value="1092.0945665903" calcext:value-type="float">
            <text:p>1092,0945665903</text:p>
          </table:table-cell>
          <table:table-cell office:value-type="float" office:value="22.7854117370088" calcext:value-type="float">
            <text:p>22,7854117370088</text:p>
          </table:table-cell>
          <table:table-cell office:value-type="float" office:value="36.8522727293601" calcext:value-type="float">
            <text:p>36,8522727293601</text:p>
          </table:table-cell>
          <table:table-cell office:value-type="float" office:value="633.936089042237" calcext:value-type="float">
            <text:p>633,936089042237</text:p>
          </table:table-cell>
          <table:table-cell office:value-type="float" office:value="80.7680140273287" calcext:value-type="float">
            <text:p>80,7680140273287</text:p>
          </table:table-cell>
          <table:table-cell office:value-type="float" office:value="32.2836679796581" calcext:value-type="float">
            <text:p>32,2836679796581</text:p>
          </table:table-cell>
          <table:table-cell office:value-type="float" office:value="285.469111074703" calcext:value-type="float">
            <text:p>285,469111074703</text:p>
          </table:table-cell>
        </table:table-row>
        <table:table-row table:style-name="ro1" table:visibility="filter">
          <table:table-cell office:value-type="string" calcext:value-type="string">
            <text:p>930630107</text:p>
          </table:table-cell>
          <table:table-cell office:value-type="float" office:value="1546.48601987016" calcext:value-type="float">
            <text:p>1546,48601987016</text:p>
          </table:table-cell>
          <table:table-cell office:value-type="float" office:value="1418.46345861983" calcext:value-type="float">
            <text:p>1418,46345861983</text:p>
          </table:table-cell>
          <table:table-cell office:value-type="float" office:value="19.0993521944861" calcext:value-type="float">
            <text:p>19,0993521944861</text:p>
          </table:table-cell>
          <table:table-cell office:value-type="float" office:value="108.923209055838" calcext:value-type="float">
            <text:p>108,923209055838</text:p>
          </table:table-cell>
          <table:table-cell office:value-type="float" office:value="266.247389793068" calcext:value-type="float">
            <text:p>266,247389793068</text:p>
          </table:table-cell>
          <table:table-cell office:value-type="float" office:value="1262.23880748022" calcext:value-type="float">
            <text:p>1262,23880748022</text:p>
          </table:table-cell>
          <table:table-cell office:value-type="float" office:value="146.209167258814" calcext:value-type="float">
            <text:p>146,209167258814</text:p>
          </table:table-cell>
          <table:table-cell office:value-type="float" office:value="366.540215672347" calcext:value-type="float">
            <text:p>366,540215672347</text:p>
          </table:table-cell>
          <table:table-cell office:value-type="float" office:value="450.736554783197" calcext:value-type="float">
            <text:p>450,736554783197</text:p>
          </table:table-cell>
          <table:table-cell office:value-type="float" office:value="282.324262778306" calcext:value-type="float">
            <text:p>282,324262778306</text:p>
          </table:table-cell>
          <table:table-cell office:value-type="float" office:value="172.653258127168" calcext:value-type="float">
            <text:p>172,653258127168</text:p>
          </table:table-cell>
          <table:table-cell office:value-type="float" office:value="4270.71568070774" calcext:value-type="float">
            <text:p>4270,71568070774</text:p>
          </table:table-cell>
          <table:table-cell office:value-type="float" office:value="242.803395309509" calcext:value-type="float">
            <text:p>242,803395309509</text:p>
          </table:table-cell>
          <table:table-cell office:value-type="float" office:value="1414.60965666525" calcext:value-type="float">
            <text:p>1414,60965666525</text:p>
          </table:table-cell>
          <table:table-cell office:value-type="float" office:value="108.822535526068" calcext:value-type="float">
            <text:p>108,822535526068</text:p>
          </table:table-cell>
          <table:table-cell office:value-type="float" office:value="140.095023232499" calcext:value-type="float">
            <text:p>140,095023232499</text:p>
          </table:table-cell>
          <table:table-cell office:value-type="float" office:value="544.261073170844" calcext:value-type="float">
            <text:p>544,261073170844</text:p>
          </table:table-cell>
          <table:table-cell office:value-type="float" office:value="210.924371666083" calcext:value-type="float">
            <text:p>210,924371666083</text:p>
          </table:table-cell>
          <table:table-cell office:value-type="float" office:value="121.673535786433" calcext:value-type="float">
            <text:p>121,673535786433</text:p>
          </table:table-cell>
          <table:table-cell office:value-type="float" office:value="288.833117283323" calcext:value-type="float">
            <text:p>288,833117283323</text:p>
          </table:table-cell>
        </table:table-row>
        <table:table-row table:style-name="ro1" table:visibility="filter">
          <table:table-cell office:value-type="string" calcext:value-type="string">
            <text:p>930630108</text:p>
          </table:table-cell>
          <table:table-cell office:value-type="float" office:value="1587.48575797322" calcext:value-type="float">
            <text:p>1587,48575797322</text:p>
          </table:table-cell>
          <table:table-cell office:value-type="float" office:value="1445.03626103905" calcext:value-type="float">
            <text:p>1445,03626103905</text:p>
          </table:table-cell>
          <table:table-cell office:value-type="float" office:value="6.06987613451145" calcext:value-type="float">
            <text:p>6,06987613451145</text:p>
          </table:table-cell>
          <table:table-cell office:value-type="float" office:value="136.379620799666" calcext:value-type="float">
            <text:p>136,379620799666</text:p>
          </table:table-cell>
          <table:table-cell office:value-type="float" office:value="572.707945976047" calcext:value-type="float">
            <text:p>572,707945976047</text:p>
          </table:table-cell>
          <table:table-cell office:value-type="float" office:value="1005.4958972674" calcext:value-type="float">
            <text:p>1005,4958972674</text:p>
          </table:table-cell>
          <table:table-cell office:value-type="float" office:value="50.912650167593" calcext:value-type="float">
            <text:p>50,912650167593</text:p>
          </table:table-cell>
          <table:table-cell office:value-type="float" office:value="290.91780678275" calcext:value-type="float">
            <text:p>290,91780678275</text:p>
          </table:table-cell>
          <table:table-cell office:value-type="float" office:value="496.019961235047" calcext:value-type="float">
            <text:p>496,019961235047</text:p>
          </table:table-cell>
          <table:table-cell office:value-type="float" office:value="418.422464421762" calcext:value-type="float">
            <text:p>418,422464421762</text:p>
          </table:table-cell>
          <table:table-cell office:value-type="float" office:value="188.763378431894" calcext:value-type="float">
            <text:p>188,763378431894</text:p>
          </table:table-cell>
          <table:table-cell office:value-type="float" office:value="4800.61557176704" calcext:value-type="float">
            <text:p>4800,61557176704</text:p>
          </table:table-cell>
          <table:table-cell office:value-type="float" office:value="515.079150385878" calcext:value-type="float">
            <text:p>515,079150385878</text:p>
          </table:table-cell>
          <table:table-cell office:value-type="float" office:value="1398.60103282104" calcext:value-type="float">
            <text:p>1398,60103282104</text:p>
          </table:table-cell>
          <table:table-cell office:value-type="float" office:value="32.2477044591752" calcext:value-type="float">
            <text:p>32,2477044591752</text:p>
          </table:table-cell>
          <table:table-cell office:value-type="float" office:value="324.401138489238" calcext:value-type="float">
            <text:p>324,401138489238</text:p>
          </table:table-cell>
          <table:table-cell office:value-type="float" office:value="651.420433979762" calcext:value-type="float">
            <text:p>651,420433979762</text:p>
          </table:table-cell>
          <table:table-cell office:value-type="float" office:value="110.336873687997" calcext:value-type="float">
            <text:p>110,336873687997</text:p>
          </table:table-cell>
          <table:table-cell office:value-type="float" office:value="56.1934459936303" calcext:value-type="float">
            <text:p>56,1934459936303</text:p>
          </table:table-cell>
          <table:table-cell office:value-type="float" office:value="224.00143621124" calcext:value-type="float">
            <text:p>224,00143621124</text:p>
          </table:table-cell>
        </table:table-row>
        <table:table-row table:style-name="ro1" table:visibility="filter">
          <table:table-cell office:value-type="string" calcext:value-type="string">
            <text:p>930630109</text:p>
          </table:table-cell>
          <table:table-cell office:value-type="float" office:value="1106.98989388729" calcext:value-type="float">
            <text:p>1106,98989388729</text:p>
          </table:table-cell>
          <table:table-cell office:value-type="float" office:value="1025.39473897576" calcext:value-type="float">
            <text:p>1025,39473897576</text:p>
          </table:table-cell>
          <table:table-cell office:value-type="float" office:value="2.25078784723712" calcext:value-type="float">
            <text:p>2,25078784723712</text:p>
          </table:table-cell>
          <table:table-cell office:value-type="float" office:value="79.3443670642872" calcext:value-type="float">
            <text:p>79,3443670642872</text:p>
          </table:table-cell>
          <table:table-cell office:value-type="float" office:value="347.648344883376" calcext:value-type="float">
            <text:p>347,648344883376</text:p>
          </table:table-cell>
          <table:table-cell office:value-type="float" office:value="752.819178246302" calcext:value-type="float">
            <text:p>752,819178246302</text:p>
          </table:table-cell>
          <table:table-cell office:value-type="float" office:value="89.2521499936254" calcext:value-type="float">
            <text:p>89,2521499936254</text:p>
          </table:table-cell>
          <table:table-cell office:value-type="float" office:value="215.655934954374" calcext:value-type="float">
            <text:p>215,655934954374</text:p>
          </table:table-cell>
          <table:table-cell office:value-type="float" office:value="292.55078330342" calcext:value-type="float">
            <text:p>292,55078330342</text:p>
          </table:table-cell>
          <table:table-cell office:value-type="float" office:value="346.173420518537" calcext:value-type="float">
            <text:p>346,173420518537</text:p>
          </table:table-cell>
          <table:table-cell office:value-type="float" office:value="81.7624502058071" calcext:value-type="float">
            <text:p>81,7624502058071</text:p>
          </table:table-cell>
          <table:table-cell office:value-type="float" office:value="3262.08973012857" calcext:value-type="float">
            <text:p>3262,08973012857</text:p>
          </table:table-cell>
          <table:table-cell office:value-type="float" office:value="318.567385900549" calcext:value-type="float">
            <text:p>318,567385900549</text:p>
          </table:table-cell>
          <table:table-cell office:value-type="float" office:value="829.701323750146" calcext:value-type="float">
            <text:p>829,701323750146</text:p>
          </table:table-cell>
          <table:table-cell office:value-type="float" office:value="9.74431621567922" calcext:value-type="float">
            <text:p>9,74431621567922</text:p>
          </table:table-cell>
          <table:table-cell office:value-type="float" office:value="145.021154695778" calcext:value-type="float">
            <text:p>145,021154695778</text:p>
          </table:table-cell>
          <table:table-cell office:value-type="float" office:value="362.100548816351" calcext:value-type="float">
            <text:p>362,100548816351</text:p>
          </table:table-cell>
          <table:table-cell office:value-type="float" office:value="83.6229424874073" calcext:value-type="float">
            <text:p>83,6229424874073</text:p>
          </table:table-cell>
          <table:table-cell office:value-type="float" office:value="168.046377006776" calcext:value-type="float">
            <text:p>168,046377006776</text:p>
          </table:table-cell>
          <table:table-cell office:value-type="float" office:value="61.165984528154" calcext:value-type="float">
            <text:p>61,165984528154</text:p>
          </table:table-cell>
        </table:table-row>
        <table:table-row table:style-name="ro1" table:visibility="filter">
          <table:table-cell office:value-type="string" calcext:value-type="string">
            <text:p>930630110</text:p>
          </table:table-cell>
          <table:table-cell office:value-type="float" office:value="1501.48599567116" calcext:value-type="float">
            <text:p>1501,48599567116</text:p>
          </table:table-cell>
          <table:table-cell office:value-type="float" office:value="1420.91875713806" calcext:value-type="float">
            <text:p>1420,91875713806</text:p>
          </table:table-cell>
          <table:table-cell office:value-type="float" office:value="7.70369710220011" calcext:value-type="float">
            <text:p>7,70369710220011</text:p>
          </table:table-cell>
          <table:table-cell office:value-type="float" office:value="72.8635414308979" calcext:value-type="float">
            <text:p>72,8635414308979</text:p>
          </table:table-cell>
          <table:table-cell office:value-type="float" office:value="124.957671872963" calcext:value-type="float">
            <text:p>124,957671872963</text:p>
          </table:table-cell>
          <table:table-cell office:value-type="float" office:value="1318.13639690388" calcext:value-type="float">
            <text:p>1318,13639690388</text:p>
          </table:table-cell>
          <table:table-cell office:value-type="float" office:value="94.9482777126162" calcext:value-type="float">
            <text:p>94,9482777126162</text:p>
          </table:table-cell>
          <table:table-cell office:value-type="float" office:value="246.786145486791" calcext:value-type="float">
            <text:p>246,786145486791</text:p>
          </table:table-cell>
          <table:table-cell office:value-type="float" office:value="677.459517793626" calcext:value-type="float">
            <text:p>677,459517793626</text:p>
          </table:table-cell>
          <table:table-cell office:value-type="float" office:value="318.155837940122" calcext:value-type="float">
            <text:p>318,155837940122</text:p>
          </table:table-cell>
          <table:table-cell office:value-type="float" office:value="83.5689782049067" calcext:value-type="float">
            <text:p>83,5689782049067</text:p>
          </table:table-cell>
          <table:table-cell office:value-type="float" office:value="4346.00492261277" calcext:value-type="float">
            <text:p>4346,00492261277</text:p>
          </table:table-cell>
          <table:table-cell office:value-type="float" office:value="117.435375686416" calcext:value-type="float">
            <text:p>117,435375686416</text:p>
          </table:table-cell>
          <table:table-cell office:value-type="float" office:value="1420.91875713806" calcext:value-type="float">
            <text:p>1420,91875713806</text:p>
          </table:table-cell>
          <table:table-cell office:value-type="float" office:value="4.81397051751193" calcext:value-type="float">
            <text:p>4,81397051751193</text:p>
          </table:table-cell>
          <table:table-cell office:value-type="float" office:value="58.1549219655236" calcext:value-type="float">
            <text:p>58,1549219655236</text:p>
          </table:table-cell>
          <table:table-cell office:value-type="float" office:value="219.423740069913" calcext:value-type="float">
            <text:p>219,423740069913</text:p>
          </table:table-cell>
          <table:table-cell office:value-type="float" office:value="916.067833736151" calcext:value-type="float">
            <text:p>916,067833736151</text:p>
          </table:table-cell>
          <table:table-cell office:value-type="float" office:value="210.164002973568" calcext:value-type="float">
            <text:p>210,164002973568</text:p>
          </table:table-cell>
          <table:table-cell office:value-type="float" office:value="12.294287875395" calcext:value-type="float">
            <text:p>12,294287875395</text:p>
          </table:table-cell>
        </table:table-row>
        <table:table-row table:style-name="ro1" table:visibility="filter">
          <table:table-cell office:value-type="string" calcext:value-type="string">
            <text:p>930630111</text:p>
          </table:table-cell>
          <table:table-cell office:value-type="float" office:value="506.996025352748" calcext:value-type="float">
            <text:p>506,996025352748</text:p>
          </table:table-cell>
          <table:table-cell office:value-type="float" office:value="403.278935949889" calcext:value-type="float">
            <text:p>403,278935949889</text:p>
          </table:table-cell>
          <table:table-cell office:value-type="float" office:value="9.17629069343966" calcext:value-type="float">
            <text:p>9,17629069343966</text:p>
          </table:table-cell>
          <table:table-cell office:value-type="float" office:value="94.5407987094194" calcext:value-type="float">
            <text:p>94,5407987094194</text:p>
          </table:table-cell>
          <table:table-cell office:value-type="float" office:value="339.417460379998" calcext:value-type="float">
            <text:p>339,417460379998</text:p>
          </table:table-cell>
          <table:table-cell office:value-type="float" office:value="155.329523180176" calcext:value-type="float">
            <text:p>155,329523180176</text:p>
          </table:table-cell>
          <table:table-cell office:value-type="float" office:value="26.6507052774968" calcext:value-type="float">
            <text:p>26,6507052774968</text:p>
          </table:table-cell>
          <table:table-cell office:value-type="float" office:value="58.815005760044" calcext:value-type="float">
            <text:p>58,815005760044</text:p>
          </table:table-cell>
          <table:table-cell office:value-type="float" office:value="96.6017518029805" calcext:value-type="float">
            <text:p>96,6017518029805</text:p>
          </table:table-cell>
          <table:table-cell office:value-type="float" office:value="92.3453725763858" calcext:value-type="float">
            <text:p>92,3453725763858</text:p>
          </table:table-cell>
          <table:table-cell office:value-type="float" office:value="128.866100532982" calcext:value-type="float">
            <text:p>128,866100532982</text:p>
          </table:table-cell>
          <table:table-cell office:value-type="float" office:value="1515.95163790389" calcext:value-type="float">
            <text:p>1515,95163790389</text:p>
          </table:table-cell>
          <table:table-cell office:value-type="float" office:value="279.512035948774" calcext:value-type="float">
            <text:p>279,512035948774</text:p>
          </table:table-cell>
          <table:table-cell office:value-type="float" office:value="398.97793771752" calcext:value-type="float">
            <text:p>398,97793771752</text:p>
          </table:table-cell>
          <table:table-cell office:value-type="float" office:value="8.60199646473853" calcext:value-type="float">
            <text:p>8,60199646473853</text:p>
          </table:table-cell>
          <table:table-cell office:value-type="float" office:value="96.2460667707804" calcext:value-type="float">
            <text:p>96,2460667707804</text:p>
          </table:table-cell>
          <table:table-cell office:value-type="float" office:value="104.21277254167" calcext:value-type="float">
            <text:p>104,21277254167</text:p>
          </table:table-cell>
          <table:table-cell office:value-type="float" office:value="75.9884750540639" calcext:value-type="float">
            <text:p>75,9884750540639</text:p>
          </table:table-cell>
          <table:table-cell office:value-type="float" office:value="90.0168690333452" calcext:value-type="float">
            <text:p>90,0168690333452</text:p>
          </table:table-cell>
          <table:table-cell office:value-type="float" office:value="23.9117578529216" calcext:value-type="float">
            <text:p>23,9117578529216</text:p>
          </table:table-cell>
        </table:table-row>
        <table:table-row table:style-name="ro1" table:visibility="filter">
          <table:table-cell office:value-type="string" calcext:value-type="string">
            <text:p>930700101</text:p>
          </table:table-cell>
          <table:table-cell office:value-type="float" office:value="999.505051796978" calcext:value-type="float">
            <text:p>999,505051796978</text:p>
          </table:table-cell>
          <table:table-cell office:value-type="float" office:value="962.807903329641" calcext:value-type="float">
            <text:p>962,807903329641</text:p>
          </table:table-cell>
          <table:table-cell office:value-type="float" office:value="6.73679108856899" calcext:value-type="float">
            <text:p>6,73679108856899</text:p>
          </table:table-cell>
          <table:table-cell office:value-type="float" office:value="29.9603573787678" calcext:value-type="float">
            <text:p>29,9603573787678</text:p>
          </table:table-cell>
          <table:table-cell office:value-type="float" office:value="7.64640350372016" calcext:value-type="float">
            <text:p>7,64640350372016</text:p>
          </table:table-cell>
          <table:table-cell office:value-type="float" office:value="975.738642361693" calcext:value-type="float">
            <text:p>975,738642361693</text:p>
          </table:table-cell>
          <table:table-cell office:value-type="float" office:value="52.6489613085264" calcext:value-type="float">
            <text:p>52,6489613085264</text:p>
          </table:table-cell>
          <table:table-cell office:value-type="float" office:value="294.048468921461" calcext:value-type="float">
            <text:p>294,048468921461</text:p>
          </table:table-cell>
          <table:table-cell office:value-type="float" office:value="501.820075636596" calcext:value-type="float">
            <text:p>501,820075636596</text:p>
          </table:table-cell>
          <table:table-cell office:value-type="float" office:value="98.7661840466465" calcext:value-type="float">
            <text:p>98,7661840466465</text:p>
          </table:table-cell>
          <table:table-cell office:value-type="float" office:value="15.524213416411" calcext:value-type="float">
            <text:p>15,524213416411</text:p>
          </table:table-cell>
          <table:table-cell office:value-type="float" office:value="2636.82071499498" calcext:value-type="float">
            <text:p>2636,82071499498</text:p>
          </table:table-cell>
          <table:table-cell office:value-type="float" office:value="7.64640350372016" calcext:value-type="float">
            <text:p>7,64640350372016</text:p>
          </table:table-cell>
          <table:table-cell office:value-type="float" office:value="959.982450784378" calcext:value-type="float">
            <text:p>959,982450784378</text:p>
          </table:table-cell>
          <table:table-cell office:value-type="float" office:value="20.3888309895289" calcext:value-type="float">
            <text:p>20,3888309895289</text:p>
          </table:table-cell>
          <table:table-cell office:value-type="float" office:value="145.44584907036" calcext:value-type="float">
            <text:p>145,44584907036</text:p>
          </table:table-cell>
          <table:table-cell office:value-type="float" office:value="670.950881681984" calcext:value-type="float">
            <text:p>670,950881681984</text:p>
          </table:table-cell>
          <table:table-cell office:value-type="float" office:value="113.766866283096" calcext:value-type="float">
            <text:p>113,766866283096</text:p>
          </table:table-cell>
          <table:table-cell office:value-type="float" office:value="2.82545254526321" calcext:value-type="float">
            <text:p>2,82545254526321</text:p>
          </table:table-cell>
          <table:table-cell office:value-type="float" office:value="6.60457021414613" calcext:value-type="float">
            <text:p>6,60457021414613</text:p>
          </table:table-cell>
        </table:table-row>
        <table:table-row table:style-name="ro1" table:visibility="filter">
          <table:table-cell office:value-type="string" calcext:value-type="string">
            <text:p>930700102</text:p>
          </table:table-cell>
          <table:table-cell office:value-type="float" office:value="1070.00499348196" calcext:value-type="float">
            <text:p>1070,00499348196</text:p>
          </table:table-cell>
          <table:table-cell office:value-type="float" office:value="951.693806002627" calcext:value-type="float">
            <text:p>951,693806002627</text:p>
          </table:table-cell>
          <table:table-cell office:value-type="float" office:value="24.0882981276314" calcext:value-type="float">
            <text:p>24,0882981276314</text:p>
          </table:table-cell>
          <table:table-cell office:value-type="float" office:value="94.2228893516984" calcext:value-type="float">
            <text:p>94,2228893516984</text:p>
          </table:table-cell>
          <table:table-cell office:value-type="float" office:value="85.1623892981324" calcext:value-type="float">
            <text:p>85,1623892981324</text:p>
          </table:table-cell>
          <table:table-cell office:value-type="float" office:value="943.43910782041" calcext:value-type="float">
            <text:p>943,43910782041</text:p>
          </table:table-cell>
          <table:table-cell office:value-type="float" office:value="196.359031100271" calcext:value-type="float">
            <text:p>196,359031100271</text:p>
          </table:table-cell>
          <table:table-cell office:value-type="float" office:value="242.920696436321" calcext:value-type="float">
            <text:p>242,920696436321</text:p>
          </table:table-cell>
          <table:table-cell office:value-type="float" office:value="250.64770218632" calcext:value-type="float">
            <text:p>250,64770218632</text:p>
          </table:table-cell>
          <table:table-cell office:value-type="float" office:value="183.490876466423" calcext:value-type="float">
            <text:p>183,490876466423</text:p>
          </table:table-cell>
          <table:table-cell office:value-type="float" office:value="78.2754998132929" calcext:value-type="float">
            <text:p>78,2754998132929</text:p>
          </table:table-cell>
          <table:table-cell office:value-type="float" office:value="2593.69690610817" calcext:value-type="float">
            <text:p>2593,69690610817</text:p>
          </table:table-cell>
          <table:table-cell office:value-type="float" office:value="85.1623892981324" calcext:value-type="float">
            <text:p>85,1623892981324</text:p>
          </table:table-cell>
          <table:table-cell office:value-type="float" office:value="943.109287628303" calcext:value-type="float">
            <text:p>943,109287628303</text:p>
          </table:table-cell>
          <table:table-cell office:value-type="float" office:value="7.75625313906453" calcext:value-type="float">
            <text:p>7,75625313906453</text:p>
          </table:table-cell>
          <table:table-cell office:value-type="float" office:value="78.246650085425" calcext:value-type="float">
            <text:p>78,246650085425</text:p>
          </table:table-cell>
          <table:table-cell office:value-type="float" office:value="137.357071690977" calcext:value-type="float">
            <text:p>137,357071690977</text:p>
          </table:table-cell>
          <table:table-cell office:value-type="float" office:value="268.523844162123" calcext:value-type="float">
            <text:p>268,523844162123</text:p>
          </table:table-cell>
          <table:table-cell office:value-type="float" office:value="223.106806151425" calcext:value-type="float">
            <text:p>223,106806151425</text:p>
          </table:table-cell>
          <table:table-cell office:value-type="float" office:value="228.118662399288" calcext:value-type="float">
            <text:p>228,118662399288</text:p>
          </table:table-cell>
        </table:table-row>
        <table:table-row table:style-name="ro1" table:visibility="filter">
          <table:table-cell office:value-type="string" calcext:value-type="string">
            <text:p>930700103</text:p>
          </table:table-cell>
          <table:table-cell office:value-type="float" office:value="1762.508181816" calcext:value-type="float">
            <text:p>1762,508181816</text:p>
          </table:table-cell>
          <table:table-cell office:value-type="float" office:value="1559.34950309993" calcext:value-type="float">
            <text:p>1559,34950309993</text:p>
          </table:table-cell>
          <table:table-cell office:value-type="float" office:value="32.2448402918796" calcext:value-type="float">
            <text:p>32,2448402918796</text:p>
          </table:table-cell>
          <table:table-cell office:value-type="float" office:value="170.913838424189" calcext:value-type="float">
            <text:p>170,913838424189</text:p>
          </table:table-cell>
          <table:table-cell office:value-type="float" office:value="175.430103599211" calcext:value-type="float">
            <text:p>175,430103599211</text:p>
          </table:table-cell>
          <table:table-cell office:value-type="float" office:value="1565.4130502189" calcext:value-type="float">
            <text:p>1565,4130502189</text:p>
          </table:table-cell>
          <table:table-cell office:value-type="float" office:value="264.688705596624" calcext:value-type="float">
            <text:p>264,688705596624</text:p>
          </table:table-cell>
          <table:table-cell office:value-type="float" office:value="400.804394373436" calcext:value-type="float">
            <text:p>400,804394373436</text:p>
          </table:table-cell>
          <table:table-cell office:value-type="float" office:value="347.394604487632" calcext:value-type="float">
            <text:p>347,394604487632</text:p>
          </table:table-cell>
          <table:table-cell office:value-type="float" office:value="401.694739360869" calcext:value-type="float">
            <text:p>401,694739360869</text:p>
          </table:table-cell>
          <table:table-cell office:value-type="float" office:value="144.767059281369" calcext:value-type="float">
            <text:p>144,767059281369</text:p>
          </table:table-cell>
          <table:table-cell office:value-type="float" office:value="4499.72781583151" calcext:value-type="float">
            <text:p>4499,72781583151</text:p>
          </table:table-cell>
          <table:table-cell office:value-type="float" office:value="160.708359466095" calcext:value-type="float">
            <text:p>160,708359466095</text:p>
          </table:table-cell>
          <table:table-cell office:value-type="float" office:value="1550.64384334153" calcext:value-type="float">
            <text:p>1550,64384334153</text:p>
          </table:table-cell>
          <table:table-cell office:value-type="float" office:value="95.7932244846465" calcext:value-type="float">
            <text:p>95,7932244846465</text:p>
          </table:table-cell>
          <table:table-cell office:value-type="float" office:value="258.199519747228" calcext:value-type="float">
            <text:p>258,199519747228</text:p>
          </table:table-cell>
          <table:table-cell office:value-type="float" office:value="268.320734646787" calcext:value-type="float">
            <text:p>268,320734646787</text:p>
          </table:table-cell>
          <table:table-cell office:value-type="float" office:value="413.544881241693" calcext:value-type="float">
            <text:p>413,544881241693</text:p>
          </table:table-cell>
          <table:table-cell office:value-type="float" office:value="158.863599802446" calcext:value-type="float">
            <text:p>158,863599802446</text:p>
          </table:table-cell>
          <table:table-cell office:value-type="float" office:value="355.921883418731" calcext:value-type="float">
            <text:p>355,921883418731</text:p>
          </table:table-cell>
        </table:table-row>
        <table:table-row table:style-name="ro1" table:visibility="filter">
          <table:table-cell office:value-type="string" calcext:value-type="string">
            <text:p>930700104</text:p>
          </table:table-cell>
          <table:table-cell office:value-type="float" office:value="1279.50579840344" calcext:value-type="float">
            <text:p>1279,50579840344</text:p>
          </table:table-cell>
          <table:table-cell office:value-type="float" office:value="1105.10154832146" calcext:value-type="float">
            <text:p>1105,10154832146</text:p>
          </table:table-cell>
          <table:table-cell office:value-type="float" office:value="9.10949984065649" calcext:value-type="float">
            <text:p>9,10949984065649</text:p>
          </table:table-cell>
          <table:table-cell office:value-type="float" office:value="165.29475024133" calcext:value-type="float">
            <text:p>165,29475024133</text:p>
          </table:table-cell>
          <table:table-cell office:value-type="float" office:value="40.5096438152336" calcext:value-type="float">
            <text:p>40,5096438152336</text:p>
          </table:table-cell>
          <table:table-cell office:value-type="float" office:value="1141.23921981232" calcext:value-type="float">
            <text:p>1141,23921981232</text:p>
          </table:table-cell>
          <table:table-cell office:value-type="float" office:value="136.842480517638" calcext:value-type="float">
            <text:p>136,842480517638</text:p>
          </table:table-cell>
          <table:table-cell office:value-type="float" office:value="152.472166486688" calcext:value-type="float">
            <text:p>152,472166486688</text:p>
          </table:table-cell>
          <table:table-cell office:value-type="float" office:value="586.192816740591" calcext:value-type="float">
            <text:p>586,192816740591</text:p>
          </table:table-cell>
          <table:table-cell office:value-type="float" office:value="171.76605060389" calcext:value-type="float">
            <text:p>171,76605060389</text:p>
          </table:table-cell>
          <table:table-cell office:value-type="float" office:value="57.8280339726497" calcext:value-type="float">
            <text:p>57,8280339726497</text:p>
          </table:table-cell>
          <table:table-cell office:value-type="float" office:value="3193.69398901706" calcext:value-type="float">
            <text:p>3193,69398901706</text:p>
          </table:table-cell>
          <table:table-cell office:value-type="float" office:value="40.5096438152336" calcext:value-type="float">
            <text:p>40,5096438152336</text:p>
          </table:table-cell>
          <table:table-cell office:value-type="float" office:value="1104.07668129668" calcext:value-type="float">
            <text:p>1104,07668129668</text:p>
          </table:table-cell>
          <table:table-cell office:value-type="float" office:value="10.2759580279313" calcext:value-type="float">
            <text:p>10,2759580279313</text:p>
          </table:table-cell>
          <table:table-cell office:value-type="float" office:value="122.459983367238" calcext:value-type="float">
            <text:p>122,459983367238</text:p>
          </table:table-cell>
          <table:table-cell office:value-type="float" office:value="325.477196294777" calcext:value-type="float">
            <text:p>325,477196294777</text:p>
          </table:table-cell>
          <table:table-cell office:value-type="float" office:value="480.534588221419" calcext:value-type="float">
            <text:p>480,534588221419</text:p>
          </table:table-cell>
          <table:table-cell office:value-type="float" office:value="146.615526173037" calcext:value-type="float">
            <text:p>146,615526173037</text:p>
          </table:table-cell>
          <table:table-cell office:value-type="float" office:value="18.7134292122808" calcext:value-type="float">
            <text:p>18,7134292122808</text:p>
          </table:table-cell>
        </table:table-row>
        <table:table-row table:style-name="ro1" table:visibility="filter">
          <table:table-cell office:value-type="string" calcext:value-type="string">
            <text:p>930700105</text:p>
          </table:table-cell>
          <table:table-cell office:value-type="float" office:value="1065.00485677955" calcext:value-type="float">
            <text:p>1065,00485677955</text:p>
          </table:table-cell>
          <table:table-cell office:value-type="float" office:value="925.640075972657" calcext:value-type="float">
            <text:p>925,640075972657</text:p>
          </table:table-cell>
          <table:table-cell office:value-type="float" office:value="31.1327722141356" calcext:value-type="float">
            <text:p>31,1327722141356</text:p>
          </table:table-cell>
          <table:table-cell office:value-type="float" office:value="108.23200859276" calcext:value-type="float">
            <text:p>108,23200859276</text:p>
          </table:table-cell>
          <table:table-cell office:value-type="float" office:value="59.2372573845791" calcext:value-type="float">
            <text:p>59,2372573845791</text:p>
          </table:table-cell>
          <table:table-cell office:value-type="float" office:value="973.04195376347" calcext:value-type="float">
            <text:p>973,04195376347</text:p>
          </table:table-cell>
          <table:table-cell office:value-type="float" office:value="145.954415958359" calcext:value-type="float">
            <text:p>145,954415958359</text:p>
          </table:table-cell>
          <table:table-cell office:value-type="float" office:value="355.224626027282" calcext:value-type="float">
            <text:p>355,224626027282</text:p>
          </table:table-cell>
          <table:table-cell office:value-type="float" office:value="321.86663351973" calcext:value-type="float">
            <text:p>321,86663351973</text:p>
          </table:table-cell>
          <table:table-cell office:value-type="float" office:value="78.6898766758557" calcext:value-type="float">
            <text:p>78,6898766758557</text:p>
          </table:table-cell>
          <table:table-cell office:value-type="float" office:value="23.9045237914307" calcext:value-type="float">
            <text:p>23,9045237914307</text:p>
          </table:table-cell>
          <table:table-cell office:value-type="float" office:value="2271.30660899862" calcext:value-type="float">
            <text:p>2271,30660899862</text:p>
          </table:table-cell>
          <table:table-cell office:value-type="float" office:value="59.2372573845791" calcext:value-type="float">
            <text:p>59,2372573845791</text:p>
          </table:table-cell>
          <table:table-cell office:value-type="float" office:value="919.223935973428" calcext:value-type="float">
            <text:p>919,223935973428</text:p>
          </table:table-cell>
          <table:table-cell office:value-type="float" office:value="88.5972909741754" calcext:value-type="float">
            <text:p>88,5972909741754</text:p>
          </table:table-cell>
          <table:table-cell office:value-type="float" office:value="316.7170616268" calcext:value-type="float">
            <text:p>316,7170616268</text:p>
          </table:table-cell>
          <table:table-cell office:value-type="float" office:value="256.101539990823" calcext:value-type="float">
            <text:p>256,101539990823</text:p>
          </table:table-cell>
          <table:table-cell office:value-type="float" office:value="205.21756524452" calcext:value-type="float">
            <text:p>205,21756524452</text:p>
          </table:table-cell>
          <table:table-cell office:value-type="float" office:value="52.5904781371095" calcext:value-type="float">
            <text:p>52,59047813710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30700106</text:p>
          </table:table-cell>
          <table:table-cell office:value-type="float" office:value="1807.5079279455" calcext:value-type="float">
            <text:p>1807,5079279455</text:p>
          </table:table-cell>
          <table:table-cell office:value-type="float" office:value="1510.96503242928" calcext:value-type="float">
            <text:p>1510,96503242928</text:p>
          </table:table-cell>
          <table:table-cell office:value-type="float" office:value="172.719610475282" calcext:value-type="float">
            <text:p>172,719610475282</text:p>
          </table:table-cell>
          <table:table-cell office:value-type="float" office:value="123.823285040939" calcext:value-type="float">
            <text:p>123,823285040939</text:p>
          </table:table-cell>
          <table:table-cell office:value-type="float" office:value="94.6449112561466" calcext:value-type="float">
            <text:p>94,6449112561466</text:p>
          </table:table-cell>
          <table:table-cell office:value-type="float" office:value="1681.64106424584" calcext:value-type="float">
            <text:p>1681,64106424584</text:p>
          </table:table-cell>
          <table:table-cell office:value-type="float" office:value="207.215577897076" calcext:value-type="float">
            <text:p>207,215577897076</text:p>
          </table:table-cell>
          <table:table-cell office:value-type="float" office:value="482.863852649884" calcext:value-type="float">
            <text:p>482,863852649884</text:p>
          </table:table-cell>
          <table:table-cell office:value-type="float" office:value="453.538064449627" calcext:value-type="float">
            <text:p>453,538064449627</text:p>
          </table:table-cell>
          <table:table-cell office:value-type="float" office:value="288.044880287714" calcext:value-type="float">
            <text:p>288,044880287714</text:p>
          </table:table-cell>
          <table:table-cell office:value-type="float" office:value="79.3026571449787" calcext:value-type="float">
            <text:p>79,3026571449787</text:p>
          </table:table-cell>
          <table:table-cell office:value-type="float" office:value="4170.70611771851" calcext:value-type="float">
            <text:p>4170,70611771851</text:p>
          </table:table-cell>
          <table:table-cell office:value-type="float" office:value="85.5555731486741" calcext:value-type="float">
            <text:p>85,5555731486741</text:p>
          </table:table-cell>
          <table:table-cell office:value-type="float" office:value="1507.62412099964" calcext:value-type="float">
            <text:p>1507,62412099964</text:p>
          </table:table-cell>
          <table:table-cell office:value-type="float" office:value="96.8605782010229" calcext:value-type="float">
            <text:p>96,8605782010229</text:p>
          </table:table-cell>
          <table:table-cell office:value-type="float" office:value="302.204582441174" calcext:value-type="float">
            <text:p>302,204582441174</text:p>
          </table:table-cell>
          <table:table-cell office:value-type="float" office:value="316.754528503656" calcext:value-type="float">
            <text:p>316,754528503656</text:p>
          </table:table-cell>
          <table:table-cell office:value-type="float" office:value="92.0765796741927" calcext:value-type="float">
            <text:p>92,0765796741927</text:p>
          </table:table-cell>
          <table:table-cell office:value-type="float" office:value="120.548761634437" calcext:value-type="float">
            <text:p>120,548761634437</text:p>
          </table:table-cell>
          <table:table-cell office:value-type="float" office:value="579.179090545156" calcext:value-type="float">
            <text:p>579,179090545156</text:p>
          </table:table-cell>
        </table:table-row>
        <table:table-row table:style-name="ro1" table:visibility="filter">
          <table:table-cell office:value-type="string" calcext:value-type="string">
            <text:p>930700107</text:p>
          </table:table-cell>
          <table:table-cell office:value-type="float" office:value="1012.00484828" calcext:value-type="float">
            <text:p>1012,00484828</text:p>
          </table:table-cell>
          <table:table-cell office:value-type="float" office:value="924.020169470585" calcext:value-type="float">
            <text:p>924,020169470585</text:p>
          </table:table-cell>
          <table:table-cell office:value-type="float" office:value="19.5680401475122" calcext:value-type="float">
            <text:p>19,5680401475122</text:p>
          </table:table-cell>
          <table:table-cell office:value-type="float" office:value="68.4166386619012" calcext:value-type="float">
            <text:p>68,4166386619012</text:p>
          </table:table-cell>
          <table:table-cell office:value-type="float" office:value="30.8046286601398" calcext:value-type="float">
            <text:p>30,8046286601398</text:p>
          </table:table-cell>
          <table:table-cell office:value-type="float" office:value="979.011949638428" calcext:value-type="float">
            <text:p>979,011949638428</text:p>
          </table:table-cell>
          <table:table-cell office:value-type="float" office:value="107.21360069459" calcext:value-type="float">
            <text:p>107,21360069459</text:p>
          </table:table-cell>
          <table:table-cell office:value-type="float" office:value="288.010217832054" calcext:value-type="float">
            <text:p>288,010217832054</text:p>
          </table:table-cell>
          <table:table-cell office:value-type="float" office:value="309.30798297422" calcext:value-type="float">
            <text:p>309,30798297422</text:p>
          </table:table-cell>
          <table:table-cell office:value-type="float" office:value="204.094264489944" calcext:value-type="float">
            <text:p>204,094264489944</text:p>
          </table:table-cell>
          <table:table-cell office:value-type="float" office:value="15.3941034797771" calcext:value-type="float">
            <text:p>15,3941034797771</text:p>
          </table:table-cell>
          <table:table-cell office:value-type="float" office:value="2508.21186482679" calcext:value-type="float">
            <text:p>2508,21186482679</text:p>
          </table:table-cell>
          <table:table-cell office:value-type="float" office:value="30.8046286601398" calcext:value-type="float">
            <text:p>30,8046286601398</text:p>
          </table:table-cell>
          <table:table-cell office:value-type="float" office:value="924.020169470585" calcext:value-type="float">
            <text:p>924,020169470585</text:p>
          </table:table-cell>
          <table:table-cell office:value-type="float" office:value="172.541547302516" calcext:value-type="float">
            <text:p>172,541547302516</text:p>
          </table:table-cell>
          <table:table-cell office:value-type="float" office:value="138.975562239859" calcext:value-type="float">
            <text:p>138,975562239859</text:p>
          </table:table-cell>
          <table:table-cell office:value-type="float" office:value="131.73050795165" calcext:value-type="float">
            <text:p>131,73050795165</text:p>
          </table:table-cell>
          <table:table-cell office:value-type="float" office:value="396.77421201754" calcext:value-type="float">
            <text:p>396,77421201754</text:p>
          </table:table-cell>
          <table:table-cell office:value-type="float" office:value="44.7945662205544" calcext:value-type="float">
            <text:p>44,7945662205544</text:p>
          </table:table-cell>
          <table:table-cell office:value-type="float" office:value="39.2037737384651" calcext:value-type="float">
            <text:p>39,2037737384651</text:p>
          </table:table-cell>
        </table:table-row>
        <table:table-row table:style-name="ro1" table:visibility="filter">
          <table:table-cell office:value-type="string" calcext:value-type="string">
            <text:p>930700108</text:p>
          </table:table-cell>
          <table:table-cell office:value-type="float" office:value="1407.50642262111" calcext:value-type="float">
            <text:p>1407,50642262111</text:p>
          </table:table-cell>
          <table:table-cell office:value-type="float" office:value="1224.06945379236" calcext:value-type="float">
            <text:p>1224,06945379236</text:p>
          </table:table-cell>
          <table:table-cell office:value-type="float" office:value="10.4174216782501" calcext:value-type="float">
            <text:p>10,4174216782501</text:p>
          </table:table-cell>
          <table:table-cell office:value-type="float" office:value="173.019547150499" calcext:value-type="float">
            <text:p>173,019547150499</text:p>
          </table:table-cell>
          <table:table-cell office:value-type="float" office:value="73.8624140718548" calcext:value-type="float">
            <text:p>73,8624140718548</text:p>
          </table:table-cell>
          <table:table-cell office:value-type="float" office:value="1333.64400854926" calcext:value-type="float">
            <text:p>1333,64400854926</text:p>
          </table:table-cell>
          <table:table-cell office:value-type="float" office:value="89.9082089596503" calcext:value-type="float">
            <text:p>89,9082089596503</text:p>
          </table:table-cell>
          <table:table-cell office:value-type="float" office:value="457.649061697463" calcext:value-type="float">
            <text:p>457,649061697463</text:p>
          </table:table-cell>
          <table:table-cell office:value-type="float" office:value="417.678941322341" calcext:value-type="float">
            <text:p>417,678941322341</text:p>
          </table:table-cell>
          <table:table-cell office:value-type="float" office:value="171.481306932426" calcext:value-type="float">
            <text:p>171,481306932426</text:p>
          </table:table-cell>
          <table:table-cell office:value-type="float" office:value="87.3519348804841" calcext:value-type="float">
            <text:p>87,3519348804841</text:p>
          </table:table-cell>
          <table:table-cell office:value-type="float" office:value="3392.46343085561" calcext:value-type="float">
            <text:p>3392,46343085561</text:p>
          </table:table-cell>
          <table:table-cell office:value-type="float" office:value="66.0975325453554" calcext:value-type="float">
            <text:p>66,0975325453554</text:p>
          </table:table-cell>
          <table:table-cell office:value-type="float" office:value="1188.40827006182" calcext:value-type="float">
            <text:p>1188,40827006182</text:p>
          </table:table-cell>
          <table:table-cell office:value-type="float" office:value="170.357781568254" calcext:value-type="float">
            <text:p>170,357781568254</text:p>
          </table:table-cell>
          <table:table-cell office:value-type="float" office:value="176.426441909378" calcext:value-type="float">
            <text:p>176,426441909378</text:p>
          </table:table-cell>
          <table:table-cell office:value-type="float" office:value="114.803814436846" calcext:value-type="float">
            <text:p>114,803814436846</text:p>
          </table:table-cell>
          <table:table-cell office:value-type="float" office:value="259.666385581294" calcext:value-type="float">
            <text:p>259,666385581294</text:p>
          </table:table-cell>
          <table:table-cell office:value-type="float" office:value="195.749951606318" calcext:value-type="float">
            <text:p>195,749951606318</text:p>
          </table:table-cell>
          <table:table-cell office:value-type="float" office:value="271.403894959727" calcext:value-type="float">
            <text:p>271,403894959727</text:p>
          </table:table-cell>
        </table:table-row>
        <table:table-row table:style-name="ro1" table:visibility="filter">
          <table:table-cell office:value-type="string" calcext:value-type="string">
            <text:p>930700109</text:p>
          </table:table-cell>
          <table:table-cell office:value-type="float" office:value="3876.017845877" calcext:value-type="float">
            <text:p>3876,017845877</text:p>
          </table:table-cell>
          <table:table-cell office:value-type="float" office:value="3401.19594927548" calcext:value-type="float">
            <text:p>3401,19594927548</text:p>
          </table:table-cell>
          <table:table-cell office:value-type="float" office:value="139.102213248374" calcext:value-type="float">
            <text:p>139,102213248374</text:p>
          </table:table-cell>
          <table:table-cell office:value-type="float" office:value="335.719683353144" calcext:value-type="float">
            <text:p>335,719683353144</text:p>
          </table:table-cell>
          <table:table-cell office:value-type="float" office:value="27.9706030221651" calcext:value-type="float">
            <text:p>27,9706030221651</text:p>
          </table:table-cell>
          <table:table-cell office:value-type="float" office:value="3684.84675942049" calcext:value-type="float">
            <text:p>3684,84675942049</text:p>
          </table:table-cell>
          <table:table-cell office:value-type="float" office:value="660.893930480613" calcext:value-type="float">
            <text:p>660,893930480613</text:p>
          </table:table-cell>
          <table:table-cell office:value-type="float" office:value="779.511291833371" calcext:value-type="float">
            <text:p>779,511291833371</text:p>
          </table:table-cell>
          <table:table-cell office:value-type="float" office:value="1219.46678457321" calcext:value-type="float">
            <text:p>1219,46678457321</text:p>
          </table:table-cell>
          <table:table-cell office:value-type="float" office:value="573.098705897213" calcext:value-type="float">
            <text:p>573,098705897213</text:p>
          </table:table-cell>
          <table:table-cell office:value-type="float" office:value="168.225236491074" calcext:value-type="float">
            <text:p>168,225236491074</text:p>
          </table:table-cell>
          <table:table-cell office:value-type="float" office:value="9022.6727469584" calcext:value-type="float">
            <text:p>9022,6727469584</text:p>
          </table:table-cell>
          <table:table-cell office:value-type="float" office:value="26.8871214024408" calcext:value-type="float">
            <text:p>26,8871214024408</text:p>
          </table:table-cell>
          <table:table-cell office:value-type="float" office:value="2868.30977103795" calcext:value-type="float">
            <text:p>2868,30977103795</text:p>
          </table:table-cell>
          <table:table-cell office:value-type="float" office:value="29.5370941966214" calcext:value-type="float">
            <text:p>29,5370941966214</text:p>
          </table:table-cell>
          <table:table-cell office:value-type="float" office:value="57.1801798667304" calcext:value-type="float">
            <text:p>57,1801798667304</text:p>
          </table:table-cell>
          <table:table-cell office:value-type="float" office:value="139.003244908679" calcext:value-type="float">
            <text:p>139,003244908679</text:p>
          </table:table-cell>
          <table:table-cell office:value-type="float" office:value="331.176081826978" calcext:value-type="float">
            <text:p>331,176081826978</text:p>
          </table:table-cell>
          <table:table-cell office:value-type="float" office:value="401.443674561838" calcext:value-type="float">
            <text:p>401,443674561838</text:p>
          </table:table-cell>
          <table:table-cell office:value-type="float" office:value="1909.9694956771" calcext:value-type="float">
            <text:p>1909,9694956771</text:p>
          </table:table-cell>
        </table:table-row>
        <table:table-row table:style-name="ro1" table:visibility="filter">
          <table:table-cell office:value-type="string" calcext:value-type="string">
            <text:p>930700110</text:p>
          </table:table-cell>
          <table:table-cell office:value-type="float" office:value="1279.00559122608" calcext:value-type="float">
            <text:p>1279,00559122608</text:p>
          </table:table-cell>
          <table:table-cell office:value-type="float" office:value="1065.61619278408" calcext:value-type="float">
            <text:p>1065,61619278408</text:p>
          </table:table-cell>
          <table:table-cell office:value-type="float" office:value="4.18014503311999" calcext:value-type="float">
            <text:p>4,18014503311999</text:p>
          </table:table-cell>
          <table:table-cell office:value-type="float" office:value="209.209253408881" calcext:value-type="float">
            <text:p>209,209253408881</text:p>
          </table:table-cell>
          <table:table-cell office:value-type="float" office:value="23.7918515986353" calcext:value-type="float">
            <text:p>23,7918515986353</text:p>
          </table:table-cell>
          <table:table-cell office:value-type="float" office:value="1241.14075236532" calcext:value-type="float">
            <text:p>1241,14075236532</text:p>
          </table:table-cell>
          <table:table-cell office:value-type="float" office:value="156.364307435977" calcext:value-type="float">
            <text:p>156,364307435977</text:p>
          </table:table-cell>
          <table:table-cell office:value-type="float" office:value="241.573420432875" calcext:value-type="float">
            <text:p>241,573420432875</text:p>
          </table:table-cell>
          <table:table-cell office:value-type="float" office:value="398.670120567809" calcext:value-type="float">
            <text:p>398,670120567809</text:p>
          </table:table-cell>
          <table:table-cell office:value-type="float" office:value="197.627355352078" calcext:value-type="float">
            <text:p>197,627355352078</text:p>
          </table:table-cell>
          <table:table-cell office:value-type="float" office:value="71.3809889953437" calcext:value-type="float">
            <text:p>71,3809889953437</text:p>
          </table:table-cell>
          <table:table-cell office:value-type="float" office:value="3005.72275328025" calcext:value-type="float">
            <text:p>3005,72275328025</text:p>
          </table:table-cell>
          <table:table-cell office:value-type="float" office:value="19.6117065655153" calcext:value-type="float">
            <text:p>19,6117065655153</text:p>
          </table:table-cell>
          <table:table-cell office:value-type="float" office:value="1065.61619278408" calcext:value-type="float">
            <text:p>1065,61619278408</text:p>
          </table:table-cell>
          <table:table-cell office:value-type="float" office:value="24.077732799584" calcext:value-type="float">
            <text:p>24,077732799584</text:p>
          </table:table-cell>
          <table:table-cell office:value-type="float" office:value="112.256072512916" calcext:value-type="float">
            <text:p>112,256072512916</text:p>
          </table:table-cell>
          <table:table-cell office:value-type="float" office:value="202.504689467826" calcext:value-type="float">
            <text:p>202,504689467826</text:p>
          </table:table-cell>
          <table:table-cell office:value-type="float" office:value="465.347887146624" calcext:value-type="float">
            <text:p>465,347887146624</text:p>
          </table:table-cell>
          <table:table-cell office:value-type="float" office:value="135.499301664492" calcext:value-type="float">
            <text:p>135,499301664492</text:p>
          </table:table-cell>
          <table:table-cell office:value-type="float" office:value="125.930509192641" calcext:value-type="float">
            <text:p>125,930509192641</text:p>
          </table:table-cell>
        </table:table-row>
        <table:table-row table:style-name="ro1" table:visibility="filter">
          <table:table-cell office:value-type="string" calcext:value-type="string">
            <text:p>930700111</text:p>
          </table:table-cell>
          <table:table-cell office:value-type="float" office:value="1337.50617155549" calcext:value-type="float">
            <text:p>1337,50617155549</text:p>
          </table:table-cell>
          <table:table-cell office:value-type="float" office:value="1176.21955664307" calcext:value-type="float">
            <text:p>1176,21955664307</text:p>
          </table:table-cell>
          <table:table-cell office:value-type="float" office:value="6.21811242095465" calcext:value-type="float">
            <text:p>6,21811242095465</text:p>
          </table:table-cell>
          <table:table-cell office:value-type="float" office:value="155.068502491469" calcext:value-type="float">
            <text:p>155,068502491469</text:p>
          </table:table-cell>
          <table:table-cell office:value-type="float" office:value="54.1290505395977" calcext:value-type="float">
            <text:p>54,1290505395977</text:p>
          </table:table-cell>
          <table:table-cell office:value-type="float" office:value="1221.49579814187" calcext:value-type="float">
            <text:p>1221,49579814187</text:p>
          </table:table-cell>
          <table:table-cell office:value-type="float" office:value="253.755556626269" calcext:value-type="float">
            <text:p>253,755556626269</text:p>
          </table:table-cell>
          <table:table-cell office:value-type="float" office:value="427.940321903191" calcext:value-type="float">
            <text:p>427,940321903191</text:p>
          </table:table-cell>
          <table:table-cell office:value-type="float" office:value="320.449441701723" calcext:value-type="float">
            <text:p>320,449441701723</text:p>
          </table:table-cell>
          <table:table-cell office:value-type="float" office:value="113.246341536989" calcext:value-type="float">
            <text:p>113,246341536989</text:p>
          </table:table-cell>
          <table:table-cell office:value-type="float" office:value="60.8278948748942" calcext:value-type="float">
            <text:p>60,8278948748942</text:p>
          </table:table-cell>
          <table:table-cell office:value-type="float" office:value="2865.18902150103" calcext:value-type="float">
            <text:p>2865,18902150103</text:p>
          </table:table-cell>
          <table:table-cell office:value-type="float" office:value="48.9106518033218" calcext:value-type="float">
            <text:p>48,9106518033218</text:p>
          </table:table-cell>
          <table:table-cell office:value-type="float" office:value="1172.93661277608" calcext:value-type="float">
            <text:p>1172,93661277608</text:p>
          </table:table-cell>
          <table:table-cell office:value-type="float" office:value="191.031934931416" calcext:value-type="float">
            <text:p>191,031934931416</text:p>
          </table:table-cell>
          <table:table-cell office:value-type="float" office:value="329.588520824764" calcext:value-type="float">
            <text:p>329,588520824764</text:p>
          </table:table-cell>
          <table:table-cell office:value-type="float" office:value="186.009614364327" calcext:value-type="float">
            <text:p>186,009614364327</text:p>
          </table:table-cell>
          <table:table-cell office:value-type="float" office:value="326.840751730001" calcext:value-type="float">
            <text:p>326,840751730001</text:p>
          </table:table-cell>
          <table:table-cell office:value-type="float" office:value="46.4902821016785" calcext:value-type="float">
            <text:p>46,4902821016785</text:p>
          </table:table-cell>
          <table:table-cell office:value-type="float" office:value="92.9755088238894" calcext:value-type="float">
            <text:p>92,9755088238894</text:p>
          </table:table-cell>
        </table:table-row>
        <table:table-row table:style-name="ro1" table:visibility="filter">
          <table:table-cell office:value-type="string" calcext:value-type="string">
            <text:p>930700112</text:p>
          </table:table-cell>
          <table:table-cell office:value-type="float" office:value="983.004307717184" calcext:value-type="float">
            <text:p>983,004307717184</text:p>
          </table:table-cell>
          <table:table-cell office:value-type="float" office:value="820.995809624934" calcext:value-type="float">
            <text:p>820,995809624934</text:p>
          </table:table-cell>
          <table:table-cell office:value-type="float" office:value="7.15871940241586" calcext:value-type="float">
            <text:p>7,15871940241586</text:p>
          </table:table-cell>
          <table:table-cell office:value-type="float" office:value="154.849778689834" calcext:value-type="float">
            <text:p>154,849778689834</text:p>
          </table:table-cell>
          <table:table-cell office:value-type="float" office:value="11.8097816147253" calcext:value-type="float">
            <text:p>11,8097816147253</text:p>
          </table:table-cell>
          <table:table-cell office:value-type="float" office:value="925.930447288106" calcext:value-type="float">
            <text:p>925,930447288106</text:p>
          </table:table-cell>
          <table:table-cell office:value-type="float" office:value="73.0342971810644" calcext:value-type="float">
            <text:p>73,0342971810644</text:p>
          </table:table-cell>
          <table:table-cell office:value-type="float" office:value="406.269703299549" calcext:value-type="float">
            <text:p>406,269703299549</text:p>
          </table:table-cell>
          <table:table-cell office:value-type="float" office:value="188.194907920669" calcext:value-type="float">
            <text:p>188,194907920669</text:p>
          </table:table-cell>
          <table:table-cell office:value-type="float" office:value="114.332308189897" calcext:value-type="float">
            <text:p>114,332308189897</text:p>
          </table:table-cell>
          <table:table-cell office:value-type="float" office:value="39.164593033755" calcext:value-type="float">
            <text:p>39,164593033755</text:p>
          </table:table-cell>
          <table:table-cell office:value-type="float" office:value="2134.75586655953" calcext:value-type="float">
            <text:p>2134,75586655953</text:p>
          </table:table-cell>
          <table:table-cell office:value-type="float" office:value="11.8097816147253" calcext:value-type="float">
            <text:p>11,8097816147253</text:p>
          </table:table-cell>
          <table:table-cell office:value-type="float" office:value="820.995809624934" calcext:value-type="float">
            <text:p>820,995809624934</text:p>
          </table:table-cell>
          <table:table-cell office:value-type="float" office:value="143.877502520445" calcext:value-type="float">
            <text:p>143,877502520445</text:p>
          </table:table-cell>
          <table:table-cell office:value-type="float" office:value="103.666392412088" calcext:value-type="float">
            <text:p>103,666392412088</text:p>
          </table:table-cell>
          <table:table-cell office:value-type="float" office:value="279.648847586473" calcext:value-type="float">
            <text:p>279,648847586473</text:p>
          </table:table-cell>
          <table:table-cell office:value-type="float" office:value="225.548264347572" calcext:value-type="float">
            <text:p>225,548264347572</text:p>
          </table:table-cell>
          <table:table-cell office:value-type="float" office:value="54.365071281625" calcext:value-type="float">
            <text:p>54,365071281625</text:p>
          </table:table-cell>
          <table:table-cell office:value-type="float" office:value="13.8897314767315" calcext:value-type="float">
            <text:p>13,8897314767315</text:p>
          </table:table-cell>
        </table:table-row>
        <table:table-row table:style-name="ro1" table:visibility="filter">
          <table:table-cell office:value-type="string" calcext:value-type="string">
            <text:p>930700113</text:p>
          </table:table-cell>
          <table:table-cell office:value-type="float" office:value="1421.00681008168" calcext:value-type="float">
            <text:p>1421,00681008168</text:p>
          </table:table-cell>
          <table:table-cell office:value-type="float" office:value="1297.91448386564" calcext:value-type="float">
            <text:p>1297,91448386564</text:p>
          </table:table-cell>
          <table:table-cell office:value-type="float" office:value="21.1492787703582" calcext:value-type="float">
            <text:p>21,1492787703582</text:p>
          </table:table-cell>
          <table:table-cell office:value-type="float" office:value="101.943047445683" calcext:value-type="float">
            <text:p>101,943047445683</text:p>
          </table:table-cell>
          <table:table-cell office:value-type="float" office:value="38.9878335507515" calcext:value-type="float">
            <text:p>38,9878335507515</text:p>
          </table:table-cell>
          <table:table-cell office:value-type="float" office:value="1350.06205963324" calcext:value-type="float">
            <text:p>1350,06205963324</text:p>
          </table:table-cell>
          <table:table-cell office:value-type="float" office:value="267.940377539741" calcext:value-type="float">
            <text:p>267,940377539741</text:p>
          </table:table-cell>
          <table:table-cell office:value-type="float" office:value="360.973168923574" calcext:value-type="float">
            <text:p>360,973168923574</text:p>
          </table:table-cell>
          <table:table-cell office:value-type="float" office:value="349.582553787041" calcext:value-type="float">
            <text:p>349,582553787041</text:p>
          </table:table-cell>
          <table:table-cell office:value-type="float" office:value="241.34226186636" calcext:value-type="float">
            <text:p>241,34226186636</text:p>
          </table:table-cell>
          <table:table-cell office:value-type="float" office:value="78.0761217489257" calcext:value-type="float">
            <text:p>78,0761217489257</text:p>
          </table:table-cell>
          <table:table-cell office:value-type="float" office:value="3399.68827356734" calcext:value-type="float">
            <text:p>3399,68827356734</text:p>
          </table:table-cell>
          <table:table-cell office:value-type="float" office:value="38.9878335507515" calcext:value-type="float">
            <text:p>38,9878335507515</text:p>
          </table:table-cell>
          <table:table-cell office:value-type="float" office:value="1297.91448386564" calcext:value-type="float">
            <text:p>1297,91448386564</text:p>
          </table:table-cell>
          <table:table-cell office:value-type="float" office:value="63.0827792363124" calcext:value-type="float">
            <text:p>63,0827792363124</text:p>
          </table:table-cell>
          <table:table-cell office:value-type="float" office:value="55.39438370555" calcext:value-type="float">
            <text:p>55,39438370555</text:p>
          </table:table-cell>
          <table:table-cell office:value-type="float" office:value="155.883236032273" calcext:value-type="float">
            <text:p>155,883236032273</text:p>
          </table:table-cell>
          <table:table-cell office:value-type="float" office:value="646.138961112884" calcext:value-type="float">
            <text:p>646,138961112884</text:p>
          </table:table-cell>
          <table:table-cell office:value-type="float" office:value="354.506117337052" calcext:value-type="float">
            <text:p>354,506117337052</text:p>
          </table:table-cell>
          <table:table-cell office:value-type="float" office:value="22.9090064415714" calcext:value-type="float">
            <text:p>22,9090064415714</text:p>
          </table:table-cell>
        </table:table-row>
        <table:table-row table:style-name="ro1" table:visibility="filter">
          <table:table-cell office:value-type="string" calcext:value-type="string">
            <text:p>930700114</text:p>
          </table:table-cell>
          <table:table-cell office:value-type="float" office:value="1700.50692996317" calcext:value-type="float">
            <text:p>1700,50692996317</text:p>
          </table:table-cell>
          <table:table-cell office:value-type="float" office:value="1320.76236120595" calcext:value-type="float">
            <text:p>1320,76236120595</text:p>
          </table:table-cell>
          <table:table-cell office:value-type="float" office:value="43.7127882047638" calcext:value-type="float">
            <text:p>43,7127882047638</text:p>
          </table:table-cell>
          <table:table-cell office:value-type="float" office:value="336.031780552455" calcext:value-type="float">
            <text:p>336,031780552455</text:p>
          </table:table-cell>
          <table:table-cell office:value-type="float" office:value="147.112122840636" calcext:value-type="float">
            <text:p>147,112122840636</text:p>
          </table:table-cell>
          <table:table-cell office:value-type="float" office:value="1534.30612096762" calcext:value-type="float">
            <text:p>1534,30612096762</text:p>
          </table:table-cell>
          <table:table-cell office:value-type="float" office:value="145.282452609603" calcext:value-type="float">
            <text:p>145,282452609603</text:p>
          </table:table-cell>
          <table:table-cell office:value-type="float" office:value="643.452177709078" calcext:value-type="float">
            <text:p>643,452177709078</text:p>
          </table:table-cell>
          <table:table-cell office:value-type="float" office:value="379.705108797132" calcext:value-type="float">
            <text:p>379,705108797132</text:p>
          </table:table-cell>
          <table:table-cell office:value-type="float" office:value="93.4291419582394" calcext:value-type="float">
            <text:p>93,4291419582394</text:p>
          </table:table-cell>
          <table:table-cell office:value-type="float" office:value="58.8934801318943" calcext:value-type="float">
            <text:p>58,8934801318943</text:p>
          </table:table-cell>
          <table:table-cell office:value-type="float" office:value="3277.69858730579" calcext:value-type="float">
            <text:p>3277,69858730579</text:p>
          </table:table-cell>
          <table:table-cell office:value-type="float" office:value="133.946889303372" calcext:value-type="float">
            <text:p>133,946889303372</text:p>
          </table:table-cell>
          <table:table-cell office:value-type="float" office:value="1271.55178387606" calcext:value-type="float">
            <text:p>1271,55178387606</text:p>
          </table:table-cell>
          <table:table-cell office:value-type="float" office:value="146.52564383586" calcext:value-type="float">
            <text:p>146,52564383586</text:p>
          </table:table-cell>
          <table:table-cell office:value-type="float" office:value="289.639036865007" calcext:value-type="float">
            <text:p>289,639036865007</text:p>
          </table:table-cell>
          <table:table-cell office:value-type="float" office:value="302.849637974151" calcext:value-type="float">
            <text:p>302,849637974151</text:p>
          </table:table-cell>
          <table:table-cell office:value-type="float" office:value="233.184319926062" calcext:value-type="float">
            <text:p>233,184319926062</text:p>
          </table:table-cell>
          <table:table-cell office:value-type="float" office:value="273.434413449832" calcext:value-type="float">
            <text:p>273,434413449832</text:p>
          </table:table-cell>
          <table:table-cell office:value-type="float" office:value="25.9187318251522" calcext:value-type="float">
            <text:p>25,9187318251522</text:p>
          </table:table-cell>
        </table:table-row>
        <table:table-row table:style-name="ro1" table:visibility="filter">
          <table:table-cell office:value-type="string" calcext:value-type="string">
            <text:p>930700115</text:p>
          </table:table-cell>
          <table:table-cell office:value-type="float" office:value="1000.50458279947" calcext:value-type="float">
            <text:p>1000,50458279947</text:p>
          </table:table-cell>
          <table:table-cell office:value-type="float" office:value="873.422975438628" calcext:value-type="float">
            <text:p>873,422975438628</text:p>
          </table:table-cell>
          <table:table-cell office:value-type="float" office:value="28.3940073136622" calcext:value-type="float">
            <text:p>28,3940073136622</text:p>
          </table:table-cell>
          <table:table-cell office:value-type="float" office:value="98.6876000471784" calcext:value-type="float">
            <text:p>98,6876000471784</text:p>
          </table:table-cell>
          <table:table-cell office:value-type="float" office:value="50.0768298582334" calcext:value-type="float">
            <text:p>50,0768298582334</text:p>
          </table:table-cell>
          <table:table-cell office:value-type="float" office:value="948.205779765018" calcext:value-type="float">
            <text:p>948,205779765018</text:p>
          </table:table-cell>
          <table:table-cell office:value-type="float" office:value="160.771377049606" calcext:value-type="float">
            <text:p>160,771377049606</text:p>
          </table:table-cell>
          <table:table-cell office:value-type="float" office:value="366.27948444058" calcext:value-type="float">
            <text:p>366,27948444058</text:p>
          </table:table-cell>
          <table:table-cell office:value-type="float" office:value="208.291258528316" calcext:value-type="float">
            <text:p>208,291258528316</text:p>
          </table:table-cell>
          <table:table-cell office:value-type="float" office:value="82.3846602311715" calcext:value-type="float">
            <text:p>82,3846602311715</text:p>
          </table:table-cell>
          <table:table-cell office:value-type="float" office:value="55.6961951889537" calcext:value-type="float">
            <text:p>55,6961951889537</text:p>
          </table:table-cell>
          <table:table-cell office:value-type="float" office:value="2150.86673931907" calcext:value-type="float">
            <text:p>2150,86673931907</text:p>
          </table:table-cell>
          <table:table-cell office:value-type="float" office:value="44.8749647845492" calcext:value-type="float">
            <text:p>44,8749647845492</text:p>
          </table:table-cell>
          <table:table-cell office:value-type="float" office:value="863.318837014831" calcext:value-type="float">
            <text:p>863,318837014831</text:p>
          </table:table-cell>
          <table:table-cell office:value-type="float" office:value="1.1109865881087" calcext:value-type="float">
            <text:p>1,1109865881087</text:p>
          </table:table-cell>
          <table:table-cell office:value-type="float" office:value="155.672338620063" calcext:value-type="float">
            <text:p>155,672338620063</text:p>
          </table:table-cell>
          <table:table-cell office:value-type="float" office:value="309.089389871719" calcext:value-type="float">
            <text:p>309,089389871719</text:p>
          </table:table-cell>
          <table:table-cell office:value-type="float" office:value="224.842366285144" calcext:value-type="float">
            <text:p>224,842366285144</text:p>
          </table:table-cell>
          <table:table-cell office:value-type="float" office:value="170.38178247358" calcext:value-type="float">
            <text:p>170,38178247358</text:p>
          </table:table-cell>
          <table:table-cell office:value-type="float" office:value="2.22197317621741" calcext:value-type="float">
            <text:p>2,22197317621741</text:p>
          </table:table-cell>
        </table:table-row>
        <table:table-row table:style-name="ro1" table:visibility="filter">
          <table:table-cell office:value-type="string" calcext:value-type="string">
            <text:p>930700116</text:p>
          </table:table-cell>
          <table:table-cell office:value-type="float" office:value="1120.00472918844" calcext:value-type="float">
            <text:p>1120,00472918844</text:p>
          </table:table-cell>
          <table:table-cell office:value-type="float" office:value="901.322841421294" calcext:value-type="float">
            <text:p>901,322841421294</text:p>
          </table:table-cell>
          <table:table-cell office:value-type="float" office:value="24.7286526590864" calcext:value-type="float">
            <text:p>24,7286526590864</text:p>
          </table:table-cell>
          <table:table-cell office:value-type="float" office:value="193.953235108059" calcext:value-type="float">
            <text:p>193,953235108059</text:p>
          </table:table-cell>
          <table:table-cell office:value-type="float" office:value="32.6590260512998" calcext:value-type="float">
            <text:p>32,6590260512998</text:p>
          </table:table-cell>
          <table:table-cell office:value-type="float" office:value="1080.4956897097" calcext:value-type="float">
            <text:p>1080,4956897097</text:p>
          </table:table-cell>
          <table:table-cell office:value-type="float" office:value="99.9014731883573" calcext:value-type="float">
            <text:p>99,9014731883573</text:p>
          </table:table-cell>
          <table:table-cell office:value-type="float" office:value="432.529974427599" calcext:value-type="float">
            <text:p>432,529974427599</text:p>
          </table:table-cell>
          <table:table-cell office:value-type="float" office:value="269.286661122699" calcext:value-type="float">
            <text:p>269,286661122699</text:p>
          </table:table-cell>
          <table:table-cell office:value-type="float" office:value="58.8116560082825" calcext:value-type="float">
            <text:p>58,8116560082825</text:p>
          </table:table-cell>
          <table:table-cell office:value-type="float" office:value="40.7930766743568" calcext:value-type="float">
            <text:p>40,7930766743568</text:p>
          </table:table-cell>
          <table:table-cell office:value-type="float" office:value="2218.65432661755" calcext:value-type="float">
            <text:p>2218,65432661755</text:p>
          </table:table-cell>
          <table:table-cell office:value-type="float" office:value="23.3805443618311" calcext:value-type="float">
            <text:p>23,3805443618311</text:p>
          </table:table-cell>
          <table:table-cell office:value-type="float" office:value="891.958661355174" calcext:value-type="float">
            <text:p>891,958661355174</text:p>
          </table:table-cell>
          <table:table-cell office:value-type="float" office:value="104.404086019106" calcext:value-type="float">
            <text:p>104,404086019106</text:p>
          </table:table-cell>
          <table:table-cell office:value-type="float" office:value="272.003150841272" calcext:value-type="float">
            <text:p>272,003150841272</text:p>
          </table:table-cell>
          <table:table-cell office:value-type="float" office:value="187.216205472596" calcext:value-type="float">
            <text:p>187,216205472596</text:p>
          </table:table-cell>
          <table:table-cell office:value-type="float" office:value="233.871936387117" calcext:value-type="float">
            <text:p>233,871936387117</text:p>
          </table:table-cell>
          <table:table-cell office:value-type="float" office:value="33.346957619975" calcext:value-type="float">
            <text:p>33,346957619975</text:p>
          </table:table-cell>
          <table:table-cell office:value-type="float" office:value="61.1163250151063" calcext:value-type="float">
            <text:p>61,1163250151063</text:p>
          </table:table-cell>
        </table:table-row>
        <table:table-row table:style-name="ro1" table:visibility="filter">
          <table:table-cell office:value-type="string" calcext:value-type="string">
            <text:p>930700117</text:p>
          </table:table-cell>
          <table:table-cell office:value-type="float" office:value="2034.50899533505" calcext:value-type="float">
            <text:p>2034,50899533505</text:p>
          </table:table-cell>
          <table:table-cell office:value-type="float" office:value="1714.39583128959" calcext:value-type="float">
            <text:p>1714,39583128959</text:p>
          </table:table-cell>
          <table:table-cell office:value-type="float" office:value="68.3322701627211" calcext:value-type="float">
            <text:p>68,3322701627211</text:p>
          </table:table-cell>
          <table:table-cell office:value-type="float" office:value="251.780893882735" calcext:value-type="float">
            <text:p>251,780893882735</text:p>
          </table:table-cell>
          <table:table-cell office:value-type="float" office:value="164.760829420477" calcext:value-type="float">
            <text:p>164,760829420477</text:p>
          </table:table-cell>
          <table:table-cell office:value-type="float" office:value="1833.23361642615" calcext:value-type="float">
            <text:p>1833,23361642615</text:p>
          </table:table-cell>
          <table:table-cell office:value-type="float" office:value="181.81701348751" calcext:value-type="float">
            <text:p>181,81701348751</text:p>
          </table:table-cell>
          <table:table-cell office:value-type="float" office:value="607.039635049544" calcext:value-type="float">
            <text:p>607,039635049544</text:p>
          </table:table-cell>
          <table:table-cell office:value-type="float" office:value="548.377975887645" calcext:value-type="float">
            <text:p>548,377975887645</text:p>
          </table:table-cell>
          <table:table-cell office:value-type="float" office:value="258.936310304467" calcext:value-type="float">
            <text:p>258,936310304467</text:p>
          </table:table-cell>
          <table:table-cell office:value-type="float" office:value="118.224896560429" calcext:value-type="float">
            <text:p>118,224896560429</text:p>
          </table:table-cell>
          <table:table-cell office:value-type="float" office:value="4704.64532811661" calcext:value-type="float">
            <text:p>4704,64532811661</text:p>
          </table:table-cell>
          <table:table-cell office:value-type="float" office:value="146.617955880346" calcext:value-type="float">
            <text:p>146,617955880346</text:p>
          </table:table-cell>
          <table:table-cell office:value-type="float" office:value="1650.36209713446" calcext:value-type="float">
            <text:p>1650,36209713446</text:p>
          </table:table-cell>
          <table:table-cell office:value-type="float" office:value="34.904658128568" calcext:value-type="float">
            <text:p>34,904658128568</text:p>
          </table:table-cell>
          <table:table-cell office:value-type="float" office:value="393.115108074678" calcext:value-type="float">
            <text:p>393,115108074678</text:p>
          </table:table-cell>
          <table:table-cell office:value-type="float" office:value="429.918091745741" calcext:value-type="float">
            <text:p>429,918091745741</text:p>
          </table:table-cell>
          <table:table-cell office:value-type="float" office:value="422.329346074788" calcext:value-type="float">
            <text:p>422,329346074788</text:p>
          </table:table-cell>
          <table:table-cell office:value-type="float" office:value="122.314790476837" calcext:value-type="float">
            <text:p>122,314790476837</text:p>
          </table:table-cell>
          <table:table-cell office:value-type="float" office:value="247.780102633849" calcext:value-type="float">
            <text:p>247,780102633849</text:p>
          </table:table-cell>
        </table:table-row>
        <table:table-row table:style-name="ro1" table:visibility="filter">
          <table:table-cell office:value-type="string" calcext:value-type="string">
            <text:p>930700118</text:p>
          </table:table-cell>
          <table:table-cell office:value-type="float" office:value="1457.00702391911" calcext:value-type="float">
            <text:p>1457,00702391911</text:p>
          </table:table-cell>
          <table:table-cell office:value-type="float" office:value="1338.66916260402" calcext:value-type="float">
            <text:p>1338,66916260402</text:p>
          </table:table-cell>
          <table:table-cell office:value-type="float" office:value="37.3098162612983" calcext:value-type="float">
            <text:p>37,3098162612983</text:p>
          </table:table-cell>
          <table:table-cell office:value-type="float" office:value="81.028045053787" calcext:value-type="float">
            <text:p>81,028045053787</text:p>
          </table:table-cell>
          <table:table-cell office:value-type="float" office:value="43.1489243215646" calcext:value-type="float">
            <text:p>43,1489243215646</text:p>
          </table:table-cell>
          <table:table-cell office:value-type="float" office:value="1357.829833069" calcext:value-type="float">
            <text:p>1357,829833069</text:p>
          </table:table-cell>
          <table:table-cell office:value-type="float" office:value="183.485819813796" calcext:value-type="float">
            <text:p>183,485819813796</text:p>
          </table:table-cell>
          <table:table-cell office:value-type="float" office:value="450.49722836758" calcext:value-type="float">
            <text:p>450,49722836758</text:p>
          </table:table-cell>
          <table:table-cell office:value-type="float" office:value="403.770814047243" calcext:value-type="float">
            <text:p>403,770814047243</text:p>
          </table:table-cell>
          <table:table-cell office:value-type="float" office:value="256.700988904864" calcext:value-type="float">
            <text:p>256,700988904864</text:p>
          </table:table-cell>
          <table:table-cell office:value-type="float" office:value="44.2143114705399" calcext:value-type="float">
            <text:p>44,2143114705399</text:p>
          </table:table-cell>
          <table:table-cell office:value-type="float" office:value="3593.1825499119" calcext:value-type="float">
            <text:p>3593,1825499119</text:p>
          </table:table-cell>
          <table:table-cell office:value-type="float" office:value="42.0479870915434" calcext:value-type="float">
            <text:p>42,0479870915434</text:p>
          </table:table-cell>
          <table:table-cell office:value-type="float" office:value="1268.9565343816" calcext:value-type="float">
            <text:p>1268,9565343816</text:p>
          </table:table-cell>
          <table:table-cell office:value-type="float" office:value="46.8484162188053" calcext:value-type="float">
            <text:p>46,8484162188053</text:p>
          </table:table-cell>
          <table:table-cell office:value-type="float" office:value="205.871208681389" calcext:value-type="float">
            <text:p>205,871208681389</text:p>
          </table:table-cell>
          <table:table-cell office:value-type="float" office:value="184.678669009925" calcext:value-type="float">
            <text:p>184,678669009925</text:p>
          </table:table-cell>
          <table:table-cell office:value-type="float" office:value="490.1120082703" calcext:value-type="float">
            <text:p>490,1120082703</text:p>
          </table:table-cell>
          <table:table-cell office:value-type="float" office:value="42.0846951522629" calcext:value-type="float">
            <text:p>42,0846951522629</text:p>
          </table:table-cell>
          <table:table-cell office:value-type="float" office:value="299.361537048921" calcext:value-type="float">
            <text:p>299,361537048921</text:p>
          </table:table-cell>
        </table:table-row>
      </table:table>
      <table:table table:name="Feuille2" table:style-name="ta1">
        <table:table-column table:style-name="co14" table:default-cell-style-name="Default"/>
        <table:table-row table:style-name="ro1">
          <table:table-cell office:value-type="string" calcext:value-type="string">
            <text:p>IRIS</text:p>
          </table:table-cell>
        </table:table-row>
        <table:table-row table:style-name="ro1"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TYP_IRIS</text:p>
          </table:table-cell>
        </table:table-row>
        <table:table-row table:style-name="ro1">
          <table:table-cell office:value-type="string" calcext:value-type="string">
            <text:p>MODIF_IRIS</text:p>
          </table:table-cell>
        </table:table-row>
        <table:table-row table:style-name="ro1">
          <table:table-cell office:value-type="string" calcext:value-type="string">
            <text:p>LAB_IRIS</text:p>
          </table:table-cell>
        </table:table-row>
        <table:table-row table:style-name="ro1">
          <table:table-cell table:style-name="ce2" office:value-type="string" calcext:value-type="string">
            <text:p>P19_LOG</text:p>
          </table:table-cell>
        </table:table-row>
        <table:table-row table:style-name="ro1">
          <table:table-cell office:value-type="string" calcext:value-type="string">
            <text:p>P19_RP</text:p>
          </table:table-cell>
        </table:table-row>
        <table:table-row table:style-name="ro1">
          <table:table-cell table:style-name="ce2" office:value-type="string" calcext:value-type="string">
            <text:p>P19_RSECOCC</text:p>
          </table:table-cell>
        </table:table-row>
        <table:table-row table:style-name="ro1">
          <table:table-cell table:style-name="ce2" office:value-type="string" calcext:value-type="string">
            <text:p>P19_LOGVAC</text:p>
          </table:table-cell>
        </table:table-row>
        <table:table-row table:style-name="ro1">
          <table:table-cell office:value-type="string" calcext:value-type="string">
            <text:p>P19_MAISON</text:p>
          </table:table-cell>
        </table:table-row>
        <table:table-row table:style-name="ro1">
          <table:table-cell office:value-type="string" calcext:value-type="string">
            <text:p>P19_APPART</text:p>
          </table:table-cell>
        </table:table-row>
        <table:table-row table:style-name="ro1">
          <table:table-cell office:value-type="string" calcext:value-type="string">
            <text:p>P19_RP_1P</text:p>
          </table:table-cell>
        </table:table-row>
        <table:table-row table:style-name="ro1">
          <table:table-cell office:value-type="string" calcext:value-type="string">
            <text:p>P19_RP_2P</text:p>
          </table:table-cell>
        </table:table-row>
        <table:table-row table:style-name="ro1">
          <table:table-cell office:value-type="string" calcext:value-type="string">
            <text:p>P19_RP_3P</text:p>
          </table:table-cell>
        </table:table-row>
        <table:table-row table:style-name="ro1">
          <table:table-cell office:value-type="string" calcext:value-type="string">
            <text:p>P19_RP_4P</text:p>
          </table:table-cell>
        </table:table-row>
        <table:table-row table:style-name="ro1">
          <table:table-cell office:value-type="string" calcext:value-type="string">
            <text:p>P19_RP_5PP</text:p>
          </table:table-cell>
        </table:table-row>
        <table:table-row table:style-name="ro1">
          <table:table-cell office:value-type="string" calcext:value-type="string">
            <text:p>P19_NBPI_RP</text:p>
          </table:table-cell>
        </table:table-row>
        <table:table-row table:style-name="ro1">
          <table:table-cell office:value-type="string" calcext:value-type="string">
            <text:p>P19_RPMAISON</text:p>
          </table:table-cell>
        </table:table-row>
        <table:table-row table:style-name="ro1">
          <table:table-cell office:value-type="string" calcext:value-type="string">
            <text:p>P19_NBPI_RPMAISON</text:p>
          </table:table-cell>
        </table:table-row>
        <table:table-row table:style-name="ro1">
          <table:table-cell office:value-type="string" calcext:value-type="string">
            <text:p>P19_RPAPPART</text:p>
          </table:table-cell>
        </table:table-row>
        <table:table-row table:style-name="ro1">
          <table:table-cell office:value-type="string" calcext:value-type="string">
            <text:p>P19_NBPI_RPAPPART</text:p>
          </table:table-cell>
        </table:table-row>
        <table:table-row table:style-name="ro1">
          <table:table-cell office:value-type="string" calcext:value-type="string">
            <text:p>P19_RP_M30M2</text:p>
          </table:table-cell>
        </table:table-row>
        <table:table-row table:style-name="ro1">
          <table:table-cell office:value-type="string" calcext:value-type="string">
            <text:p>P19_RP_3040M2</text:p>
          </table:table-cell>
        </table:table-row>
        <table:table-row table:style-name="ro1">
          <table:table-cell office:value-type="string" calcext:value-type="string">
            <text:p>P19_RP_4060M2</text:p>
          </table:table-cell>
        </table:table-row>
        <table:table-row table:style-name="ro1">
          <table:table-cell office:value-type="string" calcext:value-type="string">
            <text:p>P19_RP_6080M2</text:p>
          </table:table-cell>
        </table:table-row>
        <table:table-row table:style-name="ro1">
          <table:table-cell office:value-type="string" calcext:value-type="string">
            <text:p>P19_RP_80100M2</text:p>
          </table:table-cell>
        </table:table-row>
        <table:table-row table:style-name="ro1">
          <table:table-cell office:value-type="string" calcext:value-type="string">
            <text:p>P19_RP_100120M2</text:p>
          </table:table-cell>
        </table:table-row>
        <table:table-row table:style-name="ro1">
          <table:table-cell office:value-type="string" calcext:value-type="string">
            <text:p>P19_RP_120M2P</text:p>
          </table:table-cell>
        </table:table-row>
        <table:table-row table:style-name="ro1">
          <table:table-cell table:style-name="ce2" office:value-type="string" calcext:value-type="string">
            <text:p>P19_RP_ACHTOT</text:p>
          </table:table-cell>
        </table:table-row>
        <table:table-row table:style-name="ro1">
          <table:table-cell table:style-name="ce2" office:value-type="string" calcext:value-type="string">
            <text:p>P19_RP_ACH19</text:p>
          </table:table-cell>
        </table:table-row>
        <table:table-row table:style-name="ro1">
          <table:table-cell table:style-name="ce2" office:value-type="string" calcext:value-type="string">
            <text:p>P19_RP_ACH45</text:p>
          </table:table-cell>
        </table:table-row>
        <table:table-row table:style-name="ro1">
          <table:table-cell table:style-name="ce2" office:value-type="string" calcext:value-type="string">
            <text:p>P19_RP_ACH70</text:p>
          </table:table-cell>
        </table:table-row>
        <table:table-row table:style-name="ro1">
          <table:table-cell table:style-name="ce2" office:value-type="string" calcext:value-type="string">
            <text:p>P19_RP_ACH90</text:p>
          </table:table-cell>
        </table:table-row>
        <table:table-row table:style-name="ro1">
          <table:table-cell table:style-name="ce2" office:value-type="string" calcext:value-type="string">
            <text:p>P19_RP_ACH05</text:p>
          </table:table-cell>
        </table:table-row>
        <table:table-row table:style-name="ro1">
          <table:table-cell table:style-name="ce2" office:value-type="string" calcext:value-type="string">
            <text:p>P19_RP_ACH15</text:p>
          </table:table-cell>
        </table:table-row>
        <table:table-row table:style-name="ro1">
          <table:table-cell table:style-name="ce3" office:value-type="string" calcext:value-type="string">
            <text:p>P19_RPMAISON_ACHTOT</text:p>
          </table:table-cell>
        </table:table-row>
        <table:table-row table:style-name="ro1">
          <table:table-cell table:style-name="ce3" office:value-type="string" calcext:value-type="string">
            <text:p>P19_RPMAISON_ACH19</text:p>
          </table:table-cell>
        </table:table-row>
        <table:table-row table:style-name="ro1">
          <table:table-cell table:style-name="ce3" office:value-type="string" calcext:value-type="string">
            <text:p>P19_RPMAISON_ACH45</text:p>
          </table:table-cell>
        </table:table-row>
        <table:table-row table:style-name="ro1">
          <table:table-cell table:style-name="ce3" office:value-type="string" calcext:value-type="string">
            <text:p>P19_RPMAISON_ACH70</text:p>
          </table:table-cell>
        </table:table-row>
        <table:table-row table:style-name="ro1">
          <table:table-cell table:style-name="ce3" office:value-type="string" calcext:value-type="string">
            <text:p>P19_RPMAISON_ACH90</text:p>
          </table:table-cell>
        </table:table-row>
        <table:table-row table:style-name="ro1">
          <table:table-cell table:style-name="ce3" office:value-type="string" calcext:value-type="string">
            <text:p>P19_RPMAISON_ACH05</text:p>
          </table:table-cell>
        </table:table-row>
        <table:table-row table:style-name="ro1">
          <table:table-cell table:style-name="ce3" office:value-type="string" calcext:value-type="string">
            <text:p>P19_RPMAISON_ACH15</text:p>
          </table:table-cell>
        </table:table-row>
        <table:table-row table:style-name="ro1">
          <table:table-cell office:value-type="string" calcext:value-type="string">
            <text:p>P19_RPAPPART_ACHTOT</text:p>
          </table:table-cell>
        </table:table-row>
      </table:table>
      <table:table table:name="Feuille3" table:style-name="ta1">
        <table:shapes>
          <draw:frame draw:z-index="0" draw:style-name="gr1" draw:text-style-name="P1" svg:width="15.999cm" svg:height="8.999cm" svg:x="34.693cm" svg:y="14.222cm">
            <draw:object draw:notify-on-update-of-ranges="Feuille3.C30:Feuille3.C35 Feuille3.D29:Feuille3.D29 Feuille3.D30:Feuille3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4.432cm" svg:height="21.675cm" svg:x="30.899cm" svg:y="39.196cm">
            <draw:object draw:notify-on-update-of-ranges="Feuille3.A104:Feuille3.A125 Feuille3.B103:Feuille3.B103 Feuille3.B104:Feuille3.B125 Feuille3.C103:Feuille3.C103 Feuille3.C104:Feuille3.C125 Feuille3.D103:Feuille3.D103 Feuille3.D104:Feuille3.D125 Feuille3.E103:Feuille3.E103 Feuille3.E104:Feuille3.E125 Feuille3.F103:Feuille3.F103 Feuille3.F104:Feuille3.F125 Feuille3.G103:Feuille3.G103 Feuille3.G104:Feuille3.G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397cm" svg:y="69.64cm">
            <draw:object draw:notify-on-update-of-ranges="Feuille3.E156:Feuille3.E159 Feuille3.F155:Feuille3.F155 Feuille3.F156:Feuille3.F1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.156cm" svg:height="13.875cm" svg:x="60.268cm" svg:y="7.718cm">
            <draw:object draw:notify-on-update-of-ranges="Feuille3.D2:Feuille3.D23 Feuille3.E2:Feuille3.E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ce1"/>
        <table:table-column table:style-name="co15" table:number-columns-repeated="2" table:default-cell-style-name="Default"/>
        <table:table-column table:style-name="co13" table:number-columns-repeated="17" table:default-cell-style-name="Default"/>
        <table:table-row table:style-name="ro1">
          <table:table-cell table:style-name="Default" office:value-type="string" calcext:value-type="string">
            <text:p>IRIS</text:p>
          </table:table-cell>
          <table:table-cell office:value-type="string" calcext:value-type="string">
            <text:p>P19_LOG</text:p>
          </table:table-cell>
          <table:table-cell office:value-type="string" calcext:value-type="string">
            <text:p>P19_RP</text:p>
          </table:table-cell>
          <table:table-cell office:value-type="string" calcext:value-type="string">
            <text:p>P19_RSECOCC</text:p>
          </table:table-cell>
          <table:table-cell office:value-type="string" calcext:value-type="string">
            <text:p>P19_LOGVAC</text:p>
          </table:table-cell>
          <table:table-cell office:value-type="string" calcext:value-type="string">
            <text:p>P19_RP_ACHTOT</text:p>
          </table:table-cell>
          <table:table-cell office:value-type="string" calcext:value-type="string">
            <text:p>P19_RP_ACH19</text:p>
          </table:table-cell>
          <table:table-cell office:value-type="string" calcext:value-type="string">
            <text:p>P19_RP_ACH45</text:p>
          </table:table-cell>
          <table:table-cell office:value-type="string" calcext:value-type="string">
            <text:p>P19_RP_ACH70</text:p>
          </table:table-cell>
          <table:table-cell office:value-type="string" calcext:value-type="string">
            <text:p>P19_RP_ACH90</text:p>
          </table:table-cell>
          <table:table-cell office:value-type="string" calcext:value-type="string">
            <text:p>P19_RP_ACH05</text:p>
          </table:table-cell>
          <table:table-cell office:value-type="string" calcext:value-type="string">
            <text:p>P19_RP_ACH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table:style-name="ce4" office:value-type="float" office:value="8.99996715853814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.99996715853814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.99996715853814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2</text:p>
          </table:table-cell>
          <table:table-cell table:style-name="ce4" office:value-type="float" office:value="520.998190346352" calcext:value-type="float">
            <text:p>521</text:p>
          </table:table-cell>
          <table:table-cell table:style-name="ce4" office:value-type="float" office:value="495.922607512326" calcext:value-type="float">
            <text:p>4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.075582834026" calcext:value-type="float">
            <text:p>25</text:p>
          </table:table-cell>
          <table:table-cell table:style-name="ce4" office:value-type="float" office:value="478.358881762378" calcext:value-type="float">
            <text:p>478</text:p>
          </table:table-cell>
          <table:table-cell table:style-name="ce4" office:value-type="float" office:value="1.95152508332753" calcext:value-type="float">
            <text:p>2</text:p>
          </table:table-cell>
          <table:table-cell table:style-name="ce4" office:value-type="float" office:value="8.6765048375277" calcext:value-type="float">
            <text:p>9</text:p>
          </table:table-cell>
          <table:table-cell table:style-name="ce4" office:value-type="float" office:value="223.250755141112" calcext:value-type="float">
            <text:p>223</text:p>
          </table:table-cell>
          <table:table-cell table:style-name="ce4" office:value-type="float" office:value="107.257846628403" calcext:value-type="float">
            <text:p>107</text:p>
          </table:table-cell>
          <table:table-cell table:style-name="ce4" office:value-type="float" office:value="11.9869078441666" calcext:value-type="float">
            <text:p>12</text:p>
          </table:table-cell>
          <table:table-cell table:style-name="ce4" office:value-type="float" office:value="125.235342227841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</text:p>
          </table:table-cell>
          <table:table-cell table:style-name="ce4" office:value-type="float" office:value="601.497907137266" calcext:value-type="float">
            <text:p>601</text:p>
          </table:table-cell>
          <table:table-cell table:style-name="ce4" office:value-type="float" office:value="573.534026950944" calcext:value-type="float">
            <text:p>574</text:p>
          </table:table-cell>
          <table:table-cell table:style-name="ce4" office:value-type="float" office:value="3.53506027791876" calcext:value-type="float">
            <text:p>4</text:p>
          </table:table-cell>
          <table:table-cell table:style-name="ce4" office:value-type="float" office:value="24.4288199084029" calcext:value-type="float">
            <text:p>24</text:p>
          </table:table-cell>
          <table:table-cell table:style-name="ce4" office:value-type="float" office:value="573.534026950944" calcext:value-type="float">
            <text:p>574</text:p>
          </table:table-cell>
          <table:table-cell table:style-name="ce4" office:value-type="float" office:value="3.64410597734733" calcext:value-type="float">
            <text:p>4</text:p>
          </table:table-cell>
          <table:table-cell table:style-name="ce4" office:value-type="float" office:value="14.8136890594429" calcext:value-type="float">
            <text:p>15</text:p>
          </table:table-cell>
          <table:table-cell table:style-name="ce4" office:value-type="float" office:value="214.980452899455" calcext:value-type="float">
            <text:p>215</text:p>
          </table:table-cell>
          <table:table-cell table:style-name="ce4" office:value-type="float" office:value="271.864392438345" calcext:value-type="float">
            <text:p>272</text:p>
          </table:table-cell>
          <table:table-cell table:style-name="ce4" office:value-type="float" office:value="63.2411744438989" calcext:value-type="float">
            <text:p>63</text:p>
          </table:table-cell>
          <table:table-cell table:style-name="ce4" office:value-type="float" office:value="4.990212132455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7</text:p>
          </table:table-cell>
          <table:table-cell table:style-name="ce4" office:value-type="float" office:value="659.497728337858" calcext:value-type="float">
            <text:p>659</text:p>
          </table:table-cell>
          <table:table-cell table:style-name="ce4" office:value-type="float" office:value="622.532722715162" calcext:value-type="float">
            <text:p>6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.9650056226966" calcext:value-type="float">
            <text:p>37</text:p>
          </table:table-cell>
          <table:table-cell table:style-name="ce4" office:value-type="float" office:value="622.532722715162" calcext:value-type="float">
            <text:p>6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.9494421999005" calcext:value-type="float">
            <text:p>21</text:p>
          </table:table-cell>
          <table:table-cell table:style-name="ce4" office:value-type="float" office:value="440.639046669422" calcext:value-type="float">
            <text:p>441</text:p>
          </table:table-cell>
          <table:table-cell table:style-name="ce4" office:value-type="float" office:value="130.290855005977" calcext:value-type="float">
            <text:p>130</text:p>
          </table:table-cell>
          <table:table-cell table:style-name="ce4" office:value-type="float" office:value="27.9962078954285" calcext:value-type="float">
            <text:p>28</text:p>
          </table:table-cell>
          <table:table-cell table:style-name="ce4" office:value-type="float" office:value="2.65717094443412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1</text:p>
          </table:table-cell>
          <table:table-cell table:style-name="ce4" office:value-type="float" office:value="813.997144408418" calcext:value-type="float">
            <text:p>814</text:p>
          </table:table-cell>
          <table:table-cell table:style-name="ce4" office:value-type="float" office:value="782.554399151747" calcext:value-type="float">
            <text:p>783</text:p>
          </table:table-cell>
          <table:table-cell table:style-name="ce4" office:value-type="float" office:value="9.83350607732309" calcext:value-type="float">
            <text:p>10</text:p>
          </table:table-cell>
          <table:table-cell table:style-name="ce4" office:value-type="float" office:value="21.6092391793477" calcext:value-type="float">
            <text:p>22</text:p>
          </table:table-cell>
          <table:table-cell table:style-name="ce4" office:value-type="float" office:value="749.101374204685" calcext:value-type="float">
            <text:p>749</text:p>
          </table:table-cell>
          <table:table-cell table:style-name="ce4" office:value-type="float" office:value="21.6023895812181" calcext:value-type="float">
            <text:p>22</text:p>
          </table:table-cell>
          <table:table-cell table:style-name="ce4" office:value-type="float" office:value="108.060962203666" calcext:value-type="float">
            <text:p>108</text:p>
          </table:table-cell>
          <table:table-cell table:style-name="ce4" office:value-type="float" office:value="266.145461048874" calcext:value-type="float">
            <text:p>266</text:p>
          </table:table-cell>
          <table:table-cell table:style-name="ce4" office:value-type="float" office:value="288.841689986136" calcext:value-type="float">
            <text:p>289</text:p>
          </table:table-cell>
          <table:table-cell table:style-name="ce4" office:value-type="float" office:value="55.4740151130662" calcext:value-type="float">
            <text:p>55</text:p>
          </table:table-cell>
          <table:table-cell table:style-name="ce4" office:value-type="float" office:value="8.97685627172547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3</text:p>
          </table:table-cell>
          <table:table-cell table:style-name="ce4" office:value-type="float" office:value="814.49711694613" calcext:value-type="float">
            <text:p>814</text:p>
          </table:table-cell>
          <table:table-cell table:style-name="ce4" office:value-type="float" office:value="790.080242172685" calcext:value-type="float">
            <text:p>790</text:p>
          </table:table-cell>
          <table:table-cell table:style-name="ce4" office:value-type="float" office:value="2.87465646951837" calcext:value-type="float">
            <text:p>3</text:p>
          </table:table-cell>
          <table:table-cell table:style-name="ce4" office:value-type="float" office:value="21.5422183039276" calcext:value-type="float">
            <text:p>22</text:p>
          </table:table-cell>
          <table:table-cell table:style-name="ce4" office:value-type="float" office:value="786.343542884942" calcext:value-type="float">
            <text:p>786</text:p>
          </table:table-cell>
          <table:table-cell table:style-name="ce4" office:value-type="float" office:value="0.948083973745113" calcext:value-type="float">
            <text:p>1</text:p>
          </table:table-cell>
          <table:table-cell table:style-name="ce4" office:value-type="float" office:value="31.2314925907045" calcext:value-type="float">
            <text:p>31</text:p>
          </table:table-cell>
          <table:table-cell table:style-name="ce4" office:value-type="float" office:value="628.570996874934" calcext:value-type="float">
            <text:p>629</text:p>
          </table:table-cell>
          <table:table-cell table:style-name="ce4" office:value-type="float" office:value="106.572317688003" calcext:value-type="float">
            <text:p>107</text:p>
          </table:table-cell>
          <table:table-cell table:style-name="ce4" office:value-type="float" office:value="10.4763506631466" calcext:value-type="float">
            <text:p>10</text:p>
          </table:table-cell>
          <table:table-cell table:style-name="ce4" office:value-type="float" office:value="8.5443010944082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4</text:p>
          </table:table-cell>
          <table:table-cell table:style-name="ce4" office:value-type="float" office:value="824.997100884914" calcext:value-type="float">
            <text:p>825</text:p>
          </table:table-cell>
          <table:table-cell table:style-name="ce4" office:value-type="float" office:value="794.481703461174" calcext:value-type="float">
            <text:p>794</text:p>
          </table:table-cell>
          <table:table-cell table:style-name="ce4" office:value-type="float" office:value="3.98425016050877" calcext:value-type="float">
            <text:p>4</text:p>
          </table:table-cell>
          <table:table-cell table:style-name="ce4" office:value-type="float" office:value="26.5311472632314" calcext:value-type="float">
            <text:p>27</text:p>
          </table:table-cell>
          <table:table-cell table:style-name="ce4" office:value-type="float" office:value="786.711253472861" calcext:value-type="float">
            <text:p>787</text:p>
          </table:table-cell>
          <table:table-cell table:style-name="ce4" office:value-type="float" office:value="3.06220811983565" calcext:value-type="float">
            <text:p>3</text:p>
          </table:table-cell>
          <table:table-cell table:style-name="ce4" office:value-type="float" office:value="17.1508882499586" calcext:value-type="float">
            <text:p>17</text:p>
          </table:table-cell>
          <table:table-cell table:style-name="ce4" office:value-type="float" office:value="484.173404294243" calcext:value-type="float">
            <text:p>484</text:p>
          </table:table-cell>
          <table:table-cell table:style-name="ce4" office:value-type="float" office:value="131.851380095246" calcext:value-type="float">
            <text:p>132</text:p>
          </table:table-cell>
          <table:table-cell table:style-name="ce4" office:value-type="float" office:value="54.4278226935185" calcext:value-type="float">
            <text:p>54</text:p>
          </table:table-cell>
          <table:table-cell table:style-name="ce4" office:value-type="float" office:value="96.0455500200597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2</text:p>
          </table:table-cell>
          <table:table-cell table:style-name="ce4" office:value-type="float" office:value="914.496905461604" calcext:value-type="float">
            <text:p>914</text:p>
          </table:table-cell>
          <table:table-cell table:style-name="ce4" office:value-type="float" office:value="848.036060422058" calcext:value-type="float">
            <text:p>848</text:p>
          </table:table-cell>
          <table:table-cell table:style-name="ce4" office:value-type="float" office:value="7.40244475741115" calcext:value-type="float">
            <text:p>7</text:p>
          </table:table-cell>
          <table:table-cell table:style-name="ce4" office:value-type="float" office:value="59.0584002821345" calcext:value-type="float">
            <text:p>59</text:p>
          </table:table-cell>
          <table:table-cell table:style-name="ce4" office:value-type="float" office:value="799.288606313431" calcext:value-type="float">
            <text:p>799</text:p>
          </table:table-cell>
          <table:table-cell table:style-name="ce4" office:value-type="float" office:value="4.2684036218896" calcext:value-type="float">
            <text:p>4</text:p>
          </table:table-cell>
          <table:table-cell table:style-name="ce4" office:value-type="float" office:value="25.6450915592559" calcext:value-type="float">
            <text:p>26</text:p>
          </table:table-cell>
          <table:table-cell table:style-name="ce4" office:value-type="float" office:value="480.210130951841" calcext:value-type="float">
            <text:p>480</text:p>
          </table:table-cell>
          <table:table-cell table:style-name="ce4" office:value-type="float" office:value="115.689399662881" calcext:value-type="float">
            <text:p>116</text:p>
          </table:table-cell>
          <table:table-cell table:style-name="ce4" office:value-type="float" office:value="25.7013495422965" calcext:value-type="float">
            <text:p>26</text:p>
          </table:table-cell>
          <table:table-cell table:style-name="ce4" office:value-type="float" office:value="147.774230975266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5</text:p>
          </table:table-cell>
          <table:table-cell table:style-name="ce4" office:value-type="float" office:value="917.996917830026" calcext:value-type="float">
            <text:p>918</text:p>
          </table:table-cell>
          <table:table-cell table:style-name="ce4" office:value-type="float" office:value="844.646583088231" calcext:value-type="float">
            <text:p>845</text:p>
          </table:table-cell>
          <table:table-cell table:style-name="ce4" office:value-type="float" office:value="13.0927017318061" calcext:value-type="float">
            <text:p>13</text:p>
          </table:table-cell>
          <table:table-cell table:style-name="ce4" office:value-type="float" office:value="60.2576330099883" calcext:value-type="float">
            <text:p>60</text:p>
          </table:table-cell>
          <table:table-cell table:style-name="ce4" office:value-type="float" office:value="839.507356301902" calcext:value-type="float">
            <text:p>840</text:p>
          </table:table-cell>
          <table:table-cell table:style-name="ce4" office:value-type="float" office:value="3.00395838886889" calcext:value-type="float">
            <text:p>3</text:p>
          </table:table-cell>
          <table:table-cell table:style-name="ce4" office:value-type="float" office:value="174.625380091546" calcext:value-type="float">
            <text:p>175</text:p>
          </table:table-cell>
          <table:table-cell table:style-name="ce4" office:value-type="float" office:value="380.063822421667" calcext:value-type="float">
            <text:p>380</text:p>
          </table:table-cell>
          <table:table-cell table:style-name="ce4" office:value-type="float" office:value="195.444322370662" calcext:value-type="float">
            <text:p>195</text:p>
          </table:table-cell>
          <table:table-cell table:style-name="ce4" office:value-type="float" office:value="52.6132929693537" calcext:value-type="float">
            <text:p>53</text:p>
          </table:table-cell>
          <table:table-cell table:style-name="ce4" office:value-type="float" office:value="33.7565800598042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6</text:p>
          </table:table-cell>
          <table:table-cell table:style-name="ce4" office:value-type="float" office:value="953.996657156747" calcext:value-type="float">
            <text:p>954</text:p>
          </table:table-cell>
          <table:table-cell table:style-name="ce4" office:value-type="float" office:value="916.082226133226" calcext:value-type="float">
            <text:p>916</text:p>
          </table:table-cell>
          <table:table-cell table:style-name="ce4" office:value-type="float" office:value="4.19254520049372" calcext:value-type="float">
            <text:p>4</text:p>
          </table:table-cell>
          <table:table-cell table:style-name="ce4" office:value-type="float" office:value="33.7218858230275" calcext:value-type="float">
            <text:p>34</text:p>
          </table:table-cell>
          <table:table-cell table:style-name="ce4" office:value-type="float" office:value="831.456728632098" calcext:value-type="float">
            <text:p>831</text:p>
          </table:table-cell>
          <table:table-cell table:style-name="ce4" office:value-type="float" office:value="16.3951984510058" calcext:value-type="float">
            <text:p>16</text:p>
          </table:table-cell>
          <table:table-cell table:style-name="ce4" office:value-type="float" office:value="74.6213083744317" calcext:value-type="float">
            <text:p>75</text:p>
          </table:table-cell>
          <table:table-cell table:style-name="ce4" office:value-type="float" office:value="395.785378003835" calcext:value-type="float">
            <text:p>396</text:p>
          </table:table-cell>
          <table:table-cell table:style-name="ce4" office:value-type="float" office:value="227.645509354815" calcext:value-type="float">
            <text:p>228</text:p>
          </table:table-cell>
          <table:table-cell table:style-name="ce4" office:value-type="float" office:value="26.458104383411" calcext:value-type="float">
            <text:p>26</text:p>
          </table:table-cell>
          <table:table-cell table:style-name="ce4" office:value-type="float" office:value="90.5512300645992" calcext:value-type="float">
            <text:p>91</text:p>
          </table:table-cell>
          <table:table-cell table:number-columns-repeated="7"/>
          <table:table-cell table:formula="of:=CORREL([.D$2:.D$23];[.E$2:.E$23])" office:value-type="float" office:value="0.481736567641003" calcext:value-type="float">
            <text:p>0,481736567641003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table:style-name="ce4" office:value-type="float" office:value="960.996751103892" calcext:value-type="float">
            <text:p>961</text:p>
          </table:table-cell>
          <table:table-cell table:style-name="ce4" office:value-type="float" office:value="890.336684722535" calcext:value-type="float">
            <text:p>890</text:p>
          </table:table-cell>
          <table:table-cell table:style-name="ce4" office:value-type="float" office:value="10.7301991517165" calcext:value-type="float">
            <text:p>11</text:p>
          </table:table-cell>
          <table:table-cell table:style-name="ce4" office:value-type="float" office:value="59.9298672296402" calcext:value-type="float">
            <text:p>60</text:p>
          </table:table-cell>
          <table:table-cell table:style-name="ce4" office:value-type="float" office:value="882.887671012818" calcext:value-type="float">
            <text:p>883</text:p>
          </table:table-cell>
          <table:table-cell table:style-name="ce4" office:value-type="float" office:value="15.1656031503881" calcext:value-type="float">
            <text:p>15</text:p>
          </table:table-cell>
          <table:table-cell table:style-name="ce4" office:value-type="float" office:value="43.1665936620275" calcext:value-type="float">
            <text:p>43</text:p>
          </table:table-cell>
          <table:table-cell table:style-name="ce4" office:value-type="float" office:value="205.155842573282" calcext:value-type="float">
            <text:p>205</text:p>
          </table:table-cell>
          <table:table-cell table:style-name="ce4" office:value-type="float" office:value="264.365185650234" calcext:value-type="float">
            <text:p>264</text:p>
          </table:table-cell>
          <table:table-cell table:style-name="ce4" office:value-type="float" office:value="86.7069434679036" calcext:value-type="float">
            <text:p>87</text:p>
          </table:table-cell>
          <table:table-cell table:style-name="ce4" office:value-type="float" office:value="268.327502508982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3</text:p>
          </table:table-cell>
          <table:table-cell table:style-name="ce4" office:value-type="float" office:value="978.496598069923" calcext:value-type="float">
            <text:p>978</text:p>
          </table:table-cell>
          <table:table-cell table:style-name="ce4" office:value-type="float" office:value="932.274546649072" calcext:value-type="float">
            <text:p>932</text:p>
          </table:table-cell>
          <table:table-cell table:style-name="ce4" office:value-type="float" office:value="6.1552304057198" calcext:value-type="float">
            <text:p>6</text:p>
          </table:table-cell>
          <table:table-cell table:style-name="ce4" office:value-type="float" office:value="40.0668210151313" calcext:value-type="float">
            <text:p>40</text:p>
          </table:table-cell>
          <table:table-cell table:style-name="ce4" office:value-type="float" office:value="800.054806266992" calcext:value-type="float">
            <text:p>800</text:p>
          </table:table-cell>
          <table:table-cell table:style-name="ce4" office:value-type="float" office:value="38.953593335758" calcext:value-type="float">
            <text:p>39</text:p>
          </table:table-cell>
          <table:table-cell table:style-name="ce4" office:value-type="float" office:value="139.511424344825" calcext:value-type="float">
            <text:p>140</text:p>
          </table:table-cell>
          <table:table-cell table:style-name="ce4" office:value-type="float" office:value="250.311835401601" calcext:value-type="float">
            <text:p>250</text:p>
          </table:table-cell>
          <table:table-cell table:style-name="ce4" office:value-type="float" office:value="161.369022937706" calcext:value-type="float">
            <text:p>161</text:p>
          </table:table-cell>
          <table:table-cell table:style-name="ce4" office:value-type="float" office:value="99.3710707411881" calcext:value-type="float">
            <text:p>99</text:p>
          </table:table-cell>
          <table:table-cell table:style-name="ce4" office:value-type="float" office:value="110.537859505914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</text:p>
          </table:table-cell>
          <table:table-cell table:style-name="ce4" office:value-type="float" office:value="980.996670587351" calcext:value-type="float">
            <text:p>981</text:p>
          </table:table-cell>
          <table:table-cell table:style-name="ce4" office:value-type="float" office:value="912.401665326864" calcext:value-type="float">
            <text:p>912</text:p>
          </table:table-cell>
          <table:table-cell table:style-name="ce4" office:value-type="float" office:value="10.6038352637234" calcext:value-type="float">
            <text:p>11</text:p>
          </table:table-cell>
          <table:table-cell table:style-name="ce4" office:value-type="float" office:value="57.991169996764" calcext:value-type="float">
            <text:p>58</text:p>
          </table:table-cell>
          <table:table-cell table:style-name="ce4" office:value-type="float" office:value="912.401665326864" calcext:value-type="float">
            <text:p>912</text:p>
          </table:table-cell>
          <table:table-cell table:style-name="ce4" office:value-type="float" office:value="74.0044945363363" calcext:value-type="float">
            <text:p>74</text:p>
          </table:table-cell>
          <table:table-cell table:style-name="ce4" office:value-type="float" office:value="146.760983567667" calcext:value-type="float">
            <text:p>147</text:p>
          </table:table-cell>
          <table:table-cell table:style-name="ce4" office:value-type="float" office:value="327.448683784041" calcext:value-type="float">
            <text:p>327</text:p>
          </table:table-cell>
          <table:table-cell table:style-name="ce4" office:value-type="float" office:value="214.130929518714" calcext:value-type="float">
            <text:p>214</text:p>
          </table:table-cell>
          <table:table-cell table:style-name="ce4" office:value-type="float" office:value="117.323140704969" calcext:value-type="float">
            <text:p>117</text:p>
          </table:table-cell>
          <table:table-cell table:style-name="ce4" office:value-type="float" office:value="32.733433215136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4</text:p>
          </table:table-cell>
          <table:table-cell table:style-name="ce4" office:value-type="float" office:value="1018.99650415935" calcext:value-type="float">
            <text:p>1019</text:p>
          </table:table-cell>
          <table:table-cell table:style-name="ce4" office:value-type="float" office:value="958.010064550213" calcext:value-type="float">
            <text:p>958</text:p>
          </table:table-cell>
          <table:table-cell table:style-name="ce4" office:value-type="float" office:value="6.13903827089605" calcext:value-type="float">
            <text:p>6</text:p>
          </table:table-cell>
          <table:table-cell table:style-name="ce4" office:value-type="float" office:value="54.8474013382452" calcext:value-type="float">
            <text:p>55</text:p>
          </table:table-cell>
          <table:table-cell table:style-name="ce4" office:value-type="float" office:value="958.010064550213" calcext:value-type="float">
            <text:p>958</text:p>
          </table:table-cell>
          <table:table-cell table:style-name="ce4" office:value-type="float" office:value="5.74093651345024" calcext:value-type="float">
            <text:p>6</text:p>
          </table:table-cell>
          <table:table-cell table:style-name="ce4" office:value-type="float" office:value="169.457200636482" calcext:value-type="float">
            <text:p>169</text:p>
          </table:table-cell>
          <table:table-cell table:style-name="ce4" office:value-type="float" office:value="583.651808757384" calcext:value-type="float">
            <text:p>584</text:p>
          </table:table-cell>
          <table:table-cell table:style-name="ce4" office:value-type="float" office:value="79.4598131158197" calcext:value-type="float">
            <text:p>79</text:p>
          </table:table-cell>
          <table:table-cell table:style-name="ce4" office:value-type="float" office:value="75.5802513030645" calcext:value-type="float">
            <text:p>76</text:p>
          </table:table-cell>
          <table:table-cell table:style-name="ce4" office:value-type="float" office:value="44.1200542240127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5</text:p>
          </table:table-cell>
          <table:table-cell table:style-name="ce4" office:value-type="float" office:value="1018.99659002664" calcext:value-type="float">
            <text:p>1019</text:p>
          </table:table-cell>
          <table:table-cell table:style-name="ce4" office:value-type="float" office:value="934.47875081807" calcext:value-type="float">
            <text:p>934</text:p>
          </table:table-cell>
          <table:table-cell table:style-name="ce4" office:value-type="float" office:value="13.2164096334326" calcext:value-type="float">
            <text:p>13</text:p>
          </table:table-cell>
          <table:table-cell table:style-name="ce4" office:value-type="float" office:value="71.301429575137" calcext:value-type="float">
            <text:p>71</text:p>
          </table:table-cell>
          <table:table-cell table:style-name="ce4" office:value-type="float" office:value="931.654241415523" calcext:value-type="float">
            <text:p>932</text:p>
          </table:table-cell>
          <table:table-cell table:style-name="ce4" office:value-type="float" office:value="46.5204733470333" calcext:value-type="float">
            <text:p>47</text:p>
          </table:table-cell>
          <table:table-cell table:style-name="ce4" office:value-type="float" office:value="189.100996277744" calcext:value-type="float">
            <text:p>189</text:p>
          </table:table-cell>
          <table:table-cell table:style-name="ce4" office:value-type="float" office:value="293.185815096752" calcext:value-type="float">
            <text:p>293</text:p>
          </table:table-cell>
          <table:table-cell table:style-name="ce4" office:value-type="float" office:value="148.487834769325" calcext:value-type="float">
            <text:p>148</text:p>
          </table:table-cell>
          <table:table-cell table:style-name="ce4" office:value-type="float" office:value="97.2692806482291" calcext:value-type="float">
            <text:p>97</text:p>
          </table:table-cell>
          <table:table-cell table:style-name="ce4" office:value-type="float" office:value="157.089841276441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3</text:p>
          </table:table-cell>
          <table:table-cell table:style-name="ce4" office:value-type="float" office:value="1054.99642752296" calcext:value-type="float">
            <text:p>1055</text:p>
          </table:table-cell>
          <table:table-cell table:style-name="ce4" office:value-type="float" office:value="979.011718288951" calcext:value-type="float">
            <text:p>979</text:p>
          </table:table-cell>
          <table:table-cell table:style-name="ce4" office:value-type="float" office:value="7.38068759940064" calcext:value-type="float">
            <text:p>7</text:p>
          </table:table-cell>
          <table:table-cell table:style-name="ce4" office:value-type="float" office:value="68.6040216346113" calcext:value-type="float">
            <text:p>69</text:p>
          </table:table-cell>
          <table:table-cell table:style-name="ce4" office:value-type="float" office:value="921.416052571128" calcext:value-type="float">
            <text:p>921</text:p>
          </table:table-cell>
          <table:table-cell table:style-name="ce4" office:value-type="float" office:value="3.80898038256252" calcext:value-type="float">
            <text:p>4</text:p>
          </table:table-cell>
          <table:table-cell table:style-name="ce4" office:value-type="float" office:value="31.8688154574808" calcext:value-type="float">
            <text:p>32</text:p>
          </table:table-cell>
          <table:table-cell table:style-name="ce4" office:value-type="float" office:value="313.420800961836" calcext:value-type="float">
            <text:p>313</text:p>
          </table:table-cell>
          <table:table-cell table:style-name="ce4" office:value-type="float" office:value="345.793520506904" calcext:value-type="float">
            <text:p>346</text:p>
          </table:table-cell>
          <table:table-cell table:style-name="ce4" office:value-type="float" office:value="91.9845163050271" calcext:value-type="float">
            <text:p>92</text:p>
          </table:table-cell>
          <table:table-cell table:style-name="ce4" office:value-type="float" office:value="134.539418957318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1</text:p>
          </table:table-cell>
          <table:table-cell table:style-name="ce4" office:value-type="float" office:value="1062.99635126563" calcext:value-type="float">
            <text:p>1063</text:p>
          </table:table-cell>
          <table:table-cell table:style-name="ce4" office:value-type="float" office:value="999.909493915283" calcext:value-type="float">
            <text:p>1000</text:p>
          </table:table-cell>
          <table:table-cell table:style-name="ce4" office:value-type="float" office:value="5.69987506503434" calcext:value-type="float">
            <text:p>6</text:p>
          </table:table-cell>
          <table:table-cell table:style-name="ce4" office:value-type="float" office:value="57.3869822853114" calcext:value-type="float">
            <text:p>57</text:p>
          </table:table-cell>
          <table:table-cell table:style-name="ce4" office:value-type="float" office:value="992.302945679832" calcext:value-type="float">
            <text:p>992</text:p>
          </table:table-cell>
          <table:table-cell table:style-name="ce4" office:value-type="float" office:value="6.56432295327229" calcext:value-type="float">
            <text:p>7</text:p>
          </table:table-cell>
          <table:table-cell table:style-name="ce4" office:value-type="float" office:value="127.126692534283" calcext:value-type="float">
            <text:p>127</text:p>
          </table:table-cell>
          <table:table-cell table:style-name="ce4" office:value-type="float" office:value="638.51183696934" calcext:value-type="float">
            <text:p>639</text:p>
          </table:table-cell>
          <table:table-cell table:style-name="ce4" office:value-type="float" office:value="161.126015517921" calcext:value-type="float">
            <text:p>161</text:p>
          </table:table-cell>
          <table:table-cell table:style-name="ce4" office:value-type="float" office:value="34.2761832497242" calcext:value-type="float">
            <text:p>34</text:p>
          </table:table-cell>
          <table:table-cell table:style-name="ce4" office:value-type="float" office:value="24.697894455291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4</text:p>
          </table:table-cell>
          <table:table-cell table:style-name="ce4" office:value-type="float" office:value="1289.99562863273" calcext:value-type="float">
            <text:p>1290</text:p>
          </table:table-cell>
          <table:table-cell table:style-name="ce4" office:value-type="float" office:value="1197.94185882855" calcext:value-type="float">
            <text:p>1198</text:p>
          </table:table-cell>
          <table:table-cell table:style-name="ce4" office:value-type="float" office:value="8.83630789180207" calcext:value-type="float">
            <text:p>9</text:p>
          </table:table-cell>
          <table:table-cell table:style-name="ce4" office:value-type="float" office:value="83.2174619123762" calcext:value-type="float">
            <text:p>83</text:p>
          </table:table-cell>
          <table:table-cell table:style-name="ce4" office:value-type="float" office:value="1141.68148835784" calcext:value-type="float">
            <text:p>1142</text:p>
          </table:table-cell>
          <table:table-cell table:style-name="ce4" office:value-type="float" office:value="14.238414387615" calcext:value-type="float">
            <text:p>14</text:p>
          </table:table-cell>
          <table:table-cell table:style-name="ce4" office:value-type="float" office:value="41.6754170963804" calcext:value-type="float">
            <text:p>42</text:p>
          </table:table-cell>
          <table:table-cell table:style-name="ce4" office:value-type="float" office:value="618.48822576165" calcext:value-type="float">
            <text:p>618</text:p>
          </table:table-cell>
          <table:table-cell table:style-name="ce4" office:value-type="float" office:value="384.478089806393" calcext:value-type="float">
            <text:p>384</text:p>
          </table:table-cell>
          <table:table-cell table:style-name="ce4" office:value-type="float" office:value="70.8502689549475" calcext:value-type="float">
            <text:p>71</text:p>
          </table:table-cell>
          <table:table-cell table:style-name="ce4" office:value-type="float" office:value="11.9510723508579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</text:p>
          </table:table-cell>
          <table:table-cell table:style-name="ce4" office:value-type="float" office:value="1307.49566948133" calcext:value-type="float">
            <text:p>1307</text:p>
          </table:table-cell>
          <table:table-cell table:style-name="ce4" office:value-type="float" office:value="1186.74759407715" calcext:value-type="float">
            <text:p>1187</text:p>
          </table:table-cell>
          <table:table-cell table:style-name="ce4" office:value-type="float" office:value="8.84767840578926" calcext:value-type="float">
            <text:p>9</text:p>
          </table:table-cell>
          <table:table-cell table:style-name="ce4" office:value-type="float" office:value="111.900396998389" calcext:value-type="float">
            <text:p>112</text:p>
          </table:table-cell>
          <table:table-cell table:style-name="ce4" office:value-type="float" office:value="1185.73787478055" calcext:value-type="float">
            <text:p>1186</text:p>
          </table:table-cell>
          <table:table-cell table:style-name="ce4" office:value-type="float" office:value="56.2166686598453" calcext:value-type="float">
            <text:p>56</text:p>
          </table:table-cell>
          <table:table-cell table:style-name="ce4" office:value-type="float" office:value="434.783622964519" calcext:value-type="float">
            <text:p>435</text:p>
          </table:table-cell>
          <table:table-cell table:style-name="ce4" office:value-type="float" office:value="352.133148452622" calcext:value-type="float">
            <text:p>352</text:p>
          </table:table-cell>
          <table:table-cell table:style-name="ce4" office:value-type="float" office:value="220.717528673771" calcext:value-type="float">
            <text:p>221</text:p>
          </table:table-cell>
          <table:table-cell table:style-name="ce4" office:value-type="float" office:value="116.651047178682" calcext:value-type="float">
            <text:p>117</text:p>
          </table:table-cell>
          <table:table-cell table:style-name="ce4" office:value-type="float" office:value="5.23585885110653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2</text:p>
          </table:table-cell>
          <table:table-cell table:style-name="ce4" office:value-type="float" office:value="1545.49464198318" calcext:value-type="float">
            <text:p>1545</text:p>
          </table:table-cell>
          <table:table-cell table:style-name="ce4" office:value-type="float" office:value="1468.32609342041" calcext:value-type="float">
            <text:p>1468</text:p>
          </table:table-cell>
          <table:table-cell table:style-name="ce4" office:value-type="float" office:value="11.7992545366623" calcext:value-type="float">
            <text:p>12</text:p>
          </table:table-cell>
          <table:table-cell table:style-name="ce4" office:value-type="float" office:value="65.3692940261051" calcext:value-type="float">
            <text:p>65</text:p>
          </table:table-cell>
          <table:table-cell table:style-name="ce4" office:value-type="float" office:value="1461.15665315291" calcext:value-type="float">
            <text:p>1461</text:p>
          </table:table-cell>
          <table:table-cell table:style-name="ce4" office:value-type="float" office:value="8.66354221460926" calcext:value-type="float">
            <text:p>9</text:p>
          </table:table-cell>
          <table:table-cell table:style-name="ce4" office:value-type="float" office:value="145.588984745618" calcext:value-type="float">
            <text:p>146</text:p>
          </table:table-cell>
          <table:table-cell table:style-name="ce4" office:value-type="float" office:value="575.140213655048" calcext:value-type="float">
            <text:p>575</text:p>
          </table:table-cell>
          <table:table-cell table:style-name="ce4" office:value-type="float" office:value="107.477213873222" calcext:value-type="float">
            <text:p>107</text:p>
          </table:table-cell>
          <table:table-cell table:style-name="ce4" office:value-type="float" office:value="526.249835397019" calcext:value-type="float">
            <text:p>526</text:p>
          </table:table-cell>
          <table:table-cell table:style-name="ce4" office:value-type="float" office:value="98.0368632673966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</text:p>
          </table:table-cell>
          <table:table-cell table:style-name="ce4" office:value-type="float" office:value="1558.99470925776" calcext:value-type="float">
            <text:p>1559</text:p>
          </table:table-cell>
          <table:table-cell table:style-name="ce4" office:value-type="float" office:value="1449.88997793749" calcext:value-type="float">
            <text:p>1450</text:p>
          </table:table-cell>
          <table:table-cell table:style-name="ce4" office:value-type="float" office:value="2.22618172371518" calcext:value-type="float">
            <text:p>2</text:p>
          </table:table-cell>
          <table:table-cell table:style-name="ce4" office:value-type="float" office:value="106.878549596555" calcext:value-type="float">
            <text:p>107</text:p>
          </table:table-cell>
          <table:table-cell table:style-name="ce4" office:value-type="float" office:value="1346.93835777114" calcext:value-type="float">
            <text:p>1347</text:p>
          </table:table-cell>
          <table:table-cell table:style-name="ce4" office:value-type="float" office:value="53.7505214700573" calcext:value-type="float">
            <text:p>54</text:p>
          </table:table-cell>
          <table:table-cell table:style-name="ce4" office:value-type="float" office:value="151.850542869108" calcext:value-type="float">
            <text:p>152</text:p>
          </table:table-cell>
          <table:table-cell table:style-name="ce4" office:value-type="float" office:value="729.893622308577" calcext:value-type="float">
            <text:p>730</text:p>
          </table:table-cell>
          <table:table-cell table:style-name="ce4" office:value-type="float" office:value="187.624491678469" calcext:value-type="float">
            <text:p>188</text:p>
          </table:table-cell>
          <table:table-cell table:style-name="ce4" office:value-type="float" office:value="202.954791669306" calcext:value-type="float">
            <text:p>203</text:p>
          </table:table-cell>
          <table:table-cell table:style-name="ce4" office:value-type="float" office:value="20.8643877756183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</text:p>
          </table:table-cell>
          <table:table-cell table:style-name="ce4" office:value-type="float" office:value="1806.99386123821" calcext:value-type="float">
            <text:p>1807</text:p>
          </table:table-cell>
          <table:table-cell table:style-name="ce4" office:value-type="float" office:value="1682.28365596372" calcext:value-type="float">
            <text:p>1682</text:p>
          </table:table-cell>
          <table:table-cell table:style-name="ce4" office:value-type="float" office:value="9.3721209183902" calcext:value-type="float">
            <text:p>9</text:p>
          </table:table-cell>
          <table:table-cell table:style-name="ce4" office:value-type="float" office:value="115.338084356097" calcext:value-type="float">
            <text:p>115</text:p>
          </table:table-cell>
          <table:table-cell table:style-name="ce4" office:value-type="float" office:value="1678.98515448927" calcext:value-type="float">
            <text:p>1679</text:p>
          </table:table-cell>
          <table:table-cell table:style-name="ce4" office:value-type="float" office:value="91.0401186467906" calcext:value-type="float">
            <text:p>91</text:p>
          </table:table-cell>
          <table:table-cell table:style-name="ce4" office:value-type="float" office:value="84.4493859918848" calcext:value-type="float">
            <text:p>84</text:p>
          </table:table-cell>
          <table:table-cell table:style-name="ce4" office:value-type="float" office:value="402.366564102582" calcext:value-type="float">
            <text:p>402</text:p>
          </table:table-cell>
          <table:table-cell table:style-name="ce4" office:value-type="float" office:value="410.665045459371" calcext:value-type="float">
            <text:p>411</text:p>
          </table:table-cell>
          <table:table-cell table:style-name="ce4" office:value-type="float" office:value="625.119451245395" calcext:value-type="float">
            <text:p>625</text:p>
          </table:table-cell>
          <table:table-cell table:style-name="ce4" office:value-type="float" office:value="65.3445890432426" calcext:value-type="float">
            <text:p>65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office:value-type="string" calcext:value-type="string">
            <text:p>min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style-name="Default"/>
          <table:table-cell office:value-type="string" calcext:value-type="string">
            <text:p>max</text:p>
          </table:table-cell>
          <table:table-cell table:formula="of:=MAX([.B2:.B23])" office:value-type="float" office:value="1806.99386123821" calcext:value-type="float">
            <text:p>1806,99386123821</text:p>
          </table:table-cell>
          <table:table-cell table:number-columns-repeated="17"/>
        </table:table-row>
        <table:table-row table:style-name="ro1">
          <table:table-cell table:style-name="Default"/>
          <table:table-cell/>
          <table:table-cell office:value-type="string" calcext:value-type="string">
            <text:p>classes</text:p>
          </table:table-cell>
          <table:table-cell office:value-type="string" calcext:value-type="string">
            <text:p>effectif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table:number-matrix-columns-spanned="1" table:number-matrix-rows-spanned="6" table:formula="of:=FREQUENCY([.B$2:.B$23];[.C$30:.C$35])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office:value-type="float" office:value="1808" calcext:value-type="float">
            <text:p>1808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 table:number-rows-repeated="15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IRIS</text:p>
          </table:table-cell>
          <table:table-cell office:value-type="string" calcext:value-type="string">
            <text:p>P19_RP_ACH19</text:p>
          </table:table-cell>
          <table:table-cell office:value-type="string" calcext:value-type="string">
            <text:p>P19_RP_ACH45</text:p>
          </table:table-cell>
          <table:table-cell office:value-type="string" calcext:value-type="string">
            <text:p>P19_RP_ACH70</text:p>
          </table:table-cell>
          <table:table-cell office:value-type="string" calcext:value-type="string">
            <text:p>P19_RP_ACH90</text:p>
          </table:table-cell>
          <table:table-cell office:value-type="string" calcext:value-type="string">
            <text:p>P19_RP_ACH05</text:p>
          </table:table-cell>
          <table:table-cell office:value-type="string" calcext:value-type="string">
            <text:p>P19_RP_ACH15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table:style-name="ce5" office:value-type="float" office:value="0" calcext:value-type="float">
            <text:p>0,00</text:p>
          </table:table-cell>
          <table:table-cell table:style-name="ce5" office:value-type="float" office:value="8.99996715853814" calcext:value-type="float">
            <text:p>9,00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style-name="ce5" table:formula="of:=SUM([.B52:.G52])" office:value-type="float" office:value="8.99996715853814" calcext:value-type="float">
            <text:p>9,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2</text:p>
          </table:table-cell>
          <table:table-cell table:style-name="ce5" office:value-type="float" office:value="1.95152508332753" calcext:value-type="float">
            <text:p>1,95</text:p>
          </table:table-cell>
          <table:table-cell table:style-name="ce5" office:value-type="float" office:value="8.6765048375277" calcext:value-type="float">
            <text:p>8,68</text:p>
          </table:table-cell>
          <table:table-cell table:style-name="ce5" office:value-type="float" office:value="223.250755141112" calcext:value-type="float">
            <text:p>223,25</text:p>
          </table:table-cell>
          <table:table-cell table:style-name="ce5" office:value-type="float" office:value="107.257846628403" calcext:value-type="float">
            <text:p>107,26</text:p>
          </table:table-cell>
          <table:table-cell table:style-name="ce5" office:value-type="float" office:value="11.9869078441666" calcext:value-type="float">
            <text:p>11,99</text:p>
          </table:table-cell>
          <table:table-cell table:style-name="ce5" office:value-type="float" office:value="125.235342227841" calcext:value-type="float">
            <text:p>125,24</text:p>
          </table:table-cell>
          <table:table-cell table:style-name="ce5" table:formula="of:=SUM([.B53:.G53])" office:value-type="float" office:value="478.358881762378" calcext:value-type="float">
            <text:p>478,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</text:p>
          </table:table-cell>
          <table:table-cell table:style-name="ce5" office:value-type="float" office:value="3.64410597734733" calcext:value-type="float">
            <text:p>3,64</text:p>
          </table:table-cell>
          <table:table-cell table:style-name="ce5" office:value-type="float" office:value="14.8136890594429" calcext:value-type="float">
            <text:p>14,81</text:p>
          </table:table-cell>
          <table:table-cell table:style-name="ce5" office:value-type="float" office:value="214.980452899455" calcext:value-type="float">
            <text:p>214,98</text:p>
          </table:table-cell>
          <table:table-cell table:style-name="ce5" office:value-type="float" office:value="271.864392438345" calcext:value-type="float">
            <text:p>271,86</text:p>
          </table:table-cell>
          <table:table-cell table:style-name="ce5" office:value-type="float" office:value="63.2411744438989" calcext:value-type="float">
            <text:p>63,24</text:p>
          </table:table-cell>
          <table:table-cell table:style-name="ce5" office:value-type="float" office:value="4.9902121324555" calcext:value-type="float">
            <text:p>4,99</text:p>
          </table:table-cell>
          <table:table-cell table:style-name="ce5" table:formula="of:=SUM([.B54:.G54])" office:value-type="float" office:value="573.534026950945" calcext:value-type="float">
            <text:p>573,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7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20.9494421999005" calcext:value-type="float">
            <text:p>20,95</text:p>
          </table:table-cell>
          <table:table-cell table:style-name="ce5" office:value-type="float" office:value="440.639046669422" calcext:value-type="float">
            <text:p>440,64</text:p>
          </table:table-cell>
          <table:table-cell table:style-name="ce5" office:value-type="float" office:value="130.290855005977" calcext:value-type="float">
            <text:p>130,29</text:p>
          </table:table-cell>
          <table:table-cell table:style-name="ce5" office:value-type="float" office:value="27.9962078954285" calcext:value-type="float">
            <text:p>28,00</text:p>
          </table:table-cell>
          <table:table-cell table:style-name="ce5" office:value-type="float" office:value="2.65717094443412" calcext:value-type="float">
            <text:p>2,66</text:p>
          </table:table-cell>
          <table:table-cell table:style-name="ce5" table:formula="of:=SUM([.B55:.G55])" office:value-type="float" office:value="622.532722715162" calcext:value-type="float">
            <text:p>622,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1</text:p>
          </table:table-cell>
          <table:table-cell table:style-name="ce5" office:value-type="float" office:value="21.6023895812181" calcext:value-type="float">
            <text:p>21,60</text:p>
          </table:table-cell>
          <table:table-cell table:style-name="ce5" office:value-type="float" office:value="108.060962203666" calcext:value-type="float">
            <text:p>108,06</text:p>
          </table:table-cell>
          <table:table-cell table:style-name="ce5" office:value-type="float" office:value="266.145461048874" calcext:value-type="float">
            <text:p>266,15</text:p>
          </table:table-cell>
          <table:table-cell table:style-name="ce5" office:value-type="float" office:value="288.841689986136" calcext:value-type="float">
            <text:p>288,84</text:p>
          </table:table-cell>
          <table:table-cell table:style-name="ce5" office:value-type="float" office:value="55.4740151130662" calcext:value-type="float">
            <text:p>55,47</text:p>
          </table:table-cell>
          <table:table-cell table:style-name="ce5" office:value-type="float" office:value="8.97685627172547" calcext:value-type="float">
            <text:p>8,98</text:p>
          </table:table-cell>
          <table:table-cell table:style-name="ce5" table:formula="of:=SUM([.B56:.G56])" office:value-type="float" office:value="749.101374204686" calcext:value-type="float">
            <text:p>749,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3</text:p>
          </table:table-cell>
          <table:table-cell table:style-name="ce5" office:value-type="float" office:value="0.948083973745113" calcext:value-type="float">
            <text:p>0,95</text:p>
          </table:table-cell>
          <table:table-cell table:style-name="ce5" office:value-type="float" office:value="31.2314925907045" calcext:value-type="float">
            <text:p>31,23</text:p>
          </table:table-cell>
          <table:table-cell table:style-name="ce5" office:value-type="float" office:value="628.570996874934" calcext:value-type="float">
            <text:p>628,57</text:p>
          </table:table-cell>
          <table:table-cell table:style-name="ce5" office:value-type="float" office:value="106.572317688003" calcext:value-type="float">
            <text:p>106,57</text:p>
          </table:table-cell>
          <table:table-cell table:style-name="ce5" office:value-type="float" office:value="10.4763506631466" calcext:value-type="float">
            <text:p>10,48</text:p>
          </table:table-cell>
          <table:table-cell table:style-name="ce5" office:value-type="float" office:value="8.5443010944082" calcext:value-type="float">
            <text:p>8,54</text:p>
          </table:table-cell>
          <table:table-cell table:style-name="ce5" table:formula="of:=SUM([.B57:.G57])" office:value-type="float" office:value="786.343542884942" calcext:value-type="float">
            <text:p>786,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</text:p>
          </table:table-cell>
          <table:table-cell table:style-name="ce5" office:value-type="float" office:value="3.06220811983565" calcext:value-type="float">
            <text:p>3,06</text:p>
          </table:table-cell>
          <table:table-cell table:style-name="ce5" office:value-type="float" office:value="17.1508882499586" calcext:value-type="float">
            <text:p>17,15</text:p>
          </table:table-cell>
          <table:table-cell table:style-name="ce5" office:value-type="float" office:value="484.173404294243" calcext:value-type="float">
            <text:p>484,17</text:p>
          </table:table-cell>
          <table:table-cell table:style-name="ce5" office:value-type="float" office:value="131.851380095246" calcext:value-type="float">
            <text:p>131,85</text:p>
          </table:table-cell>
          <table:table-cell table:style-name="ce5" office:value-type="float" office:value="54.4278226935185" calcext:value-type="float">
            <text:p>54,43</text:p>
          </table:table-cell>
          <table:table-cell table:style-name="ce5" office:value-type="float" office:value="96.0455500200597" calcext:value-type="float">
            <text:p>96,05</text:p>
          </table:table-cell>
          <table:table-cell table:style-name="ce5" table:formula="of:=SUM([.B58:.G58])" office:value-type="float" office:value="786.711253472862" calcext:value-type="float">
            <text:p>786,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2</text:p>
          </table:table-cell>
          <table:table-cell table:style-name="ce5" office:value-type="float" office:value="4.2684036218896" calcext:value-type="float">
            <text:p>4,27</text:p>
          </table:table-cell>
          <table:table-cell table:style-name="ce5" office:value-type="float" office:value="25.6450915592559" calcext:value-type="float">
            <text:p>25,65</text:p>
          </table:table-cell>
          <table:table-cell table:style-name="ce5" office:value-type="float" office:value="480.210130951841" calcext:value-type="float">
            <text:p>480,21</text:p>
          </table:table-cell>
          <table:table-cell table:style-name="ce5" office:value-type="float" office:value="115.689399662881" calcext:value-type="float">
            <text:p>115,69</text:p>
          </table:table-cell>
          <table:table-cell table:style-name="ce5" office:value-type="float" office:value="25.7013495422965" calcext:value-type="float">
            <text:p>25,70</text:p>
          </table:table-cell>
          <table:table-cell table:style-name="ce5" office:value-type="float" office:value="147.774230975266" calcext:value-type="float">
            <text:p>147,77</text:p>
          </table:table-cell>
          <table:table-cell table:style-name="ce5" table:formula="of:=SUM([.B59:.G59])" office:value-type="float" office:value="799.28860631343" calcext:value-type="float">
            <text:p>799,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5</text:p>
          </table:table-cell>
          <table:table-cell table:style-name="ce5" office:value-type="float" office:value="3.00395838886889" calcext:value-type="float">
            <text:p>3,00</text:p>
          </table:table-cell>
          <table:table-cell table:style-name="ce5" office:value-type="float" office:value="174.625380091546" calcext:value-type="float">
            <text:p>174,63</text:p>
          </table:table-cell>
          <table:table-cell table:style-name="ce5" office:value-type="float" office:value="380.063822421667" calcext:value-type="float">
            <text:p>380,06</text:p>
          </table:table-cell>
          <table:table-cell table:style-name="ce5" office:value-type="float" office:value="195.444322370662" calcext:value-type="float">
            <text:p>195,44</text:p>
          </table:table-cell>
          <table:table-cell table:style-name="ce5" office:value-type="float" office:value="52.6132929693537" calcext:value-type="float">
            <text:p>52,61</text:p>
          </table:table-cell>
          <table:table-cell table:style-name="ce5" office:value-type="float" office:value="33.7565800598042" calcext:value-type="float">
            <text:p>33,76</text:p>
          </table:table-cell>
          <table:table-cell table:style-name="ce5" table:formula="of:=SUM([.B60:.G60])" office:value-type="float" office:value="839.507356301902" calcext:value-type="float">
            <text:p>839,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6</text:p>
          </table:table-cell>
          <table:table-cell table:style-name="ce5" office:value-type="float" office:value="16.3951984510058" calcext:value-type="float">
            <text:p>16,40</text:p>
          </table:table-cell>
          <table:table-cell table:style-name="ce5" office:value-type="float" office:value="74.6213083744317" calcext:value-type="float">
            <text:p>74,62</text:p>
          </table:table-cell>
          <table:table-cell table:style-name="ce5" office:value-type="float" office:value="395.785378003835" calcext:value-type="float">
            <text:p>395,79</text:p>
          </table:table-cell>
          <table:table-cell table:style-name="ce5" office:value-type="float" office:value="227.645509354815" calcext:value-type="float">
            <text:p>227,65</text:p>
          </table:table-cell>
          <table:table-cell table:style-name="ce5" office:value-type="float" office:value="26.458104383411" calcext:value-type="float">
            <text:p>26,46</text:p>
          </table:table-cell>
          <table:table-cell table:style-name="ce5" office:value-type="float" office:value="90.5512300645992" calcext:value-type="float">
            <text:p>90,55</text:p>
          </table:table-cell>
          <table:table-cell table:style-name="ce5" table:formula="of:=SUM([.B61:.G61])" office:value-type="float" office:value="831.456728632098" calcext:value-type="float">
            <text:p>831,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5</text:p>
          </table:table-cell>
          <table:table-cell table:style-name="ce5" office:value-type="float" office:value="15.1656031503881" calcext:value-type="float">
            <text:p>15,17</text:p>
          </table:table-cell>
          <table:table-cell table:style-name="ce5" office:value-type="float" office:value="43.1665936620275" calcext:value-type="float">
            <text:p>43,17</text:p>
          </table:table-cell>
          <table:table-cell table:style-name="ce5" office:value-type="float" office:value="205.155842573282" calcext:value-type="float">
            <text:p>205,16</text:p>
          </table:table-cell>
          <table:table-cell table:style-name="ce5" office:value-type="float" office:value="264.365185650234" calcext:value-type="float">
            <text:p>264,37</text:p>
          </table:table-cell>
          <table:table-cell table:style-name="ce5" office:value-type="float" office:value="86.7069434679036" calcext:value-type="float">
            <text:p>86,71</text:p>
          </table:table-cell>
          <table:table-cell table:style-name="ce5" office:value-type="float" office:value="268.327502508982" calcext:value-type="float">
            <text:p>268,33</text:p>
          </table:table-cell>
          <table:table-cell table:style-name="ce5" table:formula="of:=SUM([.B62:.G62])" office:value-type="float" office:value="882.887671012817" calcext:value-type="float">
            <text:p>882,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3</text:p>
          </table:table-cell>
          <table:table-cell table:style-name="ce5" office:value-type="float" office:value="38.953593335758" calcext:value-type="float">
            <text:p>38,95</text:p>
          </table:table-cell>
          <table:table-cell table:style-name="ce5" office:value-type="float" office:value="139.511424344825" calcext:value-type="float">
            <text:p>139,51</text:p>
          </table:table-cell>
          <table:table-cell table:style-name="ce5" office:value-type="float" office:value="250.311835401601" calcext:value-type="float">
            <text:p>250,31</text:p>
          </table:table-cell>
          <table:table-cell table:style-name="ce5" office:value-type="float" office:value="161.369022937706" calcext:value-type="float">
            <text:p>161,37</text:p>
          </table:table-cell>
          <table:table-cell table:style-name="ce5" office:value-type="float" office:value="99.3710707411881" calcext:value-type="float">
            <text:p>99,37</text:p>
          </table:table-cell>
          <table:table-cell table:style-name="ce5" office:value-type="float" office:value="110.537859505914" calcext:value-type="float">
            <text:p>110,54</text:p>
          </table:table-cell>
          <table:table-cell table:style-name="ce5" table:formula="of:=SUM([.B63:.G63])" office:value-type="float" office:value="800.054806266992" calcext:value-type="float">
            <text:p>800,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</text:p>
          </table:table-cell>
          <table:table-cell table:style-name="ce5" office:value-type="float" office:value="74.0044945363363" calcext:value-type="float">
            <text:p>74,00</text:p>
          </table:table-cell>
          <table:table-cell table:style-name="ce5" office:value-type="float" office:value="146.760983567667" calcext:value-type="float">
            <text:p>146,76</text:p>
          </table:table-cell>
          <table:table-cell table:style-name="ce5" office:value-type="float" office:value="327.448683784041" calcext:value-type="float">
            <text:p>327,45</text:p>
          </table:table-cell>
          <table:table-cell table:style-name="ce5" office:value-type="float" office:value="214.130929518714" calcext:value-type="float">
            <text:p>214,13</text:p>
          </table:table-cell>
          <table:table-cell table:style-name="ce5" office:value-type="float" office:value="117.323140704969" calcext:value-type="float">
            <text:p>117,32</text:p>
          </table:table-cell>
          <table:table-cell table:style-name="ce5" office:value-type="float" office:value="32.733433215136" calcext:value-type="float">
            <text:p>32,73</text:p>
          </table:table-cell>
          <table:table-cell table:style-name="ce5" table:formula="of:=SUM([.B64:.G64])" office:value-type="float" office:value="912.401665326863" calcext:value-type="float">
            <text:p>912,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4</text:p>
          </table:table-cell>
          <table:table-cell table:style-name="ce5" office:value-type="float" office:value="5.74093651345024" calcext:value-type="float">
            <text:p>5,74</text:p>
          </table:table-cell>
          <table:table-cell table:style-name="ce5" office:value-type="float" office:value="169.457200636482" calcext:value-type="float">
            <text:p>169,46</text:p>
          </table:table-cell>
          <table:table-cell table:style-name="ce5" office:value-type="float" office:value="583.651808757384" calcext:value-type="float">
            <text:p>583,65</text:p>
          </table:table-cell>
          <table:table-cell table:style-name="ce5" office:value-type="float" office:value="79.4598131158197" calcext:value-type="float">
            <text:p>79,46</text:p>
          </table:table-cell>
          <table:table-cell table:style-name="ce5" office:value-type="float" office:value="75.5802513030645" calcext:value-type="float">
            <text:p>75,58</text:p>
          </table:table-cell>
          <table:table-cell table:style-name="ce5" office:value-type="float" office:value="44.1200542240127" calcext:value-type="float">
            <text:p>44,12</text:p>
          </table:table-cell>
          <table:table-cell table:style-name="ce5" table:formula="of:=SUM([.B65:.G65])" office:value-type="float" office:value="958.010064550213" calcext:value-type="float">
            <text:p>958,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5</text:p>
          </table:table-cell>
          <table:table-cell table:style-name="ce5" office:value-type="float" office:value="46.5204733470333" calcext:value-type="float">
            <text:p>46,52</text:p>
          </table:table-cell>
          <table:table-cell table:style-name="ce5" office:value-type="float" office:value="189.100996277744" calcext:value-type="float">
            <text:p>189,10</text:p>
          </table:table-cell>
          <table:table-cell table:style-name="ce5" office:value-type="float" office:value="293.185815096752" calcext:value-type="float">
            <text:p>293,19</text:p>
          </table:table-cell>
          <table:table-cell table:style-name="ce5" office:value-type="float" office:value="148.487834769325" calcext:value-type="float">
            <text:p>148,49</text:p>
          </table:table-cell>
          <table:table-cell table:style-name="ce5" office:value-type="float" office:value="97.2692806482291" calcext:value-type="float">
            <text:p>97,27</text:p>
          </table:table-cell>
          <table:table-cell table:style-name="ce5" office:value-type="float" office:value="157.089841276441" calcext:value-type="float">
            <text:p>157,09</text:p>
          </table:table-cell>
          <table:table-cell table:style-name="ce5" table:formula="of:=SUM([.B66:.G66])" office:value-type="float" office:value="931.654241415524" calcext:value-type="float">
            <text:p>931,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3</text:p>
          </table:table-cell>
          <table:table-cell table:style-name="ce5" office:value-type="float" office:value="3.80898038256252" calcext:value-type="float">
            <text:p>3,81</text:p>
          </table:table-cell>
          <table:table-cell table:style-name="ce5" office:value-type="float" office:value="31.8688154574808" calcext:value-type="float">
            <text:p>31,87</text:p>
          </table:table-cell>
          <table:table-cell table:style-name="ce5" office:value-type="float" office:value="313.420800961836" calcext:value-type="float">
            <text:p>313,42</text:p>
          </table:table-cell>
          <table:table-cell table:style-name="ce5" office:value-type="float" office:value="345.793520506904" calcext:value-type="float">
            <text:p>345,79</text:p>
          </table:table-cell>
          <table:table-cell table:style-name="ce5" office:value-type="float" office:value="91.9845163050271" calcext:value-type="float">
            <text:p>91,98</text:p>
          </table:table-cell>
          <table:table-cell table:style-name="ce5" office:value-type="float" office:value="134.539418957318" calcext:value-type="float">
            <text:p>134,54</text:p>
          </table:table-cell>
          <table:table-cell table:style-name="ce5" table:formula="of:=SUM([.B67:.G67])" office:value-type="float" office:value="921.416052571128" calcext:value-type="float">
            <text:p>921,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1</text:p>
          </table:table-cell>
          <table:table-cell table:style-name="ce5" office:value-type="float" office:value="6.56432295327229" calcext:value-type="float">
            <text:p>6,56</text:p>
          </table:table-cell>
          <table:table-cell table:style-name="ce5" office:value-type="float" office:value="127.126692534283" calcext:value-type="float">
            <text:p>127,13</text:p>
          </table:table-cell>
          <table:table-cell table:style-name="ce5" office:value-type="float" office:value="638.51183696934" calcext:value-type="float">
            <text:p>638,51</text:p>
          </table:table-cell>
          <table:table-cell table:style-name="ce5" office:value-type="float" office:value="161.126015517921" calcext:value-type="float">
            <text:p>161,13</text:p>
          </table:table-cell>
          <table:table-cell table:style-name="ce5" office:value-type="float" office:value="34.2761832497242" calcext:value-type="float">
            <text:p>34,28</text:p>
          </table:table-cell>
          <table:table-cell table:style-name="ce5" office:value-type="float" office:value="24.697894455291" calcext:value-type="float">
            <text:p>24,70</text:p>
          </table:table-cell>
          <table:table-cell table:style-name="ce5" table:formula="of:=SUM([.B68:.G68])" office:value-type="float" office:value="992.302945679832" calcext:value-type="float">
            <text:p>992,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4</text:p>
          </table:table-cell>
          <table:table-cell table:style-name="ce5" office:value-type="float" office:value="14.238414387615" calcext:value-type="float">
            <text:p>14,24</text:p>
          </table:table-cell>
          <table:table-cell table:style-name="ce5" office:value-type="float" office:value="41.6754170963804" calcext:value-type="float">
            <text:p>41,68</text:p>
          </table:table-cell>
          <table:table-cell table:style-name="ce5" office:value-type="float" office:value="618.48822576165" calcext:value-type="float">
            <text:p>618,49</text:p>
          </table:table-cell>
          <table:table-cell table:style-name="ce5" office:value-type="float" office:value="384.478089806393" calcext:value-type="float">
            <text:p>384,48</text:p>
          </table:table-cell>
          <table:table-cell table:style-name="ce5" office:value-type="float" office:value="70.8502689549475" calcext:value-type="float">
            <text:p>70,85</text:p>
          </table:table-cell>
          <table:table-cell table:style-name="ce5" office:value-type="float" office:value="11.9510723508579" calcext:value-type="float">
            <text:p>11,95</text:p>
          </table:table-cell>
          <table:table-cell table:style-name="ce5" table:formula="of:=SUM([.B69:.G69])" office:value-type="float" office:value="1141.68148835784" calcext:value-type="float">
            <text:p>1 141,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3</text:p>
          </table:table-cell>
          <table:table-cell table:style-name="ce5" office:value-type="float" office:value="56.2166686598453" calcext:value-type="float">
            <text:p>56,22</text:p>
          </table:table-cell>
          <table:table-cell table:style-name="ce5" office:value-type="float" office:value="434.783622964519" calcext:value-type="float">
            <text:p>434,78</text:p>
          </table:table-cell>
          <table:table-cell table:style-name="ce5" office:value-type="float" office:value="352.133148452622" calcext:value-type="float">
            <text:p>352,13</text:p>
          </table:table-cell>
          <table:table-cell table:style-name="ce5" office:value-type="float" office:value="220.717528673771" calcext:value-type="float">
            <text:p>220,72</text:p>
          </table:table-cell>
          <table:table-cell table:style-name="ce5" office:value-type="float" office:value="116.651047178682" calcext:value-type="float">
            <text:p>116,65</text:p>
          </table:table-cell>
          <table:table-cell table:style-name="ce5" office:value-type="float" office:value="5.23585885110653" calcext:value-type="float">
            <text:p>5,24</text:p>
          </table:table-cell>
          <table:table-cell table:style-name="ce5" table:formula="of:=SUM([.B70:.G70])" office:value-type="float" office:value="1185.73787478055" calcext:value-type="float">
            <text:p>1 185,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2</text:p>
          </table:table-cell>
          <table:table-cell table:style-name="ce5" office:value-type="float" office:value="8.66354221460926" calcext:value-type="float">
            <text:p>8,66</text:p>
          </table:table-cell>
          <table:table-cell table:style-name="ce5" office:value-type="float" office:value="145.588984745618" calcext:value-type="float">
            <text:p>145,59</text:p>
          </table:table-cell>
          <table:table-cell table:style-name="ce5" office:value-type="float" office:value="575.140213655048" calcext:value-type="float">
            <text:p>575,14</text:p>
          </table:table-cell>
          <table:table-cell table:style-name="ce5" office:value-type="float" office:value="107.477213873222" calcext:value-type="float">
            <text:p>107,48</text:p>
          </table:table-cell>
          <table:table-cell table:style-name="ce5" office:value-type="float" office:value="526.249835397019" calcext:value-type="float">
            <text:p>526,25</text:p>
          </table:table-cell>
          <table:table-cell table:style-name="ce5" office:value-type="float" office:value="98.0368632673966" calcext:value-type="float">
            <text:p>98,04</text:p>
          </table:table-cell>
          <table:table-cell table:style-name="ce5" table:formula="of:=SUM([.B71:.G71])" office:value-type="float" office:value="1461.15665315291" calcext:value-type="float">
            <text:p>1 461,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4</text:p>
          </table:table-cell>
          <table:table-cell table:style-name="ce5" office:value-type="float" office:value="53.7505214700573" calcext:value-type="float">
            <text:p>53,75</text:p>
          </table:table-cell>
          <table:table-cell table:style-name="ce5" office:value-type="float" office:value="151.850542869108" calcext:value-type="float">
            <text:p>151,85</text:p>
          </table:table-cell>
          <table:table-cell table:style-name="ce5" office:value-type="float" office:value="729.893622308577" calcext:value-type="float">
            <text:p>729,89</text:p>
          </table:table-cell>
          <table:table-cell table:style-name="ce5" office:value-type="float" office:value="187.624491678469" calcext:value-type="float">
            <text:p>187,62</text:p>
          </table:table-cell>
          <table:table-cell table:style-name="ce5" office:value-type="float" office:value="202.954791669306" calcext:value-type="float">
            <text:p>202,95</text:p>
          </table:table-cell>
          <table:table-cell table:style-name="ce5" office:value-type="float" office:value="20.8643877756183" calcext:value-type="float">
            <text:p>20,86</text:p>
          </table:table-cell>
          <table:table-cell table:style-name="ce5" table:formula="of:=SUM([.B72:.G72])" office:value-type="float" office:value="1346.93835777114" calcext:value-type="float">
            <text:p>1 346,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</text:p>
          </table:table-cell>
          <table:table-cell table:style-name="ce5" office:value-type="float" office:value="91.0401186467906" calcext:value-type="float">
            <text:p>91,04</text:p>
          </table:table-cell>
          <table:table-cell table:style-name="ce5" office:value-type="float" office:value="84.4493859918848" calcext:value-type="float">
            <text:p>84,45</text:p>
          </table:table-cell>
          <table:table-cell table:style-name="ce5" office:value-type="float" office:value="402.366564102582" calcext:value-type="float">
            <text:p>402,37</text:p>
          </table:table-cell>
          <table:table-cell table:style-name="ce5" office:value-type="float" office:value="410.665045459371" calcext:value-type="float">
            <text:p>410,67</text:p>
          </table:table-cell>
          <table:table-cell table:style-name="ce5" office:value-type="float" office:value="625.119451245395" calcext:value-type="float">
            <text:p>625,12</text:p>
          </table:table-cell>
          <table:table-cell table:style-name="ce5" office:value-type="float" office:value="65.3445890432426" calcext:value-type="float">
            <text:p>65,34</text:p>
          </table:table-cell>
          <table:table-cell table:style-name="ce5" table:formula="of:=SUM([.B73:.G73])" office:value-type="float" office:value="1678.98515448927" calcext:value-type="float">
            <text:p>1 678,99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5" table:formula="of:=SUM([.B52:.B73])" office:value-type="float" office:value="469.543542794956" calcext:value-type="float">
            <text:p>469,54</text:p>
          </table:table-cell>
          <table:table-cell table:style-name="ce5" table:formula="of:=SUM([.C52:.C73])" office:value-type="float" office:value="2181.11541931445" calcext:value-type="float">
            <text:p>2 181,12</text:p>
          </table:table-cell>
          <table:table-cell table:style-name="ce5" table:formula="of:=SUM([.D52:.D73])" office:value-type="float" office:value="8812.52781328864" calcext:value-type="float">
            <text:p>8 812,53</text:p>
          </table:table-cell>
          <table:table-cell table:style-name="ce5" table:formula="of:=SUM([.E52:.E73])" office:value-type="float" office:value="4261.15240473832" calcext:value-type="float">
            <text:p>4 261,15</text:p>
          </table:table-cell>
          <table:table-cell table:style-name="ce5" table:formula="of:=SUM([.F52:.F73])" office:value-type="float" office:value="2472.71200641374" calcext:value-type="float">
            <text:p>2 472,71</text:p>
          </table:table-cell>
          <table:table-cell table:style-name="ce5" table:formula="of:=SUM([.G52:.G73])" office:value-type="float" office:value="1492.01024922191" calcext:value-type="float">
            <text:p>1 492,01</text:p>
          </table:table-cell>
          <table:table-cell table:style-name="ce5" table:formula="of:=SUM([.H52:.H73])" office:value-type="float" office:value="19689.061435772" calcext:value-type="float">
            <text:p>19 689,0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EFFECTIFS THEORIQUES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IRIS</text:p>
          </table:table-cell>
          <table:table-cell office:value-type="string" calcext:value-type="string">
            <text:p>P19_RP_ACH19</text:p>
          </table:table-cell>
          <table:table-cell office:value-type="string" calcext:value-type="string">
            <text:p>P19_RP_ACH45</text:p>
          </table:table-cell>
          <table:table-cell office:value-type="string" calcext:value-type="string">
            <text:p>P19_RP_ACH70</text:p>
          </table:table-cell>
          <table:table-cell office:value-type="string" calcext:value-type="string">
            <text:p>P19_RP_ACH90</text:p>
          </table:table-cell>
          <table:table-cell office:value-type="string" calcext:value-type="string">
            <text:p>P19_RP_ACH05</text:p>
          </table:table-cell>
          <table:table-cell office:value-type="string" calcext:value-type="string">
            <text:p>P19_RP_ACH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 table:formula="of:=([.$H52]/[.$H$74])*[.B$74]" office:value-type="float" office:value="0.214630670864812" calcext:value-type="float">
            <text:p>0,214630670864812</text:p>
          </table:table-cell>
          <table:table-cell table:formula="of:=([.$H52]/[.$H$74])*[.C$74]" office:value-type="float" office:value="0.99699862316172" calcext:value-type="float">
            <text:p>0,99699862316172</text:p>
          </table:table-cell>
          <table:table-cell table:formula="of:=([.$H52]/[.$H$74])*[.D$74]" office:value-type="float" office:value="4.02824995808094" calcext:value-type="float">
            <text:p>4,02824995808094</text:p>
          </table:table-cell>
          <table:table-cell table:formula="of:=([.$H52]/[.$H$74])*[.E$74]" office:value-type="float" office:value="1.94779379531491" calcext:value-type="float">
            <text:p>1,94779379531491</text:p>
          </table:table-cell>
          <table:table-cell table:formula="of:=([.$H52]/[.$H$74])*[.F$74]" office:value-type="float" office:value="1.13028886231285" calcext:value-type="float">
            <text:p>1,13028886231285</text:p>
          </table:table-cell>
          <table:table-cell table:formula="of:=([.$H52]/[.$H$74])*[.G$74]" office:value-type="float" office:value="0.682005248802912" calcext:value-type="float">
            <text:p>0,682005248802912</text:p>
          </table:table-cell>
          <table:table-cell table:formula="of:=SUM([.B78:.G78])" office:value-type="float" office:value="8.99996715853815" calcext:value-type="float">
            <text:p>8,99996715853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2</text:p>
          </table:table-cell>
          <table:table-cell table:formula="of:=([.$H53]/[.$H$74])*[.B$74]" office:value-type="float" office:value="11.4078735953385" calcext:value-type="float">
            <text:p>11,4078735953385</text:p>
          </table:table-cell>
          <table:table-cell table:formula="of:=([.$H53]/[.$H$74])*[.C$74]" office:value-type="float" office:value="52.9916540908508" calcext:value-type="float">
            <text:p>52,9916540908508</text:p>
          </table:table-cell>
          <table:table-cell table:formula="of:=([.$H53]/[.$H$74])*[.D$74]" office:value-type="float" office:value="214.106241885436" calcext:value-type="float">
            <text:p>214,106241885436</text:p>
          </table:table-cell>
          <table:table-cell table:formula="of:=([.$H53]/[.$H$74])*[.E$74]" office:value-type="float" office:value="103.527540202922" calcext:value-type="float">
            <text:p>103,527540202922</text:p>
          </table:table-cell>
          <table:table-cell table:formula="of:=([.$H53]/[.$H$74])*[.F$74]" office:value-type="float" office:value="60.0761876926971" calcext:value-type="float">
            <text:p>60,0761876926971</text:p>
          </table:table-cell>
          <table:table-cell table:formula="of:=([.$H53]/[.$H$74])*[.G$74]" office:value-type="float" office:value="36.2493842951339" calcext:value-type="float">
            <text:p>36,24938429513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1</text:p>
          </table:table-cell>
          <table:table-cell table:formula="of:=([.$H54]/[.$H$74])*[.B$74]" office:value-type="float" office:value="13.6776046845346" calcext:value-type="float">
            <text:p>13,6776046845346</text:p>
          </table:table-cell>
          <table:table-cell table:formula="of:=([.$H54]/[.$H$74])*[.C$74]" office:value-type="float" office:value="63.5349690875281" calcext:value-type="float">
            <text:p>63,5349690875281</text:p>
          </table:table-cell>
          <table:table-cell table:formula="of:=([.$H54]/[.$H$74])*[.D$74]" office:value-type="float" office:value="256.705205621929" calcext:value-type="float">
            <text:p>256,705205621929</text:p>
          </table:table-cell>
          <table:table-cell table:formula="of:=([.$H54]/[.$H$74])*[.E$74]" office:value-type="float" office:value="124.125566173563" calcext:value-type="float">
            <text:p>124,125566173563</text:p>
          </table:table-cell>
          <table:table-cell table:formula="of:=([.$H54]/[.$H$74])*[.F$74]" office:value-type="float" office:value="72.0290542621701" calcext:value-type="float">
            <text:p>72,0290542621701</text:p>
          </table:table-cell>
          <table:table-cell table:formula="of:=([.$H54]/[.$H$74])*[.G$74]" office:value-type="float" office:value="43.4616271212205" calcext:value-type="float">
            <text:p>43,4616271212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7</text:p>
          </table:table-cell>
          <table:table-cell table:formula="of:=([.$H55]/[.$H$74])*[.B$74]" office:value-type="float" office:value="14.8461226088914" calcext:value-type="float">
            <text:p>14,8461226088914</text:p>
          </table:table-cell>
          <table:table-cell table:formula="of:=([.$H55]/[.$H$74])*[.C$74]" office:value-type="float" office:value="68.9629480293512" calcext:value-type="float">
            <text:p>68,9629480293512</text:p>
          </table:table-cell>
          <table:table-cell table:formula="of:=([.$H55]/[.$H$74])*[.D$74]" office:value-type="float" office:value="278.636285000477" calcext:value-type="float">
            <text:p>278,636285000477</text:p>
          </table:table-cell>
          <table:table-cell table:formula="of:=([.$H55]/[.$H$74])*[.E$74]" office:value-type="float" office:value="134.729977712724" calcext:value-type="float">
            <text:p>134,729977712724</text:p>
          </table:table-cell>
          <table:table-cell table:formula="of:=([.$H55]/[.$H$74])*[.F$74]" office:value-type="float" office:value="78.1827078382957" calcext:value-type="float">
            <text:p>78,1827078382957</text:p>
          </table:table-cell>
          <table:table-cell table:formula="of:=([.$H55]/[.$H$74])*[.G$74]" office:value-type="float" office:value="47.1746815254236" calcext:value-type="float">
            <text:p>47,1746815254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1</text:p>
          </table:table-cell>
          <table:table-cell table:formula="of:=([.$H56]/[.$H$74])*[.B$74]" office:value-type="float" office:value="17.8645241320436" calcext:value-type="float">
            <text:p>17,8645241320436</text:p>
          </table:table-cell>
          <table:table-cell table:formula="of:=([.$H56]/[.$H$74])*[.C$74]" office:value-type="float" office:value="82.9839737784038" calcext:value-type="float">
            <text:p>82,9839737784038</text:p>
          </table:table-cell>
          <table:table-cell table:formula="of:=([.$H56]/[.$H$74])*[.D$74]" office:value-type="float" office:value="335.286510059726" calcext:value-type="float">
            <text:p>335,286510059726</text:p>
          </table:table-cell>
          <table:table-cell table:formula="of:=([.$H56]/[.$H$74])*[.E$74]" office:value-type="float" office:value="162.122259229972" calcext:value-type="float">
            <text:p>162,122259229972</text:p>
          </table:table-cell>
          <table:table-cell table:formula="of:=([.$H56]/[.$H$74])*[.F$74]" office:value-type="float" office:value="94.0782255192516" calcext:value-type="float">
            <text:p>94,0782255192516</text:p>
          </table:table-cell>
          <table:table-cell table:formula="of:=([.$H56]/[.$H$74])*[.G$74]" office:value-type="float" office:value="56.7658814852891" calcext:value-type="float">
            <text:p>56,76588148528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3</text:p>
          </table:table-cell>
          <table:table-cell table:formula="of:=([.$H57]/[.$H$74])*[.B$74]" office:value-type="float" office:value="18.7526731116453" calcext:value-type="float">
            <text:p>18,7526731116453</text:p>
          </table:table-cell>
          <table:table-cell table:formula="of:=([.$H57]/[.$H$74])*[.C$74]" office:value-type="float" office:value="87.1095878216224" calcext:value-type="float">
            <text:p>87,1095878216224</text:p>
          </table:table-cell>
          <table:table-cell table:formula="of:=([.$H57]/[.$H$74])*[.D$74]" office:value-type="float" office:value="351.955544710899" calcext:value-type="float">
            <text:p>351,955544710899</text:p>
          </table:table-cell>
          <table:table-cell table:formula="of:=([.$H57]/[.$H$74])*[.E$74]" office:value-type="float" office:value="170.182295872512" calcext:value-type="float">
            <text:p>170,182295872512</text:p>
          </table:table-cell>
          <table:table-cell table:formula="of:=([.$H57]/[.$H$74])*[.F$74]" office:value-type="float" office:value="98.7553990829058" calcext:value-type="float">
            <text:p>98,7553990829058</text:p>
          </table:table-cell>
          <table:table-cell table:formula="of:=([.$H57]/[.$H$74])*[.G$74]" office:value-type="float" office:value="59.5880422853584" calcext:value-type="float">
            <text:p>59,58804228535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4</text:p>
          </table:table-cell>
          <table:table-cell table:formula="of:=([.$H58]/[.$H$74])*[.B$74]" office:value-type="float" office:value="18.7614422514409" calcext:value-type="float">
            <text:p>18,7614422514409</text:p>
          </table:table-cell>
          <table:table-cell table:formula="of:=([.$H58]/[.$H$74])*[.C$74]" office:value-type="float" office:value="87.1503220758059" calcext:value-type="float">
            <text:p>87,1503220758059</text:p>
          </table:table-cell>
          <table:table-cell table:formula="of:=([.$H58]/[.$H$74])*[.D$74]" office:value-type="float" office:value="352.120126440396" calcext:value-type="float">
            <text:p>352,120126440396</text:p>
          </table:table-cell>
          <table:table-cell table:formula="of:=([.$H58]/[.$H$74])*[.E$74]" office:value-type="float" office:value="170.261876651976" calcext:value-type="float">
            <text:p>170,261876651976</text:p>
          </table:table-cell>
          <table:table-cell table:formula="of:=([.$H58]/[.$H$74])*[.F$74]" office:value-type="float" office:value="98.8015791605393" calcext:value-type="float">
            <text:p>98,8015791605393</text:p>
          </table:table-cell>
          <table:table-cell table:formula="of:=([.$H58]/[.$H$74])*[.G$74]" office:value-type="float" office:value="59.6159068927047" calcext:value-type="float">
            <text:p>59,61590689270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02</text:p>
          </table:table-cell>
          <table:table-cell table:formula="of:=([.$H59]/[.$H$74])*[.B$74]" office:value-type="float" office:value="19.0613861990489" calcext:value-type="float">
            <text:p>19,0613861990489</text:p>
          </table:table-cell>
          <table:table-cell table:formula="of:=([.$H59]/[.$H$74])*[.C$74]" office:value-type="float" office:value="88.5436164339046" calcext:value-type="float">
            <text:p>88,5436164339046</text:p>
          </table:table-cell>
          <table:table-cell table:formula="of:=([.$H59]/[.$H$74])*[.D$74]" office:value-type="float" office:value="357.749560432799" calcext:value-type="float">
            <text:p>357,749560432799</text:p>
          </table:table-cell>
          <table:table-cell table:formula="of:=([.$H59]/[.$H$74])*[.E$74]" office:value-type="float" office:value="172.983896565249" calcext:value-type="float">
            <text:p>172,983896565249</text:p>
          </table:table-cell>
          <table:table-cell table:formula="of:=([.$H59]/[.$H$74])*[.F$74]" office:value-type="float" office:value="100.381145128131" calcext:value-type="float">
            <text:p>100,381145128131</text:p>
          </table:table-cell>
          <table:table-cell table:formula="of:=([.$H59]/[.$H$74])*[.G$74]" office:value-type="float" office:value="60.5690015542975" calcext:value-type="float">
            <text:p>60,56900155429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05</text:p>
          </table:table-cell>
          <table:table-cell table:formula="of:=([.$H60]/[.$H$74])*[.B$74]" office:value-type="float" office:value="20.0205205091315" calcext:value-type="float">
            <text:p>20,0205205091315</text:p>
          </table:table-cell>
          <table:table-cell table:formula="of:=([.$H60]/[.$H$74])*[.C$74]" office:value-type="float" office:value="92.9989702876963" calcext:value-type="float">
            <text:p>92,9989702876963</text:p>
          </table:table-cell>
          <table:table-cell table:formula="of:=([.$H60]/[.$H$74])*[.D$74]" office:value-type="float" office:value="375.750868115509" calcext:value-type="float">
            <text:p>375,750868115509</text:p>
          </table:table-cell>
          <table:table-cell table:formula="of:=([.$H60]/[.$H$74])*[.E$74]" office:value-type="float" office:value="181.688131847769" calcext:value-type="float">
            <text:p>181,688131847769</text:p>
          </table:table-cell>
          <table:table-cell table:formula="of:=([.$H60]/[.$H$74])*[.F$74]" office:value-type="float" office:value="105.432141911491" calcext:value-type="float">
            <text:p>105,432141911491</text:p>
          </table:table-cell>
          <table:table-cell table:formula="of:=([.$H60]/[.$H$74])*[.G$74]" office:value-type="float" office:value="63.6167236303062" calcext:value-type="float">
            <text:p>63,61672363030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 table:formula="of:=([.$H61]/[.$H$74])*[.B$74]" office:value-type="float" office:value="19.8285296288077" calcext:value-type="float">
            <text:p>19,8285296288077</text:p>
          </table:table-cell>
          <table:table-cell table:formula="of:=([.$H61]/[.$H$74])*[.C$74]" office:value-type="float" office:value="92.1071376219774" calcext:value-type="float">
            <text:p>92,1071376219774</text:p>
          </table:table-cell>
          <table:table-cell table:formula="of:=([.$H61]/[.$H$74])*[.D$74]" office:value-type="float" office:value="372.147528236358" calcext:value-type="float">
            <text:p>372,147528236358</text:p>
          </table:table-cell>
          <table:table-cell table:formula="of:=([.$H61]/[.$H$74])*[.E$74]" office:value-type="float" office:value="179.945796309493" calcext:value-type="float">
            <text:p>179,945796309493</text:p>
          </table:table-cell>
          <table:table-cell table:formula="of:=([.$H61]/[.$H$74])*[.F$74]" office:value-type="float" office:value="104.42107880098" calcext:value-type="float">
            <text:p>104,42107880098</text:p>
          </table:table-cell>
          <table:table-cell table:formula="of:=([.$H61]/[.$H$74])*[.G$74]" office:value-type="float" office:value="63.0066580344829" calcext:value-type="float">
            <text:p>63,00665803448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5</text:p>
          </table:table-cell>
          <table:table-cell table:formula="of:=([.$H62]/[.$H$74])*[.B$74]" office:value-type="float" office:value="21.0550516229364" calcext:value-type="float">
            <text:p>21,0550516229364</text:p>
          </table:table-cell>
          <table:table-cell table:formula="of:=([.$H62]/[.$H$74])*[.C$74]" office:value-type="float" office:value="97.8045560500925" calcext:value-type="float">
            <text:p>97,8045560500925</text:p>
          </table:table-cell>
          <table:table-cell table:formula="of:=([.$H62]/[.$H$74])*[.D$74]" office:value-type="float" office:value="395.167244624173" calcext:value-type="float">
            <text:p>395,167244624173</text:p>
          </table:table-cell>
          <table:table-cell table:formula="of:=([.$H62]/[.$H$74])*[.E$74]" office:value-type="float" office:value="191.076600310408" calcext:value-type="float">
            <text:p>191,076600310408</text:p>
          </table:table-cell>
          <table:table-cell table:formula="of:=([.$H62]/[.$H$74])*[.F$74]" office:value-type="float" office:value="110.880193631864" calcext:value-type="float">
            <text:p>110,880193631864</text:p>
          </table:table-cell>
          <table:table-cell table:formula="of:=([.$H62]/[.$H$74])*[.G$74]" office:value-type="float" office:value="66.9040247733442" calcext:value-type="float">
            <text:p>66,90402477334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3</text:p>
          </table:table-cell>
          <table:table-cell table:formula="of:=([.$H63]/[.$H$74])*[.B$74]" office:value-type="float" office:value="19.0796584890643" calcext:value-type="float">
            <text:p>19,0796584890643</text:p>
          </table:table-cell>
          <table:table-cell table:formula="of:=([.$H63]/[.$H$74])*[.C$74]" office:value-type="float" office:value="88.6284945546034" calcext:value-type="float">
            <text:p>88,6284945546034</text:p>
          </table:table-cell>
          <table:table-cell table:formula="of:=([.$H63]/[.$H$74])*[.D$74]" office:value-type="float" office:value="358.09250000985" calcext:value-type="float">
            <text:p>358,09250000985</text:p>
          </table:table-cell>
          <table:table-cell table:formula="of:=([.$H63]/[.$H$74])*[.E$74]" office:value-type="float" office:value="173.149719338736" calcext:value-type="float">
            <text:p>173,149719338736</text:p>
          </table:table-cell>
          <table:table-cell table:formula="of:=([.$H63]/[.$H$74])*[.F$74]" office:value-type="float" office:value="100.47737073191" calcext:value-type="float">
            <text:p>100,47737073191</text:p>
          </table:table-cell>
          <table:table-cell table:formula="of:=([.$H63]/[.$H$74])*[.G$74]" office:value-type="float" office:value="60.6270631428297" calcext:value-type="float">
            <text:p>60,62706314282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</text:p>
          </table:table-cell>
          <table:table-cell table:formula="of:=([.$H64]/[.$H$74])*[.B$74]" office:value-type="float" office:value="21.7588995690386" calcext:value-type="float">
            <text:p>21,7588995690386</text:p>
          </table:table-cell>
          <table:table-cell table:formula="of:=([.$H64]/[.$H$74])*[.C$74]" office:value-type="float" office:value="101.074058169019" calcext:value-type="float">
            <text:p>101,074058169019</text:p>
          </table:table-cell>
          <table:table-cell table:formula="of:=([.$H64]/[.$H$74])*[.D$74]" office:value-type="float" office:value="408.377264645809" calcext:value-type="float">
            <text:p>408,377264645809</text:p>
          </table:table-cell>
          <table:table-cell table:formula="of:=([.$H64]/[.$H$74])*[.E$74]" office:value-type="float" office:value="197.46408750755" calcext:value-type="float">
            <text:p>197,46408750755</text:p>
          </table:table-cell>
          <table:table-cell table:formula="of:=([.$H64]/[.$H$74])*[.F$74]" office:value-type="float" office:value="114.586800385854" calcext:value-type="float">
            <text:p>114,586800385854</text:p>
          </table:table-cell>
          <table:table-cell table:formula="of:=([.$H64]/[.$H$74])*[.G$74]" office:value-type="float" office:value="69.1405550495933" calcext:value-type="float">
            <text:p>69,14055504959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4</text:p>
          </table:table-cell>
          <table:table-cell table:formula="of:=([.$H65]/[.$H$74])*[.B$74]" office:value-type="float" office:value="22.8465659071419" calcext:value-type="float">
            <text:p>22,8465659071419</text:p>
          </table:table-cell>
          <table:table-cell table:formula="of:=([.$H65]/[.$H$74])*[.C$74]" office:value-type="float" office:value="106.126466742216" calcext:value-type="float">
            <text:p>106,126466742216</text:p>
          </table:table-cell>
          <table:table-cell table:formula="of:=([.$H65]/[.$H$74])*[.D$74]" office:value-type="float" office:value="428.790898276161" calcext:value-type="float">
            <text:p>428,790898276161</text:p>
          </table:table-cell>
          <table:table-cell table:formula="of:=([.$H65]/[.$H$74])*[.E$74]" office:value-type="float" office:value="207.334763195206" calcext:value-type="float">
            <text:p>207,334763195206</text:p>
          </table:table-cell>
          <table:table-cell table:formula="of:=([.$H65]/[.$H$74])*[.F$74]" office:value-type="float" office:value="120.314673028274" calcext:value-type="float">
            <text:p>120,314673028274</text:p>
          </table:table-cell>
          <table:table-cell table:formula="of:=([.$H65]/[.$H$74])*[.G$74]" office:value-type="float" office:value="72.5966974012145" calcext:value-type="float">
            <text:p>72,59669740121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5</text:p>
          </table:table-cell>
          <table:table-cell table:formula="of:=([.$H66]/[.$H$74])*[.B$74]" office:value-type="float" office:value="22.2180338357525" calcext:value-type="float">
            <text:p>22,2180338357525</text:p>
          </table:table-cell>
          <table:table-cell table:formula="of:=([.$H66]/[.$H$74])*[.C$74]" office:value-type="float" office:value="103.20682060188" calcext:value-type="float">
            <text:p>103,20682060188</text:p>
          </table:table-cell>
          <table:table-cell table:formula="of:=([.$H66]/[.$H$74])*[.D$74]" office:value-type="float" office:value="416.994428181625" calcext:value-type="float">
            <text:p>416,994428181625</text:p>
          </table:table-cell>
          <table:table-cell table:formula="of:=([.$H66]/[.$H$74])*[.E$74]" office:value-type="float" office:value="201.630774739708" calcext:value-type="float">
            <text:p>201,630774739708</text:p>
          </table:table-cell>
          <table:table-cell table:formula="of:=([.$H66]/[.$H$74])*[.F$74]" office:value-type="float" office:value="117.004695022636" calcext:value-type="float">
            <text:p>117,004695022636</text:p>
          </table:table-cell>
          <table:table-cell table:formula="of:=([.$H66]/[.$H$74])*[.G$74]" office:value-type="float" office:value="70.5994890339232" calcext:value-type="float">
            <text:p>70,59948903392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03</text:p>
          </table:table-cell>
          <table:table-cell table:formula="of:=([.$H67]/[.$H$74])*[.B$74]" office:value-type="float" office:value="21.9738741292331" calcext:value-type="float">
            <text:p>21,9738741292331</text:p>
          </table:table-cell>
          <table:table-cell table:formula="of:=([.$H67]/[.$H$74])*[.C$74]" office:value-type="float" office:value="102.072654220856" calcext:value-type="float">
            <text:p>102,072654220856</text:p>
          </table:table-cell>
          <table:table-cell table:formula="of:=([.$H67]/[.$H$74])*[.D$74]" office:value-type="float" office:value="412.411968817411" calcext:value-type="float">
            <text:p>412,411968817411</text:p>
          </table:table-cell>
          <table:table-cell table:formula="of:=([.$H67]/[.$H$74])*[.E$74]" office:value-type="float" office:value="199.415002131309" calcext:value-type="float">
            <text:p>199,415002131309</text:p>
          </table:table-cell>
          <table:table-cell table:formula="of:=([.$H67]/[.$H$74])*[.F$74]" office:value-type="float" office:value="115.718900239474" calcext:value-type="float">
            <text:p>115,718900239474</text:p>
          </table:table-cell>
          <table:table-cell table:formula="of:=([.$H67]/[.$H$74])*[.G$74]" office:value-type="float" office:value="69.8236530328452" calcext:value-type="float">
            <text:p>69,82365303284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01</text:p>
          </table:table-cell>
          <table:table-cell table:formula="of:=([.$H68]/[.$H$74])*[.B$74]" office:value-type="float" office:value="23.6643804561378" calcext:value-type="float">
            <text:p>23,6643804561378</text:p>
          </table:table-cell>
          <table:table-cell table:formula="of:=([.$H68]/[.$H$74])*[.C$74]" office:value-type="float" office:value="109.925364523531" calcext:value-type="float">
            <text:p>109,925364523531</text:p>
          </table:table-cell>
          <table:table-cell table:formula="of:=([.$H68]/[.$H$74])*[.D$74]" office:value-type="float" office:value="444.139876171243" calcext:value-type="float">
            <text:p>444,139876171243</text:p>
          </table:table-cell>
          <table:table-cell table:formula="of:=([.$H68]/[.$H$74])*[.E$74]" office:value-type="float" office:value="214.756508176173" calcext:value-type="float">
            <text:p>214,756508176173</text:p>
          </table:table-cell>
          <table:table-cell table:formula="of:=([.$H68]/[.$H$74])*[.F$74]" office:value-type="float" office:value="124.621451143643" calcext:value-type="float">
            <text:p>124,621451143643</text:p>
          </table:table-cell>
          <table:table-cell table:formula="of:=([.$H68]/[.$H$74])*[.G$74]" office:value-type="float" office:value="75.1953652091061" calcext:value-type="float">
            <text:p>75,19536520910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04</text:p>
          </table:table-cell>
          <table:table-cell table:formula="of:=([.$H69]/[.$H$74])*[.B$74]" office:value-type="float" office:value="27.2267508807202" calcext:value-type="float">
            <text:p>27,2267508807202</text:p>
          </table:table-cell>
          <table:table-cell table:formula="of:=([.$H69]/[.$H$74])*[.C$74]" office:value-type="float" office:value="126.473225060843" calcext:value-type="float">
            <text:p>126,473225060843</text:p>
          </table:table-cell>
          <table:table-cell table:formula="of:=([.$H69]/[.$H$74])*[.D$74]" office:value-type="float" office:value="510.999465509857" calcext:value-type="float">
            <text:p>510,999465509857</text:p>
          </table:table-cell>
          <table:table-cell table:formula="of:=([.$H69]/[.$H$74])*[.E$74]" office:value-type="float" office:value="247.085359321521" calcext:value-type="float">
            <text:p>247,085359321521</text:p>
          </table:table-cell>
          <table:table-cell table:formula="of:=([.$H69]/[.$H$74])*[.F$74]" office:value-type="float" office:value="143.381619940181" calcext:value-type="float">
            <text:p>143,381619940181</text:p>
          </table:table-cell>
          <table:table-cell table:formula="of:=([.$H69]/[.$H$74])*[.G$74]" office:value-type="float" office:value="86.5150676447179" calcext:value-type="float">
            <text:p>86,51506764471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3</text:p>
          </table:table-cell>
          <table:table-cell table:formula="of:=([.$H70]/[.$H$74])*[.B$74]" office:value-type="float" office:value="28.2774049116979" calcext:value-type="float">
            <text:p>28,2774049116979</text:p>
          </table:table-cell>
          <table:table-cell table:formula="of:=([.$H70]/[.$H$74])*[.C$74]" office:value-type="float" office:value="131.353704714955" calcext:value-type="float">
            <text:p>131,353704714955</text:p>
          </table:table-cell>
          <table:table-cell table:formula="of:=([.$H70]/[.$H$74])*[.D$74]" office:value-type="float" office:value="530.718441549911" calcext:value-type="float">
            <text:p>530,718441549911</text:p>
          </table:table-cell>
          <table:table-cell table:formula="of:=([.$H70]/[.$H$74])*[.E$74]" office:value-type="float" office:value="256.620144794237" calcext:value-type="float">
            <text:p>256,620144794237</text:p>
          </table:table-cell>
          <table:table-cell table:formula="of:=([.$H70]/[.$H$74])*[.F$74]" office:value-type="float" office:value="148.914578228823" calcext:value-type="float">
            <text:p>148,914578228823</text:p>
          </table:table-cell>
          <table:table-cell table:formula="of:=([.$H70]/[.$H$74])*[.G$74]" office:value-type="float" office:value="89.8536005809268" calcext:value-type="float">
            <text:p>89,85360058092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2</text:p>
          </table:table-cell>
          <table:table-cell table:formula="of:=([.$H71]/[.$H$74])*[.B$74]" office:value-type="float" office:value="34.8455752316026" calcext:value-type="float">
            <text:p>34,8455752316026</text:p>
          </table:table-cell>
          <table:table-cell table:formula="of:=([.$H71]/[.$H$74])*[.C$74]" office:value-type="float" office:value="161.864054141022" calcext:value-type="float">
            <text:p>161,864054141022</text:p>
          </table:table-cell>
          <table:table-cell table:formula="of:=([.$H71]/[.$H$74])*[.D$74]" office:value-type="float" office:value="653.991744984206" calcext:value-type="float">
            <text:p>653,991744984206</text:p>
          </table:table-cell>
          <table:table-cell table:formula="of:=([.$H71]/[.$H$74])*[.E$74]" office:value-type="float" office:value="316.226916483172" calcext:value-type="float">
            <text:p>316,226916483172</text:p>
          </table:table-cell>
          <table:table-cell table:formula="of:=([.$H71]/[.$H$74])*[.F$74]" office:value-type="float" office:value="183.503901965495" calcext:value-type="float">
            <text:p>183,503901965495</text:p>
          </table:table-cell>
          <table:table-cell table:formula="of:=([.$H71]/[.$H$74])*[.G$74]" office:value-type="float" office:value="110.724460347414" calcext:value-type="float">
            <text:p>110,7244603474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4</text:p>
          </table:table-cell>
          <table:table-cell table:formula="of:=([.$H72]/[.$H$74])*[.B$74]" office:value-type="float" office:value="32.1217042517437" calcext:value-type="float">
            <text:p>32,1217042517437</text:p>
          </table:table-cell>
          <table:table-cell table:formula="of:=([.$H72]/[.$H$74])*[.C$74]" office:value-type="float" office:value="149.211176499411" calcext:value-type="float">
            <text:p>149,211176499411</text:p>
          </table:table-cell>
          <table:table-cell table:formula="of:=([.$H72]/[.$H$74])*[.D$74]" office:value-type="float" office:value="602.869353593344" calcext:value-type="float">
            <text:p>602,869353593344</text:p>
          </table:table-cell>
          <table:table-cell table:formula="of:=([.$H72]/[.$H$74])*[.E$74]" office:value-type="float" office:value="291.50752771907" calcext:value-type="float">
            <text:p>291,50752771907</text:p>
          </table:table-cell>
          <table:table-cell table:formula="of:=([.$H72]/[.$H$74])*[.F$74]" office:value-type="float" office:value="169.159442161561" calcext:value-type="float">
            <text:p>169,159442161561</text:p>
          </table:table-cell>
          <table:table-cell table:formula="of:=([.$H72]/[.$H$74])*[.G$74]" office:value-type="float" office:value="102.069153546012" calcext:value-type="float">
            <text:p>102,0691535460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</text:p>
          </table:table-cell>
          <table:table-cell table:formula="of:=([.$H73]/[.$H$74])*[.B$74]" office:value-type="float" office:value="40.0403361181405" calcext:value-type="float">
            <text:p>40,0403361181405</text:p>
          </table:table-cell>
          <table:table-cell table:formula="of:=([.$H73]/[.$H$74])*[.C$74]" office:value-type="float" office:value="185.994666185723" calcext:value-type="float">
            <text:p>185,994666185723</text:p>
          </table:table-cell>
          <table:table-cell table:formula="of:=([.$H73]/[.$H$74])*[.D$74]" office:value-type="float" office:value="751.48850646345" calcext:value-type="float">
            <text:p>751,48850646345</text:p>
          </table:table-cell>
          <table:table-cell table:formula="of:=([.$H73]/[.$H$74])*[.E$74]" office:value-type="float" office:value="363.36986665974" calcext:value-type="float">
            <text:p>363,36986665974</text:p>
          </table:table-cell>
          <table:table-cell table:formula="of:=([.$H73]/[.$H$74])*[.F$74]" office:value-type="float" office:value="210.860571675252" calcext:value-type="float">
            <text:p>210,860571675252</text:p>
          </table:table-cell>
          <table:table-cell table:formula="of:=([.$H73]/[.$H$74])*[.G$74]" office:value-type="float" office:value="127.231207386966" calcext:value-type="float">
            <text:p>127,231207386966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DIFFERENCE THEORIQUES REELS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IRIS</text:p>
          </table:table-cell>
          <table:table-cell office:value-type="string" calcext:value-type="string">
            <text:p>P19_RP_ACH19</text:p>
          </table:table-cell>
          <table:table-cell office:value-type="string" calcext:value-type="string">
            <text:p>P19_RP_ACH45</text:p>
          </table:table-cell>
          <table:table-cell office:value-type="string" calcext:value-type="string">
            <text:p>P19_RP_ACH70</text:p>
          </table:table-cell>
          <table:table-cell office:value-type="string" calcext:value-type="string">
            <text:p>P19_RP_ACH90</text:p>
          </table:table-cell>
          <table:table-cell office:value-type="string" calcext:value-type="string">
            <text:p>P19_RP_ACH05</text:p>
          </table:table-cell>
          <table:table-cell office:value-type="string" calcext:value-type="string">
            <text:p>P19_RP_ACH1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8</text:p>
          </table:table-cell>
          <table:table-cell table:style-name="ce6" table:formula="of:=[.B78]-[.B52]" office:value-type="float" office:value="0.214630670864812" calcext:value-type="float">
            <text:p>0,214630670864812</text:p>
          </table:table-cell>
          <table:table-cell table:style-name="ce6" table:formula="of:=[.C78]-[.C52]" office:value-type="float" office:value="0.996998623161721" calcext:value-type="float">
            <text:p>0,996998623161721</text:p>
          </table:table-cell>
          <table:table-cell table:style-name="ce6" table:formula="of:=[.D78]-[.D52]" office:value-type="float" office:value="-4.9717172004572" calcext:value-type="float">
            <text:p>-4,9717172004572</text:p>
          </table:table-cell>
          <table:table-cell table:style-name="ce6" table:formula="of:=[.E78]-[.E52]" office:value-type="float" office:value="1.9477937953149" calcext:value-type="float">
            <text:p>1,9477937953149</text:p>
          </table:table-cell>
          <table:table-cell table:style-name="ce6" table:formula="of:=[.F78]-[.F52]" office:value-type="float" office:value="1.13028886231285" calcext:value-type="float">
            <text:p>1,13028886231285</text:p>
          </table:table-cell>
          <table:table-cell table:style-name="ce6" table:formula="of:=[.G78]-[.G52]" office:value-type="float" office:value="0.682005248802911" calcext:value-type="float">
            <text:p>0,682005248802911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2</text:p>
          </table:table-cell>
          <table:table-cell table:style-name="ce6" table:formula="of:=[.B79]-[.B53]" office:value-type="float" office:value="9.45634851201094" calcext:value-type="float">
            <text:p>9,45634851201094</text:p>
          </table:table-cell>
          <table:table-cell table:style-name="ce6" table:formula="of:=[.C79]-[.C53]" office:value-type="float" office:value="44.3151492533232" calcext:value-type="float">
            <text:p>44,3151492533232</text:p>
          </table:table-cell>
          <table:table-cell table:style-name="ce6" table:formula="of:=[.D79]-[.D53]" office:value-type="float" office:value="-9.1445132556764" calcext:value-type="float">
            <text:p>-9,1445132556764</text:p>
          </table:table-cell>
          <table:table-cell table:style-name="ce6" table:formula="of:=[.E79]-[.E53]" office:value-type="float" office:value="-3.73030642548098" calcext:value-type="float">
            <text:p>-3,73030642548098</text:p>
          </table:table-cell>
          <table:table-cell table:style-name="ce6" table:formula="of:=[.F79]-[.F53]" office:value-type="float" office:value="48.0892798485305" calcext:value-type="float">
            <text:p>48,0892798485305</text:p>
          </table:table-cell>
          <table:table-cell table:style-name="ce6" table:formula="of:=[.G79]-[.G53]" office:value-type="float" office:value="-88.9859579327072" calcext:value-type="float">
            <text:p>-88,9859579327072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1</text:p>
          </table:table-cell>
          <table:table-cell table:style-name="ce6" table:formula="of:=[.B80]-[.B54]" office:value-type="float" office:value="10.0334987071872" calcext:value-type="float">
            <text:p>10,0334987071872</text:p>
          </table:table-cell>
          <table:table-cell table:style-name="ce6" table:formula="of:=[.C80]-[.C54]" office:value-type="float" office:value="48.7212800280852" calcext:value-type="float">
            <text:p>48,7212800280852</text:p>
          </table:table-cell>
          <table:table-cell table:style-name="ce6" table:formula="of:=[.D80]-[.D54]" office:value-type="float" office:value="41.7247527224733" calcext:value-type="float">
            <text:p>41,7247527224733</text:p>
          </table:table-cell>
          <table:table-cell table:style-name="ce6" table:formula="of:=[.E80]-[.E54]" office:value-type="float" office:value="-147.738826264782" calcext:value-type="float">
            <text:p>-147,738826264782</text:p>
          </table:table-cell>
          <table:table-cell table:style-name="ce6" table:formula="of:=[.F80]-[.F54]" office:value-type="float" office:value="8.78787981827119" calcext:value-type="float">
            <text:p>8,78787981827119</text:p>
          </table:table-cell>
          <table:table-cell table:style-name="ce6" table:formula="of:=[.G80]-[.G54]" office:value-type="float" office:value="38.471414988765" calcext:value-type="float">
            <text:p>38,47141498876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7</text:p>
          </table:table-cell>
          <table:table-cell table:style-name="ce6" table:formula="of:=[.B81]-[.B55]" office:value-type="float" office:value="14.8461226088914" calcext:value-type="float">
            <text:p>14,8461226088914</text:p>
          </table:table-cell>
          <table:table-cell table:style-name="ce6" table:formula="of:=[.C81]-[.C55]" office:value-type="float" office:value="48.0135058294507" calcext:value-type="float">
            <text:p>48,0135058294507</text:p>
          </table:table-cell>
          <table:table-cell table:style-name="ce6" table:formula="of:=[.D81]-[.D55]" office:value-type="float" office:value="-162.002761668945" calcext:value-type="float">
            <text:p>-162,002761668945</text:p>
          </table:table-cell>
          <table:table-cell table:style-name="ce6" table:formula="of:=[.E81]-[.E55]" office:value-type="float" office:value="4.43912270674639" calcext:value-type="float">
            <text:p>4,43912270674639</text:p>
          </table:table-cell>
          <table:table-cell table:style-name="ce6" table:formula="of:=[.F81]-[.F55]" office:value-type="float" office:value="50.1864999428672" calcext:value-type="float">
            <text:p>50,1864999428672</text:p>
          </table:table-cell>
          <table:table-cell table:style-name="ce6" table:formula="of:=[.G81]-[.G55]" office:value-type="float" office:value="44.5175105809894" calcext:value-type="float">
            <text:p>44,5175105809894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301</text:p>
          </table:table-cell>
          <table:table-cell table:style-name="ce6" table:formula="of:=[.B82]-[.B56]" office:value-type="float" office:value="-3.73786544917449" calcext:value-type="float">
            <text:p>-3,73786544917449</text:p>
          </table:table-cell>
          <table:table-cell table:style-name="ce6" table:formula="of:=[.C82]-[.C56]" office:value-type="float" office:value="-25.0769884252622" calcext:value-type="float">
            <text:p>-25,0769884252622</text:p>
          </table:table-cell>
          <table:table-cell table:style-name="ce6" table:formula="of:=[.D82]-[.D56]" office:value-type="float" office:value="69.1410490108518" calcext:value-type="float">
            <text:p>69,1410490108518</text:p>
          </table:table-cell>
          <table:table-cell table:style-name="ce6" table:formula="of:=[.E82]-[.E56]" office:value-type="float" office:value="-126.719430756164" calcext:value-type="float">
            <text:p>-126,719430756164</text:p>
          </table:table-cell>
          <table:table-cell table:style-name="ce6" table:formula="of:=[.F82]-[.F56]" office:value-type="float" office:value="38.6042104061854" calcext:value-type="float">
            <text:p>38,6042104061854</text:p>
          </table:table-cell>
          <table:table-cell table:style-name="ce6" table:formula="of:=[.G82]-[.G56]" office:value-type="float" office:value="47.7890252135636" calcext:value-type="float">
            <text:p>47,7890252135636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3</text:p>
          </table:table-cell>
          <table:table-cell table:style-name="ce6" table:formula="of:=[.B83]-[.B57]" office:value-type="float" office:value="17.8045891379001" calcext:value-type="float">
            <text:p>17,8045891379001</text:p>
          </table:table-cell>
          <table:table-cell table:style-name="ce6" table:formula="of:=[.C83]-[.C57]" office:value-type="float" office:value="55.8780952309179" calcext:value-type="float">
            <text:p>55,8780952309179</text:p>
          </table:table-cell>
          <table:table-cell table:style-name="ce6" table:formula="of:=[.D83]-[.D57]" office:value-type="float" office:value="-276.615452164036" calcext:value-type="float">
            <text:p>-276,615452164036</text:p>
          </table:table-cell>
          <table:table-cell table:style-name="ce6" table:formula="of:=[.E83]-[.E57]" office:value-type="float" office:value="63.6099781845089" calcext:value-type="float">
            <text:p>63,6099781845089</text:p>
          </table:table-cell>
          <table:table-cell table:style-name="ce6" table:formula="of:=[.F83]-[.F57]" office:value-type="float" office:value="88.2790484197591" calcext:value-type="float">
            <text:p>88,2790484197591</text:p>
          </table:table-cell>
          <table:table-cell table:style-name="ce6" table:formula="of:=[.G83]-[.G57]" office:value-type="float" office:value="51.0437411909502" calcext:value-type="float">
            <text:p>51,0437411909502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4</text:p>
          </table:table-cell>
          <table:table-cell table:style-name="ce6" table:formula="of:=[.B84]-[.B58]" office:value-type="float" office:value="15.6992341316052" calcext:value-type="float">
            <text:p>15,6992341316052</text:p>
          </table:table-cell>
          <table:table-cell table:style-name="ce6" table:formula="of:=[.C84]-[.C58]" office:value-type="float" office:value="69.9994338258473" calcext:value-type="float">
            <text:p>69,9994338258473</text:p>
          </table:table-cell>
          <table:table-cell table:style-name="ce6" table:formula="of:=[.D84]-[.D58]" office:value-type="float" office:value="-132.053277853847" calcext:value-type="float">
            <text:p>-132,053277853847</text:p>
          </table:table-cell>
          <table:table-cell table:style-name="ce6" table:formula="of:=[.E84]-[.E58]" office:value-type="float" office:value="38.4104965567294" calcext:value-type="float">
            <text:p>38,4104965567294</text:p>
          </table:table-cell>
          <table:table-cell table:style-name="ce6" table:formula="of:=[.F84]-[.F58]" office:value-type="float" office:value="44.3737564670207" calcext:value-type="float">
            <text:p>44,3737564670207</text:p>
          </table:table-cell>
          <table:table-cell table:style-name="ce6" table:formula="of:=[.G84]-[.G58]" office:value-type="float" office:value="-36.4296431273551" calcext:value-type="float">
            <text:p>-36,4296431273551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402</text:p>
          </table:table-cell>
          <table:table-cell table:style-name="ce6" table:formula="of:=[.B85]-[.B59]" office:value-type="float" office:value="14.7929825771593" calcext:value-type="float">
            <text:p>14,7929825771593</text:p>
          </table:table-cell>
          <table:table-cell table:style-name="ce6" table:formula="of:=[.C85]-[.C59]" office:value-type="float" office:value="62.8985248746488" calcext:value-type="float">
            <text:p>62,8985248746488</text:p>
          </table:table-cell>
          <table:table-cell table:style-name="ce6" table:formula="of:=[.D85]-[.D59]" office:value-type="float" office:value="-122.460570519042" calcext:value-type="float">
            <text:p>-122,460570519042</text:p>
          </table:table-cell>
          <table:table-cell table:style-name="ce6" table:formula="of:=[.E85]-[.E59]" office:value-type="float" office:value="57.2944969023676" calcext:value-type="float">
            <text:p>57,2944969023676</text:p>
          </table:table-cell>
          <table:table-cell table:style-name="ce6" table:formula="of:=[.F85]-[.F59]" office:value-type="float" office:value="74.6797955858349" calcext:value-type="float">
            <text:p>74,6797955858349</text:p>
          </table:table-cell>
          <table:table-cell table:style-name="ce6" table:formula="of:=[.G85]-[.G59]" office:value-type="float" office:value="-87.2052294209685" calcext:value-type="float">
            <text:p>-87,205229420968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405</text:p>
          </table:table-cell>
          <table:table-cell table:style-name="ce6" table:formula="of:=[.B86]-[.B60]" office:value-type="float" office:value="17.0165621202626" calcext:value-type="float">
            <text:p>17,0165621202626</text:p>
          </table:table-cell>
          <table:table-cell table:style-name="ce6" table:formula="of:=[.C86]-[.C60]" office:value-type="float" office:value="-81.6264098038496" calcext:value-type="float">
            <text:p>-81,6264098038496</text:p>
          </table:table-cell>
          <table:table-cell table:style-name="ce6" table:formula="of:=[.D86]-[.D60]" office:value-type="float" office:value="-4.31295430615808" calcext:value-type="float">
            <text:p>-4,31295430615808</text:p>
          </table:table-cell>
          <table:table-cell table:style-name="ce6" table:formula="of:=[.E86]-[.E60]" office:value-type="float" office:value="-13.7561905228937" calcext:value-type="float">
            <text:p>-13,7561905228937</text:p>
          </table:table-cell>
          <table:table-cell table:style-name="ce6" table:formula="of:=[.F86]-[.F60]" office:value-type="float" office:value="52.8188489421369" calcext:value-type="float">
            <text:p>52,8188489421369</text:p>
          </table:table-cell>
          <table:table-cell table:style-name="ce6" table:formula="of:=[.G86]-[.G60]" office:value-type="float" office:value="29.860143570502" calcext:value-type="float">
            <text:p>29,860143570502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6</text:p>
          </table:table-cell>
          <table:table-cell table:style-name="ce6" table:formula="of:=[.B87]-[.B61]" office:value-type="float" office:value="3.43333117780186" calcext:value-type="float">
            <text:p>3,43333117780186</text:p>
          </table:table-cell>
          <table:table-cell table:style-name="ce6" table:formula="of:=[.C87]-[.C61]" office:value-type="float" office:value="17.4858292475457" calcext:value-type="float">
            <text:p>17,4858292475457</text:p>
          </table:table-cell>
          <table:table-cell table:style-name="ce6" table:formula="of:=[.D87]-[.D61]" office:value-type="float" office:value="-23.6378497674775" calcext:value-type="float">
            <text:p>-23,6378497674775</text:p>
          </table:table-cell>
          <table:table-cell table:style-name="ce6" table:formula="of:=[.E87]-[.E61]" office:value-type="float" office:value="-47.6997130453224" calcext:value-type="float">
            <text:p>-47,6997130453224</text:p>
          </table:table-cell>
          <table:table-cell table:style-name="ce6" table:formula="of:=[.F87]-[.F61]" office:value-type="float" office:value="77.9629744175687" calcext:value-type="float">
            <text:p>77,9629744175687</text:p>
          </table:table-cell>
          <table:table-cell table:style-name="ce6" table:formula="of:=[.G87]-[.G61]" office:value-type="float" office:value="-27.5445720301164" calcext:value-type="float">
            <text:p>-27,5445720301164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105</text:p>
          </table:table-cell>
          <table:table-cell table:style-name="ce6" table:formula="of:=[.B88]-[.B62]" office:value-type="float" office:value="5.8894484725483" calcext:value-type="float">
            <text:p>5,8894484725483</text:p>
          </table:table-cell>
          <table:table-cell table:style-name="ce6" table:formula="of:=[.C88]-[.C62]" office:value-type="float" office:value="54.6379623880652" calcext:value-type="float">
            <text:p>54,6379623880652</text:p>
          </table:table-cell>
          <table:table-cell table:style-name="ce6" table:formula="of:=[.D88]-[.D62]" office:value-type="float" office:value="190.01140205089" calcext:value-type="float">
            <text:p>190,01140205089</text:p>
          </table:table-cell>
          <table:table-cell table:style-name="ce6" table:formula="of:=[.E88]-[.E62]" office:value-type="float" office:value="-73.288585339826" calcext:value-type="float">
            <text:p>-73,288585339826</text:p>
          </table:table-cell>
          <table:table-cell table:style-name="ce6" table:formula="of:=[.F88]-[.F62]" office:value-type="float" office:value="24.17325016396" calcext:value-type="float">
            <text:p>24,17325016396</text:p>
          </table:table-cell>
          <table:table-cell table:style-name="ce6" table:formula="of:=[.G88]-[.G62]" office:value-type="float" office:value="-201.423477735638" calcext:value-type="float">
            <text:p>-201,423477735638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303</text:p>
          </table:table-cell>
          <table:table-cell table:style-name="ce6" table:formula="of:=[.B89]-[.B63]" office:value-type="float" office:value="-19.8739348466937" calcext:value-type="float">
            <text:p>-19,8739348466937</text:p>
          </table:table-cell>
          <table:table-cell table:style-name="ce6" table:formula="of:=[.C89]-[.C63]" office:value-type="float" office:value="-50.8829297902215" calcext:value-type="float">
            <text:p>-50,8829297902215</text:p>
          </table:table-cell>
          <table:table-cell table:style-name="ce6" table:formula="of:=[.D89]-[.D63]" office:value-type="float" office:value="107.780664608249" calcext:value-type="float">
            <text:p>107,780664608249</text:p>
          </table:table-cell>
          <table:table-cell table:style-name="ce6" table:formula="of:=[.E89]-[.E63]" office:value-type="float" office:value="11.7806964010293" calcext:value-type="float">
            <text:p>11,7806964010293</text:p>
          </table:table-cell>
          <table:table-cell table:style-name="ce6" table:formula="of:=[.F89]-[.F63]" office:value-type="float" office:value="1.10629999072161" calcext:value-type="float">
            <text:p>1,10629999072161</text:p>
          </table:table-cell>
          <table:table-cell table:style-name="ce6" table:formula="of:=[.G89]-[.G63]" office:value-type="float" office:value="-49.9107963630844" calcext:value-type="float">
            <text:p>-49,9107963630844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201</text:p>
          </table:table-cell>
          <table:table-cell table:style-name="ce6" table:formula="of:=[.B90]-[.B64]" office:value-type="float" office:value="-52.2455949672977" calcext:value-type="float">
            <text:p>-52,2455949672977</text:p>
          </table:table-cell>
          <table:table-cell table:style-name="ce6" table:formula="of:=[.C90]-[.C64]" office:value-type="float" office:value="-45.6869253986481" calcext:value-type="float">
            <text:p>-45,6869253986481</text:p>
          </table:table-cell>
          <table:table-cell table:style-name="ce6" table:formula="of:=[.D90]-[.D64]" office:value-type="float" office:value="80.9285808617676" calcext:value-type="float">
            <text:p>80,9285808617676</text:p>
          </table:table-cell>
          <table:table-cell table:style-name="ce6" table:formula="of:=[.E90]-[.E64]" office:value-type="float" office:value="-16.6668420111642" calcext:value-type="float">
            <text:p>-16,6668420111642</text:p>
          </table:table-cell>
          <table:table-cell table:style-name="ce6" table:formula="of:=[.F90]-[.F64]" office:value-type="float" office:value="-2.73634031911483" calcext:value-type="float">
            <text:p>-2,73634031911483</text:p>
          </table:table-cell>
          <table:table-cell table:style-name="ce6" table:formula="of:=[.G90]-[.G64]" office:value-type="float" office:value="36.4071218344573" calcext:value-type="float">
            <text:p>36,4071218344573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304</text:p>
          </table:table-cell>
          <table:table-cell table:style-name="ce6" table:formula="of:=[.B91]-[.B65]" office:value-type="float" office:value="17.1056293936917" calcext:value-type="float">
            <text:p>17,1056293936917</text:p>
          </table:table-cell>
          <table:table-cell table:style-name="ce6" table:formula="of:=[.C91]-[.C65]" office:value-type="float" office:value="-63.3307338942661" calcext:value-type="float">
            <text:p>-63,3307338942661</text:p>
          </table:table-cell>
          <table:table-cell table:style-name="ce6" table:formula="of:=[.D91]-[.D65]" office:value-type="float" office:value="-154.860910481223" calcext:value-type="float">
            <text:p>-154,860910481223</text:p>
          </table:table-cell>
          <table:table-cell table:style-name="ce6" table:formula="of:=[.E91]-[.E65]" office:value-type="float" office:value="127.874950079386" calcext:value-type="float">
            <text:p>127,874950079386</text:p>
          </table:table-cell>
          <table:table-cell table:style-name="ce6" table:formula="of:=[.F91]-[.F65]" office:value-type="float" office:value="44.7344217252098" calcext:value-type="float">
            <text:p>44,7344217252098</text:p>
          </table:table-cell>
          <table:table-cell table:style-name="ce6" table:formula="of:=[.G91]-[.G65]" office:value-type="float" office:value="28.4766431772017" calcext:value-type="float">
            <text:p>28,4766431772017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305</text:p>
          </table:table-cell>
          <table:table-cell table:style-name="ce6" table:formula="of:=[.B92]-[.B66]" office:value-type="float" office:value="-24.3024395112808" calcext:value-type="float">
            <text:p>-24,3024395112808</text:p>
          </table:table-cell>
          <table:table-cell table:style-name="ce6" table:formula="of:=[.C92]-[.C66]" office:value-type="float" office:value="-85.8941756758643" calcext:value-type="float">
            <text:p>-85,8941756758643</text:p>
          </table:table-cell>
          <table:table-cell table:style-name="ce6" table:formula="of:=[.D92]-[.D66]" office:value-type="float" office:value="123.808613084873" calcext:value-type="float">
            <text:p>123,808613084873</text:p>
          </table:table-cell>
          <table:table-cell table:style-name="ce6" table:formula="of:=[.E92]-[.E66]" office:value-type="float" office:value="53.1429399703828" calcext:value-type="float">
            <text:p>53,1429399703828</text:p>
          </table:table-cell>
          <table:table-cell table:style-name="ce6" table:formula="of:=[.F92]-[.F66]" office:value-type="float" office:value="19.7354143744072" calcext:value-type="float">
            <text:p>19,7354143744072</text:p>
          </table:table-cell>
          <table:table-cell table:style-name="ce6" table:formula="of:=[.G92]-[.G66]" office:value-type="float" office:value="-86.4903522425178" calcext:value-type="float">
            <text:p>-86,4903522425178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403</text:p>
          </table:table-cell>
          <table:table-cell table:style-name="ce6" table:formula="of:=[.B93]-[.B67]" office:value-type="float" office:value="18.1648937466706" calcext:value-type="float">
            <text:p>18,1648937466706</text:p>
          </table:table-cell>
          <table:table-cell table:style-name="ce6" table:formula="of:=[.C93]-[.C67]" office:value-type="float" office:value="70.2038387633751" calcext:value-type="float">
            <text:p>70,2038387633751</text:p>
          </table:table-cell>
          <table:table-cell table:style-name="ce6" table:formula="of:=[.D93]-[.D67]" office:value-type="float" office:value="98.9911678555748" calcext:value-type="float">
            <text:p>98,9911678555748</text:p>
          </table:table-cell>
          <table:table-cell table:style-name="ce6" table:formula="of:=[.E93]-[.E67]" office:value-type="float" office:value="-146.378518375595" calcext:value-type="float">
            <text:p>-146,378518375595</text:p>
          </table:table-cell>
          <table:table-cell table:style-name="ce6" table:formula="of:=[.F93]-[.F67]" office:value-type="float" office:value="23.7343839344473" calcext:value-type="float">
            <text:p>23,7343839344473</text:p>
          </table:table-cell>
          <table:table-cell table:style-name="ce6" table:formula="of:=[.G93]-[.G67]" office:value-type="float" office:value="-64.7157659244728" calcext:value-type="float">
            <text:p>-64,7157659244728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401</text:p>
          </table:table-cell>
          <table:table-cell table:style-name="ce6" table:formula="of:=[.B94]-[.B68]" office:value-type="float" office:value="17.1000575028655" calcext:value-type="float">
            <text:p>17,1000575028655</text:p>
          </table:table-cell>
          <table:table-cell table:style-name="ce6" table:formula="of:=[.C94]-[.C68]" office:value-type="float" office:value="-17.2013280107521" calcext:value-type="float">
            <text:p>-17,2013280107521</text:p>
          </table:table-cell>
          <table:table-cell table:style-name="ce6" table:formula="of:=[.D94]-[.D68]" office:value-type="float" office:value="-194.371960798098" calcext:value-type="float">
            <text:p>-194,371960798098</text:p>
          </table:table-cell>
          <table:table-cell table:style-name="ce6" table:formula="of:=[.E94]-[.E68]" office:value-type="float" office:value="53.6304926582512" calcext:value-type="float">
            <text:p>53,6304926582512</text:p>
          </table:table-cell>
          <table:table-cell table:style-name="ce6" table:formula="of:=[.F94]-[.F68]" office:value-type="float" office:value="90.3452678939185" calcext:value-type="float">
            <text:p>90,3452678939185</text:p>
          </table:table-cell>
          <table:table-cell table:style-name="ce6" table:formula="of:=[.G94]-[.G68]" office:value-type="float" office:value="50.497470753815" calcext:value-type="float">
            <text:p>50,49747075381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404</text:p>
          </table:table-cell>
          <table:table-cell table:style-name="ce6" table:formula="of:=[.B95]-[.B69]" office:value-type="float" office:value="12.9883364931052" calcext:value-type="float">
            <text:p>12,9883364931052</text:p>
          </table:table-cell>
          <table:table-cell table:style-name="ce6" table:formula="of:=[.C95]-[.C69]" office:value-type="float" office:value="84.7978079644631" calcext:value-type="float">
            <text:p>84,7978079644631</text:p>
          </table:table-cell>
          <table:table-cell table:style-name="ce6" table:formula="of:=[.D95]-[.D69]" office:value-type="float" office:value="-107.488760251792" calcext:value-type="float">
            <text:p>-107,488760251792</text:p>
          </table:table-cell>
          <table:table-cell table:style-name="ce6" table:formula="of:=[.E95]-[.E69]" office:value-type="float" office:value="-137.392730484871" calcext:value-type="float">
            <text:p>-137,392730484871</text:p>
          </table:table-cell>
          <table:table-cell table:style-name="ce6" table:formula="of:=[.F95]-[.F69]" office:value-type="float" office:value="72.5313509852342" calcext:value-type="float">
            <text:p>72,5313509852342</text:p>
          </table:table-cell>
          <table:table-cell table:style-name="ce6" table:formula="of:=[.G95]-[.G69]" office:value-type="float" office:value="74.5639952938603" calcext:value-type="float">
            <text:p>74,56399529386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3</text:p>
          </table:table-cell>
          <table:table-cell table:style-name="ce6" table:formula="of:=[.B96]-[.B70]" office:value-type="float" office:value="-27.9392637481475" calcext:value-type="float">
            <text:p>-27,9392637481475</text:p>
          </table:table-cell>
          <table:table-cell table:style-name="ce6" table:formula="of:=[.C96]-[.C70]" office:value-type="float" office:value="-303.429918249564" calcext:value-type="float">
            <text:p>-303,429918249564</text:p>
          </table:table-cell>
          <table:table-cell table:style-name="ce6" table:formula="of:=[.D96]-[.D70]" office:value-type="float" office:value="178.585293097286" calcext:value-type="float">
            <text:p>178,585293097286</text:p>
          </table:table-cell>
          <table:table-cell table:style-name="ce6" table:formula="of:=[.E96]-[.E70]" office:value-type="float" office:value="35.9026161204651" calcext:value-type="float">
            <text:p>35,9026161204651</text:p>
          </table:table-cell>
          <table:table-cell table:style-name="ce6" table:formula="of:=[.F96]-[.F70]" office:value-type="float" office:value="32.2635310501408" calcext:value-type="float">
            <text:p>32,2635310501408</text:p>
          </table:table-cell>
          <table:table-cell table:style-name="ce6" table:formula="of:=[.G96]-[.G70]" office:value-type="float" office:value="84.6177417298199" calcext:value-type="float">
            <text:p>84,6177417298199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302</text:p>
          </table:table-cell>
          <table:table-cell table:style-name="ce6" table:formula="of:=[.B97]-[.B71]" office:value-type="float" office:value="26.1820330169934" calcext:value-type="float">
            <text:p>26,1820330169934</text:p>
          </table:table-cell>
          <table:table-cell table:style-name="ce6" table:formula="of:=[.C97]-[.C71]" office:value-type="float" office:value="16.2750693954045" calcext:value-type="float">
            <text:p>16,2750693954045</text:p>
          </table:table-cell>
          <table:table-cell table:style-name="ce6" table:formula="of:=[.D97]-[.D71]" office:value-type="float" office:value="78.8515313291582" calcext:value-type="float">
            <text:p>78,8515313291582</text:p>
          </table:table-cell>
          <table:table-cell table:style-name="ce6" table:formula="of:=[.E97]-[.E71]" office:value-type="float" office:value="208.74970260995" calcext:value-type="float">
            <text:p>208,74970260995</text:p>
          </table:table-cell>
          <table:table-cell table:style-name="ce6" table:formula="of:=[.F97]-[.F71]" office:value-type="float" office:value="-342.745933431523" calcext:value-type="float">
            <text:p>-342,745933431523</text:p>
          </table:table-cell>
          <table:table-cell table:style-name="ce6" table:formula="of:=[.G97]-[.G71]" office:value-type="float" office:value="12.687597080017" calcext:value-type="float">
            <text:p>12,687597080017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204</text:p>
          </table:table-cell>
          <table:table-cell table:style-name="ce6" table:formula="of:=[.B98]-[.B72]" office:value-type="float" office:value="-21.6288172183137" calcext:value-type="float">
            <text:p>-21,6288172183137</text:p>
          </table:table-cell>
          <table:table-cell table:style-name="ce6" table:formula="of:=[.C98]-[.C72]" office:value-type="float" office:value="-2.63936636969765" calcext:value-type="float">
            <text:p>-2,63936636969765</text:p>
          </table:table-cell>
          <table:table-cell table:style-name="ce6" table:formula="of:=[.D98]-[.D72]" office:value-type="float" office:value="-127.024268715236" calcext:value-type="float">
            <text:p>-127,024268715236</text:p>
          </table:table-cell>
          <table:table-cell table:style-name="ce6" table:formula="of:=[.E98]-[.E72]" office:value-type="float" office:value="103.8830360406" calcext:value-type="float">
            <text:p>103,8830360406</text:p>
          </table:table-cell>
          <table:table-cell table:style-name="ce6" table:formula="of:=[.F98]-[.F72]" office:value-type="float" office:value="-33.7953495077451" calcext:value-type="float">
            <text:p>-33,7953495077451</text:p>
          </table:table-cell>
          <table:table-cell table:style-name="ce6" table:formula="of:=[.G98]-[.G72]" office:value-type="float" office:value="81.2047657703929" calcext:value-type="float">
            <text:p>81,20476577039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</text:p>
          </table:table-cell>
          <table:table-cell table:style-name="ce6" table:formula="of:=[.B99]-[.B73]" office:value-type="float" office:value="-50.9997825286502" calcext:value-type="float">
            <text:p>-50,9997825286502</text:p>
          </table:table-cell>
          <table:table-cell table:style-name="ce6" table:formula="of:=[.C99]-[.C73]" office:value-type="float" office:value="101.545280193838" calcext:value-type="float">
            <text:p>101,545280193838</text:p>
          </table:table-cell>
          <table:table-cell table:style-name="ce6" table:formula="of:=[.D99]-[.D73]" office:value-type="float" office:value="349.121942360866" calcext:value-type="float">
            <text:p>349,121942360866</text:p>
          </table:table-cell>
          <table:table-cell table:style-name="ce6" table:formula="of:=[.E99]-[.E73]" office:value-type="float" office:value="-47.2951787996328" calcext:value-type="float">
            <text:p>-47,2951787996328</text:p>
          </table:table-cell>
          <table:table-cell table:style-name="ce6" table:formula="of:=[.F99]-[.F73]" office:value-type="float" office:value="-414.258879570143" calcext:value-type="float">
            <text:p>-414,258879570143</text:p>
          </table:table-cell>
          <table:table-cell table:style-name="ce6" table:formula="of:=[.G99]-[.G73]" office:value-type="float" office:value="61.8866183437231" calcext:value-type="float">
            <text:p>61,8866183437231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IRI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8</text:p>
          </table:table-cell>
          <table:table-cell table:formula="of:=[.B104]^2/[.B78]" office:value-type="float" office:value="0.214630670864812" calcext:value-type="float">
            <text:p>0,214630670864812</text:p>
          </table:table-cell>
          <table:table-cell table:formula="of:=[.C104]^2/[.C78]" office:value-type="float" office:value="0.996998623161723" calcext:value-type="float">
            <text:p>0,996998623161723</text:p>
          </table:table-cell>
          <table:table-cell table:formula="of:=[.D104]^2/[.D78]" office:value-type="float" office:value="6.13615643978002" calcext:value-type="float">
            <text:p>6,13615643978002</text:p>
          </table:table-cell>
          <table:table-cell table:formula="of:=[.E104]^2/[.E78]" office:value-type="float" office:value="1.94779379531489" calcext:value-type="float">
            <text:p>1,94779379531489</text:p>
          </table:table-cell>
          <table:table-cell table:formula="of:=[.F104]^2/[.F78]" office:value-type="float" office:value="1.13028886231285" calcext:value-type="float">
            <text:p>1,13028886231285</text:p>
          </table:table-cell>
          <table:table-cell table:formula="of:=[.G104]^2/[.G78]" office:value-type="float" office:value="0.68200524880291" calcext:value-type="float">
            <text:p>0,68200524880291</text:p>
          </table:table-cell>
          <table:table-cell table:formula="of:=SUM([.B128:.G128])" office:value-type="float" office:value="11.1078736402372" calcext:value-type="float">
            <text:p>11,1078736402372</text:p>
          </table:table-cell>
          <table:table-cell table:style-name="ce7" table:formula="of:=[.H128]/[.$H$150]" office:value-type="percentage" office:value="0.00151726467167457" calcext:value-type="percentage">
            <text:p>0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2</text:p>
          </table:table-cell>
          <table:table-cell table:formula="of:=[.B105]^2/[.B79]" office:value-type="float" office:value="7.83866742853389" calcext:value-type="float">
            <text:p>7,83866742853389</text:p>
          </table:table-cell>
          <table:table-cell table:formula="of:=[.C105]^2/[.C79]" office:value-type="float" office:value="37.0592782398799" calcext:value-type="float">
            <text:p>37,0592782398799</text:p>
          </table:table-cell>
          <table:table-cell table:formula="of:=[.D105]^2/[.D79]" office:value-type="float" office:value="0.390563684397328" calcext:value-type="float">
            <text:p>0,390563684397328</text:p>
          </table:table-cell>
          <table:table-cell table:formula="of:=[.E105]^2/[.E79]" office:value-type="float" office:value="0.134410476678088" calcext:value-type="float">
            <text:p>0,134410476678088</text:p>
          </table:table-cell>
          <table:table-cell table:formula="of:=[.F105]^2/[.F79]" office:value-type="float" office:value="38.4941009935522" calcext:value-type="float">
            <text:p>38,4941009935522</text:p>
          </table:table-cell>
          <table:table-cell table:formula="of:=[.G105]^2/[.G79]" office:value-type="float" office:value="218.445109156365" calcext:value-type="float">
            <text:p>218,445109156365</text:p>
          </table:table-cell>
          <table:table-cell table:formula="of:=SUM([.B129:.G129])" office:value-type="float" office:value="302.362129979406" calcext:value-type="float">
            <text:p>302,362129979406</text:p>
          </table:table-cell>
          <table:table-cell table:style-name="ce7" table:formula="of:=[.H129]/[.$H$150]" office:value-type="percentage" office:value="0.0413007379025452" calcext:value-type="percentage">
            <text:p>4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1</text:p>
          </table:table-cell>
          <table:table-cell table:formula="of:=[.B106]^2/[.B80]" office:value-type="float" office:value="7.36028702605779" calcext:value-type="float">
            <text:p>7,36028702605779</text:p>
          </table:table-cell>
          <table:table-cell table:formula="of:=[.C106]^2/[.C80]" office:value-type="float" office:value="37.3615217205018" calcext:value-type="float">
            <text:p>37,3615217205018</text:p>
          </table:table-cell>
          <table:table-cell table:formula="of:=[.D106]^2/[.D80]" office:value-type="float" office:value="6.78192320071449" calcext:value-type="float">
            <text:p>6,78192320071449</text:p>
          </table:table-cell>
          <table:table-cell table:formula="of:=[.E106]^2/[.E80]" office:value-type="float" office:value="175.844199216585" calcext:value-type="float">
            <text:p>175,844199216585</text:p>
          </table:table-cell>
          <table:table-cell table:formula="of:=[.F106]^2/[.F80]" office:value-type="float" office:value="1.07216223357993" calcext:value-type="float">
            <text:p>1,07216223357993</text:p>
          </table:table-cell>
          <table:table-cell table:formula="of:=[.G106]^2/[.G80]" office:value-type="float" office:value="34.0541730549965" calcext:value-type="float">
            <text:p>34,0541730549965</text:p>
          </table:table-cell>
          <table:table-cell table:formula="of:=SUM([.B130:.G130])" office:value-type="float" office:value="262.474266452435" calcext:value-type="float">
            <text:p>262,474266452435</text:p>
          </table:table-cell>
          <table:table-cell table:style-name="ce7" table:formula="of:=[.H130]/[.$H$150]" office:value-type="percentage" office:value="0.035852310226989" calcext:value-type="percentage">
            <text:p>4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7</text:p>
          </table:table-cell>
          <table:table-cell table:formula="of:=[.B107]^2/[.B81]" office:value-type="float" office:value="14.8461226088914" calcext:value-type="float">
            <text:p>14,8461226088914</text:p>
          </table:table-cell>
          <table:table-cell table:formula="of:=[.C107]^2/[.C81]" office:value-type="float" office:value="33.4280480737793" calcext:value-type="float">
            <text:p>33,4280480737793</text:p>
          </table:table-cell>
          <table:table-cell table:formula="of:=[.D107]^2/[.D81]" office:value-type="float" office:value="94.1905135877047" calcext:value-type="float">
            <text:p>94,1905135877047</text:p>
          </table:table-cell>
          <table:table-cell table:formula="of:=[.E107]^2/[.E81]" office:value-type="float" office:value="0.146261513139777" calcext:value-type="float">
            <text:p>0,146261513139777</text:p>
          </table:table-cell>
          <table:table-cell table:formula="of:=[.F107]^2/[.F81]" office:value-type="float" office:value="32.2153689243506" calcext:value-type="float">
            <text:p>32,2153689243506</text:p>
          </table:table-cell>
          <table:table-cell table:formula="of:=[.G107]^2/[.G81]" office:value-type="float" office:value="42.0100080010176" calcext:value-type="float">
            <text:p>42,0100080010176</text:p>
          </table:table-cell>
          <table:table-cell table:formula="of:=SUM([.B131:.G131])" office:value-type="float" office:value="216.836322708883" calcext:value-type="float">
            <text:p>216,836322708883</text:p>
          </table:table-cell>
          <table:table-cell table:style-name="ce7" table:formula="of:=[.H131]/[.$H$150]" office:value-type="percentage" office:value="0.0296184582790221" calcext:value-type="percentage">
            <text:p>3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01</text:p>
          </table:table-cell>
          <table:table-cell table:formula="of:=[.B108]^2/[.B82]" office:value-type="float" office:value="0.782088457149075" calcext:value-type="float">
            <text:p>0,782088457149075</text:p>
          </table:table-cell>
          <table:table-cell table:formula="of:=[.C108]^2/[.C82]" office:value-type="float" office:value="7.57803368346758" calcext:value-type="float">
            <text:p>7,57803368346758</text:p>
          </table:table-cell>
          <table:table-cell table:formula="of:=[.D108]^2/[.D82]" office:value-type="float" office:value="14.2579093249813" calcext:value-type="float">
            <text:p>14,2579093249813</text:p>
          </table:table-cell>
          <table:table-cell table:formula="of:=[.E108]^2/[.E82]" office:value-type="float" office:value="99.0475595851897" calcext:value-type="float">
            <text:p>99,0475595851897</text:p>
          </table:table-cell>
          <table:table-cell table:formula="of:=[.F108]^2/[.F82]" office:value-type="float" office:value="15.8409138018879" calcext:value-type="float">
            <text:p>15,8409138018879</text:p>
          </table:table-cell>
          <table:table-cell table:formula="of:=[.G108]^2/[.G82]" office:value-type="float" office:value="40.2317531430295" calcext:value-type="float">
            <text:p>40,2317531430295</text:p>
          </table:table-cell>
          <table:table-cell table:formula="of:=SUM([.B132:.G132])" office:value-type="float" office:value="177.738257995705" calcext:value-type="float">
            <text:p>177,738257995705</text:p>
          </table:table-cell>
          <table:table-cell table:style-name="ce7" table:formula="of:=[.H132]/[.$H$150]" office:value-type="percentage" office:value="0.0242779120825599" calcext:value-type="percentage">
            <text:p>2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3</text:p>
          </table:table-cell>
          <table:table-cell table:formula="of:=[.B109]^2/[.B83]" office:value-type="float" office:value="16.9044377024081" calcext:value-type="float">
            <text:p>16,9044377024081</text:p>
          </table:table-cell>
          <table:table-cell table:formula="of:=[.C109]^2/[.C83]" office:value-type="float" office:value="35.8440626883611" calcext:value-type="float">
            <text:p>35,8440626883611</text:p>
          </table:table-cell>
          <table:table-cell table:formula="of:=[.D109]^2/[.D83]" office:value-type="float" office:value="217.402764428006" calcext:value-type="float">
            <text:p>217,402764428006</text:p>
          </table:table-cell>
          <table:table-cell table:formula="of:=[.E109]^2/[.E83]" office:value-type="float" office:value="23.7758534393309" calcext:value-type="float">
            <text:p>23,7758534393309</text:p>
          </table:table-cell>
          <table:table-cell table:formula="of:=[.F109]^2/[.F83]" office:value-type="float" office:value="78.9140691270534" calcext:value-type="float">
            <text:p>78,9140691270534</text:p>
          </table:table-cell>
          <table:table-cell table:formula="of:=[.G109]^2/[.G83]" office:value-type="float" office:value="43.7246033741388" calcext:value-type="float">
            <text:p>43,7246033741388</text:p>
          </table:table-cell>
          <table:table-cell table:formula="of:=SUM([.B133:.G133])" office:value-type="float" office:value="416.565790759299" calcext:value-type="float">
            <text:p>416,565790759299</text:p>
          </table:table-cell>
          <table:table-cell table:style-name="ce7" table:formula="of:=[.H133]/[.$H$150]" office:value-type="percentage" office:value="0.0569002293524261" calcext:value-type="percentage">
            <text:p>6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4</text:p>
          </table:table-cell>
          <table:table-cell table:formula="of:=[.B110]^2/[.B84]" office:value-type="float" office:value="13.1368339926014" calcext:value-type="float">
            <text:p>13,1368339926014</text:p>
          </table:table-cell>
          <table:table-cell table:formula="of:=[.C110]^2/[.C84]" office:value-type="float" office:value="56.2237823019987" calcext:value-type="float">
            <text:p>56,2237823019987</text:p>
          </table:table-cell>
          <table:table-cell table:formula="of:=[.D110]^2/[.D84]" office:value-type="float" office:value="49.5230658020824" calcext:value-type="float">
            <text:p>49,5230658020824</text:p>
          </table:table-cell>
          <table:table-cell table:formula="of:=[.E110]^2/[.E84]" office:value-type="float" office:value="8.66527654191342" calcext:value-type="float">
            <text:p>8,66527654191342</text:p>
          </table:table-cell>
          <table:table-cell table:formula="of:=[.F110]^2/[.F84]" office:value-type="float" office:value="19.9291375676805" calcext:value-type="float">
            <text:p>19,9291375676805</text:p>
          </table:table-cell>
          <table:table-cell table:formula="of:=[.G110]^2/[.G84]" office:value-type="float" office:value="22.2611542381628" calcext:value-type="float">
            <text:p>22,2611542381628</text:p>
          </table:table-cell>
          <table:table-cell table:formula="of:=SUM([.B134:.G134])" office:value-type="float" office:value="169.739250444439" calcext:value-type="float">
            <text:p>169,739250444439</text:p>
          </table:table-cell>
          <table:table-cell table:style-name="ce7" table:formula="of:=[.H134]/[.$H$150]" office:value-type="percentage" office:value="0.0231852986842557" calcext:value-type="percentage">
            <text:p>2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2</text:p>
          </table:table-cell>
          <table:table-cell table:formula="of:=[.B111]^2/[.B85]" office:value-type="float" office:value="11.4803997591244" calcext:value-type="float">
            <text:p>11,4803997591244</text:p>
          </table:table-cell>
          <table:table-cell table:formula="of:=[.C111]^2/[.C85]" office:value-type="float" office:value="44.6810802488515" calcext:value-type="float">
            <text:p>44,6810802488515</text:p>
          </table:table-cell>
          <table:table-cell table:formula="of:=[.D111]^2/[.D85]" office:value-type="float" office:value="41.9192446070559" calcext:value-type="float">
            <text:p>41,9192446070559</text:p>
          </table:table-cell>
          <table:table-cell table:formula="of:=[.E111]^2/[.E85]" office:value-type="float" office:value="18.976676098039" calcext:value-type="float">
            <text:p>18,976676098039</text:p>
          </table:table-cell>
          <table:table-cell table:formula="of:=[.F111]^2/[.F85]" office:value-type="float" office:value="55.5589584241467" calcext:value-type="float">
            <text:p>55,5589584241467</text:p>
          </table:table-cell>
          <table:table-cell table:formula="of:=[.G111]^2/[.G85]" office:value-type="float" office:value="125.555182407067" calcext:value-type="float">
            <text:p>125,555182407067</text:p>
          </table:table-cell>
          <table:table-cell table:formula="of:=SUM([.B135:.G135])" office:value-type="float" office:value="298.171541544285" calcext:value-type="float">
            <text:p>298,171541544285</text:p>
          </table:table-cell>
          <table:table-cell table:style-name="ce7" table:formula="of:=[.H135]/[.$H$150]" office:value-type="percentage" office:value="0.0407283302580158" calcext:value-type="percentage">
            <text:p>4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5</text:p>
          </table:table-cell>
          <table:table-cell table:formula="of:=[.B112]^2/[.B86]" office:value-type="float" office:value="14.4633295753067" calcext:value-type="float">
            <text:p>14,4633295753067</text:p>
          </table:table-cell>
          <table:table-cell table:formula="of:=[.C112]^2/[.C86]" office:value-type="float" office:value="71.6445650618939" calcext:value-type="float">
            <text:p>71,6445650618939</text:p>
          </table:table-cell>
          <table:table-cell table:formula="of:=[.D112]^2/[.D86]" office:value-type="float" office:value="0.049505074839346" calcext:value-type="float">
            <text:p>0,049505074839346</text:p>
          </table:table-cell>
          <table:table-cell table:formula="of:=[.E112]^2/[.E86]" office:value-type="float" office:value="1.04152525416852" calcext:value-type="float">
            <text:p>1,04152525416852</text:p>
          </table:table-cell>
          <table:table-cell table:formula="of:=[.F112]^2/[.F86]" office:value-type="float" office:value="26.460913654911" calcext:value-type="float">
            <text:p>26,460913654911</text:p>
          </table:table-cell>
          <table:table-cell table:formula="of:=[.G112]^2/[.G86]" office:value-type="float" office:value="14.0156255017546" calcext:value-type="float">
            <text:p>14,0156255017546</text:p>
          </table:table-cell>
          <table:table-cell table:formula="of:=SUM([.B136:.G136])" office:value-type="float" office:value="127.675464122874" calcext:value-type="float">
            <text:p>127,675464122874</text:p>
          </table:table-cell>
          <table:table-cell table:style-name="ce7" table:formula="of:=[.H136]/[.$H$150]" office:value-type="percentage" office:value="0.0174396538372175" calcext:value-type="percentage">
            <text:p>2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6</text:p>
          </table:table-cell>
          <table:table-cell table:formula="of:=[.B113]^2/[.B87]" office:value-type="float" office:value="0.594484976805369" calcext:value-type="float">
            <text:p>0,594484976805369</text:p>
          </table:table-cell>
          <table:table-cell table:formula="of:=[.C113]^2/[.C87]" office:value-type="float" office:value="3.31954973705935" calcext:value-type="float">
            <text:p>3,31954973705935</text:p>
          </table:table-cell>
          <table:table-cell table:formula="of:=[.D113]^2/[.D87]" office:value-type="float" office:value="1.50141516263132" calcext:value-type="float">
            <text:p>1,50141516263132</text:p>
          </table:table-cell>
          <table:table-cell table:formula="of:=[.E113]^2/[.E87]" office:value-type="float" office:value="12.6441554694216" calcext:value-type="float">
            <text:p>12,6441554694216</text:p>
          </table:table-cell>
          <table:table-cell table:formula="of:=[.F113]^2/[.F87]" office:value-type="float" office:value="58.2087970152004" calcext:value-type="float">
            <text:p>58,2087970152004</text:p>
          </table:table-cell>
          <table:table-cell table:formula="of:=[.G113]^2/[.G87]" office:value-type="float" office:value="12.0416392805192" calcext:value-type="float">
            <text:p>12,0416392805192</text:p>
          </table:table-cell>
          <table:table-cell table:formula="of:=SUM([.B137:.G137])" office:value-type="float" office:value="88.3100416416372" calcext:value-type="float">
            <text:p>88,3100416416372</text:p>
          </table:table-cell>
          <table:table-cell table:style-name="ce7" table:formula="of:=[.H137]/[.$H$150]" office:value-type="percentage" office:value="0.0120625882753655" calcext:value-type="percentage">
            <text:p>1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5</text:p>
          </table:table-cell>
          <table:table-cell table:formula="of:=[.B114]^2/[.B88]" office:value-type="float" office:value="1.64737678785915" calcext:value-type="float">
            <text:p>1,64737678785915</text:p>
          </table:table-cell>
          <table:table-cell table:formula="of:=[.C114]^2/[.C88]" office:value-type="float" office:value="30.5231888419456" calcext:value-type="float">
            <text:p>30,5231888419456</text:p>
          </table:table-cell>
          <table:table-cell table:formula="of:=[.D114]^2/[.D88]" office:value-type="float" office:value="91.3646902685022" calcext:value-type="float">
            <text:p>91,3646902685022</text:p>
          </table:table-cell>
          <table:table-cell table:formula="of:=[.E114]^2/[.E88]" office:value-type="float" office:value="28.1102800258498" calcext:value-type="float">
            <text:p>28,1102800258498</text:p>
          </table:table-cell>
          <table:table-cell table:formula="of:=[.F114]^2/[.F88]" office:value-type="float" office:value="5.27006676620259" calcext:value-type="float">
            <text:p>5,27006676620259</text:p>
          </table:table-cell>
          <table:table-cell table:formula="of:=[.G114]^2/[.G88]" office:value-type="float" office:value="606.412207943632" calcext:value-type="float">
            <text:p>606,412207943632</text:p>
          </table:table-cell>
          <table:table-cell table:formula="of:=SUM([.B138:.G138])" office:value-type="float" office:value="763.327810633991" calcext:value-type="float">
            <text:p>763,327810633991</text:p>
          </table:table-cell>
          <table:table-cell table:style-name="ce7" table:formula="of:=[.H138]/[.$H$150]" office:value-type="percentage" office:value="0.104265708945976" calcext:value-type="percentage">
            <text:p>10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03</text:p>
          </table:table-cell>
          <table:table-cell table:formula="of:=[.B115]^2/[.B89]" office:value-type="float" office:value="20.7012765200703" calcext:value-type="float">
            <text:p>20,7012765200703</text:p>
          </table:table-cell>
          <table:table-cell table:formula="of:=[.C115]^2/[.C89]" office:value-type="float" office:value="29.2126426951944" calcext:value-type="float">
            <text:p>29,2126426951944</text:p>
          </table:table-cell>
          <table:table-cell table:formula="of:=[.D115]^2/[.D89]" office:value-type="float" office:value="32.4404215756441" calcext:value-type="float">
            <text:p>32,4404215756441</text:p>
          </table:table-cell>
          <table:table-cell table:formula="of:=[.E115]^2/[.E89]" office:value-type="float" office:value="0.801530653490219" calcext:value-type="float">
            <text:p>0,801530653490219</text:p>
          </table:table-cell>
          <table:table-cell table:formula="of:=[.F115]^2/[.F89]" office:value-type="float" office:value="0.0121808488872206" calcext:value-type="float">
            <text:p>0,0121808488872206</text:p>
          </table:table-cell>
          <table:table-cell table:formula="of:=[.G115]^2/[.G89]" office:value-type="float" office:value="41.0887063377718" calcext:value-type="float">
            <text:p>41,0887063377718</text:p>
          </table:table-cell>
          <table:table-cell table:formula="of:=SUM([.B139:.G139])" office:value-type="float" office:value="124.256758631058" calcext:value-type="float">
            <text:p>124,256758631058</text:p>
          </table:table-cell>
          <table:table-cell table:style-name="ce7" table:formula="of:=[.H139]/[.$H$150]" office:value-type="percentage" office:value="0.0169726804781758" calcext:value-type="percentage">
            <text:p>2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</text:p>
          </table:table-cell>
          <table:table-cell table:formula="of:=[.B116]^2/[.B90]" office:value-type="float" office:value="125.447621320472" calcext:value-type="float">
            <text:p>125,447621320472</text:p>
          </table:table-cell>
          <table:table-cell table:formula="of:=[.C116]^2/[.C90]" office:value-type="float" office:value="20.651146201048" calcext:value-type="float">
            <text:p>20,651146201048</text:p>
          </table:table-cell>
          <table:table-cell table:formula="of:=[.D116]^2/[.D90]" office:value-type="float" office:value="16.0377076965342" calcext:value-type="float">
            <text:p>16,0377076965342</text:p>
          </table:table-cell>
          <table:table-cell table:formula="of:=[.E116]^2/[.E90]" office:value-type="float" office:value="1.40675515295654" calcext:value-type="float">
            <text:p>1,40675515295654</text:p>
          </table:table-cell>
          <table:table-cell table:formula="of:=[.F116]^2/[.F90]" office:value-type="float" office:value="0.0653439865394636" calcext:value-type="float">
            <text:p>0,0653439865394636</text:p>
          </table:table-cell>
          <table:table-cell table:formula="of:=[.G116]^2/[.G90]" office:value-type="float" office:value="19.1707821743443" calcext:value-type="float">
            <text:p>19,1707821743443</text:p>
          </table:table-cell>
          <table:table-cell table:formula="of:=SUM([.B140:.G140])" office:value-type="float" office:value="182.779356531894" calcext:value-type="float">
            <text:p>182,779356531894</text:p>
          </table:table-cell>
          <table:table-cell table:style-name="ce7" table:formula="of:=[.H140]/[.$H$150]" office:value-type="percentage" office:value="0.0249664939806906" calcext:value-type="percentage">
            <text:p>2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04</text:p>
          </table:table-cell>
          <table:table-cell table:formula="of:=[.B117]^2/[.B91]" office:value-type="float" office:value="12.8072883313663" calcext:value-type="float">
            <text:p>12,8072883313663</text:p>
          </table:table-cell>
          <table:table-cell table:formula="of:=[.C117]^2/[.C91]" office:value-type="float" office:value="37.7924751356196" calcext:value-type="float">
            <text:p>37,7924751356196</text:p>
          </table:table-cell>
          <table:table-cell table:formula="of:=[.D117]^2/[.D91]" office:value-type="float" office:value="55.92912930635" calcext:value-type="float">
            <text:p>55,92912930635</text:p>
          </table:table-cell>
          <table:table-cell table:formula="of:=[.E117]^2/[.E91]" office:value-type="float" office:value="78.8676370802807" calcext:value-type="float">
            <text:p>78,8676370802807</text:p>
          </table:table-cell>
          <table:table-cell table:formula="of:=[.F117]^2/[.F91]" office:value-type="float" office:value="16.6327883101892" calcext:value-type="float">
            <text:p>16,6327883101892</text:p>
          </table:table-cell>
          <table:table-cell table:formula="of:=[.G117]^2/[.G91]" office:value-type="float" office:value="11.1701941778429" calcext:value-type="float">
            <text:p>11,1701941778429</text:p>
          </table:table-cell>
          <table:table-cell table:formula="of:=SUM([.B141:.G141])" office:value-type="float" office:value="213.199512341649" calcext:value-type="float">
            <text:p>213,199512341649</text:p>
          </table:table-cell>
          <table:table-cell table:style-name="ce7" table:formula="of:=[.H141]/[.$H$150]" office:value-type="percentage" office:value="0.0291216931854946" calcext:value-type="percentage">
            <text:p>3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05</text:p>
          </table:table-cell>
          <table:table-cell table:formula="of:=[.B118]^2/[.B92]" office:value-type="float" office:value="26.5823956595599" calcext:value-type="float">
            <text:p>26,5823956595599</text:p>
          </table:table-cell>
          <table:table-cell table:formula="of:=[.C118]^2/[.C92]" office:value-type="float" office:value="71.4856767412315" calcext:value-type="float">
            <text:p>71,4856767412315</text:p>
          </table:table-cell>
          <table:table-cell table:formula="of:=[.D118]^2/[.D92]" office:value-type="float" office:value="36.7596582545302" calcext:value-type="float">
            <text:p>36,7596582545302</text:p>
          </table:table-cell>
          <table:table-cell table:formula="of:=[.E118]^2/[.E92]" office:value-type="float" office:value="14.0066518731653" calcext:value-type="float">
            <text:p>14,0066518731653</text:p>
          </table:table-cell>
          <table:table-cell table:formula="of:=[.F118]^2/[.F92]" office:value-type="float" office:value="3.32881155285441" calcext:value-type="float">
            <text:p>3,32881155285441</text:p>
          </table:table-cell>
          <table:table-cell table:formula="of:=[.G118]^2/[.G92]" office:value-type="float" office:value="105.958005268854" calcext:value-type="float">
            <text:p>105,958005268854</text:p>
          </table:table-cell>
          <table:table-cell table:formula="of:=SUM([.B142:.G142])" office:value-type="float" office:value="258.121199350195" calcext:value-type="float">
            <text:p>258,121199350195</text:p>
          </table:table-cell>
          <table:table-cell table:style-name="ce7" table:formula="of:=[.H142]/[.$H$150]" office:value-type="percentage" office:value="0.0352577090331355" calcext:value-type="percentage">
            <text:p>4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3</text:p>
          </table:table-cell>
          <table:table-cell table:formula="of:=[.B119]^2/[.B93]" office:value-type="float" office:value="15.016167057627" calcext:value-type="float">
            <text:p>15,016167057627</text:p>
          </table:table-cell>
          <table:table-cell table:formula="of:=[.C119]^2/[.C93]" office:value-type="float" office:value="48.2850085043341" calcext:value-type="float">
            <text:p>48,2850085043341</text:p>
          </table:table-cell>
          <table:table-cell table:formula="of:=[.D119]^2/[.D93]" office:value-type="float" office:value="23.760831533357" calcext:value-type="float">
            <text:p>23,760831533357</text:p>
          </table:table-cell>
          <table:table-cell table:formula="of:=[.E119]^2/[.E93]" office:value-type="float" office:value="107.447636400623" calcext:value-type="float">
            <text:p>107,447636400623</text:p>
          </table:table-cell>
          <table:table-cell table:formula="of:=[.F119]^2/[.F93]" office:value-type="float" office:value="4.86801187690158" calcext:value-type="float">
            <text:p>4,86801187690158</text:p>
          </table:table-cell>
          <table:table-cell table:formula="of:=[.G119]^2/[.G93]" office:value-type="float" office:value="59.9815417451884" calcext:value-type="float">
            <text:p>59,9815417451884</text:p>
          </table:table-cell>
          <table:table-cell table:formula="of:=SUM([.B143:.G143])" office:value-type="float" office:value="259.359197118031" calcext:value-type="float">
            <text:p>259,359197118031</text:p>
          </table:table-cell>
          <table:table-cell table:style-name="ce7" table:formula="of:=[.H143]/[.$H$150]" office:value-type="percentage" office:value="0.0354268116298689" calcext:value-type="percentage">
            <text:p>4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1</text:p>
          </table:table-cell>
          <table:table-cell table:formula="of:=[.B120]^2/[.B94]" office:value-type="float" office:value="12.3566288643515" calcext:value-type="float">
            <text:p>12,3566288643515</text:p>
          </table:table-cell>
          <table:table-cell table:formula="of:=[.C120]^2/[.C94]" office:value-type="float" office:value="2.69169619419499" calcext:value-type="float">
            <text:p>2,69169619419499</text:p>
          </table:table-cell>
          <table:table-cell table:formula="of:=[.D120]^2/[.D94]" office:value-type="float" office:value="85.0643258384904" calcext:value-type="float">
            <text:p>85,0643258384904</text:p>
          </table:table-cell>
          <table:table-cell table:formula="of:=[.E120]^2/[.E94]" office:value-type="float" office:value="13.3929805769018" calcext:value-type="float">
            <text:p>13,3929805769018</text:p>
          </table:table-cell>
          <table:table-cell table:formula="of:=[.F120]^2/[.F94]" office:value-type="float" office:value="65.496488412864" calcext:value-type="float">
            <text:p>65,496488412864</text:p>
          </table:table-cell>
          <table:table-cell table:formula="of:=[.G120]^2/[.G94]" office:value-type="float" office:value="33.9115920966842" calcext:value-type="float">
            <text:p>33,9115920966842</text:p>
          </table:table-cell>
          <table:table-cell table:formula="of:=SUM([.B144:.G144])" office:value-type="float" office:value="212.913711983487" calcext:value-type="float">
            <text:p>212,913711983487</text:p>
          </table:table-cell>
          <table:table-cell table:style-name="ce7" table:formula="of:=[.H144]/[.$H$150]" office:value-type="percentage" office:value="0.0290826546799592" calcext:value-type="percentage">
            <text:p>3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4</text:p>
          </table:table-cell>
          <table:table-cell table:formula="of:=[.B121]^2/[.B95]" office:value-type="float" office:value="6.19599766410564" calcext:value-type="float">
            <text:p>6,19599766410564</text:p>
          </table:table-cell>
          <table:table-cell table:formula="of:=[.C121]^2/[.C95]" office:value-type="float" office:value="56.8552611204365" calcext:value-type="float">
            <text:p>56,8552611204365</text:p>
          </table:table-cell>
          <table:table-cell table:formula="of:=[.D121]^2/[.D95]" office:value-type="float" office:value="22.6102654900807" calcext:value-type="float">
            <text:p>22,6102654900807</text:p>
          </table:table-cell>
          <table:table-cell table:formula="of:=[.E121]^2/[.E95]" office:value-type="float" office:value="76.3977373727146" calcext:value-type="float">
            <text:p>76,3977373727146</text:p>
          </table:table-cell>
          <table:table-cell table:formula="of:=[.F121]^2/[.F95]" office:value-type="float" office:value="36.6908734741457" calcext:value-type="float">
            <text:p>36,6908734741457</text:p>
          </table:table-cell>
          <table:table-cell table:formula="of:=[.G121]^2/[.G95]" office:value-type="float" office:value="64.2638276261264" calcext:value-type="float">
            <text:p>64,2638276261264</text:p>
          </table:table-cell>
          <table:table-cell table:formula="of:=SUM([.B145:.G145])" office:value-type="float" office:value="263.01396274761" calcext:value-type="float">
            <text:p>263,01396274761</text:p>
          </table:table-cell>
          <table:table-cell table:style-name="ce7" table:formula="of:=[.H145]/[.$H$150]" office:value-type="percentage" office:value="0.035926029297679" calcext:value-type="percentage">
            <text:p>4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3</text:p>
          </table:table-cell>
          <table:table-cell table:formula="of:=[.B122]^2/[.B96]" office:value-type="float" office:value="27.6051660761001" calcext:value-type="float">
            <text:p>27,6051660761001</text:p>
          </table:table-cell>
          <table:table-cell table:formula="of:=[.C122]^2/[.C96]" office:value-type="float" office:value="700.929718645801" calcext:value-type="float">
            <text:p>700,929718645801</text:p>
          </table:table-cell>
          <table:table-cell table:formula="of:=[.D122]^2/[.D96]" office:value-type="float" office:value="60.0934590053138" calcext:value-type="float">
            <text:p>60,0934590053138</text:p>
          </table:table-cell>
          <table:table-cell table:formula="of:=[.E122]^2/[.E96]" office:value-type="float" office:value="5.02297995867402" calcext:value-type="float">
            <text:p>5,02297995867402</text:p>
          </table:table-cell>
          <table:table-cell table:formula="of:=[.F122]^2/[.F96]" office:value-type="float" office:value="6.99015132167846" calcext:value-type="float">
            <text:p>6,99015132167846</text:p>
          </table:table-cell>
          <table:table-cell table:formula="of:=[.G122]^2/[.G96]" office:value-type="float" office:value="79.6869815918583" calcext:value-type="float">
            <text:p>79,6869815918583</text:p>
          </table:table-cell>
          <table:table-cell table:formula="of:=SUM([.B146:.G146])" office:value-type="float" office:value="880.328456599426" calcext:value-type="float">
            <text:p>880,328456599426</text:p>
          </table:table-cell>
          <table:table-cell table:style-name="ce7" table:formula="of:=[.H146]/[.$H$150]" office:value-type="percentage" office:value="0.120247250727601" calcext:value-type="percentage">
            <text:p>12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02</text:p>
          </table:table-cell>
          <table:table-cell table:formula="of:=[.B123]^2/[.B97]" office:value-type="float" office:value="19.6724791697866" calcext:value-type="float">
            <text:p>19,6724791697866</text:p>
          </table:table-cell>
          <table:table-cell table:formula="of:=[.C123]^2/[.C97]" office:value-type="float" office:value="1.63642190497997" calcext:value-type="float">
            <text:p>1,63642190497997</text:p>
          </table:table-cell>
          <table:table-cell table:formula="of:=[.D123]^2/[.D97]" office:value-type="float" office:value="9.50709858440702" calcext:value-type="float">
            <text:p>9,50709858440702</text:p>
          </table:table-cell>
          <table:table-cell table:formula="of:=[.E123]^2/[.E97]" office:value-type="float" office:value="137.801167668981" calcext:value-type="float">
            <text:p>137,801167668981</text:p>
          </table:table-cell>
          <table:table-cell table:formula="of:=[.F123]^2/[.F97]" office:value-type="float" office:value="640.175896128547" calcext:value-type="float">
            <text:p>640,175896128547</text:p>
          </table:table-cell>
          <table:table-cell table:formula="of:=[.G123]^2/[.G97]" office:value-type="float" office:value="1.4538352154508" calcext:value-type="float">
            <text:p>1,4538352154508</text:p>
          </table:table-cell>
          <table:table-cell table:formula="of:=SUM([.B147:.G147])" office:value-type="float" office:value="810.246898672153" calcext:value-type="float">
            <text:p>810,246898672153</text:p>
          </table:table-cell>
          <table:table-cell table:style-name="ce7" table:formula="of:=[.H147]/[.$H$150]" office:value-type="percentage" office:value="0.110674557030961" calcext:value-type="percentage">
            <text:p>11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4</text:p>
          </table:table-cell>
          <table:table-cell table:formula="of:=[.B124]^2/[.B98]" office:value-type="float" office:value="14.5635402965217" calcext:value-type="float">
            <text:p>14,5635402965217</text:p>
          </table:table-cell>
          <table:table-cell table:formula="of:=[.C124]^2/[.C98]" office:value-type="float" office:value="0.0466872187253243" calcext:value-type="float">
            <text:p>0,0466872187253243</text:p>
          </table:table-cell>
          <table:table-cell table:formula="of:=[.D124]^2/[.D98]" office:value-type="float" office:value="26.7639493473477" calcext:value-type="float">
            <text:p>26,7639493473477</text:p>
          </table:table-cell>
          <table:table-cell table:formula="of:=[.E124]^2/[.E98]" office:value-type="float" office:value="37.0202624318255" calcext:value-type="float">
            <text:p>37,0202624318255</text:p>
          </table:table-cell>
          <table:table-cell table:formula="of:=[.F124]^2/[.F98]" office:value-type="float" office:value="6.75177000914806" calcext:value-type="float">
            <text:p>6,75177000914806</text:p>
          </table:table-cell>
          <table:table-cell table:formula="of:=[.G124]^2/[.G98]" office:value-type="float" office:value="64.6053558272311" calcext:value-type="float">
            <text:p>64,6053558272311</text:p>
          </table:table-cell>
          <table:table-cell table:formula="of:=SUM([.B148:.G148])" office:value-type="float" office:value="149.751565130799" calcext:value-type="float">
            <text:p>149,751565130799</text:p>
          </table:table-cell>
          <table:table-cell table:style-name="ce7" table:formula="of:=[.H148]/[.$H$150]" office:value-type="percentage" office:value="0.0204551083906716" calcext:value-type="percentage">
            <text:p>2 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</text:p>
          </table:table-cell>
          <table:table-cell table:formula="of:=[.B125]^2/[.B99]" office:value-type="float" office:value="64.9589406616202" calcext:value-type="float">
            <text:p>64,9589406616202</text:p>
          </table:table-cell>
          <table:table-cell table:formula="of:=[.C125]^2/[.C99]" office:value-type="float" office:value="55.4394603947873" calcext:value-type="float">
            <text:p>55,4394603947873</text:p>
          </table:table-cell>
          <table:table-cell table:formula="of:=[.D125]^2/[.D99]" office:value-type="float" office:value="162.192940530025" calcext:value-type="float">
            <text:p>162,192940530025</text:p>
          </table:table-cell>
          <table:table-cell table:formula="of:=[.E125]^2/[.E99]" office:value-type="float" office:value="6.15580471284322" calcext:value-type="float">
            <text:p>6,15580471284322</text:p>
          </table:table-cell>
          <table:table-cell table:formula="of:=[.F125]^2/[.F99]" office:value-type="float" office:value="813.857317844175" calcext:value-type="float">
            <text:p>813,857317844175</text:p>
          </table:table-cell>
          <table:table-cell table:formula="of:=[.G125]^2/[.G99]" office:value-type="float" office:value="30.1023122288942" calcext:value-type="float">
            <text:p>30,1023122288942</text:p>
          </table:table-cell>
          <table:table-cell table:formula="of:=SUM([.B149:.G149])" office:value-type="float" office:value="1132.70677637235" calcext:value-type="float">
            <text:p>1132,70677637235</text:p>
          </table:table-cell>
          <table:table-cell table:style-name="ce7" table:formula="of:=[.H149]/[.$H$150]" office:value-type="percentage" office:value="0.154720519049715" calcext:value-type="percentage">
            <text:p>15 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6"/>
          <table:table-cell table:formula="of:=SUM([.H128:.H149])" office:value-type="float" office:value="7320.98614540184" calcext:value-type="float">
            <text:p>7320,98614540184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IRIS</text:p>
          </table:table-cell>
          <table:table-cell office:value-type="string" calcext:value-type="string">
            <text:p>KHI2 PARTIE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8</text:p>
          </table:table-cell>
          <table:table-cell table:style-name="ce7" office:value-type="percentage" office:value="0.00151726467167457" calcext:value-type="percentage">
            <text:p>0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2</text:p>
          </table:table-cell>
          <table:table-cell table:style-name="ce7" office:value-type="percentage" office:value="0.0413007379025452" calcext:value-type="percentage">
            <text:p>4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1</text:p>
          </table:table-cell>
          <table:table-cell table:style-name="ce7" office:value-type="percentage" office:value="0.035852310226989" calcext:value-type="percentage">
            <text:p>4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7</text:p>
          </table:table-cell>
          <table:table-cell table:style-name="ce7" office:value-type="percentage" office:value="0.0296184582790221" calcext:value-type="percentage">
            <text:p>3 %</text:p>
          </table:table-cell>
          <table:table-cell table:number-columns-repeated="2"/>
          <table:table-cell office:value-type="string" calcext:value-type="string">
            <text:p>classe</text:p>
          </table:table-cell>
          <table:table-cell office:value-type="string" calcext:value-type="string">
            <text:p>effecti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01</text:p>
          </table:table-cell>
          <table:table-cell table:style-name="ce7" office:value-type="percentage" office:value="0.0242779120825599" calcext:value-type="percentage">
            <text:p>2 %</text:p>
          </table:table-cell>
          <table:table-cell table:number-columns-repeated="2"/>
          <table:table-cell table:style-name="ce8" office:value-type="percentage" office:value="0.04" calcext:value-type="percentage">
            <text:p>4,00 %</text:p>
          </table:table-cell>
          <table:table-cell table:number-matrix-columns-spanned="1" table:number-matrix-rows-spanned="4" table:formula="of:=FREQUENCY([.B$152:.B$173];[.E$156:.E$159]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3</text:p>
          </table:table-cell>
          <table:table-cell table:style-name="ce7" office:value-type="percentage" office:value="0.0569002293524261" calcext:value-type="percentage">
            <text:p>6 %</text:p>
          </table:table-cell>
          <table:table-cell table:number-columns-repeated="2"/>
          <table:table-cell table:style-name="ce8" office:value-type="percentage" office:value="0.08" calcext:value-type="percentage">
            <text:p>8,00 %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4</text:p>
          </table:table-cell>
          <table:table-cell table:style-name="ce7" office:value-type="percentage" office:value="0.0231852986842557" calcext:value-type="percentage">
            <text:p>2 %</text:p>
          </table:table-cell>
          <table:table-cell table:number-columns-repeated="2"/>
          <table:table-cell table:style-name="ce8" office:value-type="percentage" office:value="0.12" calcext:value-type="percentage">
            <text:p>12,00 %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02</text:p>
          </table:table-cell>
          <table:table-cell table:style-name="ce7" office:value-type="percentage" office:value="0.0407283302580158" calcext:value-type="percentage">
            <text:p>4 %</text:p>
          </table:table-cell>
          <table:table-cell table:number-columns-repeated="2"/>
          <table:table-cell table:style-name="ce8" office:value-type="percentage" office:value="0.16" calcext:value-type="percentage">
            <text:p>16,00 %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05</text:p>
          </table:table-cell>
          <table:table-cell table:style-name="ce7" office:value-type="percentage" office:value="0.0174396538372175" calcext:value-type="percentage">
            <text:p>2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6</text:p>
          </table:table-cell>
          <table:table-cell table:style-name="ce7" office:value-type="percentage" office:value="0.0120625882753655" calcext:value-type="percentage">
            <text:p>1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5</text:p>
          </table:table-cell>
          <table:table-cell table:style-name="ce7" office:value-type="percentage" office:value="0.104265708945976" calcext:value-type="percentage">
            <text:p>10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3</text:p>
          </table:table-cell>
          <table:table-cell table:style-name="ce7" office:value-type="percentage" office:value="0.0169726804781758" calcext:value-type="percentage">
            <text:p>2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</text:p>
          </table:table-cell>
          <table:table-cell table:style-name="ce7" office:value-type="percentage" office:value="0.0249664939806906" calcext:value-type="percentage">
            <text:p>2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4</text:p>
          </table:table-cell>
          <table:table-cell table:style-name="ce7" office:value-type="percentage" office:value="0.0291216931854946" calcext:value-type="percentage">
            <text:p>3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5</text:p>
          </table:table-cell>
          <table:table-cell table:style-name="ce7" office:value-type="percentage" office:value="0.0352577090331355" calcext:value-type="percentage">
            <text:p>4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3</text:p>
          </table:table-cell>
          <table:table-cell table:style-name="ce7" office:value-type="percentage" office:value="0.0354268116298689" calcext:value-type="percentage">
            <text:p>4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1</text:p>
          </table:table-cell>
          <table:table-cell table:style-name="ce7" office:value-type="percentage" office:value="0.0290826546799592" calcext:value-type="percentage">
            <text:p>3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4</text:p>
          </table:table-cell>
          <table:table-cell table:style-name="ce7" office:value-type="percentage" office:value="0.035926029297679" calcext:value-type="percentage">
            <text:p>4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3</text:p>
          </table:table-cell>
          <table:table-cell table:style-name="ce7" office:value-type="percentage" office:value="0.120247250727601" calcext:value-type="percentage">
            <text:p>12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2</text:p>
          </table:table-cell>
          <table:table-cell table:style-name="ce7" office:value-type="percentage" office:value="0.110674557030961" calcext:value-type="percentage">
            <text:p>11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4</text:p>
          </table:table-cell>
          <table:table-cell table:style-name="ce7" office:value-type="percentage" office:value="0.0204551083906716" calcext:value-type="percentage">
            <text:p>2 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2</text:p>
          </table:table-cell>
          <table:table-cell table:style-name="ce7" office:value-type="percentage" office:value="0.154720519049715" calcext:value-type="percentage">
            <text:p>15 %</text:p>
          </table:table-cell>
          <table:table-cell table:number-columns-repeated="18"/>
        </table:table-row>
        <calcext:conditional-formats>
          <calcext:conditional-format calcext:target-range-address="Feuille3.B104:Feuille3.G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93_lgtEXAMEN.A1:93_lgtEXAMEN.U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Feuille3.A103:Feuille3.G125" table:display-filter-buttons="true">
          <table:filter>
            <table:filter-and>
              <table:filter-condition table:value="202" table:operator="=" table:field-number="0">
                <table:filter-set-item table:value="202"/>
                <table:filter-set-item table:value="20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percentage-style style:name="N126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21:48:13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22:04:04.753000000</dc:date>
    <meta:editing-duration>PT1H47M42S</meta:editing-duration>
    <meta:editing-cycles>2</meta:editing-cycles>
    <meta:generator>LibreOffice/7.6.0.3$Windows_X86_64 LibreOffice_project/69edd8b8ebc41d00b4de3915dc82f8f0fc3b6265</meta:generator>
    <meta:document-statistic meta:table-count="3" meta:cell-count="260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54cm" svg:y="0.316cm" chart:style-name="ch2">
          <text:p>Distribution du nombre de logements sur Bondy </text:p>
        </chart:title>
        <chart:plot-area chart:style-name="ch3" table:cell-range-address="Feuille3.C29:Feuille3.D35" chart:data-source-has-labels="both" svg:x="1.331cm" svg:y="1.275cm" svg:width="14.349cm" svg:height="6.564cm">
          <chart:coordinate-region svg:x="1.952cm" svg:y="1.474cm" svg:width="13.728cm" svg:height="5.718cm"/>
          <chart:axis chart:dimension="x" chart:name="primary-x" chart:style-name="ch4" chartooo:axis-type="auto">
            <chartooo:date-scale/>
            <chart:title svg:x="7.244cm" svg:y="8.019cm" chart:style-name="ch5">
              <text:p>nb de logements</text:p>
            </chart:title>
            <chart:categories table:cell-range-address="Feuille3.C30:Feuille3.C35"/>
          </chart:axis>
          <chart:axis chart:dimension="y" chart:name="primary-y" chart:style-name="ch6">
            <chart:title svg:x="0.451cm" svg:y="5.17cm" chart:style-name="ch7">
              <text:p>nb d'Iris</text:p>
            </chart:title>
            <chart:grid chart:style-name="ch8" chart:class="major"/>
          </chart:axis>
          <chart:series chart:style-name="ch9" chart:values-cell-range-address="Feuille3.D30:Feuille3.D35" chart:label-cell-address="Feuille3.D29:Feuille3.D2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Feuille3.D29:Feuille3.D29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euille3.C30:Feuille3.C35</svg:desc>
                </draw:g>
              </table:table-cell>
              <table:table-cell office:value-type="float" office:value="1">
                <text:p>1</text:p>
                <draw:g>
                  <svg:desc>Feuille3.D30:Feuille3.D35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4.433cm" svg:height="21.676cm" xlink:href=".." xlink:type="simple" chart:class="chart:bar" chart:style-name="ch1">
        <chart:title svg:x="12.913cm" svg:y="0.569cm" chart:style-name="ch2">
          <text:p>Ecart entre les effectifs théoriques et réels</text:p>
        </chart:title>
        <chart:subtitle svg:x="14.579cm" svg:y="1.781cm" chart:style-name="ch3">
          <text:p>Ancienneté logement par IRIS</text:p>
        </chart:subtitle>
        <chart:legend chart:legend-position="end" svg:x="31.138cm" svg:y="9.294cm" style:legend-expansion="high" chart:style-name="ch4"/>
        <chart:plot-area chart:style-name="ch5" table:cell-range-address="Feuille3.A104:Feuille3.G125 Feuille3.B103:Feuille3.G103" chart:data-source-has-labels="both" svg:x="1.963cm" svg:y="3.7cm" svg:width="28.154cm" svg:height="15.742cm">
          <chart:coordinate-region svg:x="2.294cm" svg:y="3.7cm" svg:width="27.543cm" svg:height="15.095cm"/>
          <chart:axis chart:dimension="x" chart:name="primary-x" chart:style-name="ch6" chartooo:axis-type="auto">
            <chartooo:date-scale/>
            <chart:title svg:x="0.715cm" svg:y="11.933cm" chart:style-name="ch7">
              <text:p>IRIS</text:p>
            </chart:title>
            <chart:categories table:cell-range-address="Feuille3.A104:Feuille3.A125"/>
          </chart:axis>
          <chart:axis chart:dimension="y" chart:name="primary-y" chart:style-name="ch8">
            <chart:title svg:x="14.382cm" svg:y="19.875cm" chart:style-name="ch9">
              <text:p>écart (théorique - réel)</text:p>
            </chart:title>
            <chart:grid chart:style-name="ch10" chart:class="major"/>
          </chart:axis>
          <chart:series chart:style-name="ch11" chart:values-cell-range-address="Feuille3.B104:Feuille3.B125" chart:label-cell-address="Feuille3.B103:Feuille3.B103" chart:class="chart:bar">
            <chart:data-point chart:repeated="2"/>
          </chart:series>
          <chart:series chart:style-name="ch12" chart:values-cell-range-address="Feuille3.C104:Feuille3.C125" chart:label-cell-address="Feuille3.C103:Feuille3.C103" chart:class="chart:bar">
            <chart:data-point chart:repeated="2"/>
          </chart:series>
          <chart:series chart:style-name="ch13" chart:values-cell-range-address="Feuille3.D104:Feuille3.D125" chart:label-cell-address="Feuille3.D103:Feuille3.D103" chart:class="chart:bar">
            <chart:data-point chart:repeated="2"/>
          </chart:series>
          <chart:series chart:style-name="ch14" chart:values-cell-range-address="Feuille3.E104:Feuille3.E125" chart:label-cell-address="Feuille3.E103:Feuille3.E103" chart:class="chart:bar">
            <chart:data-point chart:repeated="2"/>
          </chart:series>
          <chart:series chart:style-name="ch15" chart:values-cell-range-address="Feuille3.F104:Feuille3.F125" chart:label-cell-address="Feuille3.F103:Feuille3.F103" chart:class="chart:bar">
            <chart:data-point chart:repeated="2"/>
          </chart:series>
          <chart:series chart:style-name="ch16" chart:values-cell-range-address="Feuille3.G104:Feuille3.G125" chart:label-cell-address="Feuille3.G103:Feuille3.G103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9_RP_ACH19</text:p>
                <draw:g>
                  <svg:desc>Feuille3.B103:Feuille3.B103</svg:desc>
                </draw:g>
              </table:table-cell>
              <table:table-cell office:value-type="string">
                <text:p>P19_RP_ACH45</text:p>
                <draw:g>
                  <svg:desc>Feuille3.C103:Feuille3.C103</svg:desc>
                </draw:g>
              </table:table-cell>
              <table:table-cell office:value-type="string">
                <text:p>P19_RP_ACH70</text:p>
                <draw:g>
                  <svg:desc>Feuille3.D103:Feuille3.D103</svg:desc>
                </draw:g>
              </table:table-cell>
              <table:table-cell office:value-type="string">
                <text:p>P19_RP_ACH90</text:p>
                <draw:g>
                  <svg:desc>Feuille3.E103:Feuille3.E103</svg:desc>
                </draw:g>
              </table:table-cell>
              <table:table-cell office:value-type="string">
                <text:p>P19_RP_ACH05</text:p>
                <draw:g>
                  <svg:desc>Feuille3.F103:Feuille3.F103</svg:desc>
                </draw:g>
              </table:table-cell>
              <table:table-cell office:value-type="string">
                <text:p>P19_RP_ACH15</text:p>
                <draw:g>
                  <svg:desc>Feuille3.G103:Feuille3.G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3</text:p>
                <draw:g>
                  <svg:desc>Feuille3.A104:Feuille3.A125</svg:desc>
                </draw:g>
              </table:table-cell>
              <table:table-cell office:value-type="float" office:value="-27.9392637481475">
                <text:p>-27.9392637481475</text:p>
                <draw:g>
                  <svg:desc>Feuille3.B104:Feuille3.B125</svg:desc>
                </draw:g>
              </table:table-cell>
              <table:table-cell office:value-type="float" office:value="-303.429918249564">
                <text:p>-303.429918249564</text:p>
                <draw:g>
                  <svg:desc>Feuille3.C104:Feuille3.C125</svg:desc>
                </draw:g>
              </table:table-cell>
              <table:table-cell office:value-type="float" office:value="178.585293097286">
                <text:p>178.585293097286</text:p>
                <draw:g>
                  <svg:desc>Feuille3.D104:Feuille3.D125</svg:desc>
                </draw:g>
              </table:table-cell>
              <table:table-cell office:value-type="float" office:value="35.9026161204651">
                <text:p>35.9026161204651</text:p>
                <draw:g>
                  <svg:desc>Feuille3.E104:Feuille3.E125</svg:desc>
                </draw:g>
              </table:table-cell>
              <table:table-cell office:value-type="float" office:value="32.2635310501408">
                <text:p>32.2635310501408</text:p>
                <draw:g>
                  <svg:desc>Feuille3.F104:Feuille3.F125</svg:desc>
                </draw:g>
              </table:table-cell>
              <table:table-cell office:value-type="float" office:value="84.6177417298199">
                <text:p>84.6177417298199</text:p>
                <draw:g>
                  <svg:desc>Feuille3.G104:Feuille3.G125</svg:desc>
                </draw:g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0.9997825286502">
                <text:p>-50.9997825286502</text:p>
              </table:table-cell>
              <table:table-cell office:value-type="float" office:value="101.545280193838">
                <text:p>101.545280193838</text:p>
              </table:table-cell>
              <table:table-cell office:value-type="float" office:value="349.121942360866">
                <text:p>349.121942360866</text:p>
              </table:table-cell>
              <table:table-cell office:value-type="float" office:value="-47.2951787996328">
                <text:p>-47.2951787996328</text:p>
              </table:table-cell>
              <table:table-cell office:value-type="float" office:value="-414.258879570143">
                <text:p>-414.258879570143</text:p>
              </table:table-cell>
              <table:table-cell office:value-type="float" office:value="61.8866183437231">
                <text:p>61.8866183437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Distribution des khi2 partiels</text:p>
        </chart:title>
        <chart:subtitle svg:x="5.046cm" svg:y="1.275cm" chart:style-name="ch3">
          <text:p>ancienneté des logements par iris</text:p>
        </chart:subtitle>
        <chart:plot-area chart:style-name="ch4" table:cell-range-address="Feuille3.E156:Feuille3.F159 Feuille3.F155:Feuille3.F155" chart:data-source-has-labels="both" svg:x="1.331cm" svg:y="2.138cm" svg:width="14.349cm" svg:height="5.701cm">
          <chart:coordinate-region svg:x="1.952cm" svg:y="2.337cm" svg:width="13.728cm" svg:height="4.855cm"/>
          <chart:axis chart:dimension="x" chart:name="primary-x" chart:style-name="ch5" chartooo:axis-type="auto">
            <chartooo:date-scale/>
            <chart:title svg:x="6.741cm" svg:y="8.019cm" chart:style-name="ch6">
              <text:p>contribution au khi2 (%)</text:p>
            </chart:title>
            <chart:categories table:cell-range-address="Feuille3.E156:Feuille3.E159"/>
          </chart:axis>
          <chart:axis chart:dimension="y" chart:name="primary-y" chart:style-name="ch7">
            <chart:title svg:x="0.451cm" svg:y="5.693cm" chart:style-name="ch8">
              <text:p>nb d'IRIS</text:p>
            </chart:title>
            <chart:grid chart:style-name="ch9" chart:class="major"/>
          </chart:axis>
          <chart:series chart:style-name="ch10" chart:values-cell-range-address="Feuille3.F156:Feuille3.F159" chart:label-cell-address="Feuille3.F155:Feuille3.F15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Feuille3.F155:Feuille3.F155</svg:desc>
                </draw:g>
              </table:table-cell>
            </table:table-row>
          </table:table-header-rows>
          <table:table-rows>
            <table:table-row>
              <table:table-cell office:value-type="float" office:value="0.04">
                <text:p>0.04</text:p>
                <draw:g>
                  <svg:desc>Feuille3.E156:Feuille3.E159</svg:desc>
                </draw:g>
              </table:table-cell>
              <table:table-cell office:value-type="float" office:value="15">
                <text:p>15</text:p>
                <draw:g>
                  <svg:desc>Feuille3.F156:Feuille3.F159</svg:desc>
                </draw:g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157cm" svg:height="13.876cm" xlink:href=".." xlink:type="simple" chart:class="chart:scatter" chart:style-name="ch1">
        <chart:title svg:x="10.738cm" svg:y="0.413cm" chart:style-name="ch2">
          <text:p>résidences secondaires et lgt vacants</text:p>
        </chart:title>
        <chart:plot-area chart:style-name="ch3" table:cell-range-address="Feuille3.D2:Feuille3.E23" svg:x="1.594cm" svg:y="1.469cm" svg:width="26.98cm" svg:height="11.149cm">
          <chart:coordinate-region svg:x="2.401cm" svg:y="1.668cm" svg:width="25.986cm" svg:height="10.303cm"/>
          <chart:axis chart:dimension="x" chart:name="primary-x" chart:style-name="ch4">
            <chart:title svg:x="13.307cm" svg:y="12.895cm" chart:style-name="ch5">
              <text:p>résidences secondaires</text:p>
            </chart:title>
          </chart:axis>
          <chart:axis chart:dimension="y" chart:name="primary-y" chart:style-name="ch6">
            <chart:title svg:x="0.451cm" svg:y="8.45cm" chart:style-name="ch7">
              <text:p>logements vacants</text:p>
            </chart:title>
            <chart:grid chart:style-name="ch8" chart:class="major"/>
          </chart:axis>
          <chart:series chart:style-name="ch9" chart:values-cell-range-address="Feuille3.E2:Feuille3.E23" chart:class="chart:scatter">
            <chart:domain table:cell-range-address="Feuille3.D2:Feuille3.D23"/>
            <chart:regression-curve chart:style-name="ch10"/>
            <chart:data-point chart:repeated="16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3.D2:Feuille3.D23</svg:desc>
                </draw:g>
              </table:table-cell>
              <table:table-cell office:value-type="float" office:value="0">
                <text:p>0</text:p>
                <draw:g>
                  <svg:desc>Feuille3.E2:Feuille3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.075582834026">
                <text:p>25.075582834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3506027791876">
                <text:p>3.53506027791876</text:p>
              </table:table-cell>
              <table:table-cell office:value-type="float" office:value="24.4288199084029">
                <text:p>24.4288199084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.9650056226966">
                <text:p>36.9650056226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3350607732309">
                <text:p>9.83350607732309</text:p>
              </table:table-cell>
              <table:table-cell office:value-type="float" office:value="21.6092391793477">
                <text:p>21.6092391793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7465646951837">
                <text:p>2.87465646951837</text:p>
              </table:table-cell>
              <table:table-cell office:value-type="float" office:value="21.5422183039276">
                <text:p>21.5422183039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425016050877">
                <text:p>3.98425016050877</text:p>
              </table:table-cell>
              <table:table-cell office:value-type="float" office:value="26.5311472632314">
                <text:p>26.5311472632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0244475741115">
                <text:p>7.40244475741115</text:p>
              </table:table-cell>
              <table:table-cell office:value-type="float" office:value="59.0584002821345">
                <text:p>59.0584002821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927017318061">
                <text:p>13.0927017318061</text:p>
              </table:table-cell>
              <table:table-cell office:value-type="float" office:value="60.2576330099883">
                <text:p>60.2576330099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9254520049372">
                <text:p>4.19254520049372</text:p>
              </table:table-cell>
              <table:table-cell office:value-type="float" office:value="33.7218858230275">
                <text:p>33.7218858230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7301991517165">
                <text:p>10.7301991517165</text:p>
              </table:table-cell>
              <table:table-cell office:value-type="float" office:value="59.9298672296402">
                <text:p>59.9298672296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552304057198">
                <text:p>6.1552304057198</text:p>
              </table:table-cell>
              <table:table-cell office:value-type="float" office:value="40.0668210151313">
                <text:p>40.0668210151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038352637234">
                <text:p>10.6038352637234</text:p>
              </table:table-cell>
              <table:table-cell office:value-type="float" office:value="57.991169996764">
                <text:p>57.991169996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3903827089605">
                <text:p>6.13903827089605</text:p>
              </table:table-cell>
              <table:table-cell office:value-type="float" office:value="54.8474013382452">
                <text:p>54.8474013382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164096334326">
                <text:p>13.2164096334326</text:p>
              </table:table-cell>
              <table:table-cell office:value-type="float" office:value="71.301429575137">
                <text:p>71.301429575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8068759940064">
                <text:p>7.38068759940064</text:p>
              </table:table-cell>
              <table:table-cell office:value-type="float" office:value="68.6040216346113">
                <text:p>68.6040216346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9987506503434">
                <text:p>5.69987506503434</text:p>
              </table:table-cell>
              <table:table-cell office:value-type="float" office:value="57.3869822853114">
                <text:p>57.3869822853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3630789180207">
                <text:p>8.83630789180207</text:p>
              </table:table-cell>
              <table:table-cell office:value-type="float" office:value="83.2174619123762">
                <text:p>83.2174619123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4767840578926">
                <text:p>8.84767840578926</text:p>
              </table:table-cell>
              <table:table-cell office:value-type="float" office:value="111.900396998389">
                <text:p>111.900396998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992545366623">
                <text:p>11.7992545366623</text:p>
              </table:table-cell>
              <table:table-cell office:value-type="float" office:value="65.3692940261051">
                <text:p>65.3692940261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2618172371518">
                <text:p>2.22618172371518</text:p>
              </table:table-cell>
              <table:table-cell office:value-type="float" office:value="106.878549596555">
                <text:p>106.878549596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721209183902">
                <text:p>9.3721209183902</text:p>
              </table:table-cell>
              <table:table-cell office:value-type="float" office:value="115.338084356097">
                <text:p>115.338084356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